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Verdana2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52cm" table:align="margins" style:may-break-between-rows="false"/>
    </style:style>
    <style:style style:name="Table1.A" style:family="table-column">
      <style:table-column-properties style:column-width="1.794cm" style:rel-column-width="13803*"/>
    </style:style>
    <style:style style:name="Table1.B" style:family="table-column">
      <style:table-column-properties style:column-width="4.443cm" style:rel-column-width="34178*"/>
    </style:style>
    <style:style style:name="Table1.C" style:family="table-column">
      <style:table-column-properties style:column-width="2.282cm" style:rel-column-width="17554*"/>
    </style:style>
    <style:style style:name="Table1.1" style:family="table-row">
      <style:table-row-properties style:min-row-height="0.803cm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1.997cm"/>
    </style:style>
    <style:style style:name="Table1.A2" style:family="table-cell">
      <style:table-cell-properties fo:padding="0cm" fo:border="none"/>
    </style:style>
    <style:style style:name="Table1.3" style:family="table-row">
      <style:table-row-properties style:min-row-height="0.609cm"/>
    </style:style>
    <style:style style:name="Table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" style:family="table">
      <style:table-properties style:width="8.52cm" table:align="margins" style:may-break-between-rows="false"/>
    </style:style>
    <style:style style:name="Table2.A" style:family="table-column">
      <style:table-column-properties style:column-width="1.794cm" style:rel-column-width="13803*"/>
    </style:style>
    <style:style style:name="Table2.B" style:family="table-column">
      <style:table-column-properties style:column-width="4.443cm" style:rel-column-width="34178*"/>
    </style:style>
    <style:style style:name="Table2.C" style:family="table-column">
      <style:table-column-properties style:column-width="2.282cm" style:rel-column-width="17554*"/>
    </style:style>
    <style:style style:name="Table2.1" style:family="table-row">
      <style:table-row-properties style:min-row-height="0.803cm"/>
    </style:style>
    <style:style style:name="Table2.A1" style:family="table-cell">
      <style:table-cell-properties style:vertical-align="bottom" fo:padding="0cm" fo:border="none"/>
    </style:style>
    <style:style style:name="Table2.2" style:family="table-row">
      <style:table-row-properties style:min-row-height="1.997cm"/>
    </style:style>
    <style:style style:name="Table2.A2" style:family="table-cell">
      <style:table-cell-properties fo:padding="0cm" fo:border="none"/>
    </style:style>
    <style:style style:name="Table2.3" style:family="table-row">
      <style:table-row-properties style:min-row-height="0.609cm"/>
    </style:style>
    <style:style style:name="Table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8.52cm" table:align="margins" style:may-break-between-rows="false"/>
    </style:style>
    <style:style style:name="Table3.A" style:family="table-column">
      <style:table-column-properties style:column-width="1.794cm" style:rel-column-width="13803*"/>
    </style:style>
    <style:style style:name="Table3.B" style:family="table-column">
      <style:table-column-properties style:column-width="4.443cm" style:rel-column-width="34178*"/>
    </style:style>
    <style:style style:name="Table3.C" style:family="table-column">
      <style:table-column-properties style:column-width="2.282cm" style:rel-column-width="17554*"/>
    </style:style>
    <style:style style:name="Table3.1" style:family="table-row">
      <style:table-row-properties style:min-row-height="0.803cm"/>
    </style:style>
    <style:style style:name="Table3.A1" style:family="table-cell">
      <style:table-cell-properties style:vertical-align="bottom" fo:padding="0cm" fo:border="none"/>
    </style:style>
    <style:style style:name="Table3.2" style:family="table-row">
      <style:table-row-properties style:min-row-height="1.563cm"/>
    </style:style>
    <style:style style:name="Table3.A2" style:family="table-cell">
      <style:table-cell-properties fo:padding="0cm" fo:border="none"/>
    </style:style>
    <style:style style:name="Table3.3" style:family="table-row">
      <style:table-row-properties style:min-row-height="0.926cm"/>
    </style:style>
    <style:style style:name="Table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" style:family="table">
      <style:table-properties style:width="8.52cm" table:align="margins" style:may-break-between-rows="false"/>
    </style:style>
    <style:style style:name="Table4.A" style:family="table-column">
      <style:table-column-properties style:column-width="1.794cm" style:rel-column-width="13803*"/>
    </style:style>
    <style:style style:name="Table4.B" style:family="table-column">
      <style:table-column-properties style:column-width="4.443cm" style:rel-column-width="34178*"/>
    </style:style>
    <style:style style:name="Table4.C" style:family="table-column">
      <style:table-column-properties style:column-width="2.282cm" style:rel-column-width="17554*"/>
    </style:style>
    <style:style style:name="Table4.1" style:family="table-row">
      <style:table-row-properties style:min-row-height="0.803cm"/>
    </style:style>
    <style:style style:name="Table4.A1" style:family="table-cell">
      <style:table-cell-properties style:vertical-align="bottom" fo:padding="0cm" fo:border="none"/>
    </style:style>
    <style:style style:name="Table4.2" style:family="table-row">
      <style:table-row-properties style:min-row-height="1.997cm"/>
    </style:style>
    <style:style style:name="Table4.A2" style:family="table-cell">
      <style:table-cell-properties fo:padding="0cm" fo:border="none"/>
    </style:style>
    <style:style style:name="Table4.3" style:family="table-row">
      <style:table-row-properties style:min-row-height="0.609cm"/>
    </style:style>
    <style:style style:name="Table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" style:family="table">
      <style:table-properties style:width="8.52cm" table:align="margins" style:may-break-between-rows="false"/>
    </style:style>
    <style:style style:name="Table5.A" style:family="table-column">
      <style:table-column-properties style:column-width="1.764cm" style:rel-column-width="13568*"/>
    </style:style>
    <style:style style:name="Table5.B" style:family="table-column">
      <style:table-column-properties style:column-width="4.473cm" style:rel-column-width="34409*"/>
    </style:style>
    <style:style style:name="Table5.C" style:family="table-column">
      <style:table-column-properties style:column-width="2.282cm" style:rel-column-width="17558*"/>
    </style:style>
    <style:style style:name="Table5.1" style:family="table-row">
      <style:table-row-properties style:min-row-height="0.803cm"/>
    </style:style>
    <style:style style:name="Table5.A1" style:family="table-cell">
      <style:table-cell-properties style:vertical-align="bottom" fo:padding="0cm" fo:border="none"/>
    </style:style>
    <style:style style:name="Table5.2" style:family="table-row">
      <style:table-row-properties style:min-row-height="1.997cm"/>
    </style:style>
    <style:style style:name="Table5.A2" style:family="table-cell">
      <style:table-cell-properties fo:padding="0cm" fo:border="none"/>
    </style:style>
    <style:style style:name="Table5.3" style:family="table-row">
      <style:table-row-properties style:min-row-height="0.609cm"/>
    </style:style>
    <style:style style:name="Table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" style:family="table">
      <style:table-properties style:width="8.52cm" table:align="margins" style:may-break-between-rows="false"/>
    </style:style>
    <style:style style:name="Table6.A" style:family="table-column">
      <style:table-column-properties style:column-width="1.764cm" style:rel-column-width="13568*"/>
    </style:style>
    <style:style style:name="Table6.B" style:family="table-column">
      <style:table-column-properties style:column-width="4.473cm" style:rel-column-width="34409*"/>
    </style:style>
    <style:style style:name="Table6.C" style:family="table-column">
      <style:table-column-properties style:column-width="2.282cm" style:rel-column-width="17558*"/>
    </style:style>
    <style:style style:name="Table6.1" style:family="table-row">
      <style:table-row-properties style:min-row-height="0.803cm"/>
    </style:style>
    <style:style style:name="Table6.A1" style:family="table-cell">
      <style:table-cell-properties style:vertical-align="bottom" fo:padding="0cm" fo:border="none"/>
    </style:style>
    <style:style style:name="Table6.2" style:family="table-row">
      <style:table-row-properties style:min-row-height="1.997cm"/>
    </style:style>
    <style:style style:name="Table6.A2" style:family="table-cell">
      <style:table-cell-properties fo:padding="0cm" fo:border="none"/>
    </style:style>
    <style:style style:name="Table6.3" style:family="table-row">
      <style:table-row-properties style:min-row-height="0.609cm"/>
    </style:style>
    <style:style style:name="Table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" style:family="table">
      <style:table-properties style:width="8.52cm" table:align="margins" style:may-break-between-rows="false"/>
    </style:style>
    <style:style style:name="Table7.A" style:family="table-column">
      <style:table-column-properties style:column-width="1.764cm" style:rel-column-width="13568*"/>
    </style:style>
    <style:style style:name="Table7.B" style:family="table-column">
      <style:table-column-properties style:column-width="4.473cm" style:rel-column-width="34409*"/>
    </style:style>
    <style:style style:name="Table7.C" style:family="table-column">
      <style:table-column-properties style:column-width="2.282cm" style:rel-column-width="17558*"/>
    </style:style>
    <style:style style:name="Table7.1" style:family="table-row">
      <style:table-row-properties style:min-row-height="0.803cm"/>
    </style:style>
    <style:style style:name="Table7.A1" style:family="table-cell">
      <style:table-cell-properties style:vertical-align="bottom" fo:padding="0cm" fo:border="none"/>
    </style:style>
    <style:style style:name="Table7.2" style:family="table-row">
      <style:table-row-properties style:min-row-height="1.997cm"/>
    </style:style>
    <style:style style:name="Table7.A2" style:family="table-cell">
      <style:table-cell-properties fo:padding="0cm" fo:border="none"/>
    </style:style>
    <style:style style:name="Table7.3" style:family="table-row">
      <style:table-row-properties style:min-row-height="0.609cm"/>
    </style:style>
    <style:style style:name="Table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" style:family="table">
      <style:table-properties style:width="8.52cm" table:align="margins" style:may-break-between-rows="false"/>
    </style:style>
    <style:style style:name="Table8.A" style:family="table-column">
      <style:table-column-properties style:column-width="1.764cm" style:rel-column-width="13568*"/>
    </style:style>
    <style:style style:name="Table8.B" style:family="table-column">
      <style:table-column-properties style:column-width="4.473cm" style:rel-column-width="34409*"/>
    </style:style>
    <style:style style:name="Table8.C" style:family="table-column">
      <style:table-column-properties style:column-width="2.282cm" style:rel-column-width="17558*"/>
    </style:style>
    <style:style style:name="Table8.1" style:family="table-row">
      <style:table-row-properties style:min-row-height="0.803cm"/>
    </style:style>
    <style:style style:name="Table8.A1" style:family="table-cell">
      <style:table-cell-properties style:vertical-align="bottom" fo:padding="0cm" fo:border="none"/>
    </style:style>
    <style:style style:name="Table8.2" style:family="table-row">
      <style:table-row-properties style:min-row-height="1.997cm"/>
    </style:style>
    <style:style style:name="Table8.A2" style:family="table-cell">
      <style:table-cell-properties fo:padding="0cm" fo:border="none"/>
    </style:style>
    <style:style style:name="Table8.3" style:family="table-row">
      <style:table-row-properties style:min-row-height="0.609cm"/>
    </style:style>
    <style:style style:name="Table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" style:family="table">
      <style:table-properties style:width="8.52cm" table:align="margins" style:may-break-between-rows="false"/>
    </style:style>
    <style:style style:name="Table9.A" style:family="table-column">
      <style:table-column-properties style:column-width="1.764cm" style:rel-column-width="13568*"/>
    </style:style>
    <style:style style:name="Table9.B" style:family="table-column">
      <style:table-column-properties style:column-width="4.473cm" style:rel-column-width="34409*"/>
    </style:style>
    <style:style style:name="Table9.C" style:family="table-column">
      <style:table-column-properties style:column-width="2.282cm" style:rel-column-width="17558*"/>
    </style:style>
    <style:style style:name="Table9.1" style:family="table-row">
      <style:table-row-properties style:min-row-height="0.803cm"/>
    </style:style>
    <style:style style:name="Table9.A1" style:family="table-cell">
      <style:table-cell-properties style:vertical-align="bottom" fo:padding="0cm" fo:border="none"/>
    </style:style>
    <style:style style:name="Table9.2" style:family="table-row">
      <style:table-row-properties style:min-row-height="1.997cm"/>
    </style:style>
    <style:style style:name="Table9.A2" style:family="table-cell">
      <style:table-cell-properties fo:padding="0cm" fo:border="none"/>
    </style:style>
    <style:style style:name="Table9.3" style:family="table-row">
      <style:table-row-properties style:min-row-height="0.609cm"/>
    </style:style>
    <style:style style:name="Table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" style:family="table">
      <style:table-properties style:width="8.52cm" table:align="margins" style:may-break-between-rows="false"/>
    </style:style>
    <style:style style:name="Table10.A" style:family="table-column">
      <style:table-column-properties style:column-width="1.764cm" style:rel-column-width="13568*"/>
    </style:style>
    <style:style style:name="Table10.B" style:family="table-column">
      <style:table-column-properties style:column-width="4.473cm" style:rel-column-width="34409*"/>
    </style:style>
    <style:style style:name="Table10.C" style:family="table-column">
      <style:table-column-properties style:column-width="2.282cm" style:rel-column-width="17558*"/>
    </style:style>
    <style:style style:name="Table10.1" style:family="table-row">
      <style:table-row-properties style:min-row-height="0.803cm"/>
    </style:style>
    <style:style style:name="Table10.A1" style:family="table-cell">
      <style:table-cell-properties style:vertical-align="bottom" fo:padding="0cm" fo:border="none"/>
    </style:style>
    <style:style style:name="Table10.2" style:family="table-row">
      <style:table-row-properties style:min-row-height="1.997cm"/>
    </style:style>
    <style:style style:name="Table10.A2" style:family="table-cell">
      <style:table-cell-properties fo:padding="0cm" fo:border="none"/>
    </style:style>
    <style:style style:name="Table10.3" style:family="table-row">
      <style:table-row-properties style:min-row-height="0.609cm"/>
    </style:style>
    <style:style style:name="Table1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" style:family="table">
      <style:table-properties style:width="8.52cm" table:align="margins" style:may-break-between-rows="false"/>
    </style:style>
    <style:style style:name="Table11.A" style:family="table-column">
      <style:table-column-properties style:column-width="1.764cm" style:rel-column-width="13568*"/>
    </style:style>
    <style:style style:name="Table11.B" style:family="table-column">
      <style:table-column-properties style:column-width="4.473cm" style:rel-column-width="34409*"/>
    </style:style>
    <style:style style:name="Table11.C" style:family="table-column">
      <style:table-column-properties style:column-width="2.282cm" style:rel-column-width="17558*"/>
    </style:style>
    <style:style style:name="Table11.1" style:family="table-row">
      <style:table-row-properties style:min-row-height="0.803cm"/>
    </style:style>
    <style:style style:name="Table11.A1" style:family="table-cell">
      <style:table-cell-properties style:vertical-align="bottom" fo:padding="0cm" fo:border="none"/>
    </style:style>
    <style:style style:name="Table11.2" style:family="table-row">
      <style:table-row-properties style:min-row-height="1.997cm"/>
    </style:style>
    <style:style style:name="Table11.A2" style:family="table-cell">
      <style:table-cell-properties fo:padding="0cm" fo:border="none"/>
    </style:style>
    <style:style style:name="Table11.3" style:family="table-row">
      <style:table-row-properties style:min-row-height="0.609cm"/>
    </style:style>
    <style:style style:name="Table1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" style:family="table">
      <style:table-properties style:width="8.52cm" table:align="margins" style:may-break-between-rows="false"/>
    </style:style>
    <style:style style:name="Table12.A" style:family="table-column">
      <style:table-column-properties style:column-width="1.764cm" style:rel-column-width="13568*"/>
    </style:style>
    <style:style style:name="Table12.B" style:family="table-column">
      <style:table-column-properties style:column-width="4.473cm" style:rel-column-width="34409*"/>
    </style:style>
    <style:style style:name="Table12.C" style:family="table-column">
      <style:table-column-properties style:column-width="2.282cm" style:rel-column-width="17558*"/>
    </style:style>
    <style:style style:name="Table12.1" style:family="table-row">
      <style:table-row-properties style:min-row-height="0.803cm"/>
    </style:style>
    <style:style style:name="Table12.A1" style:family="table-cell">
      <style:table-cell-properties style:vertical-align="bottom" fo:padding="0cm" fo:border="none"/>
    </style:style>
    <style:style style:name="Table12.2" style:family="table-row">
      <style:table-row-properties style:min-row-height="1.707cm"/>
    </style:style>
    <style:style style:name="Table12.A2" style:family="table-cell">
      <style:table-cell-properties fo:padding="0cm" fo:border="none"/>
    </style:style>
    <style:style style:name="Table12.3" style:family="table-row">
      <style:table-row-properties style:min-row-height="0.609cm"/>
    </style:style>
    <style:style style:name="Table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3" style:family="table">
      <style:table-properties style:width="8.52cm" table:align="margins" style:may-break-between-rows="false"/>
    </style:style>
    <style:style style:name="Table13.A" style:family="table-column">
      <style:table-column-properties style:column-width="1.764cm" style:rel-column-width="13568*"/>
    </style:style>
    <style:style style:name="Table13.B" style:family="table-column">
      <style:table-column-properties style:column-width="4.473cm" style:rel-column-width="34409*"/>
    </style:style>
    <style:style style:name="Table13.C" style:family="table-column">
      <style:table-column-properties style:column-width="2.282cm" style:rel-column-width="17558*"/>
    </style:style>
    <style:style style:name="Table13.1" style:family="table-row">
      <style:table-row-properties style:min-row-height="0.803cm"/>
    </style:style>
    <style:style style:name="Table13.A1" style:family="table-cell">
      <style:table-cell-properties style:vertical-align="bottom" fo:padding="0cm" fo:border="none"/>
    </style:style>
    <style:style style:name="Table13.2" style:family="table-row">
      <style:table-row-properties style:min-row-height="1.997cm"/>
    </style:style>
    <style:style style:name="Table13.A2" style:family="table-cell">
      <style:table-cell-properties fo:padding="0cm" fo:border="none"/>
    </style:style>
    <style:style style:name="Table13.3" style:family="table-row">
      <style:table-row-properties style:min-row-height="0.609cm"/>
    </style:style>
    <style:style style:name="Table1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" style:family="table">
      <style:table-properties style:width="8.52cm" table:align="margins" style:may-break-between-rows="false"/>
    </style:style>
    <style:style style:name="Table14.A" style:family="table-column">
      <style:table-column-properties style:column-width="1.764cm" style:rel-column-width="13568*"/>
    </style:style>
    <style:style style:name="Table14.B" style:family="table-column">
      <style:table-column-properties style:column-width="4.473cm" style:rel-column-width="34409*"/>
    </style:style>
    <style:style style:name="Table14.C" style:family="table-column">
      <style:table-column-properties style:column-width="2.282cm" style:rel-column-width="17558*"/>
    </style:style>
    <style:style style:name="Table14.1" style:family="table-row">
      <style:table-row-properties style:min-row-height="0.803cm"/>
    </style:style>
    <style:style style:name="Table14.A1" style:family="table-cell">
      <style:table-cell-properties style:vertical-align="bottom" fo:padding="0cm" fo:border="none"/>
    </style:style>
    <style:style style:name="Table14.2" style:family="table-row">
      <style:table-row-properties style:min-row-height="1.997cm"/>
    </style:style>
    <style:style style:name="Table14.A2" style:family="table-cell">
      <style:table-cell-properties fo:padding="0cm" fo:border="none"/>
    </style:style>
    <style:style style:name="Table14.3" style:family="table-row">
      <style:table-row-properties style:min-row-height="0.609cm"/>
    </style:style>
    <style:style style:name="Table1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" style:family="table">
      <style:table-properties style:width="8.52cm" table:align="margins" style:may-break-between-rows="false"/>
    </style:style>
    <style:style style:name="Table15.A" style:family="table-column">
      <style:table-column-properties style:column-width="1.764cm" style:rel-column-width="13568*"/>
    </style:style>
    <style:style style:name="Table15.B" style:family="table-column">
      <style:table-column-properties style:column-width="4.473cm" style:rel-column-width="34409*"/>
    </style:style>
    <style:style style:name="Table15.C" style:family="table-column">
      <style:table-column-properties style:column-width="2.282cm" style:rel-column-width="17558*"/>
    </style:style>
    <style:style style:name="Table15.1" style:family="table-row">
      <style:table-row-properties style:min-row-height="0.803cm"/>
    </style:style>
    <style:style style:name="Table15.A1" style:family="table-cell">
      <style:table-cell-properties style:vertical-align="bottom" fo:padding="0cm" fo:border="none"/>
    </style:style>
    <style:style style:name="Table15.2" style:family="table-row">
      <style:table-row-properties style:min-row-height="1.997cm"/>
    </style:style>
    <style:style style:name="Table15.A2" style:family="table-cell">
      <style:table-cell-properties fo:padding="0cm" fo:border="none"/>
    </style:style>
    <style:style style:name="Table15.3" style:family="table-row">
      <style:table-row-properties style:min-row-height="0.609cm"/>
    </style:style>
    <style:style style:name="Table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" style:family="table">
      <style:table-properties style:width="8.52cm" table:align="margins" style:may-break-between-rows="false"/>
    </style:style>
    <style:style style:name="Table16.A" style:family="table-column">
      <style:table-column-properties style:column-width="1.764cm" style:rel-column-width="13568*"/>
    </style:style>
    <style:style style:name="Table16.B" style:family="table-column">
      <style:table-column-properties style:column-width="4.473cm" style:rel-column-width="34409*"/>
    </style:style>
    <style:style style:name="Table16.C" style:family="table-column">
      <style:table-column-properties style:column-width="2.282cm" style:rel-column-width="17558*"/>
    </style:style>
    <style:style style:name="Table16.1" style:family="table-row">
      <style:table-row-properties style:min-row-height="0.803cm"/>
    </style:style>
    <style:style style:name="Table16.A1" style:family="table-cell">
      <style:table-cell-properties style:vertical-align="bottom" fo:padding="0cm" fo:border="none"/>
    </style:style>
    <style:style style:name="Table16.2" style:family="table-row">
      <style:table-row-properties style:min-row-height="1.997cm"/>
    </style:style>
    <style:style style:name="Table16.A2" style:family="table-cell">
      <style:table-cell-properties fo:padding="0cm" fo:border="none"/>
    </style:style>
    <style:style style:name="Table16.3" style:family="table-row">
      <style:table-row-properties style:min-row-height="0.609cm"/>
    </style:style>
    <style:style style:name="Table1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" style:family="table">
      <style:table-properties style:width="8.52cm" table:align="margins" style:may-break-between-rows="false"/>
    </style:style>
    <style:style style:name="Table17.A" style:family="table-column">
      <style:table-column-properties style:column-width="1.764cm" style:rel-column-width="13568*"/>
    </style:style>
    <style:style style:name="Table17.B" style:family="table-column">
      <style:table-column-properties style:column-width="4.473cm" style:rel-column-width="34409*"/>
    </style:style>
    <style:style style:name="Table17.C" style:family="table-column">
      <style:table-column-properties style:column-width="2.282cm" style:rel-column-width="17558*"/>
    </style:style>
    <style:style style:name="Table17.1" style:family="table-row">
      <style:table-row-properties style:min-row-height="0.803cm"/>
    </style:style>
    <style:style style:name="Table17.A1" style:family="table-cell">
      <style:table-cell-properties style:vertical-align="bottom" fo:padding="0cm" fo:border="none"/>
    </style:style>
    <style:style style:name="Table17.2" style:family="table-row">
      <style:table-row-properties style:min-row-height="1.997cm"/>
    </style:style>
    <style:style style:name="Table17.A2" style:family="table-cell">
      <style:table-cell-properties fo:padding="0cm" fo:border="none"/>
    </style:style>
    <style:style style:name="Table17.3" style:family="table-row">
      <style:table-row-properties style:min-row-height="0.609cm"/>
    </style:style>
    <style:style style:name="Table1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" style:family="table">
      <style:table-properties style:width="8.52cm" table:align="margins" style:may-break-between-rows="false"/>
    </style:style>
    <style:style style:name="Table18.A" style:family="table-column">
      <style:table-column-properties style:column-width="1.764cm" style:rel-column-width="13568*"/>
    </style:style>
    <style:style style:name="Table18.B" style:family="table-column">
      <style:table-column-properties style:column-width="4.473cm" style:rel-column-width="34409*"/>
    </style:style>
    <style:style style:name="Table18.C" style:family="table-column">
      <style:table-column-properties style:column-width="2.282cm" style:rel-column-width="17558*"/>
    </style:style>
    <style:style style:name="Table18.1" style:family="table-row">
      <style:table-row-properties style:min-row-height="0.803cm"/>
    </style:style>
    <style:style style:name="Table18.A1" style:family="table-cell">
      <style:table-cell-properties style:vertical-align="bottom" fo:padding="0cm" fo:border="none"/>
    </style:style>
    <style:style style:name="Table18.2" style:family="table-row">
      <style:table-row-properties style:min-row-height="1.997cm"/>
    </style:style>
    <style:style style:name="Table18.A2" style:family="table-cell">
      <style:table-cell-properties fo:padding="0cm" fo:border="none"/>
    </style:style>
    <style:style style:name="Table18.3" style:family="table-row">
      <style:table-row-properties style:min-row-height="0.609cm"/>
    </style:style>
    <style:style style:name="Table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9" style:family="table">
      <style:table-properties style:width="8.52cm" table:align="margins" style:may-break-between-rows="false"/>
    </style:style>
    <style:style style:name="Table19.A" style:family="table-column">
      <style:table-column-properties style:column-width="1.794cm" style:rel-column-width="13803*"/>
    </style:style>
    <style:style style:name="Table19.B" style:family="table-column">
      <style:table-column-properties style:column-width="4.443cm" style:rel-column-width="34178*"/>
    </style:style>
    <style:style style:name="Table19.C" style:family="table-column">
      <style:table-column-properties style:column-width="2.282cm" style:rel-column-width="17554*"/>
    </style:style>
    <style:style style:name="Table19.1" style:family="table-row">
      <style:table-row-properties style:min-row-height="0.803cm"/>
    </style:style>
    <style:style style:name="Table19.A1" style:family="table-cell">
      <style:table-cell-properties style:vertical-align="bottom" fo:padding="0cm" fo:border="none"/>
    </style:style>
    <style:style style:name="Table19.2" style:family="table-row">
      <style:table-row-properties style:min-row-height="1.997cm"/>
    </style:style>
    <style:style style:name="Table19.A2" style:family="table-cell">
      <style:table-cell-properties fo:padding="0cm" fo:border="none"/>
    </style:style>
    <style:style style:name="Table19.3" style:family="table-row">
      <style:table-row-properties style:min-row-height="0.609cm"/>
    </style:style>
    <style:style style:name="Table1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20" style:family="table">
      <style:table-properties style:width="8.52cm" table:align="margins" style:may-break-between-rows="false"/>
    </style:style>
    <style:style style:name="Table20.A" style:family="table-column">
      <style:table-column-properties style:column-width="1.764cm" style:rel-column-width="13568*"/>
    </style:style>
    <style:style style:name="Table20.B" style:family="table-column">
      <style:table-column-properties style:column-width="4.473cm" style:rel-column-width="34409*"/>
    </style:style>
    <style:style style:name="Table20.C" style:family="table-column">
      <style:table-column-properties style:column-width="2.282cm" style:rel-column-width="17558*"/>
    </style:style>
    <style:style style:name="Table20.1" style:family="table-row">
      <style:table-row-properties style:min-row-height="0.803cm"/>
    </style:style>
    <style:style style:name="Table20.A1" style:family="table-cell">
      <style:table-cell-properties style:vertical-align="bottom" fo:padding="0cm" fo:border="none"/>
    </style:style>
    <style:style style:name="Table20.2" style:family="table-row">
      <style:table-row-properties style:min-row-height="1.997cm"/>
    </style:style>
    <style:style style:name="Table20.A2" style:family="table-cell">
      <style:table-cell-properties fo:padding="0cm" fo:border="none"/>
    </style:style>
    <style:style style:name="Table20.3" style:family="table-row">
      <style:table-row-properties style:min-row-height="0.609cm"/>
    </style:style>
    <style:style style:name="Table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1" style:family="table">
      <style:table-properties style:width="8.52cm" table:align="margins" style:may-break-between-rows="false"/>
    </style:style>
    <style:style style:name="Table21.A" style:family="table-column">
      <style:table-column-properties style:column-width="1.764cm" style:rel-column-width="13568*"/>
    </style:style>
    <style:style style:name="Table21.B" style:family="table-column">
      <style:table-column-properties style:column-width="4.473cm" style:rel-column-width="34409*"/>
    </style:style>
    <style:style style:name="Table21.C" style:family="table-column">
      <style:table-column-properties style:column-width="2.282cm" style:rel-column-width="17558*"/>
    </style:style>
    <style:style style:name="Table21.1" style:family="table-row">
      <style:table-row-properties style:min-row-height="0.803cm"/>
    </style:style>
    <style:style style:name="Table21.A1" style:family="table-cell">
      <style:table-cell-properties style:vertical-align="bottom" fo:padding="0cm" fo:border="none"/>
    </style:style>
    <style:style style:name="Table21.2" style:family="table-row">
      <style:table-row-properties style:min-row-height="1.997cm"/>
    </style:style>
    <style:style style:name="Table21.A2" style:family="table-cell">
      <style:table-cell-properties fo:padding="0cm" fo:border="none"/>
    </style:style>
    <style:style style:name="Table21.3" style:family="table-row">
      <style:table-row-properties style:min-row-height="0.609cm"/>
    </style:style>
    <style:style style:name="Table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2" style:family="table">
      <style:table-properties style:width="8.52cm" table:align="margins" style:may-break-between-rows="false"/>
    </style:style>
    <style:style style:name="Table22.A" style:family="table-column">
      <style:table-column-properties style:column-width="1.729cm" style:rel-column-width="13296*"/>
    </style:style>
    <style:style style:name="Table22.B" style:family="table-column">
      <style:table-column-properties style:column-width="4.509cm" style:rel-column-width="34680*"/>
    </style:style>
    <style:style style:name="Table22.C" style:family="table-column">
      <style:table-column-properties style:column-width="2.282cm" style:rel-column-width="17559*"/>
    </style:style>
    <style:style style:name="Table22.1" style:family="table-row">
      <style:table-row-properties style:min-row-height="0.803cm"/>
    </style:style>
    <style:style style:name="Table22.A1" style:family="table-cell">
      <style:table-cell-properties style:vertical-align="bottom" fo:padding="0cm" fo:border="none"/>
    </style:style>
    <style:style style:name="Table22.2" style:family="table-row">
      <style:table-row-properties style:min-row-height="1.997cm"/>
    </style:style>
    <style:style style:name="Table22.A2" style:family="table-cell">
      <style:table-cell-properties fo:padding="0cm" fo:border="none"/>
    </style:style>
    <style:style style:name="Table22.3" style:family="table-row">
      <style:table-row-properties style:min-row-height="0.609cm"/>
    </style:style>
    <style:style style:name="Table2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3" style:family="table">
      <style:table-properties style:width="8.52cm" table:align="margins" style:may-break-between-rows="false"/>
    </style:style>
    <style:style style:name="Table23.A" style:family="table-column">
      <style:table-column-properties style:column-width="1.764cm" style:rel-column-width="13568*"/>
    </style:style>
    <style:style style:name="Table23.B" style:family="table-column">
      <style:table-column-properties style:column-width="4.473cm" style:rel-column-width="34409*"/>
    </style:style>
    <style:style style:name="Table23.C" style:family="table-column">
      <style:table-column-properties style:column-width="2.282cm" style:rel-column-width="17558*"/>
    </style:style>
    <style:style style:name="Table23.1" style:family="table-row">
      <style:table-row-properties style:min-row-height="0.803cm"/>
    </style:style>
    <style:style style:name="Table23.A1" style:family="table-cell">
      <style:table-cell-properties style:vertical-align="bottom" fo:padding="0cm" fo:border="none"/>
    </style:style>
    <style:style style:name="Table23.2" style:family="table-row">
      <style:table-row-properties style:min-row-height="1.997cm"/>
    </style:style>
    <style:style style:name="Table23.A2" style:family="table-cell">
      <style:table-cell-properties fo:padding="0cm" fo:border="none"/>
    </style:style>
    <style:style style:name="Table23.3" style:family="table-row">
      <style:table-row-properties style:min-row-height="0.609cm"/>
    </style:style>
    <style:style style:name="Table2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4" style:family="table">
      <style:table-properties style:width="8.52cm" table:align="margins" style:may-break-between-rows="false"/>
    </style:style>
    <style:style style:name="Table24.A" style:family="table-column">
      <style:table-column-properties style:column-width="1.764cm" style:rel-column-width="13568*"/>
    </style:style>
    <style:style style:name="Table24.B" style:family="table-column">
      <style:table-column-properties style:column-width="4.473cm" style:rel-column-width="34409*"/>
    </style:style>
    <style:style style:name="Table24.C" style:family="table-column">
      <style:table-column-properties style:column-width="2.282cm" style:rel-column-width="17558*"/>
    </style:style>
    <style:style style:name="Table24.1" style:family="table-row">
      <style:table-row-properties style:min-row-height="0.803cm"/>
    </style:style>
    <style:style style:name="Table24.A1" style:family="table-cell">
      <style:table-cell-properties style:vertical-align="bottom" fo:padding="0cm" fo:border="none"/>
    </style:style>
    <style:style style:name="Table24.2" style:family="table-row">
      <style:table-row-properties style:min-row-height="1.997cm"/>
    </style:style>
    <style:style style:name="Table24.A2" style:family="table-cell">
      <style:table-cell-properties fo:padding="0cm" fo:border="none"/>
    </style:style>
    <style:style style:name="Table24.3" style:family="table-row">
      <style:table-row-properties style:min-row-height="0.609cm"/>
    </style:style>
    <style:style style:name="Table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5" style:family="table">
      <style:table-properties style:width="8.52cm" table:align="margins" style:may-break-between-rows="false"/>
    </style:style>
    <style:style style:name="Table25.A" style:family="table-column">
      <style:table-column-properties style:column-width="1.764cm" style:rel-column-width="13568*"/>
    </style:style>
    <style:style style:name="Table25.B" style:family="table-column">
      <style:table-column-properties style:column-width="4.473cm" style:rel-column-width="34409*"/>
    </style:style>
    <style:style style:name="Table25.C" style:family="table-column">
      <style:table-column-properties style:column-width="2.282cm" style:rel-column-width="17558*"/>
    </style:style>
    <style:style style:name="Table25.1" style:family="table-row">
      <style:table-row-properties style:min-row-height="0.803cm"/>
    </style:style>
    <style:style style:name="Table25.A1" style:family="table-cell">
      <style:table-cell-properties style:vertical-align="bottom" fo:padding="0cm" fo:border="none"/>
    </style:style>
    <style:style style:name="Table25.2" style:family="table-row">
      <style:table-row-properties style:min-row-height="1.997cm"/>
    </style:style>
    <style:style style:name="Table25.A2" style:family="table-cell">
      <style:table-cell-properties fo:padding="0cm" fo:border="none"/>
    </style:style>
    <style:style style:name="Table25.3" style:family="table-row">
      <style:table-row-properties style:min-row-height="0.609cm"/>
    </style:style>
    <style:style style:name="Table2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6" style:family="table">
      <style:table-properties style:width="8.52cm" table:align="margins" style:may-break-between-rows="false"/>
    </style:style>
    <style:style style:name="Table26.A" style:family="table-column">
      <style:table-column-properties style:column-width="1.794cm" style:rel-column-width="13803*"/>
    </style:style>
    <style:style style:name="Table26.B" style:family="table-column">
      <style:table-column-properties style:column-width="4.443cm" style:rel-column-width="34178*"/>
    </style:style>
    <style:style style:name="Table26.C" style:family="table-column">
      <style:table-column-properties style:column-width="2.282cm" style:rel-column-width="17554*"/>
    </style:style>
    <style:style style:name="Table26.1" style:family="table-row">
      <style:table-row-properties style:min-row-height="0.803cm"/>
    </style:style>
    <style:style style:name="Table26.A1" style:family="table-cell">
      <style:table-cell-properties style:vertical-align="bottom" fo:padding="0cm" fo:border="none"/>
    </style:style>
    <style:style style:name="Table26.2" style:family="table-row">
      <style:table-row-properties style:min-row-height="1.997cm"/>
    </style:style>
    <style:style style:name="Table26.A2" style:family="table-cell">
      <style:table-cell-properties fo:padding="0cm" fo:border="none"/>
    </style:style>
    <style:style style:name="Table26.3" style:family="table-row">
      <style:table-row-properties style:min-row-height="0.609cm"/>
    </style:style>
    <style:style style:name="Table2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7" style:family="table">
      <style:table-properties style:width="8.52cm" table:align="margins" style:may-break-between-rows="false"/>
    </style:style>
    <style:style style:name="Table27.A" style:family="table-column">
      <style:table-column-properties style:column-width="1.794cm" style:rel-column-width="13803*"/>
    </style:style>
    <style:style style:name="Table27.B" style:family="table-column">
      <style:table-column-properties style:column-width="4.443cm" style:rel-column-width="34178*"/>
    </style:style>
    <style:style style:name="Table27.C" style:family="table-column">
      <style:table-column-properties style:column-width="2.282cm" style:rel-column-width="17554*"/>
    </style:style>
    <style:style style:name="Table27.1" style:family="table-row">
      <style:table-row-properties style:min-row-height="0.803cm"/>
    </style:style>
    <style:style style:name="Table27.A1" style:family="table-cell">
      <style:table-cell-properties style:vertical-align="bottom" fo:padding="0cm" fo:border="none"/>
    </style:style>
    <style:style style:name="Table27.2" style:family="table-row">
      <style:table-row-properties style:min-row-height="1.997cm"/>
    </style:style>
    <style:style style:name="Table27.A2" style:family="table-cell">
      <style:table-cell-properties fo:padding="0cm" fo:border="none"/>
    </style:style>
    <style:style style:name="Table27.3" style:family="table-row">
      <style:table-row-properties style:min-row-height="0.609cm"/>
    </style:style>
    <style:style style:name="Table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8" style:family="table">
      <style:table-properties style:width="8.52cm" table:align="margins" style:may-break-between-rows="false"/>
    </style:style>
    <style:style style:name="Table28.A" style:family="table-column">
      <style:table-column-properties style:column-width="1.764cm" style:rel-column-width="13568*"/>
    </style:style>
    <style:style style:name="Table28.B" style:family="table-column">
      <style:table-column-properties style:column-width="4.473cm" style:rel-column-width="34409*"/>
    </style:style>
    <style:style style:name="Table28.C" style:family="table-column">
      <style:table-column-properties style:column-width="2.282cm" style:rel-column-width="17558*"/>
    </style:style>
    <style:style style:name="Table28.1" style:family="table-row">
      <style:table-row-properties style:min-row-height="0.803cm"/>
    </style:style>
    <style:style style:name="Table28.A1" style:family="table-cell">
      <style:table-cell-properties style:vertical-align="bottom" fo:padding="0cm" fo:border="none"/>
    </style:style>
    <style:style style:name="Table28.2" style:family="table-row">
      <style:table-row-properties style:min-row-height="1.997cm"/>
    </style:style>
    <style:style style:name="Table28.A2" style:family="table-cell">
      <style:table-cell-properties fo:padding="0cm" fo:border="none"/>
    </style:style>
    <style:style style:name="Table28.3" style:family="table-row">
      <style:table-row-properties style:min-row-height="0.609cm"/>
    </style:style>
    <style:style style:name="Table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9" style:family="table">
      <style:table-properties style:width="8.52cm" table:align="margins" style:may-break-between-rows="false"/>
    </style:style>
    <style:style style:name="Table29.A" style:family="table-column">
      <style:table-column-properties style:column-width="1.764cm" style:rel-column-width="13568*"/>
    </style:style>
    <style:style style:name="Table29.B" style:family="table-column">
      <style:table-column-properties style:column-width="4.473cm" style:rel-column-width="34409*"/>
    </style:style>
    <style:style style:name="Table29.C" style:family="table-column">
      <style:table-column-properties style:column-width="2.282cm" style:rel-column-width="17558*"/>
    </style:style>
    <style:style style:name="Table29.1" style:family="table-row">
      <style:table-row-properties style:min-row-height="0.803cm"/>
    </style:style>
    <style:style style:name="Table29.A1" style:family="table-cell">
      <style:table-cell-properties style:vertical-align="bottom" fo:padding="0cm" fo:border="none"/>
    </style:style>
    <style:style style:name="Table29.2" style:family="table-row">
      <style:table-row-properties style:min-row-height="1.997cm"/>
    </style:style>
    <style:style style:name="Table29.A2" style:family="table-cell">
      <style:table-cell-properties fo:padding="0cm" fo:border="none"/>
    </style:style>
    <style:style style:name="Table29.3" style:family="table-row">
      <style:table-row-properties style:min-row-height="0.609cm"/>
    </style:style>
    <style:style style:name="Table2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0" style:family="table">
      <style:table-properties style:width="8.52cm" table:align="margins" style:may-break-between-rows="false"/>
    </style:style>
    <style:style style:name="Table30.A" style:family="table-column">
      <style:table-column-properties style:column-width="1.764cm" style:rel-column-width="13568*"/>
    </style:style>
    <style:style style:name="Table30.B" style:family="table-column">
      <style:table-column-properties style:column-width="4.473cm" style:rel-column-width="34409*"/>
    </style:style>
    <style:style style:name="Table30.C" style:family="table-column">
      <style:table-column-properties style:column-width="2.282cm" style:rel-column-width="17558*"/>
    </style:style>
    <style:style style:name="Table30.1" style:family="table-row">
      <style:table-row-properties style:min-row-height="0.803cm"/>
    </style:style>
    <style:style style:name="Table30.A1" style:family="table-cell">
      <style:table-cell-properties style:vertical-align="bottom" fo:padding="0cm" fo:border="none"/>
    </style:style>
    <style:style style:name="Table30.2" style:family="table-row">
      <style:table-row-properties style:min-row-height="1.997cm"/>
    </style:style>
    <style:style style:name="Table30.A2" style:family="table-cell">
      <style:table-cell-properties fo:padding="0cm" fo:border="none"/>
    </style:style>
    <style:style style:name="Table30.3" style:family="table-row">
      <style:table-row-properties style:min-row-height="0.609cm"/>
    </style:style>
    <style:style style:name="Table3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1" style:family="table">
      <style:table-properties style:width="8.52cm" table:align="margins" style:may-break-between-rows="false"/>
    </style:style>
    <style:style style:name="Table31.A" style:family="table-column">
      <style:table-column-properties style:column-width="1.764cm" style:rel-column-width="13568*"/>
    </style:style>
    <style:style style:name="Table31.B" style:family="table-column">
      <style:table-column-properties style:column-width="4.473cm" style:rel-column-width="34409*"/>
    </style:style>
    <style:style style:name="Table31.C" style:family="table-column">
      <style:table-column-properties style:column-width="2.282cm" style:rel-column-width="17558*"/>
    </style:style>
    <style:style style:name="Table31.1" style:family="table-row">
      <style:table-row-properties style:min-row-height="0.803cm"/>
    </style:style>
    <style:style style:name="Table31.A1" style:family="table-cell">
      <style:table-cell-properties style:vertical-align="bottom" fo:padding="0cm" fo:border="none"/>
    </style:style>
    <style:style style:name="Table31.2" style:family="table-row">
      <style:table-row-properties style:min-row-height="1.997cm"/>
    </style:style>
    <style:style style:name="Table31.A2" style:family="table-cell">
      <style:table-cell-properties fo:padding="0cm" fo:border="none"/>
    </style:style>
    <style:style style:name="Table31.3" style:family="table-row">
      <style:table-row-properties style:min-row-height="0.609cm"/>
    </style:style>
    <style:style style:name="Table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2" style:family="table">
      <style:table-properties style:width="8.52cm" table:align="margins" style:may-break-between-rows="false"/>
    </style:style>
    <style:style style:name="Table32.A" style:family="table-column">
      <style:table-column-properties style:column-width="1.794cm" style:rel-column-width="13798*"/>
    </style:style>
    <style:style style:name="Table32.B" style:family="table-column">
      <style:table-column-properties style:column-width="4.39cm" style:rel-column-width="33771*"/>
    </style:style>
    <style:style style:name="Table32.C" style:family="table-column">
      <style:table-column-properties style:column-width="2.335cm" style:rel-column-width="17966*"/>
    </style:style>
    <style:style style:name="Table32.1" style:family="table-row">
      <style:table-row-properties style:min-row-height="0.803cm"/>
    </style:style>
    <style:style style:name="Table32.A1" style:family="table-cell">
      <style:table-cell-properties style:vertical-align="bottom" fo:padding="0cm" fo:border="none"/>
    </style:style>
    <style:style style:name="Table32.2" style:family="table-row">
      <style:table-row-properties style:min-row-height="1.997cm"/>
    </style:style>
    <style:style style:name="Table32.A2" style:family="table-cell">
      <style:table-cell-properties fo:padding="0cm" fo:border="none"/>
    </style:style>
    <style:style style:name="Table32.3" style:family="table-row">
      <style:table-row-properties style:min-row-height="0.609cm"/>
    </style:style>
    <style:style style:name="Table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3" style:family="table">
      <style:table-properties style:width="8.52cm" table:align="margins" style:may-break-between-rows="false"/>
    </style:style>
    <style:style style:name="Table33.A" style:family="table-column">
      <style:table-column-properties style:column-width="1.764cm" style:rel-column-width="13568*"/>
    </style:style>
    <style:style style:name="Table33.B" style:family="table-column">
      <style:table-column-properties style:column-width="4.473cm" style:rel-column-width="34409*"/>
    </style:style>
    <style:style style:name="Table33.C" style:family="table-column">
      <style:table-column-properties style:column-width="2.282cm" style:rel-column-width="17558*"/>
    </style:style>
    <style:style style:name="Table33.1" style:family="table-row">
      <style:table-row-properties style:min-row-height="0.803cm"/>
    </style:style>
    <style:style style:name="Table33.A1" style:family="table-cell">
      <style:table-cell-properties style:vertical-align="bottom" fo:padding="0cm" fo:border="none"/>
    </style:style>
    <style:style style:name="Table33.2" style:family="table-row">
      <style:table-row-properties style:min-row-height="1.997cm"/>
    </style:style>
    <style:style style:name="Table33.A2" style:family="table-cell">
      <style:table-cell-properties fo:padding="0cm" fo:border="none"/>
    </style:style>
    <style:style style:name="Table33.3" style:family="table-row">
      <style:table-row-properties style:min-row-height="0.609cm"/>
    </style:style>
    <style:style style:name="Table3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4" style:family="table">
      <style:table-properties style:width="8.52cm" table:align="margins" style:may-break-between-rows="false"/>
    </style:style>
    <style:style style:name="Table34.A" style:family="table-column">
      <style:table-column-properties style:column-width="1.794cm" style:rel-column-width="13803*"/>
    </style:style>
    <style:style style:name="Table34.B" style:family="table-column">
      <style:table-column-properties style:column-width="4.443cm" style:rel-column-width="34178*"/>
    </style:style>
    <style:style style:name="Table34.C" style:family="table-column">
      <style:table-column-properties style:column-width="2.282cm" style:rel-column-width="17554*"/>
    </style:style>
    <style:style style:name="Table34.1" style:family="table-row">
      <style:table-row-properties style:min-row-height="0.803cm"/>
    </style:style>
    <style:style style:name="Table34.A1" style:family="table-cell">
      <style:table-cell-properties style:vertical-align="bottom" fo:padding="0cm" fo:border="none"/>
    </style:style>
    <style:style style:name="Table34.2" style:family="table-row">
      <style:table-row-properties style:min-row-height="1.997cm"/>
    </style:style>
    <style:style style:name="Table34.A2" style:family="table-cell">
      <style:table-cell-properties fo:padding="0cm" fo:border="none"/>
    </style:style>
    <style:style style:name="Table34.3" style:family="table-row">
      <style:table-row-properties style:min-row-height="0.609cm"/>
    </style:style>
    <style:style style:name="Table3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5" style:family="table">
      <style:table-properties style:width="8.52cm" table:align="margins" style:may-break-between-rows="false"/>
    </style:style>
    <style:style style:name="Table35.A" style:family="table-column">
      <style:table-column-properties style:column-width="1.764cm" style:rel-column-width="13568*"/>
    </style:style>
    <style:style style:name="Table35.B" style:family="table-column">
      <style:table-column-properties style:column-width="4.473cm" style:rel-column-width="34409*"/>
    </style:style>
    <style:style style:name="Table35.C" style:family="table-column">
      <style:table-column-properties style:column-width="2.282cm" style:rel-column-width="17558*"/>
    </style:style>
    <style:style style:name="Table35.1" style:family="table-row">
      <style:table-row-properties style:min-row-height="0.803cm"/>
    </style:style>
    <style:style style:name="Table35.A1" style:family="table-cell">
      <style:table-cell-properties style:vertical-align="bottom" fo:padding="0cm" fo:border="none"/>
    </style:style>
    <style:style style:name="Table35.2" style:family="table-row">
      <style:table-row-properties style:min-row-height="1.997cm"/>
    </style:style>
    <style:style style:name="Table35.A2" style:family="table-cell">
      <style:table-cell-properties fo:padding="0cm" fo:border="none"/>
    </style:style>
    <style:style style:name="Table35.3" style:family="table-row">
      <style:table-row-properties style:min-row-height="0.609cm"/>
    </style:style>
    <style:style style:name="Table3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6" style:family="table">
      <style:table-properties style:width="8.52cm" table:align="margins" style:may-break-between-rows="false"/>
    </style:style>
    <style:style style:name="Table36.A" style:family="table-column">
      <style:table-column-properties style:column-width="1.762cm" style:rel-column-width="13554*"/>
    </style:style>
    <style:style style:name="Table36.B" style:family="table-column">
      <style:table-column-properties style:column-width="4.473cm" style:rel-column-width="34409*"/>
    </style:style>
    <style:style style:name="Table36.C" style:family="table-column">
      <style:table-column-properties style:column-width="2.284cm" style:rel-column-width="17572*"/>
    </style:style>
    <style:style style:name="Table36.1" style:family="table-row">
      <style:table-row-properties style:min-row-height="0.803cm"/>
    </style:style>
    <style:style style:name="Table36.A1" style:family="table-cell">
      <style:table-cell-properties style:vertical-align="bottom" fo:padding="0cm" fo:border="none"/>
    </style:style>
    <style:style style:name="Table36.2" style:family="table-row">
      <style:table-row-properties style:min-row-height="1.997cm"/>
    </style:style>
    <style:style style:name="Table36.A2" style:family="table-cell">
      <style:table-cell-properties fo:padding="0cm" fo:border="none"/>
    </style:style>
    <style:style style:name="Table36.3" style:family="table-row">
      <style:table-row-properties style:min-row-height="0.609cm"/>
    </style:style>
    <style:style style:name="Table3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7" style:family="table">
      <style:table-properties style:width="8.52cm" table:align="margins" style:may-break-between-rows="false"/>
    </style:style>
    <style:style style:name="Table37.A" style:family="table-column">
      <style:table-column-properties style:column-width="1.764cm" style:rel-column-width="13568*"/>
    </style:style>
    <style:style style:name="Table37.B" style:family="table-column">
      <style:table-column-properties style:column-width="4.473cm" style:rel-column-width="34409*"/>
    </style:style>
    <style:style style:name="Table37.C" style:family="table-column">
      <style:table-column-properties style:column-width="2.282cm" style:rel-column-width="17558*"/>
    </style:style>
    <style:style style:name="Table37.1" style:family="table-row">
      <style:table-row-properties style:min-row-height="0.803cm"/>
    </style:style>
    <style:style style:name="Table37.A1" style:family="table-cell">
      <style:table-cell-properties style:vertical-align="bottom" fo:padding="0cm" fo:border="none"/>
    </style:style>
    <style:style style:name="Table37.2" style:family="table-row">
      <style:table-row-properties style:min-row-height="1.997cm"/>
    </style:style>
    <style:style style:name="Table37.A2" style:family="table-cell">
      <style:table-cell-properties fo:padding="0cm" fo:border="none"/>
    </style:style>
    <style:style style:name="Table37.3" style:family="table-row">
      <style:table-row-properties style:min-row-height="0.609cm"/>
    </style:style>
    <style:style style:name="Table3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8" style:family="table">
      <style:table-properties style:width="8.52cm" table:align="margins" style:may-break-between-rows="false"/>
    </style:style>
    <style:style style:name="Table38.A" style:family="table-column">
      <style:table-column-properties style:column-width="1.794cm" style:rel-column-width="13798*"/>
    </style:style>
    <style:style style:name="Table38.B" style:family="table-column">
      <style:table-column-properties style:column-width="4.443cm" style:rel-column-width="34178*"/>
    </style:style>
    <style:style style:name="Table38.C" style:family="table-column">
      <style:table-column-properties style:column-width="2.282cm" style:rel-column-width="17559*"/>
    </style:style>
    <style:style style:name="Table38.1" style:family="table-row">
      <style:table-row-properties style:min-row-height="0.803cm"/>
    </style:style>
    <style:style style:name="Table38.A1" style:family="table-cell">
      <style:table-cell-properties style:vertical-align="bottom" fo:padding="0cm" fo:border="none"/>
    </style:style>
    <style:style style:name="Table38.2" style:family="table-row">
      <style:table-row-properties style:min-row-height="1.997cm"/>
    </style:style>
    <style:style style:name="Table38.A2" style:family="table-cell">
      <style:table-cell-properties fo:padding="0cm" fo:border="none"/>
    </style:style>
    <style:style style:name="Table38.3" style:family="table-row">
      <style:table-row-properties style:min-row-height="0.609cm"/>
    </style:style>
    <style:style style:name="Table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9" style:family="table">
      <style:table-properties style:width="8.52cm" table:align="margins" style:may-break-between-rows="false"/>
    </style:style>
    <style:style style:name="Table39.A" style:family="table-column">
      <style:table-column-properties style:column-width="1.794cm" style:rel-column-width="13803*"/>
    </style:style>
    <style:style style:name="Table39.B" style:family="table-column">
      <style:table-column-properties style:column-width="4.443cm" style:rel-column-width="34178*"/>
    </style:style>
    <style:style style:name="Table39.C" style:family="table-column">
      <style:table-column-properties style:column-width="2.282cm" style:rel-column-width="17554*"/>
    </style:style>
    <style:style style:name="Table39.1" style:family="table-row">
      <style:table-row-properties style:min-row-height="0.803cm"/>
    </style:style>
    <style:style style:name="Table39.A1" style:family="table-cell">
      <style:table-cell-properties style:vertical-align="bottom" fo:padding="0cm" fo:border="none"/>
    </style:style>
    <style:style style:name="Table39.2" style:family="table-row">
      <style:table-row-properties style:min-row-height="1.997cm"/>
    </style:style>
    <style:style style:name="Table39.A2" style:family="table-cell">
      <style:table-cell-properties fo:padding="0cm" fo:border="none"/>
    </style:style>
    <style:style style:name="Table39.3" style:family="table-row">
      <style:table-row-properties style:min-row-height="0.609cm"/>
    </style:style>
    <style:style style:name="Table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0" style:family="table">
      <style:table-properties style:width="8.52cm" table:align="margins" style:may-break-between-rows="false"/>
    </style:style>
    <style:style style:name="Table40.A" style:family="table-column">
      <style:table-column-properties style:column-width="1.764cm" style:rel-column-width="13568*"/>
    </style:style>
    <style:style style:name="Table40.B" style:family="table-column">
      <style:table-column-properties style:column-width="4.473cm" style:rel-column-width="34409*"/>
    </style:style>
    <style:style style:name="Table40.C" style:family="table-column">
      <style:table-column-properties style:column-width="2.282cm" style:rel-column-width="17558*"/>
    </style:style>
    <style:style style:name="Table40.1" style:family="table-row">
      <style:table-row-properties style:min-row-height="0.803cm"/>
    </style:style>
    <style:style style:name="Table40.A1" style:family="table-cell">
      <style:table-cell-properties style:vertical-align="bottom" fo:padding="0cm" fo:border="none"/>
    </style:style>
    <style:style style:name="Table40.2" style:family="table-row">
      <style:table-row-properties style:min-row-height="1.997cm"/>
    </style:style>
    <style:style style:name="Table40.A2" style:family="table-cell">
      <style:table-cell-properties fo:padding="0cm" fo:border="none"/>
    </style:style>
    <style:style style:name="Table40.3" style:family="table-row">
      <style:table-row-properties style:min-row-height="0.609cm"/>
    </style:style>
    <style:style style:name="Table4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1" style:family="table">
      <style:table-properties style:width="8.52cm" table:align="margins" style:may-break-between-rows="false"/>
    </style:style>
    <style:style style:name="Table41.A" style:family="table-column">
      <style:table-column-properties style:column-width="1.764cm" style:rel-column-width="13568*"/>
    </style:style>
    <style:style style:name="Table41.B" style:family="table-column">
      <style:table-column-properties style:column-width="4.473cm" style:rel-column-width="34409*"/>
    </style:style>
    <style:style style:name="Table41.C" style:family="table-column">
      <style:table-column-properties style:column-width="2.282cm" style:rel-column-width="17558*"/>
    </style:style>
    <style:style style:name="Table41.1" style:family="table-row">
      <style:table-row-properties style:min-row-height="0.803cm"/>
    </style:style>
    <style:style style:name="Table41.A1" style:family="table-cell">
      <style:table-cell-properties style:vertical-align="bottom" fo:padding="0cm" fo:border="none"/>
    </style:style>
    <style:style style:name="Table41.2" style:family="table-row">
      <style:table-row-properties style:min-row-height="1.997cm"/>
    </style:style>
    <style:style style:name="Table41.A2" style:family="table-cell">
      <style:table-cell-properties fo:padding="0cm" fo:border="none"/>
    </style:style>
    <style:style style:name="Table41.3" style:family="table-row">
      <style:table-row-properties style:min-row-height="0.609cm"/>
    </style:style>
    <style:style style:name="Table4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2" style:family="table">
      <style:table-properties style:width="8.52cm" table:align="margins" style:may-break-between-rows="false"/>
    </style:style>
    <style:style style:name="Table42.A" style:family="table-column">
      <style:table-column-properties style:column-width="1.764cm" style:rel-column-width="13568*"/>
    </style:style>
    <style:style style:name="Table42.B" style:family="table-column">
      <style:table-column-properties style:column-width="4.473cm" style:rel-column-width="34409*"/>
    </style:style>
    <style:style style:name="Table42.C" style:family="table-column">
      <style:table-column-properties style:column-width="2.282cm" style:rel-column-width="17558*"/>
    </style:style>
    <style:style style:name="Table42.1" style:family="table-row">
      <style:table-row-properties style:min-row-height="0.803cm"/>
    </style:style>
    <style:style style:name="Table42.A1" style:family="table-cell">
      <style:table-cell-properties style:vertical-align="bottom" fo:padding="0cm" fo:border="none"/>
    </style:style>
    <style:style style:name="Table42.2" style:family="table-row">
      <style:table-row-properties style:min-row-height="1.997cm"/>
    </style:style>
    <style:style style:name="Table42.A2" style:family="table-cell">
      <style:table-cell-properties fo:padding="0cm" fo:border="none"/>
    </style:style>
    <style:style style:name="Table42.3" style:family="table-row">
      <style:table-row-properties style:min-row-height="0.609cm"/>
    </style:style>
    <style:style style:name="Table4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3" style:family="table">
      <style:table-properties style:width="8.52cm" table:align="margins" style:may-break-between-rows="false"/>
    </style:style>
    <style:style style:name="Table43.A" style:family="table-column">
      <style:table-column-properties style:column-width="1.764cm" style:rel-column-width="13568*"/>
    </style:style>
    <style:style style:name="Table43.B" style:family="table-column">
      <style:table-column-properties style:column-width="4.473cm" style:rel-column-width="34409*"/>
    </style:style>
    <style:style style:name="Table43.C" style:family="table-column">
      <style:table-column-properties style:column-width="2.282cm" style:rel-column-width="17558*"/>
    </style:style>
    <style:style style:name="Table43.1" style:family="table-row">
      <style:table-row-properties style:min-row-height="0.803cm"/>
    </style:style>
    <style:style style:name="Table43.A1" style:family="table-cell">
      <style:table-cell-properties style:vertical-align="bottom" fo:padding="0cm" fo:border="none"/>
    </style:style>
    <style:style style:name="Table43.2" style:family="table-row">
      <style:table-row-properties style:min-row-height="1.997cm"/>
    </style:style>
    <style:style style:name="Table43.A2" style:family="table-cell">
      <style:table-cell-properties fo:padding="0cm" fo:border="none"/>
    </style:style>
    <style:style style:name="Table43.3" style:family="table-row">
      <style:table-row-properties style:min-row-height="0.609cm"/>
    </style:style>
    <style:style style:name="Table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4" style:family="table">
      <style:table-properties style:width="8.52cm" table:align="margins" style:may-break-between-rows="false"/>
    </style:style>
    <style:style style:name="Table44.A" style:family="table-column">
      <style:table-column-properties style:column-width="1.764cm" style:rel-column-width="13568*"/>
    </style:style>
    <style:style style:name="Table44.B" style:family="table-column">
      <style:table-column-properties style:column-width="4.473cm" style:rel-column-width="34409*"/>
    </style:style>
    <style:style style:name="Table44.C" style:family="table-column">
      <style:table-column-properties style:column-width="2.282cm" style:rel-column-width="17558*"/>
    </style:style>
    <style:style style:name="Table44.1" style:family="table-row">
      <style:table-row-properties style:min-row-height="0.803cm"/>
    </style:style>
    <style:style style:name="Table44.A1" style:family="table-cell">
      <style:table-cell-properties style:vertical-align="bottom" fo:padding="0cm" fo:border="none"/>
    </style:style>
    <style:style style:name="Table44.2" style:family="table-row">
      <style:table-row-properties style:min-row-height="1.997cm"/>
    </style:style>
    <style:style style:name="Table44.A2" style:family="table-cell">
      <style:table-cell-properties fo:padding="0cm" fo:border="none"/>
    </style:style>
    <style:style style:name="Table44.3" style:family="table-row">
      <style:table-row-properties style:min-row-height="0.609cm"/>
    </style:style>
    <style:style style:name="Table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5" style:family="table">
      <style:table-properties style:width="8.52cm" table:align="margins" style:may-break-between-rows="false"/>
    </style:style>
    <style:style style:name="Table45.A" style:family="table-column">
      <style:table-column-properties style:column-width="1.729cm" style:rel-column-width="13296*"/>
    </style:style>
    <style:style style:name="Table45.B" style:family="table-column">
      <style:table-column-properties style:column-width="4.509cm" style:rel-column-width="34680*"/>
    </style:style>
    <style:style style:name="Table45.C" style:family="table-column">
      <style:table-column-properties style:column-width="2.282cm" style:rel-column-width="17559*"/>
    </style:style>
    <style:style style:name="Table45.1" style:family="table-row">
      <style:table-row-properties style:min-row-height="0.803cm"/>
    </style:style>
    <style:style style:name="Table45.A1" style:family="table-cell">
      <style:table-cell-properties style:vertical-align="bottom" fo:padding="0cm" fo:border="none"/>
    </style:style>
    <style:style style:name="Table45.2" style:family="table-row">
      <style:table-row-properties style:min-row-height="1.997cm"/>
    </style:style>
    <style:style style:name="Table45.A2" style:family="table-cell">
      <style:table-cell-properties fo:padding="0cm" fo:border="none"/>
    </style:style>
    <style:style style:name="Table45.3" style:family="table-row">
      <style:table-row-properties style:min-row-height="0.609cm"/>
    </style:style>
    <style:style style:name="Table4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6" style:family="table">
      <style:table-properties style:width="8.52cm" table:align="margins" style:may-break-between-rows="false"/>
    </style:style>
    <style:style style:name="Table46.A" style:family="table-column">
      <style:table-column-properties style:column-width="1.764cm" style:rel-column-width="13568*"/>
    </style:style>
    <style:style style:name="Table46.B" style:family="table-column">
      <style:table-column-properties style:column-width="4.473cm" style:rel-column-width="34409*"/>
    </style:style>
    <style:style style:name="Table46.C" style:family="table-column">
      <style:table-column-properties style:column-width="2.282cm" style:rel-column-width="17558*"/>
    </style:style>
    <style:style style:name="Table46.1" style:family="table-row">
      <style:table-row-properties style:min-row-height="0.803cm"/>
    </style:style>
    <style:style style:name="Table46.A1" style:family="table-cell">
      <style:table-cell-properties style:vertical-align="bottom" fo:padding="0cm" fo:border="none"/>
    </style:style>
    <style:style style:name="Table46.2" style:family="table-row">
      <style:table-row-properties style:min-row-height="1.997cm"/>
    </style:style>
    <style:style style:name="Table46.A2" style:family="table-cell">
      <style:table-cell-properties fo:padding="0cm" fo:border="none"/>
    </style:style>
    <style:style style:name="Table46.3" style:family="table-row">
      <style:table-row-properties style:min-row-height="0.609cm"/>
    </style:style>
    <style:style style:name="Table4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7" style:family="table">
      <style:table-properties style:width="8.52cm" table:align="margins" style:may-break-between-rows="false"/>
    </style:style>
    <style:style style:name="Table47.A" style:family="table-column">
      <style:table-column-properties style:column-width="1.764cm" style:rel-column-width="13568*"/>
    </style:style>
    <style:style style:name="Table47.B" style:family="table-column">
      <style:table-column-properties style:column-width="4.473cm" style:rel-column-width="34409*"/>
    </style:style>
    <style:style style:name="Table47.C" style:family="table-column">
      <style:table-column-properties style:column-width="2.282cm" style:rel-column-width="17558*"/>
    </style:style>
    <style:style style:name="Table47.1" style:family="table-row">
      <style:table-row-properties style:min-row-height="0.803cm"/>
    </style:style>
    <style:style style:name="Table47.A1" style:family="table-cell">
      <style:table-cell-properties style:vertical-align="bottom" fo:padding="0cm" fo:border="none"/>
    </style:style>
    <style:style style:name="Table47.2" style:family="table-row">
      <style:table-row-properties style:min-row-height="1.997cm"/>
    </style:style>
    <style:style style:name="Table47.A2" style:family="table-cell">
      <style:table-cell-properties fo:padding="0cm" fo:border="none"/>
    </style:style>
    <style:style style:name="Table47.3" style:family="table-row">
      <style:table-row-properties style:min-row-height="0.609cm"/>
    </style:style>
    <style:style style:name="Table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8" style:family="table">
      <style:table-properties style:width="8.52cm" table:align="margins" style:may-break-between-rows="false"/>
    </style:style>
    <style:style style:name="Table48.A" style:family="table-column">
      <style:table-column-properties style:column-width="1.764cm" style:rel-column-width="13568*"/>
    </style:style>
    <style:style style:name="Table48.B" style:family="table-column">
      <style:table-column-properties style:column-width="4.473cm" style:rel-column-width="34409*"/>
    </style:style>
    <style:style style:name="Table48.C" style:family="table-column">
      <style:table-column-properties style:column-width="2.282cm" style:rel-column-width="17558*"/>
    </style:style>
    <style:style style:name="Table48.1" style:family="table-row">
      <style:table-row-properties style:min-row-height="0.803cm"/>
    </style:style>
    <style:style style:name="Table48.A1" style:family="table-cell">
      <style:table-cell-properties style:vertical-align="bottom" fo:padding="0cm" fo:border="none"/>
    </style:style>
    <style:style style:name="Table48.2" style:family="table-row">
      <style:table-row-properties style:min-row-height="1.997cm"/>
    </style:style>
    <style:style style:name="Table48.A2" style:family="table-cell">
      <style:table-cell-properties fo:padding="0cm" fo:border="none"/>
    </style:style>
    <style:style style:name="Table48.3" style:family="table-row">
      <style:table-row-properties style:min-row-height="0.609cm"/>
    </style:style>
    <style:style style:name="Table4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9" style:family="table">
      <style:table-properties style:width="8.52cm" table:align="margins" style:may-break-between-rows="false"/>
    </style:style>
    <style:style style:name="Table49.A" style:family="table-column">
      <style:table-column-properties style:column-width="1.729cm" style:rel-column-width="13296*"/>
    </style:style>
    <style:style style:name="Table49.B" style:family="table-column">
      <style:table-column-properties style:column-width="4.509cm" style:rel-column-width="34680*"/>
    </style:style>
    <style:style style:name="Table49.C" style:family="table-column">
      <style:table-column-properties style:column-width="2.282cm" style:rel-column-width="17559*"/>
    </style:style>
    <style:style style:name="Table49.1" style:family="table-row">
      <style:table-row-properties style:min-row-height="0.803cm"/>
    </style:style>
    <style:style style:name="Table49.A1" style:family="table-cell">
      <style:table-cell-properties style:vertical-align="bottom" fo:padding="0cm" fo:border="none"/>
    </style:style>
    <style:style style:name="Table49.2" style:family="table-row">
      <style:table-row-properties style:min-row-height="1.997cm"/>
    </style:style>
    <style:style style:name="Table49.A2" style:family="table-cell">
      <style:table-cell-properties fo:padding="0cm" fo:border="none"/>
    </style:style>
    <style:style style:name="Table49.3" style:family="table-row">
      <style:table-row-properties style:min-row-height="0.609cm"/>
    </style:style>
    <style:style style:name="Table4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0" style:family="table">
      <style:table-properties style:width="8.52cm" table:align="margins" style:may-break-between-rows="false"/>
    </style:style>
    <style:style style:name="Table50.A" style:family="table-column">
      <style:table-column-properties style:column-width="1.764cm" style:rel-column-width="13568*"/>
    </style:style>
    <style:style style:name="Table50.B" style:family="table-column">
      <style:table-column-properties style:column-width="4.473cm" style:rel-column-width="34409*"/>
    </style:style>
    <style:style style:name="Table50.C" style:family="table-column">
      <style:table-column-properties style:column-width="2.282cm" style:rel-column-width="17558*"/>
    </style:style>
    <style:style style:name="Table50.1" style:family="table-row">
      <style:table-row-properties style:min-row-height="0.803cm"/>
    </style:style>
    <style:style style:name="Table50.A1" style:family="table-cell">
      <style:table-cell-properties style:vertical-align="bottom" fo:padding="0cm" fo:border="none"/>
    </style:style>
    <style:style style:name="Table50.2" style:family="table-row">
      <style:table-row-properties style:min-row-height="1.997cm"/>
    </style:style>
    <style:style style:name="Table50.A2" style:family="table-cell">
      <style:table-cell-properties fo:padding="0cm" fo:border="none"/>
    </style:style>
    <style:style style:name="Table50.3" style:family="table-row">
      <style:table-row-properties style:min-row-height="0.609cm"/>
    </style:style>
    <style:style style:name="Table5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1" style:family="table">
      <style:table-properties style:width="8.52cm" table:align="margins" style:may-break-between-rows="false"/>
    </style:style>
    <style:style style:name="Table51.A" style:family="table-column">
      <style:table-column-properties style:column-width="1.693cm" style:rel-column-width="13025*"/>
    </style:style>
    <style:style style:name="Table51.B" style:family="table-column">
      <style:table-column-properties style:column-width="4.544cm" style:rel-column-width="34952*"/>
    </style:style>
    <style:style style:name="Table51.C" style:family="table-column">
      <style:table-column-properties style:column-width="2.282cm" style:rel-column-width="17558*"/>
    </style:style>
    <style:style style:name="Table51.1" style:family="table-row">
      <style:table-row-properties style:min-row-height="0.803cm"/>
    </style:style>
    <style:style style:name="Table51.A1" style:family="table-cell">
      <style:table-cell-properties style:vertical-align="bottom" fo:padding="0cm" fo:border="none"/>
    </style:style>
    <style:style style:name="Table51.2" style:family="table-row">
      <style:table-row-properties style:min-row-height="1.997cm"/>
    </style:style>
    <style:style style:name="Table51.A2" style:family="table-cell">
      <style:table-cell-properties fo:padding="0cm" fo:border="none"/>
    </style:style>
    <style:style style:name="Table51.3" style:family="table-row">
      <style:table-row-properties style:min-row-height="0.609cm"/>
    </style:style>
    <style:style style:name="Table5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2" style:family="table">
      <style:table-properties style:width="8.52cm" table:align="margins" style:may-break-between-rows="false"/>
    </style:style>
    <style:style style:name="Table52.A" style:family="table-column">
      <style:table-column-properties style:column-width="1.729cm" style:rel-column-width="13296*"/>
    </style:style>
    <style:style style:name="Table52.B" style:family="table-column">
      <style:table-column-properties style:column-width="4.509cm" style:rel-column-width="34680*"/>
    </style:style>
    <style:style style:name="Table52.C" style:family="table-column">
      <style:table-column-properties style:column-width="2.282cm" style:rel-column-width="17559*"/>
    </style:style>
    <style:style style:name="Table52.1" style:family="table-row">
      <style:table-row-properties style:min-row-height="0.803cm"/>
    </style:style>
    <style:style style:name="Table52.A1" style:family="table-cell">
      <style:table-cell-properties style:vertical-align="bottom" fo:padding="0cm" fo:border="none"/>
    </style:style>
    <style:style style:name="Table52.2" style:family="table-row">
      <style:table-row-properties style:min-row-height="1.997cm"/>
    </style:style>
    <style:style style:name="Table52.A2" style:family="table-cell">
      <style:table-cell-properties fo:padding="0cm" fo:border="none"/>
    </style:style>
    <style:style style:name="Table52.3" style:family="table-row">
      <style:table-row-properties style:min-row-height="0.609cm"/>
    </style:style>
    <style:style style:name="Table5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3" style:family="table">
      <style:table-properties style:width="8.52cm" table:align="margins" style:may-break-between-rows="false"/>
    </style:style>
    <style:style style:name="Table53.A" style:family="table-column">
      <style:table-column-properties style:column-width="1.693cm" style:rel-column-width="13025*"/>
    </style:style>
    <style:style style:name="Table53.B" style:family="table-column">
      <style:table-column-properties style:column-width="4.544cm" style:rel-column-width="34952*"/>
    </style:style>
    <style:style style:name="Table53.C" style:family="table-column">
      <style:table-column-properties style:column-width="2.282cm" style:rel-column-width="17558*"/>
    </style:style>
    <style:style style:name="Table53.1" style:family="table-row">
      <style:table-row-properties style:min-row-height="0.803cm"/>
    </style:style>
    <style:style style:name="Table53.A1" style:family="table-cell">
      <style:table-cell-properties style:vertical-align="bottom" fo:padding="0cm" fo:border="none"/>
    </style:style>
    <style:style style:name="Table53.2" style:family="table-row">
      <style:table-row-properties style:min-row-height="1.997cm"/>
    </style:style>
    <style:style style:name="Table53.A2" style:family="table-cell">
      <style:table-cell-properties fo:padding="0cm" fo:border="none"/>
    </style:style>
    <style:style style:name="Table53.3" style:family="table-row">
      <style:table-row-properties style:min-row-height="0.609cm"/>
    </style:style>
    <style:style style:name="Table5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4" style:family="table">
      <style:table-properties style:width="8.52cm" table:align="margins" style:may-break-between-rows="false"/>
    </style:style>
    <style:style style:name="Table54.A" style:family="table-column">
      <style:table-column-properties style:column-width="1.729cm" style:rel-column-width="13296*"/>
    </style:style>
    <style:style style:name="Table54.B" style:family="table-column">
      <style:table-column-properties style:column-width="4.509cm" style:rel-column-width="34680*"/>
    </style:style>
    <style:style style:name="Table54.C" style:family="table-column">
      <style:table-column-properties style:column-width="2.282cm" style:rel-column-width="17559*"/>
    </style:style>
    <style:style style:name="Table54.1" style:family="table-row">
      <style:table-row-properties style:min-row-height="0.803cm"/>
    </style:style>
    <style:style style:name="Table54.A1" style:family="table-cell">
      <style:table-cell-properties style:vertical-align="bottom" fo:padding="0cm" fo:border="none"/>
    </style:style>
    <style:style style:name="Table54.2" style:family="table-row">
      <style:table-row-properties style:min-row-height="1.997cm"/>
    </style:style>
    <style:style style:name="Table54.A2" style:family="table-cell">
      <style:table-cell-properties fo:padding="0cm" fo:border="none"/>
    </style:style>
    <style:style style:name="Table54.3" style:family="table-row">
      <style:table-row-properties style:min-row-height="0.609cm"/>
    </style:style>
    <style:style style:name="Table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5" style:family="table">
      <style:table-properties style:width="8.52cm" table:align="margins" style:may-break-between-rows="false"/>
    </style:style>
    <style:style style:name="Table55.A" style:family="table-column">
      <style:table-column-properties style:column-width="1.693cm" style:rel-column-width="13025*"/>
    </style:style>
    <style:style style:name="Table55.B" style:family="table-column">
      <style:table-column-properties style:column-width="4.544cm" style:rel-column-width="34952*"/>
    </style:style>
    <style:style style:name="Table55.C" style:family="table-column">
      <style:table-column-properties style:column-width="2.282cm" style:rel-column-width="17558*"/>
    </style:style>
    <style:style style:name="Table55.1" style:family="table-row">
      <style:table-row-properties style:min-row-height="0.803cm"/>
    </style:style>
    <style:style style:name="Table55.A1" style:family="table-cell">
      <style:table-cell-properties style:vertical-align="bottom" fo:padding="0cm" fo:border="none"/>
    </style:style>
    <style:style style:name="Table55.2" style:family="table-row">
      <style:table-row-properties style:min-row-height="1.997cm"/>
    </style:style>
    <style:style style:name="Table55.A2" style:family="table-cell">
      <style:table-cell-properties fo:padding="0cm" fo:border="none"/>
    </style:style>
    <style:style style:name="Table55.3" style:family="table-row">
      <style:table-row-properties style:min-row-height="0.609cm"/>
    </style:style>
    <style:style style:name="Table5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6" style:family="table">
      <style:table-properties style:width="8.597cm" table:align="margins" style:may-break-between-rows="false"/>
    </style:style>
    <style:style style:name="Table56.A" style:family="table-column">
      <style:table-column-properties style:column-width="1.713cm" style:rel-column-width="13052*"/>
    </style:style>
    <style:style style:name="Table56.B" style:family="table-column">
      <style:table-column-properties style:column-width="5.11cm" style:rel-column-width="38951*"/>
    </style:style>
    <style:style style:name="Table56.C" style:family="table-column">
      <style:table-column-properties style:column-width="1.623cm" style:rel-column-width="12367*"/>
    </style:style>
    <style:style style:name="Table56.D" style:family="table-column">
      <style:table-column-properties style:column-width="0.153cm" style:rel-column-width="1165*"/>
    </style:style>
    <style:style style:name="Table56.1" style:family="table-row">
      <style:table-row-properties style:min-row-height="0.803cm"/>
    </style:style>
    <style:style style:name="Table56.A1" style:family="table-cell">
      <style:table-cell-properties style:vertical-align="bottom" fo:padding="0cm" fo:border="none"/>
    </style:style>
    <style:style style:name="Table56.2" style:family="table-row">
      <style:table-row-properties style:min-row-height="1.997cm"/>
    </style:style>
    <style:style style:name="Table56.A2" style:family="table-cell">
      <style:table-cell-properties fo:padding="0cm" fo:border="none"/>
    </style:style>
    <style:style style:name="Table56.3" style:family="table-row">
      <style:table-row-properties style:min-row-height="0.609cm"/>
    </style:style>
    <style:style style:name="Table5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7" style:family="table">
      <style:table-properties style:width="8.52cm" table:align="margins" style:may-break-between-rows="false"/>
    </style:style>
    <style:style style:name="Table57.A" style:family="table-column">
      <style:table-column-properties style:column-width="1.693cm" style:rel-column-width="13025*"/>
    </style:style>
    <style:style style:name="Table57.B" style:family="table-column">
      <style:table-column-properties style:column-width="4.544cm" style:rel-column-width="34952*"/>
    </style:style>
    <style:style style:name="Table57.C" style:family="table-column">
      <style:table-column-properties style:column-width="2.282cm" style:rel-column-width="17558*"/>
    </style:style>
    <style:style style:name="Table57.1" style:family="table-row">
      <style:table-row-properties style:min-row-height="0.803cm"/>
    </style:style>
    <style:style style:name="Table57.A1" style:family="table-cell">
      <style:table-cell-properties style:vertical-align="bottom" fo:padding="0cm" fo:border="none"/>
    </style:style>
    <style:style style:name="Table57.2" style:family="table-row">
      <style:table-row-properties style:min-row-height="1.997cm"/>
    </style:style>
    <style:style style:name="Table57.A2" style:family="table-cell">
      <style:table-cell-properties fo:padding="0cm" fo:border="none"/>
    </style:style>
    <style:style style:name="Table57.3" style:family="table-row">
      <style:table-row-properties style:min-row-height="0.609cm"/>
    </style:style>
    <style:style style:name="Table5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8" style:family="table">
      <style:table-properties style:width="8.52cm" table:align="margins" style:may-break-between-rows="false"/>
    </style:style>
    <style:style style:name="Table58.A" style:family="table-column">
      <style:table-column-properties style:column-width="1.729cm" style:rel-column-width="13296*"/>
    </style:style>
    <style:style style:name="Table58.B" style:family="table-column">
      <style:table-column-properties style:column-width="4.509cm" style:rel-column-width="34680*"/>
    </style:style>
    <style:style style:name="Table58.C" style:family="table-column">
      <style:table-column-properties style:column-width="2.282cm" style:rel-column-width="17559*"/>
    </style:style>
    <style:style style:name="Table58.1" style:family="table-row">
      <style:table-row-properties style:min-row-height="0.803cm"/>
    </style:style>
    <style:style style:name="Table58.A1" style:family="table-cell">
      <style:table-cell-properties style:vertical-align="bottom" fo:padding="0cm" fo:border="none"/>
    </style:style>
    <style:style style:name="Table58.2" style:family="table-row">
      <style:table-row-properties style:min-row-height="1.997cm"/>
    </style:style>
    <style:style style:name="Table58.A2" style:family="table-cell">
      <style:table-cell-properties fo:padding="0cm" fo:border="none"/>
    </style:style>
    <style:style style:name="Table58.3" style:family="table-row">
      <style:table-row-properties style:min-row-height="0.609cm"/>
    </style:style>
    <style:style style:name="Table5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9" style:family="table">
      <style:table-properties style:width="8.52cm" table:align="margins" style:may-break-between-rows="false"/>
    </style:style>
    <style:style style:name="Table59.A" style:family="table-column">
      <style:table-column-properties style:column-width="1.729cm" style:rel-column-width="13296*"/>
    </style:style>
    <style:style style:name="Table59.B" style:family="table-column">
      <style:table-column-properties style:column-width="4.509cm" style:rel-column-width="34680*"/>
    </style:style>
    <style:style style:name="Table59.C" style:family="table-column">
      <style:table-column-properties style:column-width="2.282cm" style:rel-column-width="17559*"/>
    </style:style>
    <style:style style:name="Table59.1" style:family="table-row">
      <style:table-row-properties style:min-row-height="0.803cm"/>
    </style:style>
    <style:style style:name="Table59.A1" style:family="table-cell">
      <style:table-cell-properties style:vertical-align="bottom" fo:padding="0cm" fo:border="none"/>
    </style:style>
    <style:style style:name="Table59.2" style:family="table-row">
      <style:table-row-properties style:min-row-height="1.997cm"/>
    </style:style>
    <style:style style:name="Table59.A2" style:family="table-cell">
      <style:table-cell-properties fo:padding="0cm" fo:border="none"/>
    </style:style>
    <style:style style:name="Table59.3" style:family="table-row">
      <style:table-row-properties style:min-row-height="0.609cm"/>
    </style:style>
    <style:style style:name="Table5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0" style:family="table">
      <style:table-properties style:width="8.52cm" table:align="margins" style:may-break-between-rows="false"/>
    </style:style>
    <style:style style:name="Table60.A" style:family="table-column">
      <style:table-column-properties style:column-width="1.764cm" style:rel-column-width="13568*"/>
    </style:style>
    <style:style style:name="Table60.B" style:family="table-column">
      <style:table-column-properties style:column-width="4.473cm" style:rel-column-width="34409*"/>
    </style:style>
    <style:style style:name="Table60.C" style:family="table-column">
      <style:table-column-properties style:column-width="2.282cm" style:rel-column-width="17558*"/>
    </style:style>
    <style:style style:name="Table60.1" style:family="table-row">
      <style:table-row-properties style:min-row-height="0.803cm"/>
    </style:style>
    <style:style style:name="Table60.A1" style:family="table-cell">
      <style:table-cell-properties style:vertical-align="bottom" fo:padding="0cm" fo:border="none"/>
    </style:style>
    <style:style style:name="Table60.2" style:family="table-row">
      <style:table-row-properties style:min-row-height="1.997cm"/>
    </style:style>
    <style:style style:name="Table60.A2" style:family="table-cell">
      <style:table-cell-properties fo:padding="0cm" fo:border="none"/>
    </style:style>
    <style:style style:name="Table60.3" style:family="table-row">
      <style:table-row-properties style:min-row-height="0.609cm"/>
    </style:style>
    <style:style style:name="Table6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1" style:family="table">
      <style:table-properties style:width="8.52cm" table:align="margins" style:may-break-between-rows="false"/>
    </style:style>
    <style:style style:name="Table61.A" style:family="table-column">
      <style:table-column-properties style:column-width="1.729cm" style:rel-column-width="13296*"/>
    </style:style>
    <style:style style:name="Table61.B" style:family="table-column">
      <style:table-column-properties style:column-width="4.509cm" style:rel-column-width="34680*"/>
    </style:style>
    <style:style style:name="Table61.C" style:family="table-column">
      <style:table-column-properties style:column-width="2.282cm" style:rel-column-width="17559*"/>
    </style:style>
    <style:style style:name="Table61.1" style:family="table-row">
      <style:table-row-properties style:min-row-height="0.803cm"/>
    </style:style>
    <style:style style:name="Table61.A1" style:family="table-cell">
      <style:table-cell-properties style:vertical-align="bottom" fo:padding="0cm" fo:border="none"/>
    </style:style>
    <style:style style:name="Table61.2" style:family="table-row">
      <style:table-row-properties style:min-row-height="1.997cm"/>
    </style:style>
    <style:style style:name="Table61.A2" style:family="table-cell">
      <style:table-cell-properties fo:padding="0cm" fo:border="none"/>
    </style:style>
    <style:style style:name="Table61.3" style:family="table-row">
      <style:table-row-properties style:min-row-height="0.609cm"/>
    </style:style>
    <style:style style:name="Table6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2" style:family="table">
      <style:table-properties style:width="8.52cm" table:align="margins" style:may-break-between-rows="false"/>
    </style:style>
    <style:style style:name="Table62.A" style:family="table-column">
      <style:table-column-properties style:column-width="1.693cm" style:rel-column-width="13025*"/>
    </style:style>
    <style:style style:name="Table62.B" style:family="table-column">
      <style:table-column-properties style:column-width="4.544cm" style:rel-column-width="34952*"/>
    </style:style>
    <style:style style:name="Table62.C" style:family="table-column">
      <style:table-column-properties style:column-width="2.282cm" style:rel-column-width="17558*"/>
    </style:style>
    <style:style style:name="Table62.1" style:family="table-row">
      <style:table-row-properties style:min-row-height="0.803cm"/>
    </style:style>
    <style:style style:name="Table62.A1" style:family="table-cell">
      <style:table-cell-properties style:vertical-align="bottom" fo:padding="0cm" fo:border="none"/>
    </style:style>
    <style:style style:name="Table62.2" style:family="table-row">
      <style:table-row-properties style:min-row-height="1.997cm"/>
    </style:style>
    <style:style style:name="Table62.A2" style:family="table-cell">
      <style:table-cell-properties fo:padding="0cm" fo:border="none"/>
    </style:style>
    <style:style style:name="Table62.3" style:family="table-row">
      <style:table-row-properties style:min-row-height="0.609cm"/>
    </style:style>
    <style:style style:name="Table6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3" style:family="table">
      <style:table-properties style:width="8.52cm" table:align="margins" style:may-break-between-rows="false"/>
    </style:style>
    <style:style style:name="Table63.A" style:family="table-column">
      <style:table-column-properties style:column-width="1.693cm" style:rel-column-width="13025*"/>
    </style:style>
    <style:style style:name="Table63.B" style:family="table-column">
      <style:table-column-properties style:column-width="4.544cm" style:rel-column-width="34952*"/>
    </style:style>
    <style:style style:name="Table63.C" style:family="table-column">
      <style:table-column-properties style:column-width="2.282cm" style:rel-column-width="17558*"/>
    </style:style>
    <style:style style:name="Table63.1" style:family="table-row">
      <style:table-row-properties style:min-row-height="0.803cm"/>
    </style:style>
    <style:style style:name="Table63.A1" style:family="table-cell">
      <style:table-cell-properties style:vertical-align="bottom" fo:padding="0cm" fo:border="none"/>
    </style:style>
    <style:style style:name="Table63.2" style:family="table-row">
      <style:table-row-properties style:min-row-height="1.889cm"/>
    </style:style>
    <style:style style:name="Table63.A2" style:family="table-cell">
      <style:table-cell-properties fo:padding="0cm" fo:border="none"/>
    </style:style>
    <style:style style:name="Table63.3" style:family="table-row">
      <style:table-row-properties style:min-row-height="0.609cm"/>
    </style:style>
    <style:style style:name="Table6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4" style:family="table">
      <style:table-properties style:width="8.52cm" table:align="margins" style:may-break-between-rows="false"/>
    </style:style>
    <style:style style:name="Table64.A" style:family="table-column">
      <style:table-column-properties style:column-width="1.693cm" style:rel-column-width="13025*"/>
    </style:style>
    <style:style style:name="Table64.B" style:family="table-column">
      <style:table-column-properties style:column-width="4.544cm" style:rel-column-width="34952*"/>
    </style:style>
    <style:style style:name="Table64.C" style:family="table-column">
      <style:table-column-properties style:column-width="2.282cm" style:rel-column-width="17558*"/>
    </style:style>
    <style:style style:name="Table64.1" style:family="table-row">
      <style:table-row-properties style:min-row-height="0.803cm"/>
    </style:style>
    <style:style style:name="Table64.A1" style:family="table-cell">
      <style:table-cell-properties style:vertical-align="bottom" fo:padding="0cm" fo:border="none"/>
    </style:style>
    <style:style style:name="Table64.2" style:family="table-row">
      <style:table-row-properties style:min-row-height="1.997cm"/>
    </style:style>
    <style:style style:name="Table64.A2" style:family="table-cell">
      <style:table-cell-properties fo:padding="0cm" fo:border="none"/>
    </style:style>
    <style:style style:name="Table64.3" style:family="table-row">
      <style:table-row-properties style:min-row-height="0.609cm"/>
    </style:style>
    <style:style style:name="Table6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5" style:family="table">
      <style:table-properties style:width="8.52cm" table:align="margins" style:may-break-between-rows="false"/>
    </style:style>
    <style:style style:name="Table65.A" style:family="table-column">
      <style:table-column-properties style:column-width="1.693cm" style:rel-column-width="13025*"/>
    </style:style>
    <style:style style:name="Table65.B" style:family="table-column">
      <style:table-column-properties style:column-width="4.544cm" style:rel-column-width="34952*"/>
    </style:style>
    <style:style style:name="Table65.C" style:family="table-column">
      <style:table-column-properties style:column-width="2.282cm" style:rel-column-width="17558*"/>
    </style:style>
    <style:style style:name="Table65.1" style:family="table-row">
      <style:table-row-properties style:min-row-height="0.803cm"/>
    </style:style>
    <style:style style:name="Table65.A1" style:family="table-cell">
      <style:table-cell-properties style:vertical-align="bottom" fo:padding="0cm" fo:border="none"/>
    </style:style>
    <style:style style:name="Table65.2" style:family="table-row">
      <style:table-row-properties style:min-row-height="1.997cm"/>
    </style:style>
    <style:style style:name="Table65.A2" style:family="table-cell">
      <style:table-cell-properties fo:padding="0cm" fo:border="none"/>
    </style:style>
    <style:style style:name="Table65.3" style:family="table-row">
      <style:table-row-properties style:min-row-height="0.609cm"/>
    </style:style>
    <style:style style:name="Table6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6" style:family="table">
      <style:table-properties style:width="8.52cm" table:align="margins" style:may-break-between-rows="false"/>
    </style:style>
    <style:style style:name="Table66.A" style:family="table-column">
      <style:table-column-properties style:column-width="1.693cm" style:rel-column-width="13025*"/>
    </style:style>
    <style:style style:name="Table66.B" style:family="table-column">
      <style:table-column-properties style:column-width="4.544cm" style:rel-column-width="34952*"/>
    </style:style>
    <style:style style:name="Table66.C" style:family="table-column">
      <style:table-column-properties style:column-width="2.282cm" style:rel-column-width="17558*"/>
    </style:style>
    <style:style style:name="Table66.1" style:family="table-row">
      <style:table-row-properties style:min-row-height="0.803cm"/>
    </style:style>
    <style:style style:name="Table66.A1" style:family="table-cell">
      <style:table-cell-properties style:vertical-align="bottom" fo:padding="0cm" fo:border="none"/>
    </style:style>
    <style:style style:name="Table66.2" style:family="table-row">
      <style:table-row-properties style:min-row-height="1.685cm"/>
    </style:style>
    <style:style style:name="Table66.A2" style:family="table-cell">
      <style:table-cell-properties fo:padding="0cm" fo:border="none"/>
    </style:style>
    <style:style style:name="Table66.3" style:family="table-row">
      <style:table-row-properties style:min-row-height="0.483cm"/>
    </style:style>
    <style:style style:name="Table6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7" style:family="table">
      <style:table-properties style:width="8.52cm" table:align="margins" style:may-break-between-rows="false"/>
    </style:style>
    <style:style style:name="Table67.A" style:family="table-column">
      <style:table-column-properties style:column-width="1.729cm" style:rel-column-width="13296*"/>
    </style:style>
    <style:style style:name="Table67.B" style:family="table-column">
      <style:table-column-properties style:column-width="4.509cm" style:rel-column-width="34680*"/>
    </style:style>
    <style:style style:name="Table67.C" style:family="table-column">
      <style:table-column-properties style:column-width="2.282cm" style:rel-column-width="17559*"/>
    </style:style>
    <style:style style:name="Table67.1" style:family="table-row">
      <style:table-row-properties style:min-row-height="0.803cm"/>
    </style:style>
    <style:style style:name="Table67.A1" style:family="table-cell">
      <style:table-cell-properties style:vertical-align="bottom" fo:padding="0cm" fo:border="none"/>
    </style:style>
    <style:style style:name="Table67.2" style:family="table-row">
      <style:table-row-properties style:min-row-height="1.997cm"/>
    </style:style>
    <style:style style:name="Table67.A2" style:family="table-cell">
      <style:table-cell-properties fo:padding="0cm" fo:border="none"/>
    </style:style>
    <style:style style:name="Table67.3" style:family="table-row">
      <style:table-row-properties style:min-row-height="0.609cm"/>
    </style:style>
    <style:style style:name="Table6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8" style:family="table">
      <style:table-properties style:width="8.52cm" table:align="margins" style:may-break-between-rows="false"/>
    </style:style>
    <style:style style:name="Table68.A" style:family="table-column">
      <style:table-column-properties style:column-width="1.693cm" style:rel-column-width="13025*"/>
    </style:style>
    <style:style style:name="Table68.B" style:family="table-column">
      <style:table-column-properties style:column-width="4.544cm" style:rel-column-width="34952*"/>
    </style:style>
    <style:style style:name="Table68.C" style:family="table-column">
      <style:table-column-properties style:column-width="2.282cm" style:rel-column-width="17558*"/>
    </style:style>
    <style:style style:name="Table68.1" style:family="table-row">
      <style:table-row-properties style:min-row-height="0.803cm"/>
    </style:style>
    <style:style style:name="Table68.A1" style:family="table-cell">
      <style:table-cell-properties style:vertical-align="bottom" fo:padding="0cm" fo:border="none"/>
    </style:style>
    <style:style style:name="Table68.2" style:family="table-row">
      <style:table-row-properties style:min-row-height="1.997cm"/>
    </style:style>
    <style:style style:name="Table68.A2" style:family="table-cell">
      <style:table-cell-properties fo:padding="0cm" fo:border="none"/>
    </style:style>
    <style:style style:name="Table68.3" style:family="table-row">
      <style:table-row-properties style:min-row-height="0.609cm"/>
    </style:style>
    <style:style style:name="Table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9" style:family="table">
      <style:table-properties style:width="8.52cm" table:align="margins" style:may-break-between-rows="false"/>
    </style:style>
    <style:style style:name="Table69.A" style:family="table-column">
      <style:table-column-properties style:column-width="1.764cm" style:rel-column-width="13568*"/>
    </style:style>
    <style:style style:name="Table69.B" style:family="table-column">
      <style:table-column-properties style:column-width="4.473cm" style:rel-column-width="34409*"/>
    </style:style>
    <style:style style:name="Table69.C" style:family="table-column">
      <style:table-column-properties style:column-width="2.282cm" style:rel-column-width="17558*"/>
    </style:style>
    <style:style style:name="Table69.1" style:family="table-row">
      <style:table-row-properties style:min-row-height="0.803cm"/>
    </style:style>
    <style:style style:name="Table69.A1" style:family="table-cell">
      <style:table-cell-properties style:vertical-align="bottom" fo:padding="0cm" fo:border="none"/>
    </style:style>
    <style:style style:name="Table69.2" style:family="table-row">
      <style:table-row-properties style:min-row-height="1.997cm"/>
    </style:style>
    <style:style style:name="Table69.A2" style:family="table-cell">
      <style:table-cell-properties fo:padding="0cm" fo:border="none"/>
    </style:style>
    <style:style style:name="Table69.3" style:family="table-row">
      <style:table-row-properties style:min-row-height="0.609cm"/>
    </style:style>
    <style:style style:name="Table6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0" style:family="table">
      <style:table-properties style:width="8.52cm" table:align="margins" style:may-break-between-rows="false"/>
    </style:style>
    <style:style style:name="Table70.A" style:family="table-column">
      <style:table-column-properties style:column-width="1.764cm" style:rel-column-width="13568*"/>
    </style:style>
    <style:style style:name="Table70.B" style:family="table-column">
      <style:table-column-properties style:column-width="4.473cm" style:rel-column-width="34409*"/>
    </style:style>
    <style:style style:name="Table70.C" style:family="table-column">
      <style:table-column-properties style:column-width="2.282cm" style:rel-column-width="17558*"/>
    </style:style>
    <style:style style:name="Table70.1" style:family="table-row">
      <style:table-row-properties style:min-row-height="0.803cm"/>
    </style:style>
    <style:style style:name="Table70.A1" style:family="table-cell">
      <style:table-cell-properties style:vertical-align="bottom" fo:padding="0cm" fo:border="none"/>
    </style:style>
    <style:style style:name="Table70.2" style:family="table-row">
      <style:table-row-properties style:min-row-height="1.997cm"/>
    </style:style>
    <style:style style:name="Table70.A2" style:family="table-cell">
      <style:table-cell-properties fo:padding="0cm" fo:border="none"/>
    </style:style>
    <style:style style:name="Table70.3" style:family="table-row">
      <style:table-row-properties style:min-row-height="0.609cm"/>
    </style:style>
    <style:style style:name="Table7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1" style:family="table">
      <style:table-properties style:width="8.52cm" table:align="margins" style:may-break-between-rows="false"/>
    </style:style>
    <style:style style:name="Table71.A" style:family="table-column">
      <style:table-column-properties style:column-width="1.729cm" style:rel-column-width="13296*"/>
    </style:style>
    <style:style style:name="Table71.B" style:family="table-column">
      <style:table-column-properties style:column-width="4.509cm" style:rel-column-width="34680*"/>
    </style:style>
    <style:style style:name="Table71.C" style:family="table-column">
      <style:table-column-properties style:column-width="2.282cm" style:rel-column-width="17559*"/>
    </style:style>
    <style:style style:name="Table71.1" style:family="table-row">
      <style:table-row-properties style:min-row-height="0.803cm"/>
    </style:style>
    <style:style style:name="Table71.A1" style:family="table-cell">
      <style:table-cell-properties style:vertical-align="bottom" fo:padding="0cm" fo:border="none"/>
    </style:style>
    <style:style style:name="Table71.2" style:family="table-row">
      <style:table-row-properties style:min-row-height="1.997cm"/>
    </style:style>
    <style:style style:name="Table71.A2" style:family="table-cell">
      <style:table-cell-properties fo:padding="0cm" fo:border="none"/>
    </style:style>
    <style:style style:name="Table71.3" style:family="table-row">
      <style:table-row-properties style:min-row-height="0.609cm"/>
    </style:style>
    <style:style style:name="Table7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2" style:family="table">
      <style:table-properties style:width="8.52cm" table:align="margins" style:may-break-between-rows="false"/>
    </style:style>
    <style:style style:name="Table72.A" style:family="table-column">
      <style:table-column-properties style:column-width="1.764cm" style:rel-column-width="13568*"/>
    </style:style>
    <style:style style:name="Table72.B" style:family="table-column">
      <style:table-column-properties style:column-width="4.473cm" style:rel-column-width="34409*"/>
    </style:style>
    <style:style style:name="Table72.C" style:family="table-column">
      <style:table-column-properties style:column-width="2.282cm" style:rel-column-width="17558*"/>
    </style:style>
    <style:style style:name="Table72.1" style:family="table-row">
      <style:table-row-properties style:min-row-height="0.803cm"/>
    </style:style>
    <style:style style:name="Table72.A1" style:family="table-cell">
      <style:table-cell-properties style:vertical-align="bottom" fo:padding="0cm" fo:border="none"/>
    </style:style>
    <style:style style:name="Table72.2" style:family="table-row">
      <style:table-row-properties style:min-row-height="1.997cm"/>
    </style:style>
    <style:style style:name="Table72.A2" style:family="table-cell">
      <style:table-cell-properties fo:padding="0cm" fo:border="none"/>
    </style:style>
    <style:style style:name="Table72.3" style:family="table-row">
      <style:table-row-properties style:min-row-height="0.609cm"/>
    </style:style>
    <style:style style:name="Table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3" style:family="table">
      <style:table-properties style:width="8.52cm" table:align="margins" style:may-break-between-rows="false"/>
    </style:style>
    <style:style style:name="Table73.A" style:family="table-column">
      <style:table-column-properties style:column-width="1.764cm" style:rel-column-width="13568*"/>
    </style:style>
    <style:style style:name="Table73.B" style:family="table-column">
      <style:table-column-properties style:column-width="4.473cm" style:rel-column-width="34409*"/>
    </style:style>
    <style:style style:name="Table73.C" style:family="table-column">
      <style:table-column-properties style:column-width="2.282cm" style:rel-column-width="17558*"/>
    </style:style>
    <style:style style:name="Table73.1" style:family="table-row">
      <style:table-row-properties style:min-row-height="0.803cm"/>
    </style:style>
    <style:style style:name="Table73.A1" style:family="table-cell">
      <style:table-cell-properties style:vertical-align="bottom" fo:padding="0cm" fo:border="none"/>
    </style:style>
    <style:style style:name="Table73.2" style:family="table-row">
      <style:table-row-properties style:min-row-height="1.997cm"/>
    </style:style>
    <style:style style:name="Table73.A2" style:family="table-cell">
      <style:table-cell-properties fo:padding="0cm" fo:border="none"/>
    </style:style>
    <style:style style:name="Table73.3" style:family="table-row">
      <style:table-row-properties style:min-row-height="0.609cm"/>
    </style:style>
    <style:style style:name="Table7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4" style:family="table">
      <style:table-properties style:width="8.52cm" table:align="margins" style:may-break-between-rows="false"/>
    </style:style>
    <style:style style:name="Table74.A" style:family="table-column">
      <style:table-column-properties style:column-width="1.764cm" style:rel-column-width="13568*"/>
    </style:style>
    <style:style style:name="Table74.B" style:family="table-column">
      <style:table-column-properties style:column-width="4.473cm" style:rel-column-width="34409*"/>
    </style:style>
    <style:style style:name="Table74.C" style:family="table-column">
      <style:table-column-properties style:column-width="2.282cm" style:rel-column-width="17558*"/>
    </style:style>
    <style:style style:name="Table74.1" style:family="table-row">
      <style:table-row-properties style:min-row-height="0.803cm"/>
    </style:style>
    <style:style style:name="Table74.A1" style:family="table-cell">
      <style:table-cell-properties style:vertical-align="bottom" fo:padding="0cm" fo:border="none"/>
    </style:style>
    <style:style style:name="Table74.2" style:family="table-row">
      <style:table-row-properties style:min-row-height="1.997cm"/>
    </style:style>
    <style:style style:name="Table74.A2" style:family="table-cell">
      <style:table-cell-properties fo:padding="0cm" fo:border="none"/>
    </style:style>
    <style:style style:name="Table74.3" style:family="table-row">
      <style:table-row-properties style:min-row-height="0.609cm"/>
    </style:style>
    <style:style style:name="Table7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5" style:family="table">
      <style:table-properties style:width="8.52cm" table:align="margins" style:may-break-between-rows="false"/>
    </style:style>
    <style:style style:name="Table75.A" style:family="table-column">
      <style:table-column-properties style:column-width="1.764cm" style:rel-column-width="13568*"/>
    </style:style>
    <style:style style:name="Table75.B" style:family="table-column">
      <style:table-column-properties style:column-width="4.473cm" style:rel-column-width="34409*"/>
    </style:style>
    <style:style style:name="Table75.C" style:family="table-column">
      <style:table-column-properties style:column-width="2.282cm" style:rel-column-width="17558*"/>
    </style:style>
    <style:style style:name="Table75.1" style:family="table-row">
      <style:table-row-properties style:min-row-height="0.803cm"/>
    </style:style>
    <style:style style:name="Table75.A1" style:family="table-cell">
      <style:table-cell-properties style:vertical-align="bottom" fo:padding="0cm" fo:border="none"/>
    </style:style>
    <style:style style:name="Table75.2" style:family="table-row">
      <style:table-row-properties style:min-row-height="1.734cm"/>
    </style:style>
    <style:style style:name="Table75.A2" style:family="table-cell">
      <style:table-cell-properties fo:padding="0cm" fo:border="none"/>
    </style:style>
    <style:style style:name="Table75.3" style:family="table-row">
      <style:table-row-properties style:min-row-height="0.609cm"/>
    </style:style>
    <style:style style:name="Table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6" style:family="table">
      <style:table-properties style:width="8.52cm" table:align="margins" style:may-break-between-rows="false"/>
    </style:style>
    <style:style style:name="Table76.A" style:family="table-column">
      <style:table-column-properties style:column-width="1.764cm" style:rel-column-width="13568*"/>
    </style:style>
    <style:style style:name="Table76.B" style:family="table-column">
      <style:table-column-properties style:column-width="4.473cm" style:rel-column-width="34409*"/>
    </style:style>
    <style:style style:name="Table76.C" style:family="table-column">
      <style:table-column-properties style:column-width="2.282cm" style:rel-column-width="17558*"/>
    </style:style>
    <style:style style:name="Table76.1" style:family="table-row">
      <style:table-row-properties style:min-row-height="0.803cm"/>
    </style:style>
    <style:style style:name="Table76.A1" style:family="table-cell">
      <style:table-cell-properties style:vertical-align="bottom" fo:padding="0cm" fo:border="none"/>
    </style:style>
    <style:style style:name="Table76.2" style:family="table-row">
      <style:table-row-properties style:min-row-height="1.997cm"/>
    </style:style>
    <style:style style:name="Table76.A2" style:family="table-cell">
      <style:table-cell-properties fo:padding="0cm" fo:border="none"/>
    </style:style>
    <style:style style:name="Table76.3" style:family="table-row">
      <style:table-row-properties style:min-row-height="0.609cm"/>
    </style:style>
    <style:style style:name="Table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7" style:family="table">
      <style:table-properties style:width="8.52cm" table:align="margins" style:may-break-between-rows="false"/>
    </style:style>
    <style:style style:name="Table77.A" style:family="table-column">
      <style:table-column-properties style:column-width="1.764cm" style:rel-column-width="13568*"/>
    </style:style>
    <style:style style:name="Table77.B" style:family="table-column">
      <style:table-column-properties style:column-width="4.473cm" style:rel-column-width="34409*"/>
    </style:style>
    <style:style style:name="Table77.C" style:family="table-column">
      <style:table-column-properties style:column-width="2.282cm" style:rel-column-width="17558*"/>
    </style:style>
    <style:style style:name="Table77.1" style:family="table-row">
      <style:table-row-properties style:min-row-height="0.803cm"/>
    </style:style>
    <style:style style:name="Table77.A1" style:family="table-cell">
      <style:table-cell-properties style:vertical-align="bottom" fo:padding="0cm" fo:border="none"/>
    </style:style>
    <style:style style:name="Table77.2" style:family="table-row">
      <style:table-row-properties style:min-row-height="1.997cm"/>
    </style:style>
    <style:style style:name="Table77.A2" style:family="table-cell">
      <style:table-cell-properties fo:padding="0cm" fo:border="none"/>
    </style:style>
    <style:style style:name="Table77.3" style:family="table-row">
      <style:table-row-properties style:min-row-height="0.609cm"/>
    </style:style>
    <style:style style:name="Table7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8" style:family="table">
      <style:table-properties style:width="8.52cm" table:align="margins" style:may-break-between-rows="false"/>
    </style:style>
    <style:style style:name="Table78.A" style:family="table-column">
      <style:table-column-properties style:column-width="1.764cm" style:rel-column-width="13568*"/>
    </style:style>
    <style:style style:name="Table78.B" style:family="table-column">
      <style:table-column-properties style:column-width="4.473cm" style:rel-column-width="34409*"/>
    </style:style>
    <style:style style:name="Table78.C" style:family="table-column">
      <style:table-column-properties style:column-width="2.282cm" style:rel-column-width="17558*"/>
    </style:style>
    <style:style style:name="Table78.1" style:family="table-row">
      <style:table-row-properties style:min-row-height="0.803cm"/>
    </style:style>
    <style:style style:name="Table78.A1" style:family="table-cell">
      <style:table-cell-properties style:vertical-align="bottom" fo:padding="0cm" fo:border="none"/>
    </style:style>
    <style:style style:name="Table78.2" style:family="table-row">
      <style:table-row-properties style:min-row-height="1.997cm"/>
    </style:style>
    <style:style style:name="Table78.A2" style:family="table-cell">
      <style:table-cell-properties fo:padding="0cm" fo:border="none"/>
    </style:style>
    <style:style style:name="Table78.3" style:family="table-row">
      <style:table-row-properties style:min-row-height="0.609cm"/>
    </style:style>
    <style:style style:name="Table7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9" style:family="table">
      <style:table-properties style:width="8.52cm" table:align="margins" style:may-break-between-rows="false"/>
    </style:style>
    <style:style style:name="Table79.A" style:family="table-column">
      <style:table-column-properties style:column-width="1.764cm" style:rel-column-width="13568*"/>
    </style:style>
    <style:style style:name="Table79.B" style:family="table-column">
      <style:table-column-properties style:column-width="4.473cm" style:rel-column-width="34409*"/>
    </style:style>
    <style:style style:name="Table79.C" style:family="table-column">
      <style:table-column-properties style:column-width="2.282cm" style:rel-column-width="17558*"/>
    </style:style>
    <style:style style:name="Table79.1" style:family="table-row">
      <style:table-row-properties style:min-row-height="0.803cm"/>
    </style:style>
    <style:style style:name="Table79.A1" style:family="table-cell">
      <style:table-cell-properties style:vertical-align="bottom" fo:padding="0cm" fo:border="none"/>
    </style:style>
    <style:style style:name="Table79.2" style:family="table-row">
      <style:table-row-properties style:min-row-height="1.997cm"/>
    </style:style>
    <style:style style:name="Table79.A2" style:family="table-cell">
      <style:table-cell-properties fo:padding="0cm" fo:border="none"/>
    </style:style>
    <style:style style:name="Table79.3" style:family="table-row">
      <style:table-row-properties style:min-row-height="0.609cm"/>
    </style:style>
    <style:style style:name="Table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0" style:family="table">
      <style:table-properties style:width="8.52cm" table:align="margins" style:may-break-between-rows="false"/>
    </style:style>
    <style:style style:name="Table80.A" style:family="table-column">
      <style:table-column-properties style:column-width="1.764cm" style:rel-column-width="13568*"/>
    </style:style>
    <style:style style:name="Table80.B" style:family="table-column">
      <style:table-column-properties style:column-width="4.473cm" style:rel-column-width="34409*"/>
    </style:style>
    <style:style style:name="Table80.C" style:family="table-column">
      <style:table-column-properties style:column-width="2.282cm" style:rel-column-width="17558*"/>
    </style:style>
    <style:style style:name="Table80.1" style:family="table-row">
      <style:table-row-properties style:min-row-height="0.803cm"/>
    </style:style>
    <style:style style:name="Table80.A1" style:family="table-cell">
      <style:table-cell-properties style:vertical-align="bottom" fo:padding="0cm" fo:border="none"/>
    </style:style>
    <style:style style:name="Table80.2" style:family="table-row">
      <style:table-row-properties style:min-row-height="1.997cm"/>
    </style:style>
    <style:style style:name="Table80.A2" style:family="table-cell">
      <style:table-cell-properties fo:padding="0cm" fo:border="none"/>
    </style:style>
    <style:style style:name="Table80.3" style:family="table-row">
      <style:table-row-properties style:min-row-height="0.609cm"/>
    </style:style>
    <style:style style:name="Table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1" style:family="table">
      <style:table-properties style:width="8.52cm" table:align="margins" style:may-break-between-rows="false"/>
    </style:style>
    <style:style style:name="Table81.A" style:family="table-column">
      <style:table-column-properties style:column-width="1.764cm" style:rel-column-width="13568*"/>
    </style:style>
    <style:style style:name="Table81.B" style:family="table-column">
      <style:table-column-properties style:column-width="4.473cm" style:rel-column-width="34409*"/>
    </style:style>
    <style:style style:name="Table81.C" style:family="table-column">
      <style:table-column-properties style:column-width="2.282cm" style:rel-column-width="17558*"/>
    </style:style>
    <style:style style:name="Table81.1" style:family="table-row">
      <style:table-row-properties style:min-row-height="0.803cm"/>
    </style:style>
    <style:style style:name="Table81.A1" style:family="table-cell">
      <style:table-cell-properties style:vertical-align="bottom" fo:padding="0cm" fo:border="none"/>
    </style:style>
    <style:style style:name="Table81.2" style:family="table-row">
      <style:table-row-properties style:min-row-height="1.997cm"/>
    </style:style>
    <style:style style:name="Table81.A2" style:family="table-cell">
      <style:table-cell-properties fo:padding="0cm" fo:border="none"/>
    </style:style>
    <style:style style:name="Table81.3" style:family="table-row">
      <style:table-row-properties style:min-row-height="0.609cm"/>
    </style:style>
    <style:style style:name="Table8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2" style:family="table">
      <style:table-properties style:width="8.52cm" table:align="margins" style:may-break-between-rows="false"/>
    </style:style>
    <style:style style:name="Table82.A" style:family="table-column">
      <style:table-column-properties style:column-width="1.794cm" style:rel-column-width="13803*"/>
    </style:style>
    <style:style style:name="Table82.B" style:family="table-column">
      <style:table-column-properties style:column-width="4.443cm" style:rel-column-width="34178*"/>
    </style:style>
    <style:style style:name="Table82.C" style:family="table-column">
      <style:table-column-properties style:column-width="2.282cm" style:rel-column-width="17554*"/>
    </style:style>
    <style:style style:name="Table82.1" style:family="table-row">
      <style:table-row-properties style:min-row-height="0.803cm"/>
    </style:style>
    <style:style style:name="Table82.A1" style:family="table-cell">
      <style:table-cell-properties style:vertical-align="bottom" fo:padding="0cm" fo:border="none"/>
    </style:style>
    <style:style style:name="Table82.2" style:family="table-row">
      <style:table-row-properties style:min-row-height="1.997cm"/>
    </style:style>
    <style:style style:name="Table82.A2" style:family="table-cell">
      <style:table-cell-properties fo:padding="0cm" fo:border="none"/>
    </style:style>
    <style:style style:name="Table82.3" style:family="table-row">
      <style:table-row-properties style:min-row-height="0.609cm"/>
    </style:style>
    <style:style style:name="Table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3" style:family="table">
      <style:table-properties style:width="8.52cm" table:align="margins" style:may-break-between-rows="false"/>
    </style:style>
    <style:style style:name="Table83.A" style:family="table-column">
      <style:table-column-properties style:column-width="1.764cm" style:rel-column-width="13568*"/>
    </style:style>
    <style:style style:name="Table83.B" style:family="table-column">
      <style:table-column-properties style:column-width="4.473cm" style:rel-column-width="34409*"/>
    </style:style>
    <style:style style:name="Table83.C" style:family="table-column">
      <style:table-column-properties style:column-width="2.282cm" style:rel-column-width="17558*"/>
    </style:style>
    <style:style style:name="Table83.1" style:family="table-row">
      <style:table-row-properties style:min-row-height="0.803cm"/>
    </style:style>
    <style:style style:name="Table83.A1" style:family="table-cell">
      <style:table-cell-properties style:vertical-align="bottom" fo:padding="0cm" fo:border="none"/>
    </style:style>
    <style:style style:name="Table83.2" style:family="table-row">
      <style:table-row-properties style:min-row-height="1.997cm"/>
    </style:style>
    <style:style style:name="Table83.A2" style:family="table-cell">
      <style:table-cell-properties fo:padding="0cm" fo:border="none"/>
    </style:style>
    <style:style style:name="Table83.3" style:family="table-row">
      <style:table-row-properties style:min-row-height="0.609cm"/>
    </style:style>
    <style:style style:name="Table8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4" style:family="table">
      <style:table-properties style:width="8.52cm" table:align="margins" style:may-break-between-rows="false"/>
    </style:style>
    <style:style style:name="Table84.A" style:family="table-column">
      <style:table-column-properties style:column-width="1.764cm" style:rel-column-width="13568*"/>
    </style:style>
    <style:style style:name="Table84.B" style:family="table-column">
      <style:table-column-properties style:column-width="4.473cm" style:rel-column-width="34409*"/>
    </style:style>
    <style:style style:name="Table84.C" style:family="table-column">
      <style:table-column-properties style:column-width="2.282cm" style:rel-column-width="17558*"/>
    </style:style>
    <style:style style:name="Table84.1" style:family="table-row">
      <style:table-row-properties style:min-row-height="0.803cm"/>
    </style:style>
    <style:style style:name="Table84.A1" style:family="table-cell">
      <style:table-cell-properties style:vertical-align="bottom" fo:padding="0cm" fo:border="none"/>
    </style:style>
    <style:style style:name="Table84.2" style:family="table-row">
      <style:table-row-properties style:min-row-height="1.997cm"/>
    </style:style>
    <style:style style:name="Table84.A2" style:family="table-cell">
      <style:table-cell-properties fo:padding="0cm" fo:border="none"/>
    </style:style>
    <style:style style:name="Table84.3" style:family="table-row">
      <style:table-row-properties style:min-row-height="0.609cm"/>
    </style:style>
    <style:style style:name="Table8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5" style:family="table">
      <style:table-properties style:width="8.52cm" table:align="margins" style:may-break-between-rows="false"/>
    </style:style>
    <style:style style:name="Table85.A" style:family="table-column">
      <style:table-column-properties style:column-width="1.764cm" style:rel-column-width="13568*"/>
    </style:style>
    <style:style style:name="Table85.B" style:family="table-column">
      <style:table-column-properties style:column-width="4.473cm" style:rel-column-width="34409*"/>
    </style:style>
    <style:style style:name="Table85.C" style:family="table-column">
      <style:table-column-properties style:column-width="2.282cm" style:rel-column-width="17558*"/>
    </style:style>
    <style:style style:name="Table85.1" style:family="table-row">
      <style:table-row-properties style:min-row-height="0.803cm"/>
    </style:style>
    <style:style style:name="Table85.A1" style:family="table-cell">
      <style:table-cell-properties style:vertical-align="bottom" fo:padding="0cm" fo:border="none"/>
    </style:style>
    <style:style style:name="Table85.2" style:family="table-row">
      <style:table-row-properties style:min-row-height="1.997cm"/>
    </style:style>
    <style:style style:name="Table85.A2" style:family="table-cell">
      <style:table-cell-properties fo:padding="0cm" fo:border="none"/>
    </style:style>
    <style:style style:name="Table85.3" style:family="table-row">
      <style:table-row-properties style:min-row-height="0.609cm"/>
    </style:style>
    <style:style style:name="Table8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6" style:family="table">
      <style:table-properties style:width="8.52cm" table:align="margins" style:may-break-between-rows="false"/>
    </style:style>
    <style:style style:name="Table86.A" style:family="table-column">
      <style:table-column-properties style:column-width="1.764cm" style:rel-column-width="13568*"/>
    </style:style>
    <style:style style:name="Table86.B" style:family="table-column">
      <style:table-column-properties style:column-width="4.473cm" style:rel-column-width="34409*"/>
    </style:style>
    <style:style style:name="Table86.C" style:family="table-column">
      <style:table-column-properties style:column-width="2.282cm" style:rel-column-width="17558*"/>
    </style:style>
    <style:style style:name="Table86.1" style:family="table-row">
      <style:table-row-properties style:min-row-height="0.291cm"/>
    </style:style>
    <style:style style:name="Table86.A1" style:family="table-cell">
      <style:table-cell-properties style:vertical-align="bottom" fo:padding="0cm" fo:border="none"/>
    </style:style>
    <style:style style:name="Table86.2" style:family="table-row">
      <style:table-row-properties style:min-row-height="1.496cm"/>
    </style:style>
    <style:style style:name="Table86.A2" style:family="table-cell">
      <style:table-cell-properties fo:padding="0cm" fo:border="none"/>
    </style:style>
    <style:style style:name="Table86.3" style:family="table-row">
      <style:table-row-properties style:min-row-height="0.556cm"/>
    </style:style>
    <style:style style:name="Table8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7" style:family="table">
      <style:table-properties style:width="8.52cm" table:align="margins" style:may-break-between-rows="false"/>
    </style:style>
    <style:style style:name="Table87.A" style:family="table-column">
      <style:table-column-properties style:column-width="1.764cm" style:rel-column-width="13568*"/>
    </style:style>
    <style:style style:name="Table87.B" style:family="table-column">
      <style:table-column-properties style:column-width="4.473cm" style:rel-column-width="34409*"/>
    </style:style>
    <style:style style:name="Table87.C" style:family="table-column">
      <style:table-column-properties style:column-width="2.282cm" style:rel-column-width="17558*"/>
    </style:style>
    <style:style style:name="Table87.1" style:family="table-row">
      <style:table-row-properties style:min-row-height="0.803cm"/>
    </style:style>
    <style:style style:name="Table87.A1" style:family="table-cell">
      <style:table-cell-properties style:vertical-align="bottom" fo:padding="0cm" fo:border="none"/>
    </style:style>
    <style:style style:name="Table87.2" style:family="table-row">
      <style:table-row-properties style:min-row-height="1.997cm"/>
    </style:style>
    <style:style style:name="Table87.A2" style:family="table-cell">
      <style:table-cell-properties fo:padding="0cm" fo:border="none"/>
    </style:style>
    <style:style style:name="Table87.3" style:family="table-row">
      <style:table-row-properties style:min-row-height="0.609cm"/>
    </style:style>
    <style:style style:name="Table8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8" style:family="table">
      <style:table-properties style:width="8.52cm" table:align="margins" style:may-break-between-rows="false"/>
    </style:style>
    <style:style style:name="Table88.A" style:family="table-column">
      <style:table-column-properties style:column-width="1.764cm" style:rel-column-width="13568*"/>
    </style:style>
    <style:style style:name="Table88.B" style:family="table-column">
      <style:table-column-properties style:column-width="4.473cm" style:rel-column-width="34409*"/>
    </style:style>
    <style:style style:name="Table88.C" style:family="table-column">
      <style:table-column-properties style:column-width="2.282cm" style:rel-column-width="17558*"/>
    </style:style>
    <style:style style:name="Table88.1" style:family="table-row">
      <style:table-row-properties style:min-row-height="0.815cm"/>
    </style:style>
    <style:style style:name="Table88.A1" style:family="table-cell">
      <style:table-cell-properties style:vertical-align="bottom" fo:padding="0cm" fo:border="none"/>
    </style:style>
    <style:style style:name="Table88.2" style:family="table-row">
      <style:table-row-properties style:min-row-height="1.997cm"/>
    </style:style>
    <style:style style:name="Table88.A2" style:family="table-cell">
      <style:table-cell-properties fo:padding="0cm" fo:border="none"/>
    </style:style>
    <style:style style:name="Table88.3" style:family="table-row">
      <style:table-row-properties style:min-row-height="0.609cm"/>
    </style:style>
    <style:style style:name="Table8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9" style:family="table">
      <style:table-properties style:width="8.52cm" table:align="margins" style:may-break-between-rows="false"/>
    </style:style>
    <style:style style:name="Table89.A" style:family="table-column">
      <style:table-column-properties style:column-width="1.764cm" style:rel-column-width="13568*"/>
    </style:style>
    <style:style style:name="Table89.B" style:family="table-column">
      <style:table-column-properties style:column-width="4.473cm" style:rel-column-width="34409*"/>
    </style:style>
    <style:style style:name="Table89.C" style:family="table-column">
      <style:table-column-properties style:column-width="2.282cm" style:rel-column-width="17558*"/>
    </style:style>
    <style:style style:name="Table89.1" style:family="table-row">
      <style:table-row-properties style:min-row-height="0.803cm"/>
    </style:style>
    <style:style style:name="Table89.A1" style:family="table-cell">
      <style:table-cell-properties style:vertical-align="bottom" fo:padding="0cm" fo:border="none"/>
    </style:style>
    <style:style style:name="Table89.2" style:family="table-row">
      <style:table-row-properties style:min-row-height="1.997cm"/>
    </style:style>
    <style:style style:name="Table89.A2" style:family="table-cell">
      <style:table-cell-properties fo:padding="0cm" fo:border="none"/>
    </style:style>
    <style:style style:name="Table89.3" style:family="table-row">
      <style:table-row-properties style:min-row-height="0.609cm"/>
    </style:style>
    <style:style style:name="Table8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0" style:family="table">
      <style:table-properties style:width="8.52cm" table:align="margins" style:may-break-between-rows="false"/>
    </style:style>
    <style:style style:name="Table90.A" style:family="table-column">
      <style:table-column-properties style:column-width="1.794cm" style:rel-column-width="13803*"/>
    </style:style>
    <style:style style:name="Table90.B" style:family="table-column">
      <style:table-column-properties style:column-width="4.443cm" style:rel-column-width="34178*"/>
    </style:style>
    <style:style style:name="Table90.C" style:family="table-column">
      <style:table-column-properties style:column-width="2.282cm" style:rel-column-width="17554*"/>
    </style:style>
    <style:style style:name="Table90.1" style:family="table-row">
      <style:table-row-properties style:min-row-height="0.803cm"/>
    </style:style>
    <style:style style:name="Table90.A1" style:family="table-cell">
      <style:table-cell-properties style:vertical-align="bottom" fo:padding="0cm" fo:border="none"/>
    </style:style>
    <style:style style:name="Table90.2" style:family="table-row">
      <style:table-row-properties style:min-row-height="1.997cm"/>
    </style:style>
    <style:style style:name="Table90.A2" style:family="table-cell">
      <style:table-cell-properties fo:padding="0cm" fo:border="none"/>
    </style:style>
    <style:style style:name="Table90.3" style:family="table-row">
      <style:table-row-properties style:min-row-height="0.609cm"/>
    </style:style>
    <style:style style:name="Table9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91" style:family="table">
      <style:table-properties style:width="8.52cm" table:align="margins" style:may-break-between-rows="false"/>
    </style:style>
    <style:style style:name="Table91.A" style:family="table-column">
      <style:table-column-properties style:column-width="1.794cm" style:rel-column-width="13803*"/>
    </style:style>
    <style:style style:name="Table91.B" style:family="table-column">
      <style:table-column-properties style:column-width="4.443cm" style:rel-column-width="34178*"/>
    </style:style>
    <style:style style:name="Table91.C" style:family="table-column">
      <style:table-column-properties style:column-width="2.282cm" style:rel-column-width="17554*"/>
    </style:style>
    <style:style style:name="Table91.1" style:family="table-row">
      <style:table-row-properties style:min-row-height="0.803cm"/>
    </style:style>
    <style:style style:name="Table91.A1" style:family="table-cell">
      <style:table-cell-properties style:vertical-align="bottom" fo:padding="0cm" fo:border="none"/>
    </style:style>
    <style:style style:name="Table91.2" style:family="table-row">
      <style:table-row-properties style:min-row-height="1.997cm"/>
    </style:style>
    <style:style style:name="Table91.A2" style:family="table-cell">
      <style:table-cell-properties fo:padding="0cm" fo:border="none"/>
    </style:style>
    <style:style style:name="Table91.3" style:family="table-row">
      <style:table-row-properties style:min-row-height="0.609cm"/>
    </style:style>
    <style:style style:name="Table9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2" style:family="table">
      <style:table-properties style:width="8.52cm" table:align="margins" style:may-break-between-rows="false"/>
    </style:style>
    <style:style style:name="Table92.A" style:family="table-column">
      <style:table-column-properties style:column-width="1.764cm" style:rel-column-width="13568*"/>
    </style:style>
    <style:style style:name="Table92.B" style:family="table-column">
      <style:table-column-properties style:column-width="4.473cm" style:rel-column-width="34409*"/>
    </style:style>
    <style:style style:name="Table92.C" style:family="table-column">
      <style:table-column-properties style:column-width="2.282cm" style:rel-column-width="17558*"/>
    </style:style>
    <style:style style:name="Table92.1" style:family="table-row">
      <style:table-row-properties style:min-row-height="0.803cm"/>
    </style:style>
    <style:style style:name="Table92.A1" style:family="table-cell">
      <style:table-cell-properties style:vertical-align="bottom" fo:padding="0cm" fo:border="none"/>
    </style:style>
    <style:style style:name="Table92.2" style:family="table-row">
      <style:table-row-properties style:min-row-height="1.997cm"/>
    </style:style>
    <style:style style:name="Table92.A2" style:family="table-cell">
      <style:table-cell-properties fo:padding="0cm" fo:border="none"/>
    </style:style>
    <style:style style:name="Table92.3" style:family="table-row">
      <style:table-row-properties style:min-row-height="0.609cm"/>
    </style:style>
    <style:style style:name="Table9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3" style:family="table">
      <style:table-properties style:width="8.52cm" table:align="margins" style:may-break-between-rows="false"/>
    </style:style>
    <style:style style:name="Table93.A" style:family="table-column">
      <style:table-column-properties style:column-width="1.764cm" style:rel-column-width="13568*"/>
    </style:style>
    <style:style style:name="Table93.B" style:family="table-column">
      <style:table-column-properties style:column-width="4.473cm" style:rel-column-width="34409*"/>
    </style:style>
    <style:style style:name="Table93.C" style:family="table-column">
      <style:table-column-properties style:column-width="2.282cm" style:rel-column-width="17558*"/>
    </style:style>
    <style:style style:name="Table93.1" style:family="table-row">
      <style:table-row-properties style:min-row-height="0.803cm"/>
    </style:style>
    <style:style style:name="Table93.A1" style:family="table-cell">
      <style:table-cell-properties style:vertical-align="bottom" fo:padding="0cm" fo:border="none"/>
    </style:style>
    <style:style style:name="Table93.2" style:family="table-row">
      <style:table-row-properties style:min-row-height="1.997cm"/>
    </style:style>
    <style:style style:name="Table93.A2" style:family="table-cell">
      <style:table-cell-properties fo:padding="0cm" fo:border="none"/>
    </style:style>
    <style:style style:name="Table93.3" style:family="table-row">
      <style:table-row-properties style:min-row-height="0.609cm"/>
    </style:style>
    <style:style style:name="Table9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4" style:family="table">
      <style:table-properties style:width="8.52cm" table:align="margins" style:may-break-between-rows="false"/>
    </style:style>
    <style:style style:name="Table94.A" style:family="table-column">
      <style:table-column-properties style:column-width="1.764cm" style:rel-column-width="13568*"/>
    </style:style>
    <style:style style:name="Table94.B" style:family="table-column">
      <style:table-column-properties style:column-width="4.473cm" style:rel-column-width="34409*"/>
    </style:style>
    <style:style style:name="Table94.C" style:family="table-column">
      <style:table-column-properties style:column-width="2.282cm" style:rel-column-width="17558*"/>
    </style:style>
    <style:style style:name="Table94.1" style:family="table-row">
      <style:table-row-properties style:min-row-height="0.803cm"/>
    </style:style>
    <style:style style:name="Table94.A1" style:family="table-cell">
      <style:table-cell-properties style:vertical-align="bottom" fo:padding="0cm" fo:border="none"/>
    </style:style>
    <style:style style:name="Table94.2" style:family="table-row">
      <style:table-row-properties style:min-row-height="1.997cm"/>
    </style:style>
    <style:style style:name="Table94.A2" style:family="table-cell">
      <style:table-cell-properties fo:padding="0cm" fo:border="none"/>
    </style:style>
    <style:style style:name="Table94.3" style:family="table-row">
      <style:table-row-properties style:min-row-height="0.609cm"/>
    </style:style>
    <style:style style:name="Table9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5" style:family="table">
      <style:table-properties style:width="8.52cm" table:align="margins" style:may-break-between-rows="false"/>
    </style:style>
    <style:style style:name="Table95.A" style:family="table-column">
      <style:table-column-properties style:column-width="1.764cm" style:rel-column-width="13568*"/>
    </style:style>
    <style:style style:name="Table95.B" style:family="table-column">
      <style:table-column-properties style:column-width="4.473cm" style:rel-column-width="34409*"/>
    </style:style>
    <style:style style:name="Table95.C" style:family="table-column">
      <style:table-column-properties style:column-width="2.282cm" style:rel-column-width="17558*"/>
    </style:style>
    <style:style style:name="Table95.1" style:family="table-row">
      <style:table-row-properties style:min-row-height="0.803cm"/>
    </style:style>
    <style:style style:name="Table95.A1" style:family="table-cell">
      <style:table-cell-properties style:vertical-align="bottom" fo:padding="0cm" fo:border="none"/>
    </style:style>
    <style:style style:name="Table95.2" style:family="table-row">
      <style:table-row-properties style:min-row-height="1.997cm"/>
    </style:style>
    <style:style style:name="Table95.A2" style:family="table-cell">
      <style:table-cell-properties fo:padding="0cm" fo:border="none"/>
    </style:style>
    <style:style style:name="Table95.3" style:family="table-row">
      <style:table-row-properties style:min-row-height="0.609cm"/>
    </style:style>
    <style:style style:name="Table9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6" style:family="table">
      <style:table-properties style:width="8.52cm" table:align="margins" style:may-break-between-rows="false"/>
    </style:style>
    <style:style style:name="Table96.A" style:family="table-column">
      <style:table-column-properties style:column-width="1.764cm" style:rel-column-width="13568*"/>
    </style:style>
    <style:style style:name="Table96.B" style:family="table-column">
      <style:table-column-properties style:column-width="4.473cm" style:rel-column-width="34409*"/>
    </style:style>
    <style:style style:name="Table96.C" style:family="table-column">
      <style:table-column-properties style:column-width="2.282cm" style:rel-column-width="17558*"/>
    </style:style>
    <style:style style:name="Table96.1" style:family="table-row">
      <style:table-row-properties style:min-row-height="0.803cm"/>
    </style:style>
    <style:style style:name="Table96.A1" style:family="table-cell">
      <style:table-cell-properties style:vertical-align="bottom" fo:padding="0cm" fo:border="none"/>
    </style:style>
    <style:style style:name="Table96.2" style:family="table-row">
      <style:table-row-properties style:min-row-height="1.997cm"/>
    </style:style>
    <style:style style:name="Table96.A2" style:family="table-cell">
      <style:table-cell-properties fo:padding="0cm" fo:border="none"/>
    </style:style>
    <style:style style:name="Table96.3" style:family="table-row">
      <style:table-row-properties style:min-row-height="0.609cm"/>
    </style:style>
    <style:style style:name="Table9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7" style:family="table">
      <style:table-properties style:width="8.52cm" table:align="margins" style:may-break-between-rows="false"/>
    </style:style>
    <style:style style:name="Table97.A" style:family="table-column">
      <style:table-column-properties style:column-width="1.764cm" style:rel-column-width="13568*"/>
    </style:style>
    <style:style style:name="Table97.B" style:family="table-column">
      <style:table-column-properties style:column-width="4.473cm" style:rel-column-width="34409*"/>
    </style:style>
    <style:style style:name="Table97.C" style:family="table-column">
      <style:table-column-properties style:column-width="2.282cm" style:rel-column-width="17558*"/>
    </style:style>
    <style:style style:name="Table97.1" style:family="table-row">
      <style:table-row-properties style:min-row-height="0.803cm"/>
    </style:style>
    <style:style style:name="Table97.A1" style:family="table-cell">
      <style:table-cell-properties style:vertical-align="bottom" fo:padding="0cm" fo:border="none"/>
    </style:style>
    <style:style style:name="Table97.2" style:family="table-row">
      <style:table-row-properties style:min-row-height="1.997cm"/>
    </style:style>
    <style:style style:name="Table97.A2" style:family="table-cell">
      <style:table-cell-properties fo:padding="0cm" fo:border="none"/>
    </style:style>
    <style:style style:name="Table97.3" style:family="table-row">
      <style:table-row-properties style:min-row-height="0.609cm"/>
    </style:style>
    <style:style style:name="Table9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8" style:family="table">
      <style:table-properties style:width="8.52cm" table:align="margins" style:may-break-between-rows="false"/>
    </style:style>
    <style:style style:name="Table98.A" style:family="table-column">
      <style:table-column-properties style:column-width="1.764cm" style:rel-column-width="13568*"/>
    </style:style>
    <style:style style:name="Table98.B" style:family="table-column">
      <style:table-column-properties style:column-width="4.473cm" style:rel-column-width="34409*"/>
    </style:style>
    <style:style style:name="Table98.C" style:family="table-column">
      <style:table-column-properties style:column-width="2.282cm" style:rel-column-width="17558*"/>
    </style:style>
    <style:style style:name="Table98.1" style:family="table-row">
      <style:table-row-properties style:min-row-height="0.803cm"/>
    </style:style>
    <style:style style:name="Table98.A1" style:family="table-cell">
      <style:table-cell-properties style:vertical-align="bottom" fo:padding="0cm" fo:border="none"/>
    </style:style>
    <style:style style:name="Table98.2" style:family="table-row">
      <style:table-row-properties style:min-row-height="1.997cm"/>
    </style:style>
    <style:style style:name="Table98.A2" style:family="table-cell">
      <style:table-cell-properties fo:padding="0cm" fo:border="none"/>
    </style:style>
    <style:style style:name="Table98.3" style:family="table-row">
      <style:table-row-properties style:min-row-height="0.609cm"/>
    </style:style>
    <style:style style:name="Table9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9" style:family="table">
      <style:table-properties style:width="8.52cm" table:align="margins" style:may-break-between-rows="false"/>
    </style:style>
    <style:style style:name="Table99.A" style:family="table-column">
      <style:table-column-properties style:column-width="1.729cm" style:rel-column-width="13296*"/>
    </style:style>
    <style:style style:name="Table99.B" style:family="table-column">
      <style:table-column-properties style:column-width="4.509cm" style:rel-column-width="34680*"/>
    </style:style>
    <style:style style:name="Table99.C" style:family="table-column">
      <style:table-column-properties style:column-width="2.282cm" style:rel-column-width="17559*"/>
    </style:style>
    <style:style style:name="Table99.1" style:family="table-row">
      <style:table-row-properties style:min-row-height="0.803cm"/>
    </style:style>
    <style:style style:name="Table99.A1" style:family="table-cell">
      <style:table-cell-properties style:vertical-align="bottom" fo:padding="0cm" fo:border="none"/>
    </style:style>
    <style:style style:name="Table99.2" style:family="table-row">
      <style:table-row-properties style:min-row-height="1.997cm"/>
    </style:style>
    <style:style style:name="Table99.A2" style:family="table-cell">
      <style:table-cell-properties fo:padding="0cm" fo:border="none"/>
    </style:style>
    <style:style style:name="Table99.3" style:family="table-row">
      <style:table-row-properties style:min-row-height="0.609cm"/>
    </style:style>
    <style:style style:name="Table9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0" style:family="table">
      <style:table-properties style:width="8.52cm" table:align="margins" style:may-break-between-rows="false"/>
    </style:style>
    <style:style style:name="Table100.A" style:family="table-column">
      <style:table-column-properties style:column-width="1.794cm" style:rel-column-width="13803*"/>
    </style:style>
    <style:style style:name="Table100.B" style:family="table-column">
      <style:table-column-properties style:column-width="4.443cm" style:rel-column-width="34178*"/>
    </style:style>
    <style:style style:name="Table100.C" style:family="table-column">
      <style:table-column-properties style:column-width="2.282cm" style:rel-column-width="17554*"/>
    </style:style>
    <style:style style:name="Table100.1" style:family="table-row">
      <style:table-row-properties style:min-row-height="0.803cm"/>
    </style:style>
    <style:style style:name="Table100.A1" style:family="table-cell">
      <style:table-cell-properties style:vertical-align="bottom" fo:padding="0cm" fo:border="none"/>
    </style:style>
    <style:style style:name="Table100.2" style:family="table-row">
      <style:table-row-properties style:min-row-height="1.997cm"/>
    </style:style>
    <style:style style:name="Table100.A2" style:family="table-cell">
      <style:table-cell-properties fo:padding="0cm" fo:border="none"/>
    </style:style>
    <style:style style:name="Table100.3" style:family="table-row">
      <style:table-row-properties style:min-row-height="0.609cm"/>
    </style:style>
    <style:style style:name="Table10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1" style:family="table">
      <style:table-properties style:width="8.52cm" table:align="margins" style:may-break-between-rows="false"/>
    </style:style>
    <style:style style:name="Table101.A" style:family="table-column">
      <style:table-column-properties style:column-width="1.794cm" style:rel-column-width="13803*"/>
    </style:style>
    <style:style style:name="Table101.B" style:family="table-column">
      <style:table-column-properties style:column-width="4.443cm" style:rel-column-width="34178*"/>
    </style:style>
    <style:style style:name="Table101.C" style:family="table-column">
      <style:table-column-properties style:column-width="2.282cm" style:rel-column-width="17554*"/>
    </style:style>
    <style:style style:name="Table101.1" style:family="table-row">
      <style:table-row-properties style:min-row-height="0.803cm"/>
    </style:style>
    <style:style style:name="Table101.A1" style:family="table-cell">
      <style:table-cell-properties style:vertical-align="bottom" fo:padding="0cm" fo:border="none"/>
    </style:style>
    <style:style style:name="Table101.2" style:family="table-row">
      <style:table-row-properties style:min-row-height="1.997cm"/>
    </style:style>
    <style:style style:name="Table101.A2" style:family="table-cell">
      <style:table-cell-properties fo:padding="0cm" fo:border="none"/>
    </style:style>
    <style:style style:name="Table101.3" style:family="table-row">
      <style:table-row-properties style:min-row-height="0.609cm"/>
    </style:style>
    <style:style style:name="Table10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2" style:family="table">
      <style:table-properties style:width="8.52cm" table:align="margins" style:may-break-between-rows="false"/>
    </style:style>
    <style:style style:name="Table102.A" style:family="table-column">
      <style:table-column-properties style:column-width="1.794cm" style:rel-column-width="13803*"/>
    </style:style>
    <style:style style:name="Table102.B" style:family="table-column">
      <style:table-column-properties style:column-width="4.443cm" style:rel-column-width="34178*"/>
    </style:style>
    <style:style style:name="Table102.C" style:family="table-column">
      <style:table-column-properties style:column-width="2.282cm" style:rel-column-width="17554*"/>
    </style:style>
    <style:style style:name="Table102.1" style:family="table-row">
      <style:table-row-properties style:min-row-height="0.803cm"/>
    </style:style>
    <style:style style:name="Table102.A1" style:family="table-cell">
      <style:table-cell-properties style:vertical-align="bottom" fo:padding="0cm" fo:border="none"/>
    </style:style>
    <style:style style:name="Table102.2" style:family="table-row">
      <style:table-row-properties style:min-row-height="1.997cm"/>
    </style:style>
    <style:style style:name="Table102.A2" style:family="table-cell">
      <style:table-cell-properties fo:padding="0cm" fo:border="none"/>
    </style:style>
    <style:style style:name="Table102.3" style:family="table-row">
      <style:table-row-properties style:min-row-height="0.609cm"/>
    </style:style>
    <style:style style:name="Table10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3" style:family="table">
      <style:table-properties style:width="8.52cm" table:align="margins" style:may-break-between-rows="false"/>
    </style:style>
    <style:style style:name="Table103.A" style:family="table-column">
      <style:table-column-properties style:column-width="1.729cm" style:rel-column-width="13296*"/>
    </style:style>
    <style:style style:name="Table103.B" style:family="table-column">
      <style:table-column-properties style:column-width="4.509cm" style:rel-column-width="34680*"/>
    </style:style>
    <style:style style:name="Table103.C" style:family="table-column">
      <style:table-column-properties style:column-width="2.282cm" style:rel-column-width="17559*"/>
    </style:style>
    <style:style style:name="Table103.1" style:family="table-row">
      <style:table-row-properties style:min-row-height="0.803cm"/>
    </style:style>
    <style:style style:name="Table103.A1" style:family="table-cell">
      <style:table-cell-properties style:vertical-align="bottom" fo:padding="0cm" fo:border="none"/>
    </style:style>
    <style:style style:name="Table103.2" style:family="table-row">
      <style:table-row-properties style:min-row-height="1.997cm"/>
    </style:style>
    <style:style style:name="Table103.A2" style:family="table-cell">
      <style:table-cell-properties fo:padding="0cm" fo:border="none"/>
    </style:style>
    <style:style style:name="Table103.3" style:family="table-row">
      <style:table-row-properties style:min-row-height="0.609cm"/>
    </style:style>
    <style:style style:name="Table10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4" style:family="table">
      <style:table-properties style:width="8.52cm" table:align="margins" style:may-break-between-rows="false"/>
    </style:style>
    <style:style style:name="Table104.A" style:family="table-column">
      <style:table-column-properties style:column-width="1.764cm" style:rel-column-width="13568*"/>
    </style:style>
    <style:style style:name="Table104.B" style:family="table-column">
      <style:table-column-properties style:column-width="4.473cm" style:rel-column-width="34409*"/>
    </style:style>
    <style:style style:name="Table104.C" style:family="table-column">
      <style:table-column-properties style:column-width="2.282cm" style:rel-column-width="17558*"/>
    </style:style>
    <style:style style:name="Table104.1" style:family="table-row">
      <style:table-row-properties style:min-row-height="0.803cm"/>
    </style:style>
    <style:style style:name="Table104.A1" style:family="table-cell">
      <style:table-cell-properties style:vertical-align="bottom" fo:padding="0cm" fo:border="none"/>
    </style:style>
    <style:style style:name="Table104.2" style:family="table-row">
      <style:table-row-properties style:min-row-height="1.997cm"/>
    </style:style>
    <style:style style:name="Table104.A2" style:family="table-cell">
      <style:table-cell-properties fo:padding="0cm" fo:border="none"/>
    </style:style>
    <style:style style:name="Table104.3" style:family="table-row">
      <style:table-row-properties style:min-row-height="0.609cm"/>
    </style:style>
    <style:style style:name="Table10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5" style:family="table">
      <style:table-properties style:width="8.52cm" table:align="margins" style:may-break-between-rows="false"/>
    </style:style>
    <style:style style:name="Table105.A" style:family="table-column">
      <style:table-column-properties style:column-width="1.764cm" style:rel-column-width="13568*"/>
    </style:style>
    <style:style style:name="Table105.B" style:family="table-column">
      <style:table-column-properties style:column-width="4.473cm" style:rel-column-width="34409*"/>
    </style:style>
    <style:style style:name="Table105.C" style:family="table-column">
      <style:table-column-properties style:column-width="2.282cm" style:rel-column-width="17558*"/>
    </style:style>
    <style:style style:name="Table105.1" style:family="table-row">
      <style:table-row-properties style:min-row-height="0.803cm"/>
    </style:style>
    <style:style style:name="Table105.A1" style:family="table-cell">
      <style:table-cell-properties style:vertical-align="bottom" fo:padding="0cm" fo:border="none"/>
    </style:style>
    <style:style style:name="Table105.2" style:family="table-row">
      <style:table-row-properties style:min-row-height="1.997cm"/>
    </style:style>
    <style:style style:name="Table105.A2" style:family="table-cell">
      <style:table-cell-properties fo:padding="0cm" fo:border="none"/>
    </style:style>
    <style:style style:name="Table105.3" style:family="table-row">
      <style:table-row-properties style:min-row-height="0.609cm"/>
    </style:style>
    <style:style style:name="Table10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6" style:family="table">
      <style:table-properties style:width="8.52cm" table:align="margins" style:may-break-between-rows="false"/>
    </style:style>
    <style:style style:name="Table106.A" style:family="table-column">
      <style:table-column-properties style:column-width="1.764cm" style:rel-column-width="13568*"/>
    </style:style>
    <style:style style:name="Table106.B" style:family="table-column">
      <style:table-column-properties style:column-width="4.473cm" style:rel-column-width="34409*"/>
    </style:style>
    <style:style style:name="Table106.C" style:family="table-column">
      <style:table-column-properties style:column-width="2.282cm" style:rel-column-width="17558*"/>
    </style:style>
    <style:style style:name="Table106.1" style:family="table-row">
      <style:table-row-properties style:min-row-height="0.803cm"/>
    </style:style>
    <style:style style:name="Table106.A1" style:family="table-cell">
      <style:table-cell-properties style:vertical-align="bottom" fo:padding="0cm" fo:border="none"/>
    </style:style>
    <style:style style:name="Table106.2" style:family="table-row">
      <style:table-row-properties style:min-row-height="1.997cm"/>
    </style:style>
    <style:style style:name="Table106.A2" style:family="table-cell">
      <style:table-cell-properties fo:padding="0cm" fo:border="none"/>
    </style:style>
    <style:style style:name="Table106.3" style:family="table-row">
      <style:table-row-properties style:min-row-height="0.609cm"/>
    </style:style>
    <style:style style:name="Table10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7" style:family="table">
      <style:table-properties style:width="8.52cm" table:align="margins" style:may-break-between-rows="false"/>
    </style:style>
    <style:style style:name="Table107.A" style:family="table-column">
      <style:table-column-properties style:column-width="1.764cm" style:rel-column-width="13568*"/>
    </style:style>
    <style:style style:name="Table107.B" style:family="table-column">
      <style:table-column-properties style:column-width="4.473cm" style:rel-column-width="34409*"/>
    </style:style>
    <style:style style:name="Table107.C" style:family="table-column">
      <style:table-column-properties style:column-width="2.282cm" style:rel-column-width="17558*"/>
    </style:style>
    <style:style style:name="Table107.1" style:family="table-row">
      <style:table-row-properties style:min-row-height="0.803cm"/>
    </style:style>
    <style:style style:name="Table107.A1" style:family="table-cell">
      <style:table-cell-properties style:vertical-align="bottom" fo:padding="0cm" fo:border="none"/>
    </style:style>
    <style:style style:name="Table107.2" style:family="table-row">
      <style:table-row-properties style:min-row-height="1.997cm"/>
    </style:style>
    <style:style style:name="Table107.A2" style:family="table-cell">
      <style:table-cell-properties fo:padding="0cm" fo:border="none"/>
    </style:style>
    <style:style style:name="Table107.3" style:family="table-row">
      <style:table-row-properties style:min-row-height="0.609cm"/>
    </style:style>
    <style:style style:name="Table10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8" style:family="table">
      <style:table-properties style:width="8.52cm" table:align="margins" style:may-break-between-rows="false"/>
    </style:style>
    <style:style style:name="Table108.A" style:family="table-column">
      <style:table-column-properties style:column-width="1.764cm" style:rel-column-width="13568*"/>
    </style:style>
    <style:style style:name="Table108.B" style:family="table-column">
      <style:table-column-properties style:column-width="4.473cm" style:rel-column-width="34409*"/>
    </style:style>
    <style:style style:name="Table108.C" style:family="table-column">
      <style:table-column-properties style:column-width="2.282cm" style:rel-column-width="17558*"/>
    </style:style>
    <style:style style:name="Table108.1" style:family="table-row">
      <style:table-row-properties style:min-row-height="0.803cm"/>
    </style:style>
    <style:style style:name="Table108.A1" style:family="table-cell">
      <style:table-cell-properties style:vertical-align="bottom" fo:padding="0cm" fo:border="none"/>
    </style:style>
    <style:style style:name="Table108.2" style:family="table-row">
      <style:table-row-properties style:min-row-height="1.997cm"/>
    </style:style>
    <style:style style:name="Table108.A2" style:family="table-cell">
      <style:table-cell-properties fo:padding="0cm" fo:border="none"/>
    </style:style>
    <style:style style:name="Table108.3" style:family="table-row">
      <style:table-row-properties style:min-row-height="0.609cm"/>
    </style:style>
    <style:style style:name="Table10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09" style:family="table">
      <style:table-properties style:width="8.52cm" table:align="margins" style:may-break-between-rows="false"/>
    </style:style>
    <style:style style:name="Table109.A" style:family="table-column">
      <style:table-column-properties style:column-width="1.764cm" style:rel-column-width="13568*"/>
    </style:style>
    <style:style style:name="Table109.B" style:family="table-column">
      <style:table-column-properties style:column-width="4.473cm" style:rel-column-width="34409*"/>
    </style:style>
    <style:style style:name="Table109.C" style:family="table-column">
      <style:table-column-properties style:column-width="2.282cm" style:rel-column-width="17558*"/>
    </style:style>
    <style:style style:name="Table109.1" style:family="table-row">
      <style:table-row-properties style:min-row-height="0.803cm"/>
    </style:style>
    <style:style style:name="Table109.A1" style:family="table-cell">
      <style:table-cell-properties style:vertical-align="bottom" fo:padding="0cm" fo:border="none"/>
    </style:style>
    <style:style style:name="Table109.2" style:family="table-row">
      <style:table-row-properties style:min-row-height="1.997cm"/>
    </style:style>
    <style:style style:name="Table109.A2" style:family="table-cell">
      <style:table-cell-properties fo:padding="0cm" fo:border="none"/>
    </style:style>
    <style:style style:name="Table109.3" style:family="table-row">
      <style:table-row-properties style:min-row-height="0.609cm"/>
    </style:style>
    <style:style style:name="Table10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0" style:family="table">
      <style:table-properties style:width="8.52cm" table:align="margins" style:may-break-between-rows="false"/>
    </style:style>
    <style:style style:name="Table110.A" style:family="table-column">
      <style:table-column-properties style:column-width="1.764cm" style:rel-column-width="13568*"/>
    </style:style>
    <style:style style:name="Table110.B" style:family="table-column">
      <style:table-column-properties style:column-width="4.473cm" style:rel-column-width="34409*"/>
    </style:style>
    <style:style style:name="Table110.C" style:family="table-column">
      <style:table-column-properties style:column-width="2.282cm" style:rel-column-width="17558*"/>
    </style:style>
    <style:style style:name="Table110.1" style:family="table-row">
      <style:table-row-properties style:min-row-height="0.803cm"/>
    </style:style>
    <style:style style:name="Table110.A1" style:family="table-cell">
      <style:table-cell-properties style:vertical-align="bottom" fo:padding="0cm" fo:border="none"/>
    </style:style>
    <style:style style:name="Table110.2" style:family="table-row">
      <style:table-row-properties style:min-row-height="1.997cm"/>
    </style:style>
    <style:style style:name="Table110.A2" style:family="table-cell">
      <style:table-cell-properties fo:padding="0cm" fo:border="none"/>
    </style:style>
    <style:style style:name="Table110.3" style:family="table-row">
      <style:table-row-properties style:min-row-height="0.609cm"/>
    </style:style>
    <style:style style:name="Table11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1" style:family="table">
      <style:table-properties style:width="8.52cm" table:align="margins" style:may-break-between-rows="false"/>
    </style:style>
    <style:style style:name="Table111.A" style:family="table-column">
      <style:table-column-properties style:column-width="1.764cm" style:rel-column-width="13568*"/>
    </style:style>
    <style:style style:name="Table111.B" style:family="table-column">
      <style:table-column-properties style:column-width="4.473cm" style:rel-column-width="34409*"/>
    </style:style>
    <style:style style:name="Table111.C" style:family="table-column">
      <style:table-column-properties style:column-width="2.282cm" style:rel-column-width="17558*"/>
    </style:style>
    <style:style style:name="Table111.1" style:family="table-row">
      <style:table-row-properties style:min-row-height="0.803cm"/>
    </style:style>
    <style:style style:name="Table111.A1" style:family="table-cell">
      <style:table-cell-properties style:vertical-align="bottom" fo:padding="0cm" fo:border="none"/>
    </style:style>
    <style:style style:name="Table111.2" style:family="table-row">
      <style:table-row-properties style:min-row-height="1.997cm"/>
    </style:style>
    <style:style style:name="Table111.A2" style:family="table-cell">
      <style:table-cell-properties fo:padding="0cm" fo:border="none"/>
    </style:style>
    <style:style style:name="Table111.3" style:family="table-row">
      <style:table-row-properties style:min-row-height="0.609cm"/>
    </style:style>
    <style:style style:name="Table11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2" style:family="table">
      <style:table-properties style:width="8.52cm" table:align="margins" style:may-break-between-rows="false"/>
    </style:style>
    <style:style style:name="Table112.A" style:family="table-column">
      <style:table-column-properties style:column-width="1.764cm" style:rel-column-width="13568*"/>
    </style:style>
    <style:style style:name="Table112.B" style:family="table-column">
      <style:table-column-properties style:column-width="4.473cm" style:rel-column-width="34409*"/>
    </style:style>
    <style:style style:name="Table112.C" style:family="table-column">
      <style:table-column-properties style:column-width="2.282cm" style:rel-column-width="17558*"/>
    </style:style>
    <style:style style:name="Table112.1" style:family="table-row">
      <style:table-row-properties style:min-row-height="0.803cm"/>
    </style:style>
    <style:style style:name="Table112.A1" style:family="table-cell">
      <style:table-cell-properties style:vertical-align="bottom" fo:padding="0cm" fo:border="none"/>
    </style:style>
    <style:style style:name="Table112.2" style:family="table-row">
      <style:table-row-properties style:min-row-height="1.997cm"/>
    </style:style>
    <style:style style:name="Table112.A2" style:family="table-cell">
      <style:table-cell-properties fo:padding="0cm" fo:border="none"/>
    </style:style>
    <style:style style:name="Table112.3" style:family="table-row">
      <style:table-row-properties style:min-row-height="0.609cm"/>
    </style:style>
    <style:style style:name="Table1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3" style:family="table">
      <style:table-properties style:width="8.52cm" table:align="margins" style:may-break-between-rows="false"/>
    </style:style>
    <style:style style:name="Table113.A" style:family="table-column">
      <style:table-column-properties style:column-width="1.794cm" style:rel-column-width="13803*"/>
    </style:style>
    <style:style style:name="Table113.B" style:family="table-column">
      <style:table-column-properties style:column-width="4.443cm" style:rel-column-width="34178*"/>
    </style:style>
    <style:style style:name="Table113.C" style:family="table-column">
      <style:table-column-properties style:column-width="2.282cm" style:rel-column-width="17554*"/>
    </style:style>
    <style:style style:name="Table113.1" style:family="table-row">
      <style:table-row-properties style:min-row-height="0.803cm"/>
    </style:style>
    <style:style style:name="Table113.A1" style:family="table-cell">
      <style:table-cell-properties style:vertical-align="bottom" fo:padding="0cm" fo:border="none"/>
    </style:style>
    <style:style style:name="Table113.2" style:family="table-row">
      <style:table-row-properties style:min-row-height="1.997cm"/>
    </style:style>
    <style:style style:name="Table113.A2" style:family="table-cell">
      <style:table-cell-properties fo:padding="0cm" fo:border="none"/>
    </style:style>
    <style:style style:name="Table113.3" style:family="table-row">
      <style:table-row-properties style:min-row-height="0.609cm"/>
    </style:style>
    <style:style style:name="Table11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4" style:family="table">
      <style:table-properties style:width="8.52cm" table:align="margins" style:may-break-between-rows="false"/>
    </style:style>
    <style:style style:name="Table114.A" style:family="table-column">
      <style:table-column-properties style:column-width="1.794cm" style:rel-column-width="13803*"/>
    </style:style>
    <style:style style:name="Table114.B" style:family="table-column">
      <style:table-column-properties style:column-width="4.443cm" style:rel-column-width="34178*"/>
    </style:style>
    <style:style style:name="Table114.C" style:family="table-column">
      <style:table-column-properties style:column-width="2.282cm" style:rel-column-width="17554*"/>
    </style:style>
    <style:style style:name="Table114.1" style:family="table-row">
      <style:table-row-properties style:min-row-height="0.803cm"/>
    </style:style>
    <style:style style:name="Table114.A1" style:family="table-cell">
      <style:table-cell-properties style:vertical-align="bottom" fo:padding="0cm" fo:border="none"/>
    </style:style>
    <style:style style:name="Table114.2" style:family="table-row">
      <style:table-row-properties style:min-row-height="1.997cm"/>
    </style:style>
    <style:style style:name="Table114.A2" style:family="table-cell">
      <style:table-cell-properties fo:padding="0cm" fo:border="none"/>
    </style:style>
    <style:style style:name="Table114.3" style:family="table-row">
      <style:table-row-properties style:min-row-height="0.609cm"/>
    </style:style>
    <style:style style:name="Table11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5" style:family="table">
      <style:table-properties style:width="8.52cm" table:align="margins" style:may-break-between-rows="false"/>
    </style:style>
    <style:style style:name="Table115.A" style:family="table-column">
      <style:table-column-properties style:column-width="1.794cm" style:rel-column-width="13803*"/>
    </style:style>
    <style:style style:name="Table115.B" style:family="table-column">
      <style:table-column-properties style:column-width="4.443cm" style:rel-column-width="34178*"/>
    </style:style>
    <style:style style:name="Table115.C" style:family="table-column">
      <style:table-column-properties style:column-width="2.282cm" style:rel-column-width="17554*"/>
    </style:style>
    <style:style style:name="Table115.1" style:family="table-row">
      <style:table-row-properties style:min-row-height="0.803cm"/>
    </style:style>
    <style:style style:name="Table115.A1" style:family="table-cell">
      <style:table-cell-properties style:vertical-align="bottom" fo:padding="0cm" fo:border="none"/>
    </style:style>
    <style:style style:name="Table115.2" style:family="table-row">
      <style:table-row-properties style:min-row-height="1.997cm"/>
    </style:style>
    <style:style style:name="Table115.A2" style:family="table-cell">
      <style:table-cell-properties fo:padding="0cm" fo:border="none"/>
    </style:style>
    <style:style style:name="Table115.3" style:family="table-row">
      <style:table-row-properties style:min-row-height="0.609cm"/>
    </style:style>
    <style:style style:name="Table1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6" style:family="table">
      <style:table-properties style:width="8.52cm" table:align="margins" style:may-break-between-rows="false"/>
    </style:style>
    <style:style style:name="Table116.A" style:family="table-column">
      <style:table-column-properties style:column-width="1.794cm" style:rel-column-width="13803*"/>
    </style:style>
    <style:style style:name="Table116.B" style:family="table-column">
      <style:table-column-properties style:column-width="4.443cm" style:rel-column-width="34178*"/>
    </style:style>
    <style:style style:name="Table116.C" style:family="table-column">
      <style:table-column-properties style:column-width="2.282cm" style:rel-column-width="17554*"/>
    </style:style>
    <style:style style:name="Table116.1" style:family="table-row">
      <style:table-row-properties style:min-row-height="0.803cm"/>
    </style:style>
    <style:style style:name="Table116.A1" style:family="table-cell">
      <style:table-cell-properties style:vertical-align="bottom" fo:padding="0cm" fo:border="none"/>
    </style:style>
    <style:style style:name="Table116.2" style:family="table-row">
      <style:table-row-properties style:min-row-height="1.997cm"/>
    </style:style>
    <style:style style:name="Table116.A2" style:family="table-cell">
      <style:table-cell-properties fo:padding="0cm" fo:border="none"/>
    </style:style>
    <style:style style:name="Table116.3" style:family="table-row">
      <style:table-row-properties style:min-row-height="0.609cm"/>
    </style:style>
    <style:style style:name="Table11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7" style:family="table">
      <style:table-properties style:width="8.52cm" table:align="margins" style:may-break-between-rows="false"/>
    </style:style>
    <style:style style:name="Table117.A" style:family="table-column">
      <style:table-column-properties style:column-width="1.794cm" style:rel-column-width="13803*"/>
    </style:style>
    <style:style style:name="Table117.B" style:family="table-column">
      <style:table-column-properties style:column-width="4.443cm" style:rel-column-width="34178*"/>
    </style:style>
    <style:style style:name="Table117.C" style:family="table-column">
      <style:table-column-properties style:column-width="2.282cm" style:rel-column-width="17554*"/>
    </style:style>
    <style:style style:name="Table117.1" style:family="table-row">
      <style:table-row-properties style:min-row-height="0.803cm"/>
    </style:style>
    <style:style style:name="Table117.A1" style:family="table-cell">
      <style:table-cell-properties style:vertical-align="bottom" fo:padding="0cm" fo:border="none"/>
    </style:style>
    <style:style style:name="Table117.2" style:family="table-row">
      <style:table-row-properties style:min-row-height="1.997cm"/>
    </style:style>
    <style:style style:name="Table117.A2" style:family="table-cell">
      <style:table-cell-properties fo:padding="0cm" fo:border="none"/>
    </style:style>
    <style:style style:name="Table117.3" style:family="table-row">
      <style:table-row-properties style:min-row-height="0.609cm"/>
    </style:style>
    <style:style style:name="Table11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8" style:family="table">
      <style:table-properties style:width="8.52cm" table:align="margins" style:may-break-between-rows="false"/>
    </style:style>
    <style:style style:name="Table118.A" style:family="table-column">
      <style:table-column-properties style:column-width="1.794cm" style:rel-column-width="13803*"/>
    </style:style>
    <style:style style:name="Table118.B" style:family="table-column">
      <style:table-column-properties style:column-width="4.443cm" style:rel-column-width="34178*"/>
    </style:style>
    <style:style style:name="Table118.C" style:family="table-column">
      <style:table-column-properties style:column-width="2.282cm" style:rel-column-width="17554*"/>
    </style:style>
    <style:style style:name="Table118.1" style:family="table-row">
      <style:table-row-properties style:min-row-height="0.803cm"/>
    </style:style>
    <style:style style:name="Table118.A1" style:family="table-cell">
      <style:table-cell-properties style:vertical-align="bottom" fo:padding="0cm" fo:border="none"/>
    </style:style>
    <style:style style:name="Table118.2" style:family="table-row">
      <style:table-row-properties style:min-row-height="1.997cm"/>
    </style:style>
    <style:style style:name="Table118.A2" style:family="table-cell">
      <style:table-cell-properties fo:padding="0cm" fo:border="none"/>
    </style:style>
    <style:style style:name="Table118.3" style:family="table-row">
      <style:table-row-properties style:min-row-height="0.609cm"/>
    </style:style>
    <style:style style:name="Table1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9" style:family="table">
      <style:table-properties style:width="8.52cm" table:align="margins" style:may-break-between-rows="false"/>
    </style:style>
    <style:style style:name="Table119.A" style:family="table-column">
      <style:table-column-properties style:column-width="1.794cm" style:rel-column-width="13803*"/>
    </style:style>
    <style:style style:name="Table119.B" style:family="table-column">
      <style:table-column-properties style:column-width="4.443cm" style:rel-column-width="34178*"/>
    </style:style>
    <style:style style:name="Table119.C" style:family="table-column">
      <style:table-column-properties style:column-width="2.282cm" style:rel-column-width="17554*"/>
    </style:style>
    <style:style style:name="Table119.1" style:family="table-row">
      <style:table-row-properties style:min-row-height="0.803cm"/>
    </style:style>
    <style:style style:name="Table119.A1" style:family="table-cell">
      <style:table-cell-properties style:vertical-align="bottom" fo:padding="0cm" fo:border="none"/>
    </style:style>
    <style:style style:name="Table119.2" style:family="table-row">
      <style:table-row-properties style:min-row-height="1.997cm"/>
    </style:style>
    <style:style style:name="Table119.A2" style:family="table-cell">
      <style:table-cell-properties fo:padding="0cm" fo:border="none"/>
    </style:style>
    <style:style style:name="Table119.3" style:family="table-row">
      <style:table-row-properties style:min-row-height="0.609cm"/>
    </style:style>
    <style:style style:name="Table1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0" style:family="table">
      <style:table-properties style:width="8.52cm" table:align="margins" style:may-break-between-rows="false"/>
    </style:style>
    <style:style style:name="Table120.A" style:family="table-column">
      <style:table-column-properties style:column-width="1.794cm" style:rel-column-width="13803*"/>
    </style:style>
    <style:style style:name="Table120.B" style:family="table-column">
      <style:table-column-properties style:column-width="4.443cm" style:rel-column-width="34178*"/>
    </style:style>
    <style:style style:name="Table120.C" style:family="table-column">
      <style:table-column-properties style:column-width="2.282cm" style:rel-column-width="17554*"/>
    </style:style>
    <style:style style:name="Table120.1" style:family="table-row">
      <style:table-row-properties style:min-row-height="0.803cm"/>
    </style:style>
    <style:style style:name="Table120.A1" style:family="table-cell">
      <style:table-cell-properties style:vertical-align="bottom" fo:padding="0cm" fo:border="none"/>
    </style:style>
    <style:style style:name="Table120.2" style:family="table-row">
      <style:table-row-properties style:min-row-height="1.997cm"/>
    </style:style>
    <style:style style:name="Table120.A2" style:family="table-cell">
      <style:table-cell-properties fo:padding="0cm" fo:border="none"/>
    </style:style>
    <style:style style:name="Table120.3" style:family="table-row">
      <style:table-row-properties style:min-row-height="0.609cm"/>
    </style:style>
    <style:style style:name="Table1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1" style:family="table">
      <style:table-properties style:width="8.52cm" table:align="margins" style:may-break-between-rows="false"/>
    </style:style>
    <style:style style:name="Table121.A" style:family="table-column">
      <style:table-column-properties style:column-width="1.729cm" style:rel-column-width="13296*"/>
    </style:style>
    <style:style style:name="Table121.B" style:family="table-column">
      <style:table-column-properties style:column-width="4.509cm" style:rel-column-width="34680*"/>
    </style:style>
    <style:style style:name="Table121.C" style:family="table-column">
      <style:table-column-properties style:column-width="2.282cm" style:rel-column-width="17559*"/>
    </style:style>
    <style:style style:name="Table121.1" style:family="table-row">
      <style:table-row-properties style:min-row-height="0.803cm"/>
    </style:style>
    <style:style style:name="Table121.A1" style:family="table-cell">
      <style:table-cell-properties style:vertical-align="bottom" fo:padding="0cm" fo:border="none"/>
    </style:style>
    <style:style style:name="Table121.2" style:family="table-row">
      <style:table-row-properties style:min-row-height="1.997cm"/>
    </style:style>
    <style:style style:name="Table121.A2" style:family="table-cell">
      <style:table-cell-properties fo:padding="0cm" fo:border="none"/>
    </style:style>
    <style:style style:name="Table121.3" style:family="table-row">
      <style:table-row-properties style:min-row-height="0.609cm"/>
    </style:style>
    <style:style style:name="Table1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2" style:family="table">
      <style:table-properties style:width="8.52cm" table:align="margins" style:may-break-between-rows="false"/>
    </style:style>
    <style:style style:name="Table122.A" style:family="table-column">
      <style:table-column-properties style:column-width="1.794cm" style:rel-column-width="13803*"/>
    </style:style>
    <style:style style:name="Table122.B" style:family="table-column">
      <style:table-column-properties style:column-width="4.443cm" style:rel-column-width="34178*"/>
    </style:style>
    <style:style style:name="Table122.C" style:family="table-column">
      <style:table-column-properties style:column-width="2.282cm" style:rel-column-width="17554*"/>
    </style:style>
    <style:style style:name="Table122.1" style:family="table-row">
      <style:table-row-properties style:min-row-height="0.803cm"/>
    </style:style>
    <style:style style:name="Table122.A1" style:family="table-cell">
      <style:table-cell-properties style:vertical-align="bottom" fo:padding="0cm" fo:border="none"/>
    </style:style>
    <style:style style:name="Table122.2" style:family="table-row">
      <style:table-row-properties style:min-row-height="1.997cm"/>
    </style:style>
    <style:style style:name="Table122.A2" style:family="table-cell">
      <style:table-cell-properties fo:padding="0cm" fo:border="none"/>
    </style:style>
    <style:style style:name="Table122.3" style:family="table-row">
      <style:table-row-properties style:min-row-height="0.609cm"/>
    </style:style>
    <style:style style:name="Table12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3" style:family="table">
      <style:table-properties style:width="8.52cm" table:align="margins" style:may-break-between-rows="false"/>
    </style:style>
    <style:style style:name="Table123.A" style:family="table-column">
      <style:table-column-properties style:column-width="1.794cm" style:rel-column-width="13803*"/>
    </style:style>
    <style:style style:name="Table123.B" style:family="table-column">
      <style:table-column-properties style:column-width="4.443cm" style:rel-column-width="34178*"/>
    </style:style>
    <style:style style:name="Table123.C" style:family="table-column">
      <style:table-column-properties style:column-width="2.282cm" style:rel-column-width="17554*"/>
    </style:style>
    <style:style style:name="Table123.1" style:family="table-row">
      <style:table-row-properties style:min-row-height="0.803cm"/>
    </style:style>
    <style:style style:name="Table123.A1" style:family="table-cell">
      <style:table-cell-properties style:vertical-align="bottom" fo:padding="0cm" fo:border="none"/>
    </style:style>
    <style:style style:name="Table123.2" style:family="table-row">
      <style:table-row-properties style:min-row-height="1.997cm"/>
    </style:style>
    <style:style style:name="Table123.A2" style:family="table-cell">
      <style:table-cell-properties fo:padding="0cm" fo:border="none"/>
    </style:style>
    <style:style style:name="Table123.3" style:family="table-row">
      <style:table-row-properties style:min-row-height="0.609cm"/>
    </style:style>
    <style:style style:name="Table12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4" style:family="table">
      <style:table-properties style:width="8.52cm" table:align="margins" style:may-break-between-rows="false"/>
    </style:style>
    <style:style style:name="Table124.A" style:family="table-column">
      <style:table-column-properties style:column-width="1.794cm" style:rel-column-width="13803*"/>
    </style:style>
    <style:style style:name="Table124.B" style:family="table-column">
      <style:table-column-properties style:column-width="4.443cm" style:rel-column-width="34178*"/>
    </style:style>
    <style:style style:name="Table124.C" style:family="table-column">
      <style:table-column-properties style:column-width="2.282cm" style:rel-column-width="17554*"/>
    </style:style>
    <style:style style:name="Table124.1" style:family="table-row">
      <style:table-row-properties style:min-row-height="0.803cm"/>
    </style:style>
    <style:style style:name="Table124.A1" style:family="table-cell">
      <style:table-cell-properties style:vertical-align="bottom" fo:padding="0cm" fo:border="none"/>
    </style:style>
    <style:style style:name="Table124.2" style:family="table-row">
      <style:table-row-properties style:min-row-height="1.997cm"/>
    </style:style>
    <style:style style:name="Table124.A2" style:family="table-cell">
      <style:table-cell-properties fo:padding="0cm" fo:border="none"/>
    </style:style>
    <style:style style:name="Table124.3" style:family="table-row">
      <style:table-row-properties style:min-row-height="0.609cm"/>
    </style:style>
    <style:style style:name="Table1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5" style:family="table">
      <style:table-properties style:width="8.52cm" table:align="margins" style:may-break-between-rows="false"/>
    </style:style>
    <style:style style:name="Table125.A" style:family="table-column">
      <style:table-column-properties style:column-width="1.764cm" style:rel-column-width="13568*"/>
    </style:style>
    <style:style style:name="Table125.B" style:family="table-column">
      <style:table-column-properties style:column-width="4.473cm" style:rel-column-width="34409*"/>
    </style:style>
    <style:style style:name="Table125.C" style:family="table-column">
      <style:table-column-properties style:column-width="2.282cm" style:rel-column-width="17558*"/>
    </style:style>
    <style:style style:name="Table125.1" style:family="table-row">
      <style:table-row-properties style:min-row-height="0.803cm"/>
    </style:style>
    <style:style style:name="Table125.A1" style:family="table-cell">
      <style:table-cell-properties style:vertical-align="bottom" fo:padding="0cm" fo:border="none"/>
    </style:style>
    <style:style style:name="Table125.2" style:family="table-row">
      <style:table-row-properties style:min-row-height="1.997cm"/>
    </style:style>
    <style:style style:name="Table125.A2" style:family="table-cell">
      <style:table-cell-properties fo:padding="0cm" fo:border="none"/>
    </style:style>
    <style:style style:name="Table125.3" style:family="table-row">
      <style:table-row-properties style:min-row-height="0.609cm"/>
    </style:style>
    <style:style style:name="Table12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6" style:family="table">
      <style:table-properties style:width="8.52cm" table:align="margins" style:may-break-between-rows="false"/>
    </style:style>
    <style:style style:name="Table126.A" style:family="table-column">
      <style:table-column-properties style:column-width="1.764cm" style:rel-column-width="13568*"/>
    </style:style>
    <style:style style:name="Table126.B" style:family="table-column">
      <style:table-column-properties style:column-width="4.473cm" style:rel-column-width="34409*"/>
    </style:style>
    <style:style style:name="Table126.C" style:family="table-column">
      <style:table-column-properties style:column-width="2.282cm" style:rel-column-width="17558*"/>
    </style:style>
    <style:style style:name="Table126.1" style:family="table-row">
      <style:table-row-properties style:min-row-height="0.803cm"/>
    </style:style>
    <style:style style:name="Table126.A1" style:family="table-cell">
      <style:table-cell-properties style:vertical-align="bottom" fo:padding="0cm" fo:border="none"/>
    </style:style>
    <style:style style:name="Table126.2" style:family="table-row">
      <style:table-row-properties style:min-row-height="1.997cm"/>
    </style:style>
    <style:style style:name="Table126.A2" style:family="table-cell">
      <style:table-cell-properties fo:padding="0cm" fo:border="none"/>
    </style:style>
    <style:style style:name="Table126.3" style:family="table-row">
      <style:table-row-properties style:min-row-height="0.609cm"/>
    </style:style>
    <style:style style:name="Table12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7" style:family="table">
      <style:table-properties style:width="8.52cm" table:align="margins" style:may-break-between-rows="false"/>
    </style:style>
    <style:style style:name="Table127.A" style:family="table-column">
      <style:table-column-properties style:column-width="1.764cm" style:rel-column-width="13568*"/>
    </style:style>
    <style:style style:name="Table127.B" style:family="table-column">
      <style:table-column-properties style:column-width="4.473cm" style:rel-column-width="34409*"/>
    </style:style>
    <style:style style:name="Table127.C" style:family="table-column">
      <style:table-column-properties style:column-width="2.282cm" style:rel-column-width="17558*"/>
    </style:style>
    <style:style style:name="Table127.1" style:family="table-row">
      <style:table-row-properties style:min-row-height="0.803cm"/>
    </style:style>
    <style:style style:name="Table127.A1" style:family="table-cell">
      <style:table-cell-properties style:vertical-align="bottom" fo:padding="0cm" fo:border="none"/>
    </style:style>
    <style:style style:name="Table127.2" style:family="table-row">
      <style:table-row-properties style:min-row-height="1.997cm"/>
    </style:style>
    <style:style style:name="Table127.A2" style:family="table-cell">
      <style:table-cell-properties fo:padding="0cm" fo:border="none"/>
    </style:style>
    <style:style style:name="Table127.3" style:family="table-row">
      <style:table-row-properties style:min-row-height="0.609cm"/>
    </style:style>
    <style:style style:name="Table1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8" style:family="table">
      <style:table-properties style:width="8.52cm" table:align="margins" style:may-break-between-rows="false"/>
    </style:style>
    <style:style style:name="Table128.A" style:family="table-column">
      <style:table-column-properties style:column-width="1.764cm" style:rel-column-width="13568*"/>
    </style:style>
    <style:style style:name="Table128.B" style:family="table-column">
      <style:table-column-properties style:column-width="4.473cm" style:rel-column-width="34409*"/>
    </style:style>
    <style:style style:name="Table128.C" style:family="table-column">
      <style:table-column-properties style:column-width="2.282cm" style:rel-column-width="17558*"/>
    </style:style>
    <style:style style:name="Table128.1" style:family="table-row">
      <style:table-row-properties style:min-row-height="0.803cm"/>
    </style:style>
    <style:style style:name="Table128.A1" style:family="table-cell">
      <style:table-cell-properties style:vertical-align="bottom" fo:padding="0cm" fo:border="none"/>
    </style:style>
    <style:style style:name="Table128.2" style:family="table-row">
      <style:table-row-properties style:min-row-height="1.997cm"/>
    </style:style>
    <style:style style:name="Table128.A2" style:family="table-cell">
      <style:table-cell-properties fo:padding="0cm" fo:border="none"/>
    </style:style>
    <style:style style:name="Table128.3" style:family="table-row">
      <style:table-row-properties style:min-row-height="0.609cm"/>
    </style:style>
    <style:style style:name="Table1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9" style:family="table">
      <style:table-properties style:width="8.52cm" table:align="margins" style:may-break-between-rows="false"/>
    </style:style>
    <style:style style:name="Table129.A" style:family="table-column">
      <style:table-column-properties style:column-width="1.764cm" style:rel-column-width="13568*"/>
    </style:style>
    <style:style style:name="Table129.B" style:family="table-column">
      <style:table-column-properties style:column-width="4.473cm" style:rel-column-width="34409*"/>
    </style:style>
    <style:style style:name="Table129.C" style:family="table-column">
      <style:table-column-properties style:column-width="2.282cm" style:rel-column-width="17558*"/>
    </style:style>
    <style:style style:name="Table129.1" style:family="table-row">
      <style:table-row-properties style:min-row-height="0.788cm"/>
    </style:style>
    <style:style style:name="Table129.A1" style:family="table-cell">
      <style:table-cell-properties style:vertical-align="bottom" fo:padding="0cm" fo:border="none"/>
    </style:style>
    <style:style style:name="Table129.2" style:family="table-row">
      <style:table-row-properties style:min-row-height="2.011cm"/>
    </style:style>
    <style:style style:name="Table129.A2" style:family="table-cell">
      <style:table-cell-properties fo:padding="0cm" fo:border="none"/>
    </style:style>
    <style:style style:name="Table129.3" style:family="table-row">
      <style:table-row-properties style:min-row-height="0.609cm"/>
    </style:style>
    <style:style style:name="Table12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30" style:family="table">
      <style:table-properties style:width="8.52cm" table:align="margins" style:may-break-between-rows="false"/>
    </style:style>
    <style:style style:name="Table130.A" style:family="table-column">
      <style:table-column-properties style:column-width="1.764cm" style:rel-column-width="13568*"/>
    </style:style>
    <style:style style:name="Table130.B" style:family="table-column">
      <style:table-column-properties style:column-width="4.473cm" style:rel-column-width="34409*"/>
    </style:style>
    <style:style style:name="Table130.C" style:family="table-column">
      <style:table-column-properties style:column-width="2.282cm" style:rel-column-width="17558*"/>
    </style:style>
    <style:style style:name="Table130.1" style:family="table-row">
      <style:table-row-properties style:min-row-height="0.803cm"/>
    </style:style>
    <style:style style:name="Table130.A1" style:family="table-cell">
      <style:table-cell-properties style:vertical-align="bottom" fo:padding="0cm" fo:border="none"/>
    </style:style>
    <style:style style:name="Table130.2" style:family="table-row">
      <style:table-row-properties style:min-row-height="1.997cm"/>
    </style:style>
    <style:style style:name="Table130.A2" style:family="table-cell">
      <style:table-cell-properties fo:padding="0cm" fo:border="none"/>
    </style:style>
    <style:style style:name="Table130.3" style:family="table-row">
      <style:table-row-properties style:min-row-height="0.609cm"/>
    </style:style>
    <style:style style:name="Table13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1" style:family="table">
      <style:table-properties style:width="8.52cm" table:align="margins" style:may-break-between-rows="false"/>
    </style:style>
    <style:style style:name="Table131.A" style:family="table-column">
      <style:table-column-properties style:column-width="1.693cm" style:rel-column-width="13025*"/>
    </style:style>
    <style:style style:name="Table131.B" style:family="table-column">
      <style:table-column-properties style:column-width="4.71cm" style:rel-column-width="36227*"/>
    </style:style>
    <style:style style:name="Table131.C" style:family="table-column">
      <style:table-column-properties style:column-width="2.117cm" style:rel-column-width="16283*"/>
    </style:style>
    <style:style style:name="Table131.1" style:family="table-row">
      <style:table-row-properties style:min-row-height="0.803cm"/>
    </style:style>
    <style:style style:name="Table131.A1" style:family="table-cell">
      <style:table-cell-properties style:vertical-align="bottom" fo:padding="0cm" fo:border="none"/>
    </style:style>
    <style:style style:name="Table131.2" style:family="table-row">
      <style:table-row-properties style:min-row-height="1.997cm"/>
    </style:style>
    <style:style style:name="Table131.A2" style:family="table-cell">
      <style:table-cell-properties fo:padding="0cm" fo:border="none"/>
    </style:style>
    <style:style style:name="Table131.3" style:family="table-row">
      <style:table-row-properties style:min-row-height="0.609cm"/>
    </style:style>
    <style:style style:name="Table1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2" style:family="table">
      <style:table-properties style:width="8.52cm" table:align="margins" style:may-break-between-rows="false"/>
    </style:style>
    <style:style style:name="Table132.A" style:family="table-column">
      <style:table-column-properties style:column-width="1.794cm" style:rel-column-width="13803*"/>
    </style:style>
    <style:style style:name="Table132.B" style:family="table-column">
      <style:table-column-properties style:column-width="4.443cm" style:rel-column-width="34178*"/>
    </style:style>
    <style:style style:name="Table132.C" style:family="table-column">
      <style:table-column-properties style:column-width="2.282cm" style:rel-column-width="17554*"/>
    </style:style>
    <style:style style:name="Table132.1" style:family="table-row">
      <style:table-row-properties style:min-row-height="0.803cm"/>
    </style:style>
    <style:style style:name="Table132.A1" style:family="table-cell">
      <style:table-cell-properties style:vertical-align="bottom" fo:padding="0cm" fo:border="none"/>
    </style:style>
    <style:style style:name="Table132.2" style:family="table-row">
      <style:table-row-properties style:min-row-height="1.997cm"/>
    </style:style>
    <style:style style:name="Table132.A2" style:family="table-cell">
      <style:table-cell-properties fo:padding="0cm" fo:border="none"/>
    </style:style>
    <style:style style:name="Table132.3" style:family="table-row">
      <style:table-row-properties style:min-row-height="0.609cm"/>
    </style:style>
    <style:style style:name="Table1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3" style:family="table">
      <style:table-properties style:width="8.52cm" table:align="margins" style:may-break-between-rows="false"/>
    </style:style>
    <style:style style:name="Table133.A" style:family="table-column">
      <style:table-column-properties style:column-width="1.764cm" style:rel-column-width="13568*"/>
    </style:style>
    <style:style style:name="Table133.B" style:family="table-column">
      <style:table-column-properties style:column-width="4.473cm" style:rel-column-width="34409*"/>
    </style:style>
    <style:style style:name="Table133.C" style:family="table-column">
      <style:table-column-properties style:column-width="2.282cm" style:rel-column-width="17558*"/>
    </style:style>
    <style:style style:name="Table133.1" style:family="table-row">
      <style:table-row-properties style:min-row-height="0.803cm"/>
    </style:style>
    <style:style style:name="Table133.A1" style:family="table-cell">
      <style:table-cell-properties style:vertical-align="bottom" fo:padding="0cm" fo:border="none"/>
    </style:style>
    <style:style style:name="Table133.2" style:family="table-row">
      <style:table-row-properties style:min-row-height="1.997cm"/>
    </style:style>
    <style:style style:name="Table133.A2" style:family="table-cell">
      <style:table-cell-properties fo:padding="0cm" fo:border="none"/>
    </style:style>
    <style:style style:name="Table133.3" style:family="table-row">
      <style:table-row-properties style:min-row-height="0.609cm"/>
    </style:style>
    <style:style style:name="Table13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4" style:family="table">
      <style:table-properties style:width="8.52cm" table:align="margins" style:may-break-between-rows="false"/>
    </style:style>
    <style:style style:name="Table134.A" style:family="table-column">
      <style:table-column-properties style:column-width="1.794cm" style:rel-column-width="13803*"/>
    </style:style>
    <style:style style:name="Table134.B" style:family="table-column">
      <style:table-column-properties style:column-width="4.443cm" style:rel-column-width="34178*"/>
    </style:style>
    <style:style style:name="Table134.C" style:family="table-column">
      <style:table-column-properties style:column-width="2.282cm" style:rel-column-width="17554*"/>
    </style:style>
    <style:style style:name="Table134.1" style:family="table-row">
      <style:table-row-properties style:min-row-height="0.803cm"/>
    </style:style>
    <style:style style:name="Table134.A1" style:family="table-cell">
      <style:table-cell-properties style:vertical-align="bottom" fo:padding="0cm" fo:border="none"/>
    </style:style>
    <style:style style:name="Table134.2" style:family="table-row">
      <style:table-row-properties style:min-row-height="1.997cm"/>
    </style:style>
    <style:style style:name="Table134.A2" style:family="table-cell">
      <style:table-cell-properties fo:padding="0cm" fo:border="none"/>
    </style:style>
    <style:style style:name="Table134.3" style:family="table-row">
      <style:table-row-properties style:min-row-height="0.609cm"/>
    </style:style>
    <style:style style:name="Table13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5" style:family="table">
      <style:table-properties style:width="8.52cm" table:align="margins" style:may-break-between-rows="false"/>
    </style:style>
    <style:style style:name="Table135.A" style:family="table-column">
      <style:table-column-properties style:column-width="1.614cm" style:rel-column-width="12415*"/>
    </style:style>
    <style:style style:name="Table135.B" style:family="table-column">
      <style:table-column-properties style:column-width="4.623cm" style:rel-column-width="35562*"/>
    </style:style>
    <style:style style:name="Table135.C" style:family="table-column">
      <style:table-column-properties style:column-width="2.282cm" style:rel-column-width="17558*"/>
    </style:style>
    <style:style style:name="Table135.1" style:family="table-row">
      <style:table-row-properties style:min-row-height="0.803cm"/>
    </style:style>
    <style:style style:name="Table135.A1" style:family="table-cell">
      <style:table-cell-properties style:vertical-align="bottom" fo:padding="0cm" fo:border="none"/>
    </style:style>
    <style:style style:name="Table135.2" style:family="table-row">
      <style:table-row-properties style:min-row-height="1.997cm"/>
    </style:style>
    <style:style style:name="Table135.A2" style:family="table-cell">
      <style:table-cell-properties fo:padding="0cm" fo:border="none"/>
    </style:style>
    <style:style style:name="Table135.3" style:family="table-row">
      <style:table-row-properties style:min-row-height="0.609cm"/>
    </style:style>
    <style:style style:name="Table13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6" style:family="table">
      <style:table-properties style:width="8.52cm" table:align="margins" style:may-break-between-rows="false"/>
    </style:style>
    <style:style style:name="Table136.A" style:family="table-column">
      <style:table-column-properties style:column-width="1.667cm" style:rel-column-width="12822*"/>
    </style:style>
    <style:style style:name="Table136.B" style:family="table-column">
      <style:table-column-properties style:column-width="4.57cm" style:rel-column-width="35155*"/>
    </style:style>
    <style:style style:name="Table136.C" style:family="table-column">
      <style:table-column-properties style:column-width="2.282cm" style:rel-column-width="17558*"/>
    </style:style>
    <style:style style:name="Table136.1" style:family="table-row">
      <style:table-row-properties style:min-row-height="0.803cm"/>
    </style:style>
    <style:style style:name="Table136.A1" style:family="table-cell">
      <style:table-cell-properties style:vertical-align="bottom" fo:padding="0cm" fo:border="none"/>
    </style:style>
    <style:style style:name="Table136.2" style:family="table-row">
      <style:table-row-properties style:min-row-height="1.997cm"/>
    </style:style>
    <style:style style:name="Table136.A2" style:family="table-cell">
      <style:table-cell-properties fo:padding="0cm" fo:border="none"/>
    </style:style>
    <style:style style:name="Table136.3" style:family="table-row">
      <style:table-row-properties style:min-row-height="0.609cm"/>
    </style:style>
    <style:style style:name="Table13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7" style:family="table">
      <style:table-properties style:width="8.52cm" table:align="margins" style:may-break-between-rows="false"/>
    </style:style>
    <style:style style:name="Table137.A" style:family="table-column">
      <style:table-column-properties style:column-width="1.794cm" style:rel-column-width="13798*"/>
    </style:style>
    <style:style style:name="Table137.B" style:family="table-column">
      <style:table-column-properties style:column-width="4.583cm" style:rel-column-width="35250*"/>
    </style:style>
    <style:style style:name="Table137.C" style:family="table-column">
      <style:table-column-properties style:column-width="2.143cm" style:rel-column-width="16487*"/>
    </style:style>
    <style:style style:name="Table137.1" style:family="table-row">
      <style:table-row-properties style:min-row-height="0.803cm"/>
    </style:style>
    <style:style style:name="Table137.A1" style:family="table-cell">
      <style:table-cell-properties style:vertical-align="bottom" fo:padding="0cm" fo:border="none"/>
    </style:style>
    <style:style style:name="Table137.2" style:family="table-row">
      <style:table-row-properties style:min-row-height="1.866cm"/>
    </style:style>
    <style:style style:name="Table137.A2" style:family="table-cell">
      <style:table-cell-properties fo:padding="0cm" fo:border="none"/>
    </style:style>
    <style:style style:name="Table137.3" style:family="table-row">
      <style:table-row-properties style:min-row-height="0.609cm"/>
    </style:style>
    <style:style style:name="Table13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8" style:family="table">
      <style:table-properties style:width="8.52cm" table:align="margins" style:may-break-between-rows="false"/>
    </style:style>
    <style:style style:name="Table138.A" style:family="table-column">
      <style:table-column-properties style:column-width="1.794cm" style:rel-column-width="13803*"/>
    </style:style>
    <style:style style:name="Table138.B" style:family="table-column">
      <style:table-column-properties style:column-width="4.443cm" style:rel-column-width="34178*"/>
    </style:style>
    <style:style style:name="Table138.C" style:family="table-column">
      <style:table-column-properties style:column-width="2.282cm" style:rel-column-width="17554*"/>
    </style:style>
    <style:style style:name="Table138.1" style:family="table-row">
      <style:table-row-properties style:min-row-height="0.803cm"/>
    </style:style>
    <style:style style:name="Table138.A1" style:family="table-cell">
      <style:table-cell-properties style:vertical-align="bottom" fo:padding="0cm" fo:border="none"/>
    </style:style>
    <style:style style:name="Table138.2" style:family="table-row">
      <style:table-row-properties style:min-row-height="1.997cm"/>
    </style:style>
    <style:style style:name="Table138.A2" style:family="table-cell">
      <style:table-cell-properties fo:padding="0cm" fo:border="none"/>
    </style:style>
    <style:style style:name="Table138.3" style:family="table-row">
      <style:table-row-properties style:min-row-height="0.609cm"/>
    </style:style>
    <style:style style:name="Table1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9" style:family="table">
      <style:table-properties style:width="8.52cm" table:align="margins" style:may-break-between-rows="false"/>
    </style:style>
    <style:style style:name="Table139.A" style:family="table-column">
      <style:table-column-properties style:column-width="1.614cm" style:rel-column-width="12415*"/>
    </style:style>
    <style:style style:name="Table139.B" style:family="table-column">
      <style:table-column-properties style:column-width="4.623cm" style:rel-column-width="35562*"/>
    </style:style>
    <style:style style:name="Table139.C" style:family="table-column">
      <style:table-column-properties style:column-width="2.282cm" style:rel-column-width="17558*"/>
    </style:style>
    <style:style style:name="Table139.1" style:family="table-row">
      <style:table-row-properties style:min-row-height="0.803cm"/>
    </style:style>
    <style:style style:name="Table139.A1" style:family="table-cell">
      <style:table-cell-properties style:vertical-align="bottom" fo:padding="0cm" fo:border="none"/>
    </style:style>
    <style:style style:name="Table139.2" style:family="table-row">
      <style:table-row-properties style:min-row-height="1.997cm"/>
    </style:style>
    <style:style style:name="Table139.A2" style:family="table-cell">
      <style:table-cell-properties fo:padding="0cm" fo:border="none"/>
    </style:style>
    <style:style style:name="Table139.3" style:family="table-row">
      <style:table-row-properties style:min-row-height="0.609cm"/>
    </style:style>
    <style:style style:name="Table1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0" style:family="table">
      <style:table-properties style:width="8.52cm" table:align="margins" style:may-break-between-rows="false"/>
    </style:style>
    <style:style style:name="Table140.A" style:family="table-column">
      <style:table-column-properties style:column-width="1.794cm" style:rel-column-width="13803*"/>
    </style:style>
    <style:style style:name="Table140.B" style:family="table-column">
      <style:table-column-properties style:column-width="4.443cm" style:rel-column-width="34178*"/>
    </style:style>
    <style:style style:name="Table140.C" style:family="table-column">
      <style:table-column-properties style:column-width="2.282cm" style:rel-column-width="17554*"/>
    </style:style>
    <style:style style:name="Table140.1" style:family="table-row">
      <style:table-row-properties style:min-row-height="0.803cm"/>
    </style:style>
    <style:style style:name="Table140.A1" style:family="table-cell">
      <style:table-cell-properties style:vertical-align="bottom" fo:padding="0cm" fo:border="none"/>
    </style:style>
    <style:style style:name="Table140.2" style:family="table-row">
      <style:table-row-properties style:min-row-height="1.997cm"/>
    </style:style>
    <style:style style:name="Table140.A2" style:family="table-cell">
      <style:table-cell-properties fo:padding="0cm" fo:border="none"/>
    </style:style>
    <style:style style:name="Table140.3" style:family="table-row">
      <style:table-row-properties style:min-row-height="0.609cm"/>
    </style:style>
    <style:style style:name="Table14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1" style:family="table">
      <style:table-properties style:width="8.52cm" table:align="margins" style:may-break-between-rows="false"/>
    </style:style>
    <style:style style:name="Table141.A" style:family="table-column">
      <style:table-column-properties style:column-width="2.29cm" style:rel-column-width="17611*"/>
    </style:style>
    <style:style style:name="Table141.B" style:family="table-column">
      <style:table-column-properties style:column-width="3.768cm" style:rel-column-width="28981*"/>
    </style:style>
    <style:style style:name="Table141.C" style:family="table-column">
      <style:table-column-properties style:column-width="2.462cm" style:rel-column-width="18943*"/>
    </style:style>
    <style:style style:name="Table141.1" style:family="table-row">
      <style:table-row-properties style:min-row-height="0.803cm"/>
    </style:style>
    <style:style style:name="Table141.A1" style:family="table-cell">
      <style:table-cell-properties style:vertical-align="bottom" fo:padding="0cm" fo:border="none"/>
    </style:style>
    <style:style style:name="Table141.2" style:family="table-row">
      <style:table-row-properties style:min-row-height="1.997cm"/>
    </style:style>
    <style:style style:name="Table141.A2" style:family="table-cell">
      <style:table-cell-properties fo:padding="0cm" fo:border="none"/>
    </style:style>
    <style:style style:name="Table141.3" style:family="table-row">
      <style:table-row-properties style:min-row-height="0.609cm"/>
    </style:style>
    <style:style style:name="Table1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2" style:family="table">
      <style:table-properties style:width="8.52cm" table:align="margins" style:may-break-between-rows="false"/>
    </style:style>
    <style:style style:name="Table142.A" style:family="table-column">
      <style:table-column-properties style:column-width="2.117cm" style:rel-column-width="16281*"/>
    </style:style>
    <style:style style:name="Table142.B" style:family="table-column">
      <style:table-column-properties style:column-width="4.048cm" style:rel-column-width="31139*"/>
    </style:style>
    <style:style style:name="Table142.C" style:family="table-column">
      <style:table-column-properties style:column-width="2.355cm" style:rel-column-width="18115*"/>
    </style:style>
    <style:style style:name="Table142.1" style:family="table-row">
      <style:table-row-properties style:min-row-height="0.815cm"/>
    </style:style>
    <style:style style:name="Table142.A1" style:family="table-cell">
      <style:table-cell-properties style:vertical-align="bottom" fo:padding="0cm" fo:border="none"/>
    </style:style>
    <style:style style:name="Table142.2" style:family="table-row">
      <style:table-row-properties style:min-row-height="1.997cm"/>
    </style:style>
    <style:style style:name="Table142.A2" style:family="table-cell">
      <style:table-cell-properties fo:padding="0cm" fo:border="none"/>
    </style:style>
    <style:style style:name="Table142.3" style:family="table-row">
      <style:table-row-properties style:min-row-height="0.609cm"/>
    </style:style>
    <style:style style:name="Table14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3" style:family="table">
      <style:table-properties style:width="8.52cm" table:align="margins" style:may-break-between-rows="false"/>
    </style:style>
    <style:style style:name="Table143.A" style:family="table-column">
      <style:table-column-properties style:column-width="1.693cm" style:rel-column-width="13025*"/>
    </style:style>
    <style:style style:name="Table143.B" style:family="table-column">
      <style:table-column-properties style:column-width="4.544cm" style:rel-column-width="34952*"/>
    </style:style>
    <style:style style:name="Table143.C" style:family="table-column">
      <style:table-column-properties style:column-width="2.282cm" style:rel-column-width="17558*"/>
    </style:style>
    <style:style style:name="Table143.1" style:family="table-row">
      <style:table-row-properties style:min-row-height="0.803cm"/>
    </style:style>
    <style:style style:name="Table143.A1" style:family="table-cell">
      <style:table-cell-properties style:vertical-align="bottom" fo:padding="0cm" fo:border="none"/>
    </style:style>
    <style:style style:name="Table143.2" style:family="table-row">
      <style:table-row-properties style:min-row-height="1.997cm"/>
    </style:style>
    <style:style style:name="Table143.A2" style:family="table-cell">
      <style:table-cell-properties fo:padding="0cm" fo:border="none"/>
    </style:style>
    <style:style style:name="Table143.3" style:family="table-row">
      <style:table-row-properties style:min-row-height="0.609cm"/>
    </style:style>
    <style:style style:name="Table1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4" style:family="table">
      <style:table-properties style:width="8.52cm" table:align="margins" style:may-break-between-rows="false"/>
    </style:style>
    <style:style style:name="Table144.A" style:family="table-column">
      <style:table-column-properties style:column-width="1.588cm" style:rel-column-width="12211*"/>
    </style:style>
    <style:style style:name="Table144.B" style:family="table-column">
      <style:table-column-properties style:column-width="4.65cm" style:rel-column-width="35766*"/>
    </style:style>
    <style:style style:name="Table144.C" style:family="table-column">
      <style:table-column-properties style:column-width="2.282cm" style:rel-column-width="17558*"/>
    </style:style>
    <style:style style:name="Table144.1" style:family="table-row">
      <style:table-row-properties style:min-row-height="0.803cm"/>
    </style:style>
    <style:style style:name="Table144.A1" style:family="table-cell">
      <style:table-cell-properties style:vertical-align="bottom" fo:padding="0cm" fo:border="none"/>
    </style:style>
    <style:style style:name="Table144.2" style:family="table-row">
      <style:table-row-properties style:min-row-height="1.997cm"/>
    </style:style>
    <style:style style:name="Table144.A2" style:family="table-cell">
      <style:table-cell-properties fo:padding="0cm" fo:border="none"/>
    </style:style>
    <style:style style:name="Table144.3" style:family="table-row">
      <style:table-row-properties style:min-row-height="0.609cm"/>
    </style:style>
    <style:style style:name="Table1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5" style:family="table">
      <style:table-properties style:width="8.52cm" table:align="margins" style:may-break-between-rows="false"/>
    </style:style>
    <style:style style:name="Table145.A" style:family="table-column">
      <style:table-column-properties style:column-width="1.667cm" style:rel-column-width="12822*"/>
    </style:style>
    <style:style style:name="Table145.B" style:family="table-column">
      <style:table-column-properties style:column-width="4.57cm" style:rel-column-width="35155*"/>
    </style:style>
    <style:style style:name="Table145.C" style:family="table-column">
      <style:table-column-properties style:column-width="2.282cm" style:rel-column-width="17558*"/>
    </style:style>
    <style:style style:name="Table145.1" style:family="table-row">
      <style:table-row-properties style:min-row-height="0.803cm"/>
    </style:style>
    <style:style style:name="Table145.A1" style:family="table-cell">
      <style:table-cell-properties style:vertical-align="bottom" fo:padding="0cm" fo:border="none"/>
    </style:style>
    <style:style style:name="Table145.2" style:family="table-row">
      <style:table-row-properties style:min-row-height="1.997cm"/>
    </style:style>
    <style:style style:name="Table145.A2" style:family="table-cell">
      <style:table-cell-properties fo:padding="0cm" fo:border="none"/>
    </style:style>
    <style:style style:name="Table145.3" style:family="table-row">
      <style:table-row-properties style:min-row-height="0.609cm"/>
    </style:style>
    <style:style style:name="Table14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6" style:family="table">
      <style:table-properties style:width="8.52cm" table:align="margins" style:may-break-between-rows="false"/>
    </style:style>
    <style:style style:name="Table146.A" style:family="table-column">
      <style:table-column-properties style:column-width="1.614cm" style:rel-column-width="12415*"/>
    </style:style>
    <style:style style:name="Table146.B" style:family="table-column">
      <style:table-column-properties style:column-width="4.623cm" style:rel-column-width="35562*"/>
    </style:style>
    <style:style style:name="Table146.C" style:family="table-column">
      <style:table-column-properties style:column-width="2.282cm" style:rel-column-width="17558*"/>
    </style:style>
    <style:style style:name="Table146.1" style:family="table-row">
      <style:table-row-properties style:min-row-height="0.803cm"/>
    </style:style>
    <style:style style:name="Table146.A1" style:family="table-cell">
      <style:table-cell-properties style:vertical-align="bottom" fo:padding="0cm" fo:border="none"/>
    </style:style>
    <style:style style:name="Table146.2" style:family="table-row">
      <style:table-row-properties style:min-row-height="1.997cm"/>
    </style:style>
    <style:style style:name="Table146.A2" style:family="table-cell">
      <style:table-cell-properties fo:padding="0cm" fo:border="none"/>
    </style:style>
    <style:style style:name="Table146.3" style:family="table-row">
      <style:table-row-properties style:min-row-height="0.609cm"/>
    </style:style>
    <style:style style:name="Table14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7" style:family="table">
      <style:table-properties style:width="8.52cm" table:align="margins" style:may-break-between-rows="false"/>
    </style:style>
    <style:style style:name="Table147.A" style:family="table-column">
      <style:table-column-properties style:column-width="1.64cm" style:rel-column-width="12618*"/>
    </style:style>
    <style:style style:name="Table147.B" style:family="table-column">
      <style:table-column-properties style:column-width="4.597cm" style:rel-column-width="35359*"/>
    </style:style>
    <style:style style:name="Table147.C" style:family="table-column">
      <style:table-column-properties style:column-width="2.282cm" style:rel-column-width="17558*"/>
    </style:style>
    <style:style style:name="Table147.1" style:family="table-row">
      <style:table-row-properties style:min-row-height="0.803cm"/>
    </style:style>
    <style:style style:name="Table147.A1" style:family="table-cell">
      <style:table-cell-properties style:vertical-align="bottom" fo:padding="0cm" fo:border="none"/>
    </style:style>
    <style:style style:name="Table147.2" style:family="table-row">
      <style:table-row-properties style:min-row-height="1.997cm"/>
    </style:style>
    <style:style style:name="Table147.A2" style:family="table-cell">
      <style:table-cell-properties fo:padding="0cm" fo:border="none"/>
    </style:style>
    <style:style style:name="Table147.3" style:family="table-row">
      <style:table-row-properties style:min-row-height="0.609cm"/>
    </style:style>
    <style:style style:name="Table1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8" style:family="table">
      <style:table-properties style:width="8.52cm" table:align="margins" style:may-break-between-rows="false"/>
    </style:style>
    <style:style style:name="Table148.A" style:family="table-column">
      <style:table-column-properties style:column-width="1.588cm" style:rel-column-width="12211*"/>
    </style:style>
    <style:style style:name="Table148.B" style:family="table-column">
      <style:table-column-properties style:column-width="4.65cm" style:rel-column-width="35766*"/>
    </style:style>
    <style:style style:name="Table148.C" style:family="table-column">
      <style:table-column-properties style:column-width="2.282cm" style:rel-column-width="17558*"/>
    </style:style>
    <style:style style:name="Table148.1" style:family="table-row">
      <style:table-row-properties style:min-row-height="0.803cm"/>
    </style:style>
    <style:style style:name="Table148.A1" style:family="table-cell">
      <style:table-cell-properties style:vertical-align="bottom" fo:padding="0cm" fo:border="none"/>
    </style:style>
    <style:style style:name="Table148.2" style:family="table-row">
      <style:table-row-properties style:min-row-height="1.997cm"/>
    </style:style>
    <style:style style:name="Table148.A2" style:family="table-cell">
      <style:table-cell-properties fo:padding="0cm" fo:border="none"/>
    </style:style>
    <style:style style:name="Table148.3" style:family="table-row">
      <style:table-row-properties style:min-row-height="0.609cm"/>
    </style:style>
    <style:style style:name="Table14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9" style:family="table">
      <style:table-properties style:width="8.52cm" table:align="margins" style:may-break-between-rows="false"/>
    </style:style>
    <style:style style:name="Table149.A" style:family="table-column">
      <style:table-column-properties style:column-width="1.794cm" style:rel-column-width="13798*"/>
    </style:style>
    <style:style style:name="Table149.B" style:family="table-column">
      <style:table-column-properties style:column-width="4.794cm" style:rel-column-width="36878*"/>
    </style:style>
    <style:style style:name="Table149.C" style:family="table-column">
      <style:table-column-properties style:column-width="1.931cm" style:rel-column-width="14859*"/>
    </style:style>
    <style:style style:name="Table149.1" style:family="table-row">
      <style:table-row-properties style:min-row-height="0.803cm"/>
    </style:style>
    <style:style style:name="Table149.A1" style:family="table-cell">
      <style:table-cell-properties style:vertical-align="bottom" fo:padding="0cm" fo:border="none"/>
    </style:style>
    <style:style style:name="Table149.2" style:family="table-row">
      <style:table-row-properties style:min-row-height="1.997cm"/>
    </style:style>
    <style:style style:name="Table149.A2" style:family="table-cell">
      <style:table-cell-properties fo:padding="0cm" fo:border="none"/>
    </style:style>
    <style:style style:name="Table149.3" style:family="table-row">
      <style:table-row-properties style:min-row-height="0.609cm"/>
    </style:style>
    <style:style style:name="Table14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0" style:family="table">
      <style:table-properties style:width="8.52cm" table:align="margins" style:may-break-between-rows="false"/>
    </style:style>
    <style:style style:name="Table150.A" style:family="table-column">
      <style:table-column-properties style:column-width="1.794cm" style:rel-column-width="13798*"/>
    </style:style>
    <style:style style:name="Table150.B" style:family="table-column">
      <style:table-column-properties style:column-width="4.662cm" style:rel-column-width="35861*"/>
    </style:style>
    <style:style style:name="Table150.C" style:family="table-column">
      <style:table-column-properties style:column-width="2.064cm" style:rel-column-width="15876*"/>
    </style:style>
    <style:style style:name="Table150.1" style:family="table-row">
      <style:table-row-properties style:min-row-height="0.803cm"/>
    </style:style>
    <style:style style:name="Table150.A1" style:family="table-cell">
      <style:table-cell-properties style:vertical-align="bottom" fo:padding="0cm" fo:border="none"/>
    </style:style>
    <style:style style:name="Table150.2" style:family="table-row">
      <style:table-row-properties style:min-row-height="1.997cm"/>
    </style:style>
    <style:style style:name="Table150.A2" style:family="table-cell">
      <style:table-cell-properties fo:padding="0cm" fo:border="none"/>
    </style:style>
    <style:style style:name="Table150.3" style:family="table-row">
      <style:table-row-properties style:min-row-height="0.609cm"/>
    </style:style>
    <style:style style:name="Table15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1" style:family="table">
      <style:table-properties style:width="8.52cm" table:align="margins" style:may-break-between-rows="false"/>
    </style:style>
    <style:style style:name="Table151.A" style:family="table-column">
      <style:table-column-properties style:column-width="1.561cm" style:rel-column-width="12007*"/>
    </style:style>
    <style:style style:name="Table151.B" style:family="table-column">
      <style:table-column-properties style:column-width="4.676cm" style:rel-column-width="35969*"/>
    </style:style>
    <style:style style:name="Table151.C" style:family="table-column">
      <style:table-column-properties style:column-width="2.282cm" style:rel-column-width="17559*"/>
    </style:style>
    <style:style style:name="Table151.1" style:family="table-row">
      <style:table-row-properties style:min-row-height="0.803cm"/>
    </style:style>
    <style:style style:name="Table151.A1" style:family="table-cell">
      <style:table-cell-properties style:vertical-align="bottom" fo:padding="0cm" fo:border="none"/>
    </style:style>
    <style:style style:name="Table151.2" style:family="table-row">
      <style:table-row-properties style:min-row-height="1.997cm"/>
    </style:style>
    <style:style style:name="Table151.A2" style:family="table-cell">
      <style:table-cell-properties fo:padding="0cm" fo:border="none"/>
    </style:style>
    <style:style style:name="Table151.3" style:family="table-row">
      <style:table-row-properties style:min-row-height="0.609cm"/>
    </style:style>
    <style:style style:name="Table15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2" style:family="table">
      <style:table-properties style:width="8.52cm" table:align="margins" style:may-break-between-rows="false"/>
    </style:style>
    <style:style style:name="Table152.A" style:family="table-column">
      <style:table-column-properties style:column-width="1.764cm" style:rel-column-width="13568*"/>
    </style:style>
    <style:style style:name="Table152.B" style:family="table-column">
      <style:table-column-properties style:column-width="4.473cm" style:rel-column-width="34409*"/>
    </style:style>
    <style:style style:name="Table152.C" style:family="table-column">
      <style:table-column-properties style:column-width="2.282cm" style:rel-column-width="17558*"/>
    </style:style>
    <style:style style:name="Table152.1" style:family="table-row">
      <style:table-row-properties style:min-row-height="0.803cm"/>
    </style:style>
    <style:style style:name="Table152.A1" style:family="table-cell">
      <style:table-cell-properties style:vertical-align="bottom" fo:padding="0cm" fo:border="none"/>
    </style:style>
    <style:style style:name="Table152.2" style:family="table-row">
      <style:table-row-properties style:min-row-height="1.997cm"/>
    </style:style>
    <style:style style:name="Table152.A2" style:family="table-cell">
      <style:table-cell-properties fo:padding="0cm" fo:border="none"/>
    </style:style>
    <style:style style:name="Table152.3" style:family="table-row">
      <style:table-row-properties style:min-row-height="0.609cm"/>
    </style:style>
    <style:style style:name="Table15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3" style:family="table">
      <style:table-properties style:width="8.52cm" table:align="margins" style:may-break-between-rows="false"/>
    </style:style>
    <style:style style:name="Table153.A" style:family="table-column">
      <style:table-column-properties style:column-width="1.794cm" style:rel-column-width="13803*"/>
    </style:style>
    <style:style style:name="Table153.B" style:family="table-column">
      <style:table-column-properties style:column-width="4.443cm" style:rel-column-width="34178*"/>
    </style:style>
    <style:style style:name="Table153.C" style:family="table-column">
      <style:table-column-properties style:column-width="2.282cm" style:rel-column-width="17554*"/>
    </style:style>
    <style:style style:name="Table153.1" style:family="table-row">
      <style:table-row-properties style:min-row-height="0.803cm"/>
    </style:style>
    <style:style style:name="Table153.A1" style:family="table-cell">
      <style:table-cell-properties style:vertical-align="bottom" fo:padding="0cm" fo:border="none"/>
    </style:style>
    <style:style style:name="Table153.2" style:family="table-row">
      <style:table-row-properties style:min-row-height="1.997cm"/>
    </style:style>
    <style:style style:name="Table153.A2" style:family="table-cell">
      <style:table-cell-properties fo:padding="0cm" fo:border="none"/>
    </style:style>
    <style:style style:name="Table153.3" style:family="table-row">
      <style:table-row-properties style:min-row-height="0.609cm"/>
    </style:style>
    <style:style style:name="Table15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4" style:family="table">
      <style:table-properties style:width="8.52cm" table:align="margins" style:may-break-between-rows="false"/>
    </style:style>
    <style:style style:name="Table154.A" style:family="table-column">
      <style:table-column-properties style:column-width="1.561cm" style:rel-column-width="12007*"/>
    </style:style>
    <style:style style:name="Table154.B" style:family="table-column">
      <style:table-column-properties style:column-width="4.676cm" style:rel-column-width="35969*"/>
    </style:style>
    <style:style style:name="Table154.C" style:family="table-column">
      <style:table-column-properties style:column-width="2.282cm" style:rel-column-width="17559*"/>
    </style:style>
    <style:style style:name="Table154.1" style:family="table-row">
      <style:table-row-properties style:min-row-height="0.803cm"/>
    </style:style>
    <style:style style:name="Table154.A1" style:family="table-cell">
      <style:table-cell-properties style:vertical-align="bottom" fo:padding="0cm" fo:border="none"/>
    </style:style>
    <style:style style:name="Table154.2" style:family="table-row">
      <style:table-row-properties style:min-row-height="1.997cm"/>
    </style:style>
    <style:style style:name="Table154.A2" style:family="table-cell">
      <style:table-cell-properties fo:padding="0cm" fo:border="none"/>
    </style:style>
    <style:style style:name="Table154.3" style:family="table-row">
      <style:table-row-properties style:min-row-height="0.609cm"/>
    </style:style>
    <style:style style:name="Table1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5" style:family="table">
      <style:table-properties style:width="8.52cm" table:align="margins" style:may-break-between-rows="false"/>
    </style:style>
    <style:style style:name="Table155.A" style:family="table-column">
      <style:table-column-properties style:column-width="1.794cm" style:rel-column-width="13798*"/>
    </style:style>
    <style:style style:name="Table155.B" style:family="table-column">
      <style:table-column-properties style:column-width="4.688cm" style:rel-column-width="36064*"/>
    </style:style>
    <style:style style:name="Table155.C" style:family="table-column">
      <style:table-column-properties style:column-width="2.037cm" style:rel-column-width="15673*"/>
    </style:style>
    <style:style style:name="Table155.1" style:family="table-row">
      <style:table-row-properties style:min-row-height="0.803cm"/>
    </style:style>
    <style:style style:name="Table155.A1" style:family="table-cell">
      <style:table-cell-properties style:vertical-align="bottom" fo:padding="0cm" fo:border="none"/>
    </style:style>
    <style:style style:name="Table155.2" style:family="table-row">
      <style:table-row-properties style:min-row-height="1.997cm"/>
    </style:style>
    <style:style style:name="Table155.A2" style:family="table-cell">
      <style:table-cell-properties fo:padding="0cm" fo:border="none"/>
    </style:style>
    <style:style style:name="Table155.3" style:family="table-row">
      <style:table-row-properties style:min-row-height="0.609cm"/>
    </style:style>
    <style:style style:name="Table15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6" style:family="table">
      <style:table-properties style:width="8.52cm" table:align="margins" style:may-break-between-rows="false"/>
    </style:style>
    <style:style style:name="Table156.A" style:family="table-column">
      <style:table-column-properties style:column-width="1.794cm" style:rel-column-width="13803*"/>
    </style:style>
    <style:style style:name="Table156.B" style:family="table-column">
      <style:table-column-properties style:column-width="4.443cm" style:rel-column-width="34178*"/>
    </style:style>
    <style:style style:name="Table156.C" style:family="table-column">
      <style:table-column-properties style:column-width="2.282cm" style:rel-column-width="17554*"/>
    </style:style>
    <style:style style:name="Table156.1" style:family="table-row">
      <style:table-row-properties style:min-row-height="0.803cm"/>
    </style:style>
    <style:style style:name="Table156.A1" style:family="table-cell">
      <style:table-cell-properties style:vertical-align="bottom" fo:padding="0cm" fo:border="none"/>
    </style:style>
    <style:style style:name="Table156.2" style:family="table-row">
      <style:table-row-properties style:min-row-height="1.997cm"/>
    </style:style>
    <style:style style:name="Table156.A2" style:family="table-cell">
      <style:table-cell-properties fo:padding="0cm" fo:border="none"/>
    </style:style>
    <style:style style:name="Table156.3" style:family="table-row">
      <style:table-row-properties style:min-row-height="0.609cm"/>
    </style:style>
    <style:style style:name="Table15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7" style:family="table">
      <style:table-properties style:width="8.52cm" table:align="margins" style:may-break-between-rows="false"/>
    </style:style>
    <style:style style:name="Table157.A" style:family="table-column">
      <style:table-column-properties style:column-width="1.794cm" style:rel-column-width="13803*"/>
    </style:style>
    <style:style style:name="Table157.B" style:family="table-column">
      <style:table-column-properties style:column-width="4.443cm" style:rel-column-width="34178*"/>
    </style:style>
    <style:style style:name="Table157.C" style:family="table-column">
      <style:table-column-properties style:column-width="2.282cm" style:rel-column-width="17554*"/>
    </style:style>
    <style:style style:name="Table157.1" style:family="table-row">
      <style:table-row-properties style:min-row-height="0.803cm"/>
    </style:style>
    <style:style style:name="Table157.A1" style:family="table-cell">
      <style:table-cell-properties style:vertical-align="bottom" fo:padding="0cm" fo:border="none"/>
    </style:style>
    <style:style style:name="Table157.2" style:family="table-row">
      <style:table-row-properties style:min-row-height="1.997cm"/>
    </style:style>
    <style:style style:name="Table157.A2" style:family="table-cell">
      <style:table-cell-properties fo:padding="0cm" fo:border="none"/>
    </style:style>
    <style:style style:name="Table157.3" style:family="table-row">
      <style:table-row-properties style:min-row-height="0.609cm"/>
    </style:style>
    <style:style style:name="Table15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8" style:family="table">
      <style:table-properties style:width="8.52cm" table:align="margins" style:may-break-between-rows="false"/>
    </style:style>
    <style:style style:name="Table158.A" style:family="table-column">
      <style:table-column-properties style:column-width="1.794cm" style:rel-column-width="13803*"/>
    </style:style>
    <style:style style:name="Table158.B" style:family="table-column">
      <style:table-column-properties style:column-width="4.443cm" style:rel-column-width="34178*"/>
    </style:style>
    <style:style style:name="Table158.C" style:family="table-column">
      <style:table-column-properties style:column-width="2.282cm" style:rel-column-width="17554*"/>
    </style:style>
    <style:style style:name="Table158.1" style:family="table-row">
      <style:table-row-properties style:min-row-height="0.803cm"/>
    </style:style>
    <style:style style:name="Table158.A1" style:family="table-cell">
      <style:table-cell-properties style:vertical-align="bottom" fo:padding="0cm" fo:border="none"/>
    </style:style>
    <style:style style:name="Table158.2" style:family="table-row">
      <style:table-row-properties style:min-row-height="1.997cm"/>
    </style:style>
    <style:style style:name="Table158.A2" style:family="table-cell">
      <style:table-cell-properties fo:padding="0cm" fo:border="none"/>
    </style:style>
    <style:style style:name="Table158.3" style:family="table-row">
      <style:table-row-properties style:min-row-height="0.609cm"/>
    </style:style>
    <style:style style:name="Table15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9" style:family="table">
      <style:table-properties style:width="8.52cm" table:align="margins" style:may-break-between-rows="false"/>
    </style:style>
    <style:style style:name="Table159.A" style:family="table-column">
      <style:table-column-properties style:column-width="1.626cm" style:rel-column-width="12509*"/>
    </style:style>
    <style:style style:name="Table159.B" style:family="table-column">
      <style:table-column-properties style:column-width="4.611cm" style:rel-column-width="35467*"/>
    </style:style>
    <style:style style:name="Table159.C" style:family="table-column">
      <style:table-column-properties style:column-width="2.282cm" style:rel-column-width="17559*"/>
    </style:style>
    <style:style style:name="Table159.1" style:family="table-row">
      <style:table-row-properties style:min-row-height="0.803cm"/>
    </style:style>
    <style:style style:name="Table159.A1" style:family="table-cell">
      <style:table-cell-properties style:vertical-align="bottom" fo:padding="0cm" fo:border="none"/>
    </style:style>
    <style:style style:name="Table159.2" style:family="table-row">
      <style:table-row-properties style:min-row-height="1.997cm"/>
    </style:style>
    <style:style style:name="Table159.A2" style:family="table-cell">
      <style:table-cell-properties fo:padding="0cm" fo:border="none"/>
    </style:style>
    <style:style style:name="Table159.3" style:family="table-row">
      <style:table-row-properties style:min-row-height="0.609cm"/>
    </style:style>
    <style:style style:name="Table15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0" style:family="table">
      <style:table-properties style:width="8.52cm" table:align="margins" style:may-break-between-rows="false"/>
    </style:style>
    <style:style style:name="Table160.A" style:family="table-column">
      <style:table-column-properties style:column-width="1.658cm" style:rel-column-width="12754*"/>
    </style:style>
    <style:style style:name="Table160.B" style:family="table-column">
      <style:table-column-properties style:column-width="4.653cm" style:rel-column-width="35793*"/>
    </style:style>
    <style:style style:name="Table160.C" style:family="table-column">
      <style:table-column-properties style:column-width="2.208cm" style:rel-column-width="16988*"/>
    </style:style>
    <style:style style:name="Table160.1" style:family="table-row">
      <style:table-row-properties style:min-row-height="0.803cm"/>
    </style:style>
    <style:style style:name="Table160.A1" style:family="table-cell">
      <style:table-cell-properties style:vertical-align="bottom" fo:padding="0cm" fo:border="none"/>
    </style:style>
    <style:style style:name="Table160.2" style:family="table-row">
      <style:table-row-properties style:min-row-height="1.997cm"/>
    </style:style>
    <style:style style:name="Table160.A2" style:family="table-cell">
      <style:table-cell-properties fo:padding="0cm" fo:border="none"/>
    </style:style>
    <style:style style:name="Table160.3" style:family="table-row">
      <style:table-row-properties style:min-row-height="0.609cm"/>
    </style:style>
    <style:style style:name="Table16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1" style:family="table">
      <style:table-properties style:width="8.52cm" table:align="margins" style:may-break-between-rows="false"/>
    </style:style>
    <style:style style:name="Table161.A" style:family="table-column">
      <style:table-column-properties style:column-width="1.69cm" style:rel-column-width="12998*"/>
    </style:style>
    <style:style style:name="Table161.B" style:family="table-column">
      <style:table-column-properties style:column-width="4.718cm" style:rel-column-width="36295*"/>
    </style:style>
    <style:style style:name="Table161.C" style:family="table-column">
      <style:table-column-properties style:column-width="2.111cm" style:rel-column-width="16242*"/>
    </style:style>
    <style:style style:name="Table161.1" style:family="table-row">
      <style:table-row-properties style:min-row-height="0.803cm"/>
    </style:style>
    <style:style style:name="Table161.A1" style:family="table-cell">
      <style:table-cell-properties style:vertical-align="bottom" fo:padding="0cm" fo:border="none"/>
    </style:style>
    <style:style style:name="Table161.2" style:family="table-row">
      <style:table-row-properties style:min-row-height="1.88cm"/>
    </style:style>
    <style:style style:name="Table161.A2" style:family="table-cell">
      <style:table-cell-properties fo:padding="0cm" fo:border="none"/>
    </style:style>
    <style:style style:name="Table161.3" style:family="table-row">
      <style:table-row-properties style:min-row-height="0.609cm"/>
    </style:style>
    <style:style style:name="Table16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2" style:family="table">
      <style:table-properties style:width="8.52cm" table:align="margins" style:may-break-between-rows="false"/>
    </style:style>
    <style:style style:name="Table162.A" style:family="table-column">
      <style:table-column-properties style:column-width="1.794cm" style:rel-column-width="13798*"/>
    </style:style>
    <style:style style:name="Table162.B" style:family="table-column">
      <style:table-column-properties style:column-width="4.794cm" style:rel-column-width="36878*"/>
    </style:style>
    <style:style style:name="Table162.C" style:family="table-column">
      <style:table-column-properties style:column-width="1.931cm" style:rel-column-width="14859*"/>
    </style:style>
    <style:style style:name="Table162.1" style:family="table-row">
      <style:table-row-properties style:min-row-height="0.803cm"/>
    </style:style>
    <style:style style:name="Table162.A1" style:family="table-cell">
      <style:table-cell-properties style:vertical-align="bottom" fo:padding="0cm" fo:border="none"/>
    </style:style>
    <style:style style:name="Table162.2" style:family="table-row">
      <style:table-row-properties style:min-row-height="1.997cm"/>
    </style:style>
    <style:style style:name="Table162.A2" style:family="table-cell">
      <style:table-cell-properties fo:padding="0cm" fo:border="none"/>
    </style:style>
    <style:style style:name="Table162.3" style:family="table-row">
      <style:table-row-properties style:min-row-height="0.609cm"/>
    </style:style>
    <style:style style:name="Table16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3" style:family="table">
      <style:table-properties style:width="8.52cm" table:align="margins" style:may-break-between-rows="false"/>
    </style:style>
    <style:style style:name="Table163.A" style:family="table-column">
      <style:table-column-properties style:column-width="1.794cm" style:rel-column-width="13803*"/>
    </style:style>
    <style:style style:name="Table163.B" style:family="table-column">
      <style:table-column-properties style:column-width="2.466cm" style:rel-column-width="18964*"/>
    </style:style>
    <style:style style:name="Table163.C" style:family="table-column">
      <style:table-column-properties style:column-width="1.977cm" style:rel-column-width="15214*"/>
    </style:style>
    <style:style style:name="Table163.D" style:family="table-column">
      <style:table-column-properties style:column-width="2.282cm" style:rel-column-width="17554*"/>
    </style:style>
    <style:style style:name="Table163.1" style:family="table-row">
      <style:table-row-properties style:min-row-height="0.212cm"/>
    </style:style>
    <style:style style:name="Table163.A1" style:family="table-cell">
      <style:table-cell-properties style:vertical-align="bottom" fo:padding="0cm" fo:border="none"/>
    </style:style>
    <style:style style:name="Table163.2" style:family="table-row">
      <style:table-row-properties style:min-row-height="2.97cm"/>
    </style:style>
    <style:style style:name="Table163.A2" style:family="table-cell">
      <style:table-cell-properties fo:padding="0cm" fo:border="none"/>
    </style:style>
    <style:style style:name="Table163.3" style:family="table-row">
      <style:table-row-properties style:min-row-height="0.397cm"/>
    </style:style>
    <style:style style:name="Table163.D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4" style:family="table">
      <style:table-properties style:width="8.52cm" table:align="margins" style:may-break-between-rows="false"/>
    </style:style>
    <style:style style:name="Table164.A" style:family="table-column">
      <style:table-column-properties style:column-width="1.794cm" style:rel-column-width="13798*"/>
    </style:style>
    <style:style style:name="Table164.B" style:family="table-column">
      <style:table-column-properties style:column-width="4.688cm" style:rel-column-width="36064*"/>
    </style:style>
    <style:style style:name="Table164.C" style:family="table-column">
      <style:table-column-properties style:column-width="2.037cm" style:rel-column-width="15673*"/>
    </style:style>
    <style:style style:name="Table164.1" style:family="table-row">
      <style:table-row-properties style:min-row-height="0.803cm"/>
    </style:style>
    <style:style style:name="Table164.A1" style:family="table-cell">
      <style:table-cell-properties style:vertical-align="bottom" fo:padding="0cm" fo:border="none"/>
    </style:style>
    <style:style style:name="Table164.2" style:family="table-row">
      <style:table-row-properties style:min-row-height="1.997cm"/>
    </style:style>
    <style:style style:name="Table164.A2" style:family="table-cell">
      <style:table-cell-properties fo:padding="0cm" fo:border="none"/>
    </style:style>
    <style:style style:name="Table164.3" style:family="table-row">
      <style:table-row-properties style:min-row-height="0.609cm"/>
    </style:style>
    <style:style style:name="Table16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5" style:family="table">
      <style:table-properties style:width="8.52cm" table:align="margins" style:may-break-between-rows="false"/>
    </style:style>
    <style:style style:name="Table165.A" style:family="table-column">
      <style:table-column-properties style:column-width="1.794cm" style:rel-column-width="13803*"/>
    </style:style>
    <style:style style:name="Table165.B" style:family="table-column">
      <style:table-column-properties style:column-width="4.443cm" style:rel-column-width="34178*"/>
    </style:style>
    <style:style style:name="Table165.C" style:family="table-column">
      <style:table-column-properties style:column-width="2.282cm" style:rel-column-width="17554*"/>
    </style:style>
    <style:style style:name="Table165.1" style:family="table-row">
      <style:table-row-properties style:min-row-height="0.803cm"/>
    </style:style>
    <style:style style:name="Table165.A1" style:family="table-cell">
      <style:table-cell-properties style:vertical-align="bottom" fo:padding="0cm" fo:border="none"/>
    </style:style>
    <style:style style:name="Table165.2" style:family="table-row">
      <style:table-row-properties style:min-row-height="1.997cm"/>
    </style:style>
    <style:style style:name="Table165.A2" style:family="table-cell">
      <style:table-cell-properties fo:padding="0cm" fo:border="none"/>
    </style:style>
    <style:style style:name="Table165.3" style:family="table-row">
      <style:table-row-properties style:min-row-height="0.609cm"/>
    </style:style>
    <style:style style:name="Table16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6" style:family="table">
      <style:table-properties style:width="8.52cm" table:align="margins" style:may-break-between-rows="false"/>
    </style:style>
    <style:style style:name="Table166.A" style:family="table-column">
      <style:table-column-properties style:column-width="1.794cm" style:rel-column-width="13803*"/>
    </style:style>
    <style:style style:name="Table166.B" style:family="table-column">
      <style:table-column-properties style:column-width="4.443cm" style:rel-column-width="34178*"/>
    </style:style>
    <style:style style:name="Table166.C" style:family="table-column">
      <style:table-column-properties style:column-width="2.282cm" style:rel-column-width="17554*"/>
    </style:style>
    <style:style style:name="Table166.1" style:family="table-row">
      <style:table-row-properties style:min-row-height="0.803cm"/>
    </style:style>
    <style:style style:name="Table166.A1" style:family="table-cell">
      <style:table-cell-properties style:vertical-align="bottom" fo:padding="0cm" fo:border="none"/>
    </style:style>
    <style:style style:name="Table166.2" style:family="table-row">
      <style:table-row-properties style:min-row-height="1.997cm"/>
    </style:style>
    <style:style style:name="Table166.A2" style:family="table-cell">
      <style:table-cell-properties fo:padding="0cm" fo:border="none"/>
    </style:style>
    <style:style style:name="Table166.3" style:family="table-row">
      <style:table-row-properties style:min-row-height="0.609cm"/>
    </style:style>
    <style:style style:name="Table16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7" style:family="table">
      <style:table-properties style:width="8.52cm" table:align="margins" style:may-break-between-rows="false"/>
    </style:style>
    <style:style style:name="Table167.A" style:family="table-column">
      <style:table-column-properties style:column-width="1.794cm" style:rel-column-width="13803*"/>
    </style:style>
    <style:style style:name="Table167.B" style:family="table-column">
      <style:table-column-properties style:column-width="4.443cm" style:rel-column-width="34178*"/>
    </style:style>
    <style:style style:name="Table167.C" style:family="table-column">
      <style:table-column-properties style:column-width="2.282cm" style:rel-column-width="17554*"/>
    </style:style>
    <style:style style:name="Table167.1" style:family="table-row">
      <style:table-row-properties style:min-row-height="0.803cm"/>
    </style:style>
    <style:style style:name="Table167.A1" style:family="table-cell">
      <style:table-cell-properties style:vertical-align="bottom" fo:padding="0cm" fo:border="none"/>
    </style:style>
    <style:style style:name="Table167.2" style:family="table-row">
      <style:table-row-properties style:min-row-height="1.997cm"/>
    </style:style>
    <style:style style:name="Table167.A2" style:family="table-cell">
      <style:table-cell-properties fo:padding="0cm" fo:border="none"/>
    </style:style>
    <style:style style:name="Table167.3" style:family="table-row">
      <style:table-row-properties style:min-row-height="0.609cm"/>
    </style:style>
    <style:style style:name="Table16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8" style:family="table">
      <style:table-properties style:width="8.52cm" table:align="margins" style:may-break-between-rows="false"/>
    </style:style>
    <style:style style:name="Table168.A" style:family="table-column">
      <style:table-column-properties style:column-width="1.794cm" style:rel-column-width="13803*"/>
    </style:style>
    <style:style style:name="Table168.B" style:family="table-column">
      <style:table-column-properties style:column-width="4.443cm" style:rel-column-width="34178*"/>
    </style:style>
    <style:style style:name="Table168.C" style:family="table-column">
      <style:table-column-properties style:column-width="2.282cm" style:rel-column-width="17554*"/>
    </style:style>
    <style:style style:name="Table168.1" style:family="table-row">
      <style:table-row-properties style:min-row-height="0.803cm"/>
    </style:style>
    <style:style style:name="Table168.A1" style:family="table-cell">
      <style:table-cell-properties style:vertical-align="bottom" fo:padding="0cm" fo:border="none"/>
    </style:style>
    <style:style style:name="Table168.2" style:family="table-row">
      <style:table-row-properties style:min-row-height="1.997cm"/>
    </style:style>
    <style:style style:name="Table168.A2" style:family="table-cell">
      <style:table-cell-properties fo:padding="0cm" fo:border="none"/>
    </style:style>
    <style:style style:name="Table168.3" style:family="table-row">
      <style:table-row-properties style:min-row-height="0.609cm"/>
    </style:style>
    <style:style style:name="Table16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1" style:family="table">
      <style:table-properties style:width="8.52cm" table:align="margins" style:may-break-between-rows="false"/>
    </style:style>
    <style:style style:name="Table171.A" style:family="table-column">
      <style:table-column-properties style:column-width="1.588cm" style:rel-column-width="12211*"/>
    </style:style>
    <style:style style:name="Table171.B" style:family="table-column">
      <style:table-column-properties style:column-width="4.65cm" style:rel-column-width="35766*"/>
    </style:style>
    <style:style style:name="Table171.C" style:family="table-column">
      <style:table-column-properties style:column-width="2.282cm" style:rel-column-width="17558*"/>
    </style:style>
    <style:style style:name="Table171.1" style:family="table-row">
      <style:table-row-properties style:min-row-height="0.803cm"/>
    </style:style>
    <style:style style:name="Table171.A1" style:family="table-cell">
      <style:table-cell-properties style:vertical-align="bottom" fo:padding="0cm" fo:border="none"/>
    </style:style>
    <style:style style:name="Table171.2" style:family="table-row">
      <style:table-row-properties style:min-row-height="1.997cm"/>
    </style:style>
    <style:style style:name="Table171.A2" style:family="table-cell">
      <style:table-cell-properties fo:padding="0cm" fo:border="none"/>
    </style:style>
    <style:style style:name="Table171.3" style:family="table-row">
      <style:table-row-properties style:min-row-height="0.609cm"/>
    </style:style>
    <style:style style:name="Table17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91" style:family="table">
      <style:table-properties style:width="8.52cm" table:align="margins" style:may-break-between-rows="false"/>
    </style:style>
    <style:style style:name="Table191.A" style:family="table-column">
      <style:table-column-properties style:column-width="1.693cm" style:rel-column-width="13025*"/>
    </style:style>
    <style:style style:name="Table191.B" style:family="table-column">
      <style:table-column-properties style:column-width="4.71cm" style:rel-column-width="36227*"/>
    </style:style>
    <style:style style:name="Table191.C" style:family="table-column">
      <style:table-column-properties style:column-width="2.117cm" style:rel-column-width="16283*"/>
    </style:style>
    <style:style style:name="Table191.1" style:family="table-row">
      <style:table-row-properties style:min-row-height="0.803cm"/>
    </style:style>
    <style:style style:name="Table191.A1" style:family="table-cell">
      <style:table-cell-properties style:vertical-align="bottom" fo:padding="0cm" fo:border="none"/>
    </style:style>
    <style:style style:name="Table191.2" style:family="table-row">
      <style:table-row-properties style:min-row-height="1.997cm"/>
    </style:style>
    <style:style style:name="Table191.A2" style:family="table-cell">
      <style:table-cell-properties fo:padding="0cm" fo:border="none"/>
    </style:style>
    <style:style style:name="Table191.3" style:family="table-row">
      <style:table-row-properties style:min-row-height="0.609cm"/>
    </style:style>
    <style:style style:name="Table19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86" style:family="table">
      <style:table-properties style:width="8.999cm" table:align="margins" style:may-break-between-rows="false"/>
    </style:style>
    <style:style style:name="Table186.A" style:family="table-column">
      <style:table-column-properties style:column-width="1.863cm" style:rel-column-width="13568*"/>
    </style:style>
    <style:style style:name="Table186.B" style:family="table-column">
      <style:table-column-properties style:column-width="4.725cm" style:rel-column-width="34409*"/>
    </style:style>
    <style:style style:name="Table186.C" style:family="table-column">
      <style:table-column-properties style:column-width="2.411cm" style:rel-column-width="17558*"/>
    </style:style>
    <style:style style:name="Table186.1" style:family="table-row">
      <style:table-row-properties style:min-row-height="0.803cm"/>
    </style:style>
    <style:style style:name="Table186.A1" style:family="table-cell">
      <style:table-cell-properties style:vertical-align="bottom" fo:padding="0cm" fo:border="none"/>
    </style:style>
    <style:style style:name="Table186.2" style:family="table-row">
      <style:table-row-properties style:min-row-height="1.997cm"/>
    </style:style>
    <style:style style:name="Table186.A2" style:family="table-cell">
      <style:table-cell-properties fo:padding="0cm" fo:border="none"/>
    </style:style>
    <style:style style:name="Table186.3" style:family="table-row">
      <style:table-row-properties style:min-row-height="0.609cm"/>
    </style:style>
    <style:style style:name="Table18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93" style:family="table">
      <style:table-properties style:width="8.999cm" table:align="margins" style:may-break-between-rows="false"/>
    </style:style>
    <style:style style:name="Table193.A" style:family="table-column">
      <style:table-column-properties style:column-width="1.896cm" style:rel-column-width="13803*"/>
    </style:style>
    <style:style style:name="Table193.B" style:family="table-column">
      <style:table-column-properties style:column-width="4.694cm" style:rel-column-width="34178*"/>
    </style:style>
    <style:style style:name="Table193.C" style:family="table-column">
      <style:table-column-properties style:column-width="2.411cm" style:rel-column-width="17554*"/>
    </style:style>
    <style:style style:name="Table193.1" style:family="table-row">
      <style:table-row-properties style:min-row-height="0.803cm"/>
    </style:style>
    <style:style style:name="Table193.A1" style:family="table-cell">
      <style:table-cell-properties style:vertical-align="bottom" fo:padding="0cm" fo:border="none"/>
    </style:style>
    <style:style style:name="Table193.2" style:family="table-row">
      <style:table-row-properties style:min-row-height="1.997cm"/>
    </style:style>
    <style:style style:name="Table193.A2" style:family="table-cell">
      <style:table-cell-properties fo:padding="0cm" fo:border="none"/>
    </style:style>
    <style:style style:name="Table193.3" style:family="table-row">
      <style:table-row-properties style:min-row-height="0.609cm"/>
    </style:style>
    <style:style style:name="Table19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3" style:family="table">
      <style:table-properties style:width="8.999cm" table:align="margins" style:may-break-between-rows="false"/>
    </style:style>
    <style:style style:name="Table183.A" style:family="table-column">
      <style:table-column-properties style:column-width="1.863cm" style:rel-column-width="13568*"/>
    </style:style>
    <style:style style:name="Table183.B" style:family="table-column">
      <style:table-column-properties style:column-width="4.725cm" style:rel-column-width="34409*"/>
    </style:style>
    <style:style style:name="Table183.C" style:family="table-column">
      <style:table-column-properties style:column-width="2.411cm" style:rel-column-width="17558*"/>
    </style:style>
    <style:style style:name="Table183.1" style:family="table-row">
      <style:table-row-properties style:min-row-height="0.803cm"/>
    </style:style>
    <style:style style:name="Table183.A1" style:family="table-cell">
      <style:table-cell-properties style:vertical-align="bottom" fo:padding="0cm" fo:border="none"/>
    </style:style>
    <style:style style:name="Table183.2" style:family="table-row">
      <style:table-row-properties style:min-row-height="1.997cm"/>
    </style:style>
    <style:style style:name="Table183.A2" style:family="table-cell">
      <style:table-cell-properties fo:padding="0cm" fo:border="none"/>
    </style:style>
    <style:style style:name="Table183.3" style:family="table-row">
      <style:table-row-properties style:min-row-height="0.609cm"/>
    </style:style>
    <style:style style:name="Table18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4" style:family="table">
      <style:table-properties style:width="8.999cm" table:align="margins" style:may-break-between-rows="false"/>
    </style:style>
    <style:style style:name="Table184.A" style:family="table-column">
      <style:table-column-properties style:column-width="1.863cm" style:rel-column-width="13568*"/>
    </style:style>
    <style:style style:name="Table184.B" style:family="table-column">
      <style:table-column-properties style:column-width="4.725cm" style:rel-column-width="34409*"/>
    </style:style>
    <style:style style:name="Table184.C" style:family="table-column">
      <style:table-column-properties style:column-width="2.411cm" style:rel-column-width="17558*"/>
    </style:style>
    <style:style style:name="Table184.1" style:family="table-row">
      <style:table-row-properties style:min-row-height="0.803cm"/>
    </style:style>
    <style:style style:name="Table184.A1" style:family="table-cell">
      <style:table-cell-properties style:vertical-align="bottom" fo:padding="0cm" fo:border="none"/>
    </style:style>
    <style:style style:name="Table184.2" style:family="table-row">
      <style:table-row-properties style:min-row-height="1.997cm"/>
    </style:style>
    <style:style style:name="Table184.A2" style:family="table-cell">
      <style:table-cell-properties fo:padding="0cm" fo:border="none"/>
    </style:style>
    <style:style style:name="Table184.3" style:family="table-row">
      <style:table-row-properties style:min-row-height="0.609cm"/>
    </style:style>
    <style:style style:name="Table18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2" style:family="table">
      <style:table-properties style:width="8.999cm" table:align="margins" style:may-break-between-rows="false"/>
    </style:style>
    <style:style style:name="Table182.A" style:family="table-column">
      <style:table-column-properties style:column-width="1.789cm" style:rel-column-width="13024*"/>
    </style:style>
    <style:style style:name="Table182.B" style:family="table-column">
      <style:table-column-properties style:column-width="4.8cm" style:rel-column-width="34951*"/>
    </style:style>
    <style:style style:name="Table182.C" style:family="table-column">
      <style:table-column-properties style:column-width="2.411cm" style:rel-column-width="17560*"/>
    </style:style>
    <style:style style:name="Table182.1" style:family="table-row">
      <style:table-row-properties style:min-row-height="0.803cm"/>
    </style:style>
    <style:style style:name="Table182.A1" style:family="table-cell">
      <style:table-cell-properties style:vertical-align="bottom" fo:padding="0cm" fo:border="none"/>
    </style:style>
    <style:style style:name="Table182.2" style:family="table-row">
      <style:table-row-properties style:min-row-height="1.685cm"/>
    </style:style>
    <style:style style:name="Table182.A2" style:family="table-cell">
      <style:table-cell-properties fo:padding="0cm" fo:border="none"/>
    </style:style>
    <style:style style:name="Table182.3" style:family="table-row">
      <style:table-row-properties style:min-row-height="0.483cm"/>
    </style:style>
    <style:style style:name="Table1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5" style:family="table">
      <style:table-properties style:width="8.999cm" table:align="margins" style:may-break-between-rows="false"/>
    </style:style>
    <style:style style:name="Table175.A" style:family="table-column">
      <style:table-column-properties style:column-width="1.863cm" style:rel-column-width="13568*"/>
    </style:style>
    <style:style style:name="Table175.B" style:family="table-column">
      <style:table-column-properties style:column-width="4.725cm" style:rel-column-width="34409*"/>
    </style:style>
    <style:style style:name="Table175.C" style:family="table-column">
      <style:table-column-properties style:column-width="2.411cm" style:rel-column-width="17558*"/>
    </style:style>
    <style:style style:name="Table175.1" style:family="table-row">
      <style:table-row-properties style:min-row-height="0.803cm"/>
    </style:style>
    <style:style style:name="Table175.A1" style:family="table-cell">
      <style:table-cell-properties style:vertical-align="bottom" fo:padding="0cm" fo:border="none"/>
    </style:style>
    <style:style style:name="Table175.2" style:family="table-row">
      <style:table-row-properties style:min-row-height="1.997cm"/>
    </style:style>
    <style:style style:name="Table175.A2" style:family="table-cell">
      <style:table-cell-properties fo:padding="0cm" fo:border="none"/>
    </style:style>
    <style:style style:name="Table175.3" style:family="table-row">
      <style:table-row-properties style:min-row-height="0.609cm"/>
    </style:style>
    <style:style style:name="Table1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7" style:family="table">
      <style:table-properties style:width="8.999cm" table:align="margins" style:may-break-between-rows="false"/>
    </style:style>
    <style:style style:name="Table187.A" style:family="table-column">
      <style:table-column-properties style:column-width="1.863cm" style:rel-column-width="13568*"/>
    </style:style>
    <style:style style:name="Table187.B" style:family="table-column">
      <style:table-column-properties style:column-width="4.725cm" style:rel-column-width="34409*"/>
    </style:style>
    <style:style style:name="Table187.C" style:family="table-column">
      <style:table-column-properties style:column-width="2.411cm" style:rel-column-width="17558*"/>
    </style:style>
    <style:style style:name="Table187.1" style:family="table-row">
      <style:table-row-properties style:min-row-height="0.609cm"/>
    </style:style>
    <style:style style:name="Table187.A1" style:family="table-cell">
      <style:table-cell-properties style:vertical-align="bottom" fo:padding="0cm" fo:border="none"/>
    </style:style>
    <style:style style:name="Table187.C1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5" style:family="table">
      <style:table-properties style:width="9.019cm" fo:margin-left="-0.019cm" fo:margin-right="0cm" table:align="margins" style:may-break-between-rows="false"/>
    </style:style>
    <style:style style:name="Table185.A" style:family="table-column">
      <style:table-column-properties style:column-width="1.882cm" style:rel-column-width="13676*"/>
    </style:style>
    <style:style style:name="Table185.B" style:family="table-column">
      <style:table-column-properties style:column-width="4.733cm" style:rel-column-width="34388*"/>
    </style:style>
    <style:style style:name="Table185.C" style:family="table-column">
      <style:table-column-properties style:column-width="2.404cm" style:rel-column-width="17471*"/>
    </style:style>
    <style:style style:name="Table185.1" style:family="table-row">
      <style:table-row-properties style:min-row-height="0.803cm"/>
    </style:style>
    <style:style style:name="Table185.A1" style:family="table-cell">
      <style:table-cell-properties style:vertical-align="bottom" fo:padding="0cm" fo:border="none"/>
    </style:style>
    <style:style style:name="Table185.2" style:family="table-row">
      <style:table-row-properties style:min-row-height="1.997cm"/>
    </style:style>
    <style:style style:name="Table185.A2" style:family="table-cell">
      <style:table-cell-properties fo:padding="0cm" fo:border="none"/>
    </style:style>
    <style:style style:name="Table185.3" style:family="table-row">
      <style:table-row-properties style:min-row-height="0.609cm"/>
    </style:style>
    <style:style style:name="Table18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1" style:family="table">
      <style:table-properties style:width="8.999cm" table:align="margins" style:may-break-between-rows="false"/>
    </style:style>
    <style:style style:name="Table181.A" style:family="table-column">
      <style:table-column-properties style:column-width="1.896cm" style:rel-column-width="13803*"/>
    </style:style>
    <style:style style:name="Table181.B" style:family="table-column">
      <style:table-column-properties style:column-width="4.694cm" style:rel-column-width="34178*"/>
    </style:style>
    <style:style style:name="Table181.C" style:family="table-column">
      <style:table-column-properties style:column-width="2.411cm" style:rel-column-width="17554*"/>
    </style:style>
    <style:style style:name="Table181.1" style:family="table-row">
      <style:table-row-properties style:min-row-height="0.803cm"/>
    </style:style>
    <style:style style:name="Table181.A1" style:family="table-cell">
      <style:table-cell-properties style:vertical-align="bottom" fo:padding="0cm" fo:border="none"/>
    </style:style>
    <style:style style:name="Table181.2" style:family="table-row">
      <style:table-row-properties style:min-row-height="1.997cm"/>
    </style:style>
    <style:style style:name="Table181.A2" style:family="table-cell">
      <style:table-cell-properties fo:padding="0cm" fo:border="none"/>
    </style:style>
    <style:style style:name="Table181.3" style:family="table-row">
      <style:table-row-properties style:min-row-height="0.609cm"/>
    </style:style>
    <style:style style:name="Table18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90" style:family="table">
      <style:table-properties style:width="8.611cm" table:align="right" style:may-break-between-rows="false"/>
    </style:style>
    <style:style style:name="Table190.A" style:family="table-column">
      <style:table-column-properties style:column-width="1.476cm"/>
    </style:style>
    <style:style style:name="Table190.B" style:family="table-column">
      <style:table-column-properties style:column-width="4.731cm"/>
    </style:style>
    <style:style style:name="Table190.C" style:family="table-column">
      <style:table-column-properties style:column-width="2.404cm"/>
    </style:style>
    <style:style style:name="Table190.1" style:family="table-row">
      <style:table-row-properties style:min-row-height="0.803cm"/>
    </style:style>
    <style:style style:name="Table190.A1" style:family="table-cell">
      <style:table-cell-properties style:vertical-align="bottom" fo:padding="0cm" fo:border="none"/>
    </style:style>
    <style:style style:name="Table190.2" style:family="table-row">
      <style:table-row-properties style:min-row-height="1.997cm"/>
    </style:style>
    <style:style style:name="Table190.A2" style:family="table-cell">
      <style:table-cell-properties fo:padding="0cm" fo:border="none"/>
    </style:style>
    <style:style style:name="Table190.3" style:family="table-row">
      <style:table-row-properties style:min-row-height="0.609cm"/>
    </style:style>
    <style:style style:name="Table19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94" style:family="table">
      <style:table-properties style:width="8.611cm" table:align="right" style:may-break-between-rows="false"/>
    </style:style>
    <style:style style:name="Table194.A" style:family="table-column">
      <style:table-column-properties style:column-width="1.476cm"/>
    </style:style>
    <style:style style:name="Table194.B" style:family="table-column">
      <style:table-column-properties style:column-width="4.731cm"/>
    </style:style>
    <style:style style:name="Table194.C" style:family="table-column">
      <style:table-column-properties style:column-width="2.404cm"/>
    </style:style>
    <style:style style:name="Table194.1" style:family="table-row">
      <style:table-row-properties style:min-row-height="0.803cm"/>
    </style:style>
    <style:style style:name="Table194.A1" style:family="table-cell">
      <style:table-cell-properties style:vertical-align="bottom" fo:padding="0cm" fo:border="none"/>
    </style:style>
    <style:style style:name="Table194.2" style:family="table-row">
      <style:table-row-properties style:min-row-height="1.997cm"/>
    </style:style>
    <style:style style:name="Table194.A2" style:family="table-cell">
      <style:table-cell-properties fo:padding="0cm" fo:border="none"/>
    </style:style>
    <style:style style:name="Table194.3" style:family="table-row">
      <style:table-row-properties style:min-row-height="0.609cm"/>
    </style:style>
    <style:style style:name="Table19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2" style:family="table">
      <style:table-properties style:width="8.999cm" table:align="margins" style:may-break-between-rows="false"/>
    </style:style>
    <style:style style:name="Table172.A" style:family="table-column">
      <style:table-column-properties style:column-width="1.863cm" style:rel-column-width="13568*"/>
    </style:style>
    <style:style style:name="Table172.B" style:family="table-column">
      <style:table-column-properties style:column-width="4.725cm" style:rel-column-width="34409*"/>
    </style:style>
    <style:style style:name="Table172.C" style:family="table-column">
      <style:table-column-properties style:column-width="2.411cm" style:rel-column-width="17558*"/>
    </style:style>
    <style:style style:name="Table172.1" style:family="table-row">
      <style:table-row-properties style:min-row-height="0.803cm"/>
    </style:style>
    <style:style style:name="Table172.A1" style:family="table-cell">
      <style:table-cell-properties style:vertical-align="bottom" fo:padding="0cm" fo:border="none"/>
    </style:style>
    <style:style style:name="Table172.2" style:family="table-row">
      <style:table-row-properties style:min-row-height="1.997cm"/>
    </style:style>
    <style:style style:name="Table172.A2" style:family="table-cell">
      <style:table-cell-properties fo:padding="0cm" fo:border="none"/>
    </style:style>
    <style:style style:name="Table172.3" style:family="table-row">
      <style:table-row-properties style:min-row-height="0.609cm"/>
    </style:style>
    <style:style style:name="Table1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9" style:family="table">
      <style:table-properties style:width="8.999cm" table:align="margins" style:may-break-between-rows="false"/>
    </style:style>
    <style:style style:name="Table189.A" style:family="table-column">
      <style:table-column-properties style:column-width="1.863cm" style:rel-column-width="13568*"/>
    </style:style>
    <style:style style:name="Table189.B" style:family="table-column">
      <style:table-column-properties style:column-width="4.725cm" style:rel-column-width="34409*"/>
    </style:style>
    <style:style style:name="Table189.C" style:family="table-column">
      <style:table-column-properties style:column-width="2.411cm" style:rel-column-width="17558*"/>
    </style:style>
    <style:style style:name="Table189.1" style:family="table-row">
      <style:table-row-properties style:min-row-height="0.803cm"/>
    </style:style>
    <style:style style:name="Table189.A1" style:family="table-cell">
      <style:table-cell-properties style:vertical-align="bottom" fo:padding="0cm" fo:border="none"/>
    </style:style>
    <style:style style:name="Table189.2" style:family="table-row">
      <style:table-row-properties style:min-row-height="1.997cm"/>
    </style:style>
    <style:style style:name="Table189.A2" style:family="table-cell">
      <style:table-cell-properties fo:padding="0cm" fo:border="none"/>
    </style:style>
    <style:style style:name="Table189.3" style:family="table-row">
      <style:table-row-properties style:min-row-height="0.609cm"/>
    </style:style>
    <style:style style:name="Table18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8" style:family="table">
      <style:table-properties style:width="8.999cm" table:align="margins" style:may-break-between-rows="false"/>
    </style:style>
    <style:style style:name="Table188.A" style:family="table-column">
      <style:table-column-properties style:column-width="1.863cm" style:rel-column-width="13568*"/>
    </style:style>
    <style:style style:name="Table188.B" style:family="table-column">
      <style:table-column-properties style:column-width="4.725cm" style:rel-column-width="34409*"/>
    </style:style>
    <style:style style:name="Table188.C" style:family="table-column">
      <style:table-column-properties style:column-width="2.411cm" style:rel-column-width="17558*"/>
    </style:style>
    <style:style style:name="Table188.1" style:family="table-row">
      <style:table-row-properties style:min-row-height="0.803cm"/>
    </style:style>
    <style:style style:name="Table188.A1" style:family="table-cell">
      <style:table-cell-properties style:vertical-align="bottom" fo:padding="0cm" fo:border="none"/>
    </style:style>
    <style:style style:name="Table188.2" style:family="table-row">
      <style:table-row-properties style:min-row-height="1.997cm"/>
    </style:style>
    <style:style style:name="Table188.A2" style:family="table-cell">
      <style:table-cell-properties fo:padding="0cm" fo:border="none"/>
    </style:style>
    <style:style style:name="Table188.3" style:family="table-row">
      <style:table-row-properties style:min-row-height="0.609cm"/>
    </style:style>
    <style:style style:name="Table18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0" style:family="table">
      <style:table-properties style:width="9.4cm" fo:margin-left="-0.4cm" fo:margin-right="0cm" table:align="margins" style:may-break-between-rows="false"/>
    </style:style>
    <style:style style:name="Table170.A" style:family="table-column">
      <style:table-column-properties style:column-width="2.272cm" style:rel-column-width="15839*"/>
    </style:style>
    <style:style style:name="Table170.B" style:family="table-column">
      <style:table-column-properties style:column-width="4.733cm" style:rel-column-width="32995*"/>
    </style:style>
    <style:style style:name="Table170.C" style:family="table-column">
      <style:table-column-properties style:column-width="2.395cm" style:rel-column-width="16701*"/>
    </style:style>
    <style:style style:name="Table170.1" style:family="table-row">
      <style:table-row-properties style:min-row-height="0.803cm"/>
    </style:style>
    <style:style style:name="Table170.A1" style:family="table-cell">
      <style:table-cell-properties style:vertical-align="bottom" fo:padding="0cm" fo:border="none"/>
    </style:style>
    <style:style style:name="Table170.2" style:family="table-row">
      <style:table-row-properties style:min-row-height="1.997cm"/>
    </style:style>
    <style:style style:name="Table170.A2" style:family="table-cell">
      <style:table-cell-properties fo:padding="0cm" fo:border="none"/>
    </style:style>
    <style:style style:name="Table170.3" style:family="table-row">
      <style:table-row-properties style:min-row-height="0.609cm"/>
    </style:style>
    <style:style style:name="Table17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0" style:family="table">
      <style:table-properties style:width="8.999cm" table:align="margins" style:may-break-between-rows="false"/>
    </style:style>
    <style:style style:name="Table180.A" style:family="table-column">
      <style:table-column-properties style:column-width="1.789cm" style:rel-column-width="13025*"/>
    </style:style>
    <style:style style:name="Table180.B" style:family="table-column">
      <style:table-column-properties style:column-width="4.8cm" style:rel-column-width="34952*"/>
    </style:style>
    <style:style style:name="Table180.C" style:family="table-column">
      <style:table-column-properties style:column-width="2.411cm" style:rel-column-width="17558*"/>
    </style:style>
    <style:style style:name="Table180.1" style:family="table-row">
      <style:table-row-properties style:min-row-height="0.803cm"/>
    </style:style>
    <style:style style:name="Table180.A1" style:family="table-cell">
      <style:table-cell-properties style:vertical-align="bottom" fo:padding="0cm" fo:border="none"/>
    </style:style>
    <style:style style:name="Table180.2" style:family="table-row">
      <style:table-row-properties style:min-row-height="1.997cm"/>
    </style:style>
    <style:style style:name="Table180.A2" style:family="table-cell">
      <style:table-cell-properties fo:padding="0cm" fo:border="none"/>
    </style:style>
    <style:style style:name="Table180.3" style:family="table-row">
      <style:table-row-properties style:min-row-height="0.609cm"/>
    </style:style>
    <style:style style:name="Table1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9" style:family="table">
      <style:table-properties style:width="8.999cm" table:align="margins" style:may-break-between-rows="false"/>
    </style:style>
    <style:style style:name="Table179.A" style:family="table-column">
      <style:table-column-properties style:column-width="1.789cm" style:rel-column-width="13025*"/>
    </style:style>
    <style:style style:name="Table179.B" style:family="table-column">
      <style:table-column-properties style:column-width="4.8cm" style:rel-column-width="34952*"/>
    </style:style>
    <style:style style:name="Table179.C" style:family="table-column">
      <style:table-column-properties style:column-width="2.411cm" style:rel-column-width="17558*"/>
    </style:style>
    <style:style style:name="Table179.1" style:family="table-row">
      <style:table-row-properties style:min-row-height="0.803cm"/>
    </style:style>
    <style:style style:name="Table179.A1" style:family="table-cell">
      <style:table-cell-properties style:vertical-align="bottom" fo:padding="0cm" fo:border="none"/>
    </style:style>
    <style:style style:name="Table179.2" style:family="table-row">
      <style:table-row-properties style:min-row-height="1.997cm"/>
    </style:style>
    <style:style style:name="Table179.A2" style:family="table-cell">
      <style:table-cell-properties fo:padding="0cm" fo:border="none"/>
    </style:style>
    <style:style style:name="Table179.3" style:family="table-row">
      <style:table-row-properties style:min-row-height="0.609cm"/>
    </style:style>
    <style:style style:name="Table1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7" style:family="table">
      <style:table-properties style:width="8.999cm" table:align="margins" style:may-break-between-rows="false"/>
    </style:style>
    <style:style style:name="Table177.A" style:family="table-column">
      <style:table-column-properties style:column-width="1.789cm" style:rel-column-width="13025*"/>
    </style:style>
    <style:style style:name="Table177.B" style:family="table-column">
      <style:table-column-properties style:column-width="4.8cm" style:rel-column-width="34952*"/>
    </style:style>
    <style:style style:name="Table177.C" style:family="table-column">
      <style:table-column-properties style:column-width="2.411cm" style:rel-column-width="17558*"/>
    </style:style>
    <style:style style:name="Table177.1" style:family="table-row">
      <style:table-row-properties style:min-row-height="0.803cm"/>
    </style:style>
    <style:style style:name="Table177.A1" style:family="table-cell">
      <style:table-cell-properties style:vertical-align="bottom" fo:padding="0cm" fo:border="none"/>
    </style:style>
    <style:style style:name="Table177.2" style:family="table-row">
      <style:table-row-properties style:min-row-height="1.838cm"/>
    </style:style>
    <style:style style:name="Table177.A2" style:family="table-cell">
      <style:table-cell-properties fo:padding="0cm" fo:border="none"/>
    </style:style>
    <style:style style:name="Table177.3" style:family="table-row">
      <style:table-row-properties style:min-row-height="0.534cm"/>
    </style:style>
    <style:style style:name="Table17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92" style:family="table">
      <style:table-properties style:width="8.999cm" table:align="margins" style:may-break-between-rows="false"/>
    </style:style>
    <style:style style:name="Table192.A" style:family="table-column">
      <style:table-column-properties style:column-width="1.789cm" style:rel-column-width="13025*"/>
    </style:style>
    <style:style style:name="Table192.B" style:family="table-column">
      <style:table-column-properties style:column-width="4.8cm" style:rel-column-width="34952*"/>
    </style:style>
    <style:style style:name="Table192.C" style:family="table-column">
      <style:table-column-properties style:column-width="2.411cm" style:rel-column-width="17558*"/>
    </style:style>
    <style:style style:name="Table192.1" style:family="table-row">
      <style:table-row-properties style:min-row-height="0.803cm"/>
    </style:style>
    <style:style style:name="Table192.A1" style:family="table-cell">
      <style:table-cell-properties style:vertical-align="bottom" fo:padding="0cm" fo:border="none"/>
    </style:style>
    <style:style style:name="Table192.2" style:family="table-row">
      <style:table-row-properties style:min-row-height="1.838cm"/>
    </style:style>
    <style:style style:name="Table192.A2" style:family="table-cell">
      <style:table-cell-properties fo:padding="0cm" fo:border="none"/>
    </style:style>
    <style:style style:name="Table192.3" style:family="table-row">
      <style:table-row-properties style:min-row-height="0.534cm"/>
    </style:style>
    <style:style style:name="Table19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9" style:family="table">
      <style:table-properties style:width="8.999cm" table:align="margins" style:may-break-between-rows="false"/>
    </style:style>
    <style:style style:name="Table169.A" style:family="table-column">
      <style:table-column-properties style:column-width="1.896cm" style:rel-column-width="13803*"/>
    </style:style>
    <style:style style:name="Table169.B" style:family="table-column">
      <style:table-column-properties style:column-width="4.694cm" style:rel-column-width="34178*"/>
    </style:style>
    <style:style style:name="Table169.C" style:family="table-column">
      <style:table-column-properties style:column-width="2.411cm" style:rel-column-width="17554*"/>
    </style:style>
    <style:style style:name="Table169.1" style:family="table-row">
      <style:table-row-properties style:min-row-height="0.803cm"/>
    </style:style>
    <style:style style:name="Table169.A1" style:family="table-cell">
      <style:table-cell-properties style:vertical-align="bottom" fo:padding="0cm" fo:border="none"/>
    </style:style>
    <style:style style:name="Table169.2" style:family="table-row">
      <style:table-row-properties style:min-row-height="1.997cm"/>
    </style:style>
    <style:style style:name="Table169.A2" style:family="table-cell">
      <style:table-cell-properties fo:padding="0cm" fo:border="none"/>
    </style:style>
    <style:style style:name="Table169.3" style:family="table-row">
      <style:table-row-properties style:min-row-height="0.609cm"/>
    </style:style>
    <style:style style:name="Table16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3" style:family="table">
      <style:table-properties style:width="8.999cm" table:align="margins"/>
    </style:style>
    <style:style style:name="Table173.A" style:family="table-column">
      <style:table-column-properties style:column-width="2.408cm" style:rel-column-width="17533*"/>
    </style:style>
    <style:style style:name="Table173.B" style:family="table-column">
      <style:table-column-properties style:column-width="4.419cm" style:rel-column-width="32176*"/>
    </style:style>
    <style:style style:name="Table173.C" style:family="table-column">
      <style:table-column-properties style:column-width="2.173cm" style:rel-column-width="15826*"/>
    </style:style>
    <style:style style:name="Table173.A1" style:family="table-cell">
      <style:table-cell-properties fo:padding="0.097cm" fo:border="none"/>
    </style:style>
    <style:style style:name="Table173.C1" style:family="table-cell" style:data-style-name="N104">
      <style:table-cell-properties fo:padding="0.097cm" fo:border="none"/>
    </style:style>
    <style:style style:name="Table174" style:family="table">
      <style:table-properties style:width="8.976cm" table:align="right"/>
    </style:style>
    <style:style style:name="Table174.A" style:family="table-column">
      <style:table-column-properties style:column-width="2.381cm"/>
    </style:style>
    <style:style style:name="Table174.B" style:family="table-column">
      <style:table-column-properties style:column-width="4.419cm"/>
    </style:style>
    <style:style style:name="Table174.C" style:family="table-column">
      <style:table-column-properties style:column-width="2.177cm"/>
    </style:style>
    <style:style style:name="Table174.A1" style:family="table-cell">
      <style:table-cell-properties fo:padding="0.097cm" fo:border="none"/>
    </style:style>
    <style:style style:name="Table174.C1" style:family="table-cell" style:data-style-name="N104">
      <style:table-cell-properties fo:padding="0.097cm" fo:border="none"/>
    </style:style>
    <style:style style:name="Table176" style:family="table">
      <style:table-properties style:width="8.999cm" table:align="margins" style:may-break-between-rows="false"/>
    </style:style>
    <style:style style:name="Table176.A" style:family="table-column">
      <style:table-column-properties style:column-width="1.789cm" style:rel-column-width="13025*"/>
    </style:style>
    <style:style style:name="Table176.B" style:family="table-column">
      <style:table-column-properties style:column-width="4.974cm" style:rel-column-width="36227*"/>
    </style:style>
    <style:style style:name="Table176.C" style:family="table-column">
      <style:table-column-properties style:column-width="2.237cm" style:rel-column-width="16283*"/>
    </style:style>
    <style:style style:name="Table176.1" style:family="table-row">
      <style:table-row-properties style:min-row-height="0.803cm"/>
    </style:style>
    <style:style style:name="Table176.A1" style:family="table-cell">
      <style:table-cell-properties style:vertical-align="bottom" fo:padding="0cm" fo:border="none"/>
    </style:style>
    <style:style style:name="Table176.2" style:family="table-row">
      <style:table-row-properties style:min-row-height="1.997cm"/>
    </style:style>
    <style:style style:name="Table176.A2" style:family="table-cell">
      <style:table-cell-properties fo:padding="0cm" fo:border="none"/>
    </style:style>
    <style:style style:name="Table176.3" style:family="table-row">
      <style:table-row-properties style:min-row-height="0.609cm"/>
    </style:style>
    <style:style style:name="Table1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8" style:family="table">
      <style:table-properties style:width="8.999cm" table:align="margins" style:may-break-between-rows="false"/>
    </style:style>
    <style:style style:name="Table178.A" style:family="table-column">
      <style:table-column-properties style:column-width="1.826cm" style:rel-column-width="13296*"/>
    </style:style>
    <style:style style:name="Table178.B" style:family="table-column">
      <style:table-column-properties style:column-width="4.763cm" style:rel-column-width="34680*"/>
    </style:style>
    <style:style style:name="Table178.C" style:family="table-column">
      <style:table-column-properties style:column-width="2.411cm" style:rel-column-width="17559*"/>
    </style:style>
    <style:style style:name="Table178.1" style:family="table-row">
      <style:table-row-properties style:min-row-height="0.803cm"/>
    </style:style>
    <style:style style:name="Table178.A1" style:family="table-cell">
      <style:table-cell-properties style:vertical-align="bottom" fo:padding="0cm" fo:border="none"/>
    </style:style>
    <style:style style:name="Table178.2" style:family="table-row">
      <style:table-row-properties style:min-row-height="1.997cm"/>
    </style:style>
    <style:style style:name="Table178.A2" style:family="table-cell">
      <style:table-cell-properties fo:padding="0cm" fo:border="none"/>
    </style:style>
    <style:style style:name="Table178.3" style:family="table-row">
      <style:table-row-properties style:min-row-height="0.609cm"/>
    </style:style>
    <style:style style:name="Table17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95" style:family="table">
      <style:table-properties style:width="8.535cm" table:align="right" style:may-break-between-rows="false"/>
    </style:style>
    <style:style style:name="Table195.A" style:family="table-column">
      <style:table-column-properties style:column-width="1.323cm"/>
    </style:style>
    <style:style style:name="Table195.B" style:family="table-column">
      <style:table-column-properties style:column-width="4.808cm"/>
    </style:style>
    <style:style style:name="Table195.C" style:family="table-column">
      <style:table-column-properties style:column-width="2.404cm"/>
    </style:style>
    <style:style style:name="Table195.1" style:family="table-row">
      <style:table-row-properties style:min-row-height="0.803cm"/>
    </style:style>
    <style:style style:name="Table195.A1" style:family="table-cell">
      <style:table-cell-properties style:vertical-align="bottom" fo:padding="0cm" fo:border="none"/>
    </style:style>
    <style:style style:name="Table195.2" style:family="table-row">
      <style:table-row-properties style:min-row-height="1.997cm"/>
    </style:style>
    <style:style style:name="Table195.A2" style:family="table-cell">
      <style:table-cell-properties fo:padding="0cm" fo:border="none"/>
    </style:style>
    <style:style style:name="Table195.3" style:family="table-row">
      <style:table-row-properties style:min-row-height="0.609cm"/>
    </style:style>
    <style:style style:name="Table19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96" style:family="table">
      <style:table-properties style:width="8.56cm" table:align="right" style:may-break-between-rows="false"/>
    </style:style>
    <style:style style:name="Table196.A" style:family="table-column">
      <style:table-column-properties style:column-width="1.348cm"/>
    </style:style>
    <style:style style:name="Table196.B" style:family="table-column">
      <style:table-column-properties style:column-width="4.808cm"/>
    </style:style>
    <style:style style:name="Table196.C" style:family="table-column">
      <style:table-column-properties style:column-width="2.404cm"/>
    </style:style>
    <style:style style:name="Table196.1" style:family="table-row">
      <style:table-row-properties style:min-row-height="0.803cm"/>
    </style:style>
    <style:style style:name="Table196.A1" style:family="table-cell">
      <style:table-cell-properties style:vertical-align="bottom" fo:padding="0cm" fo:border="none"/>
    </style:style>
    <style:style style:name="Table196.2" style:family="table-row">
      <style:table-row-properties style:min-row-height="1.997cm"/>
    </style:style>
    <style:style style:name="Table196.A2" style:family="table-cell">
      <style:table-cell-properties fo:padding="0cm" fo:border="none"/>
    </style:style>
    <style:style style:name="Table196.3" style:family="table-row">
      <style:table-row-properties style:min-row-height="0.609cm"/>
    </style:style>
    <style:style style:name="Table19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97" style:family="table">
      <style:table-properties style:width="8.738cm" table:align="right" style:may-break-between-rows="false"/>
    </style:style>
    <style:style style:name="Table197.A" style:family="table-column">
      <style:table-column-properties style:column-width="1.526cm"/>
    </style:style>
    <style:style style:name="Table197.B" style:family="table-column">
      <style:table-column-properties style:column-width="4.808cm"/>
    </style:style>
    <style:style style:name="Table197.C" style:family="table-column">
      <style:table-column-properties style:column-width="2.404cm"/>
    </style:style>
    <style:style style:name="Table197.1" style:family="table-row">
      <style:table-row-properties style:min-row-height="0.803cm"/>
    </style:style>
    <style:style style:name="Table197.A1" style:family="table-cell">
      <style:table-cell-properties style:vertical-align="bottom" fo:padding="0cm" fo:border="none"/>
    </style:style>
    <style:style style:name="Table197.2" style:family="table-row">
      <style:table-row-properties style:min-row-height="1.997cm"/>
    </style:style>
    <style:style style:name="Table197.A2" style:family="table-cell">
      <style:table-cell-properties fo:padding="0cm" fo:border="none"/>
    </style:style>
    <style:style style:name="Table197.3" style:family="table-row">
      <style:table-row-properties style:min-row-height="0.609cm"/>
    </style:style>
    <style:style style:name="Table19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98" style:family="table">
      <style:table-properties style:width="8.535cm" table:align="right" style:may-break-between-rows="false"/>
    </style:style>
    <style:style style:name="Table198.A" style:family="table-column">
      <style:table-column-properties style:column-width="1.323cm"/>
    </style:style>
    <style:style style:name="Table198.B" style:family="table-column">
      <style:table-column-properties style:column-width="4.808cm"/>
    </style:style>
    <style:style style:name="Table198.C" style:family="table-column">
      <style:table-column-properties style:column-width="2.404cm"/>
    </style:style>
    <style:style style:name="Table198.1" style:family="table-row">
      <style:table-row-properties style:min-row-height="0.803cm"/>
    </style:style>
    <style:style style:name="Table198.A1" style:family="table-cell">
      <style:table-cell-properties style:vertical-align="bottom" fo:padding="0cm" fo:border="none"/>
    </style:style>
    <style:style style:name="Table198.2" style:family="table-row">
      <style:table-row-properties style:min-row-height="1.997cm"/>
    </style:style>
    <style:style style:name="Table198.A2" style:family="table-cell">
      <style:table-cell-properties fo:padding="0cm" fo:border="none"/>
    </style:style>
    <style:style style:name="Table198.3" style:family="table-row">
      <style:table-row-properties style:min-row-height="0.609cm"/>
    </style:style>
    <style:style style:name="Table19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99" style:family="table">
      <style:table-properties style:width="8.535cm" table:align="right" style:may-break-between-rows="false"/>
    </style:style>
    <style:style style:name="Table199.A" style:family="table-column">
      <style:table-column-properties style:column-width="1.323cm"/>
    </style:style>
    <style:style style:name="Table199.B" style:family="table-column">
      <style:table-column-properties style:column-width="4.808cm"/>
    </style:style>
    <style:style style:name="Table199.C" style:family="table-column">
      <style:table-column-properties style:column-width="2.404cm"/>
    </style:style>
    <style:style style:name="Table199.1" style:family="table-row">
      <style:table-row-properties style:min-row-height="0.803cm"/>
    </style:style>
    <style:style style:name="Table199.A1" style:family="table-cell">
      <style:table-cell-properties style:vertical-align="bottom" fo:padding="0cm" fo:border="none"/>
    </style:style>
    <style:style style:name="Table199.2" style:family="table-row">
      <style:table-row-properties style:min-row-height="1.997cm"/>
    </style:style>
    <style:style style:name="Table199.A2" style:family="table-cell">
      <style:table-cell-properties fo:padding="0cm" fo:border="none"/>
    </style:style>
    <style:style style:name="Table199.3" style:family="table-row">
      <style:table-row-properties style:min-row-height="0.609cm"/>
    </style:style>
    <style:style style:name="Table19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00" style:family="table">
      <style:table-properties style:width="8.535cm" table:align="right" style:may-break-between-rows="false"/>
    </style:style>
    <style:style style:name="Table200.A" style:family="table-column">
      <style:table-column-properties style:column-width="1.374cm"/>
    </style:style>
    <style:style style:name="Table200.B" style:family="table-column">
      <style:table-column-properties style:column-width="4.757cm"/>
    </style:style>
    <style:style style:name="Table200.C" style:family="table-column">
      <style:table-column-properties style:column-width="2.404cm"/>
    </style:style>
    <style:style style:name="Table200.1" style:family="table-row">
      <style:table-row-properties style:min-row-height="0.803cm"/>
    </style:style>
    <style:style style:name="Table200.A1" style:family="table-cell">
      <style:table-cell-properties style:vertical-align="bottom" fo:padding="0cm" fo:border="none"/>
    </style:style>
    <style:style style:name="Table200.2" style:family="table-row">
      <style:table-row-properties style:min-row-height="1.997cm"/>
    </style:style>
    <style:style style:name="Table200.A2" style:family="table-cell">
      <style:table-cell-properties fo:padding="0cm" fo:border="none"/>
    </style:style>
    <style:style style:name="Table200.3" style:family="table-row">
      <style:table-row-properties style:min-row-height="0.609cm"/>
    </style:style>
    <style:style style:name="Table20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01" style:family="table">
      <style:table-properties style:width="8.999cm" table:align="margins" style:may-break-between-rows="false"/>
    </style:style>
    <style:style style:name="Table201.A" style:family="table-column">
      <style:table-column-properties style:column-width="1.826cm" style:rel-column-width="13296*"/>
    </style:style>
    <style:style style:name="Table201.B" style:family="table-column">
      <style:table-column-properties style:column-width="4.763cm" style:rel-column-width="34680*"/>
    </style:style>
    <style:style style:name="Table201.C" style:family="table-column">
      <style:table-column-properties style:column-width="2.411cm" style:rel-column-width="17559*"/>
    </style:style>
    <style:style style:name="Table201.1" style:family="table-row">
      <style:table-row-properties style:min-row-height="0.803cm"/>
    </style:style>
    <style:style style:name="Table201.A1" style:family="table-cell">
      <style:table-cell-properties style:vertical-align="bottom" fo:padding="0cm" fo:border="none"/>
    </style:style>
    <style:style style:name="Table201.2" style:family="table-row">
      <style:table-row-properties style:min-row-height="1.997cm"/>
    </style:style>
    <style:style style:name="Table201.A2" style:family="table-cell">
      <style:table-cell-properties fo:padding="0cm" fo:border="none"/>
    </style:style>
    <style:style style:name="Table201.3" style:family="table-row">
      <style:table-row-properties style:min-row-height="0.609cm"/>
    </style:style>
    <style:style style:name="Table20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02" style:family="table">
      <style:table-properties style:width="8.535cm" table:align="right" style:may-break-between-rows="false"/>
    </style:style>
    <style:style style:name="Table202.A" style:family="table-column">
      <style:table-column-properties style:column-width="1.323cm"/>
    </style:style>
    <style:style style:name="Table202.B" style:family="table-column">
      <style:table-column-properties style:column-width="4.808cm"/>
    </style:style>
    <style:style style:name="Table202.C" style:family="table-column">
      <style:table-column-properties style:column-width="2.404cm"/>
    </style:style>
    <style:style style:name="Table202.1" style:family="table-row">
      <style:table-row-properties style:min-row-height="0.803cm"/>
    </style:style>
    <style:style style:name="Table202.A1" style:family="table-cell">
      <style:table-cell-properties style:vertical-align="bottom" fo:padding="0cm" fo:border="none"/>
    </style:style>
    <style:style style:name="Table202.2" style:family="table-row">
      <style:table-row-properties style:min-row-height="1.997cm"/>
    </style:style>
    <style:style style:name="Table202.A2" style:family="table-cell">
      <style:table-cell-properties fo:padding="0cm" fo:border="none"/>
    </style:style>
    <style:style style:name="Table202.3" style:family="table-row">
      <style:table-row-properties style:min-row-height="0.609cm"/>
    </style:style>
    <style:style style:name="Table20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P1" style:family="paragraph" style:parent-style-name="Frame_20_contents">
      <style:text-properties style:font-name="Verdana1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Frame_20_contents">
      <style:paragraph-properties fo:margin-top="0cm" fo:margin-bottom="0cm"/>
      <style:text-properties style:font-name="Verdana1"/>
    </style:style>
    <style:style style:name="P4" style:family="paragraph" style:parent-style-name="Frame_20_contents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5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6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7" style:family="paragraph" style:parent-style-name="Frame_20_contents">
      <style:paragraph-properties fo:margin-top="0cm" fo:margin-bottom="0cm" fo:text-align="center" style:justify-single-word="false"/>
      <style:text-properties style:font-name="Verdana1" fo:font-size="10pt" style:font-size-asian="10pt" style:font-size-complex="10pt"/>
    </style:style>
    <style:style style:name="P8" style:family="paragraph" style:parent-style-name="Frame_20_contents">
      <style:paragraph-properties fo:margin-top="0cm" fo:margin-bottom="0cm" fo:text-align="center" style:justify-single-word="false">
        <style:tab-stops>
          <style:tab-stop style:position="6.844cm"/>
        </style:tab-stops>
      </style:paragraph-properties>
      <style:text-properties style:font-name="Verdana1" fo:font-size="10pt" style:font-size-asian="10pt" style:font-size-complex="10pt"/>
    </style:style>
    <style:style style:name="P9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10" style:family="paragraph" style:parent-style-name="Frame_20_contents">
      <style:paragraph-properties fo:margin-top="0cm" fo:margin-bottom="0cm" fo:text-align="start" style:justify-single-word="false"/>
      <style:text-properties style:font-name="Verdana1" fo:font-size="7pt" style:font-size-asian="7pt" style:font-size-complex="7pt"/>
    </style:style>
    <style:style style:name="P11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fo:font-weight="normal" style:font-size-asian="7pt" style:font-weight-asian="normal" style:font-size-complex="7pt" style:font-weight-complex="normal"/>
    </style:style>
    <style:style style:name="P12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fo:font-style="italic" style:font-size-asian="7pt" style:font-style-asian="italic" style:font-size-complex="7pt" style:font-style-complex="italic"/>
    </style:style>
    <style:style style:name="P13" style:family="paragraph" style:parent-style-name="Frame_20_contents">
      <style:paragraph-properties fo:margin-top="0cm" fo:margin-bottom="0cm"/>
      <style:text-properties style:font-name="Verdana1" fo:font-size="14pt" style:font-size-asian="14pt" style:font-size-complex="14pt"/>
    </style:style>
    <style:style style:name="P14" style:family="paragraph" style:parent-style-name="Frame_20_contents">
      <style:paragraph-properties fo:margin-top="0cm" fo:margin-bottom="0cm" fo:text-align="end" style:justify-single-word="false"/>
      <style:text-properties style:font-name="Verdana1" fo:font-size="14pt" style:font-size-asian="14pt" style:font-size-complex="14pt"/>
    </style:style>
    <style:style style:name="P15" style:family="paragraph" style:parent-style-name="Frame_20_contents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P16" style:family="paragraph" style:parent-style-name="Frame_20_contents">
      <style:paragraph-properties fo:margin-top="0cm" fo:margin-bottom="0cm" fo:text-align="start" style:justify-single-word="false"/>
      <style:text-properties style:font-name="Verdana1" fo:font-size="14pt" style:font-size-asian="14pt" style:font-size-complex="14pt"/>
    </style:style>
    <style:style style:name="P17" style:family="paragraph" style:parent-style-name="Frame_20_contents">
      <style:paragraph-properties fo:margin-top="0cm" fo:margin-bottom="0cm" fo:text-align="center" style:justify-single-word="false"/>
      <style:text-properties style:font-name="Verdana1" fo:font-size="12pt" style:font-size-asian="12pt" style:font-size-complex="12pt"/>
    </style:style>
    <style:style style:name="P18" style:family="paragraph" style:parent-style-name="Frame_20_contents">
      <style:paragraph-properties fo:margin-top="0cm" fo:margin-bottom="0cm" fo:text-align="center" style:justify-single-word="false"/>
      <style:text-properties style:font-name="Verdana1" fo:font-size="3pt" style:font-size-asian="3pt" style:font-size-complex="3pt"/>
    </style:style>
    <style:style style:name="P19" style:family="paragraph" style:parent-style-name="Frame_20_contents">
      <style:paragraph-properties fo:margin-top="0cm" fo:margin-bottom="0cm" fo:text-align="center" style:justify-single-word="false"/>
      <style:text-properties style:font-name="Verdana1" fo:font-size="18pt" style:font-size-asian="18pt" style:font-size-complex="18pt"/>
    </style:style>
    <style:style style:name="P20" style:family="paragraph" style:parent-style-name="Frame_20_contents">
      <style:paragraph-properties fo:margin-top="0cm" fo:margin-bottom="0cm" fo:text-align="center" style:justify-single-word="false"/>
      <style:text-properties style:font-name="Verdana1" fo:font-size="16pt" style:font-size-asian="16pt" style:font-size-complex="16pt"/>
    </style:style>
    <style:style style:name="P21" style:family="paragraph" style:parent-style-name="Frame_20_contents">
      <style:paragraph-properties fo:margin-top="0cm" fo:margin-bottom="0cm" fo:text-align="center" style:justify-single-word="false"/>
      <style:text-properties style:font-name="Verdana1"/>
    </style:style>
    <style:style style:name="P22" style:family="paragraph" style:parent-style-name="Frame_20_contents">
      <style:paragraph-properties fo:margin-top="0cm" fo:margin-bottom="0cm" fo:text-align="center" style:justify-single-word="false"/>
      <style:text-properties style:font-name="Verdana1" fo:font-size="11pt" style:font-size-asian="11pt" style:font-size-complex="11pt"/>
    </style:style>
    <style:style style:name="P23" style:family="paragraph" style:parent-style-name="Frame_20_contents">
      <style:paragraph-properties fo:margin-top="0cm" fo:margin-bottom="0cm" fo:text-align="center" style:justify-single-word="false"/>
    </style:style>
    <style:style style:name="P24" style:family="paragraph" style:parent-style-name="Tabl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25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27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normal" style:font-size-asian="8pt" style:font-weight-asian="normal" style:font-size-complex="8pt" style:font-weight-complex="normal"/>
    </style:style>
    <style:style style:name="P28" style:family="paragraph" style:parent-style-name="Text_20_body">
      <style:paragraph-properties fo:margin-top="0cm" fo:margin-bottom="0cm" fo:text-align="center" style:justify-single-word="false"/>
      <style:text-properties style:font-name="Verdana" fo:font-size="6pt" style:font-size-asian="7pt" style:font-size-complex="7pt"/>
    </style:style>
    <style:style style:name="P29" style:family="paragraph" style:parent-style-name="Standard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30" style:family="paragraph" style:parent-style-name="Standard">
      <style:paragraph-properties fo:margin-top="0cm" fo:margin-bottom="0cm"/>
      <style:text-properties style:font-name="Verdana1" fo:font-size="16pt" style:font-size-asian="16pt" style:font-size-complex="16pt"/>
    </style:style>
    <style:style style:name="P31" style:family="paragraph" style:parent-style-name="Standard">
      <style:paragraph-properties fo:margin-top="0cm" fo:margin-bottom="0cm" fo:text-align="end" style:justify-single-word="false"/>
      <style:text-properties style:font-name="Verdana1" fo:font-size="16pt" fo:font-style="normal" style:font-size-asian="16pt" style:font-style-asian="normal" style:font-size-complex="16pt" style:font-style-complex="normal"/>
    </style:style>
    <style:style style:name="P32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style:font-size-asian="8pt" style:font-size-complex="8pt"/>
    </style:style>
    <style:style style:name="P33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margin-left="-0.213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35" style:family="paragraph" style:parent-style-name="Standard">
      <style:paragraph-properties fo:text-align="start" style:justify-single-word="false"/>
    </style:style>
    <style:style style:name="P36" style:family="paragraph" style:parent-style-name="Standard">
      <style:text-properties style:text-underline-style="none"/>
    </style:style>
    <style:style style:name="P37" style:family="paragraph" style:parent-style-name="Standard">
      <style:paragraph-properties fo:text-align="center" style:justify-single-word="false" style:text-autospace="none"/>
      <style:text-properties style:font-name="ArialNarrow" fo:font-size="8pt" style:font-size-asian="8pt" style:font-size-complex="8pt"/>
    </style:style>
    <style:style style:name="P38" style:family="paragraph" style:parent-style-name="Standard">
      <style:text-properties fo:font-style="normal" style:font-style-asian="normal" style:font-style-complex="normal"/>
    </style:style>
    <style:style style:name="P39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4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42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3" style:family="paragraph" style:parent-style-name="Standard">
      <style:text-properties fo:font-size="48pt" style:font-size-asian="48pt" style:font-size-complex="48pt"/>
    </style:style>
    <style:style style:name="P44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45" style:family="paragraph" style:parent-style-name="Standard">
      <style:paragraph-properties fo:text-align="center" style:justify-single-word="false"/>
      <style:text-properties style:font-name="Trebuchet MS" fo:font-size="12pt" style:font-size-asian="12pt" style:font-size-complex="12pt"/>
    </style:style>
    <style:style style:name="P46" style:family="paragraph" style:parent-style-name="Standard">
      <style:text-properties fo:font-size="54pt" style:font-size-asian="54pt" style:font-size-complex="54pt"/>
    </style:style>
    <style:style style:name="P47" style:family="paragraph" style:parent-style-name="Frame_20_contents">
      <style:paragraph-properties fo:margin-left="0cm" fo:margin-right="-0.101cm" fo:margin-top="0cm" fo:margin-bottom="0cm" fo:line-height="100%" fo:text-align="center" style:justify-single-word="false" fo:text-indent="0cm" style:auto-text-indent="false"/>
      <style:text-properties style:font-name="Verdana1" fo:font-size="7pt" style:font-size-asian="7pt" style:font-size-complex="7pt"/>
    </style:style>
    <style:style style:name="P48" style:family="paragraph" style:parent-style-name="Table_20_Contents">
      <style:paragraph-properties fo:text-align="center" style:justify-single-word="false"/>
      <style:text-properties style:font-name="Verdana1" fo:font-size="13pt" fo:font-weight="bold" style:font-size-asian="13pt" style:font-weight-asian="bold" style:font-size-complex="13pt" style:font-weight-complex="bold"/>
    </style:style>
    <style:style style:name="P49" style:family="paragraph" style:parent-style-name="Text_20_body">
      <style:paragraph-properties fo:text-align="start" style:justify-single-word="false"/>
      <style:text-properties fo:font-size="13pt" style:font-size-asian="13pt" style:font-size-complex="13pt"/>
    </style:style>
    <style:style style:name="P50" style:family="paragraph" style:parent-style-name="Standard" style:master-page-name="Standard">
      <style:paragraph-properties fo:text-align="start" style:justify-single-word="false" style:page-number="auto"/>
      <style:text-properties style:font-name="Trebuchet MS" fo:font-size="18pt" fo:font-style="normal" style:font-size-asian="18pt" style:font-style-asian="normal" style:font-size-complex="18pt" style:font-style-complex="normal"/>
    </style:style>
    <style:style style:name="P51" style:family="paragraph" style:parent-style-name="Standard" style:master-page-name="Standard">
      <style:paragraph-properties fo:text-align="start" style:justify-single-word="false" style:page-number="auto"/>
      <style:text-properties fo:font-size="8pt" fo:font-style="normal" style:font-size-asian="8pt" style:font-style-asian="normal" style:font-size-complex="8pt" style:font-style-complex="normal"/>
    </style:style>
    <style:style style:name="P52" style:family="paragraph" style:parent-style-name="Standard" style:master-page-name="Standard">
      <style:paragraph-properties fo:text-align="start" style:justify-single-word="false" style:page-number="auto"/>
      <style:text-properties fo:font-size="12pt" fo:font-style="italic" style:font-size-asian="12pt" style:font-style-asian="italic" style:font-size-complex="12pt" style:font-style-complex="italic"/>
    </style:style>
    <style:style style:name="P53" style:family="paragraph" style:parent-style-name="Standard" style:master-page-name="Standard">
      <style:paragraph-properties style:page-number="1"/>
    </style:style>
    <style:style style:name="P54" style:family="paragraph" style:parent-style-name="Standard" style:master-page-name="Standard">
      <style:paragraph-properties fo:text-align="start" style:justify-single-word="false" style:page-number="1"/>
    </style:style>
    <style:style style:name="P55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56" style:family="paragraph" style:parent-style-name="Tabl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57" style:family="paragraph" style:parent-style-name="Frame_20_contents" style:list-style-name="L1">
      <style:paragraph-properties fo:margin-top="0cm" fo:margin-bottom="0cm" fo:text-align="center" style:justify-single-word="false"/>
      <style:text-properties fo:font-size="20pt" style:font-size-asian="20pt" style:font-size-complex="20pt"/>
    </style:style>
    <style:style style:name="P58" style:family="paragraph" style:parent-style-name="Frame_20_contents">
      <style:paragraph-properties fo:margin-top="0cm" fo:margin-bottom="0cm"/>
      <style:text-properties style:font-name="Verdana1"/>
    </style:style>
    <style:style style:name="P59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60" style:family="paragraph" style:parent-style-name="Frame_20_contents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61" style:family="paragraph" style:parent-style-name="Frame_20_contents">
      <style:paragraph-properties fo:margin-top="0cm" fo:margin-bottom="0cm" fo:text-align="end" style:justify-single-word="false"/>
      <style:text-properties style:font-name="Verdana1" fo:font-size="14pt" style:font-size-asian="14pt" style:font-size-complex="14pt"/>
    </style:style>
    <style:style style:name="P62" style:family="paragraph" style:parent-style-name="Frame_20_contents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P63" style:family="paragraph" style:parent-style-name="Frame_20_contents">
      <style:paragraph-properties fo:margin-top="0cm" fo:margin-bottom="0cm" fo:text-align="end" style:justify-single-word="false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P64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65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66" style:family="paragraph" style:parent-style-name="Frame_20_contents" style:master-page-name="Standard">
      <style:paragraph-properties fo:margin-top="0cm" fo:margin-bottom="0cm" fo:text-align="center" style:justify-single-word="false" style:page-number="1"/>
      <style:text-properties style:font-name="Verdana1" fo:font-size="6pt" fo:font-style="italic" style:font-size-asian="6pt" style:font-style-asian="italic" style:font-size-complex="6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8pt" fo:font-style="normal" style:font-size-asian="8pt" style:font-style-asian="normal" style:font-size-complex="8pt" style:font-style-complex="normal"/>
    </style:style>
    <style:style style:name="T5" style:family="text">
      <style:text-properties style:font-name="Verdana1" fo:font-size="14pt" style:font-size-asian="14pt" style:font-size-complex="14pt"/>
    </style:style>
    <style:style style:name="T6" style:family="text">
      <style:text-properties style:font-name="Verdana1" fo:font-size="6pt" fo:font-style="italic" style:font-size-asian="6pt" style:font-style-asian="italic" style:font-size-complex="6pt" style:font-style-complex="italic"/>
    </style:style>
    <style:style style:name="T7" style:family="text">
      <style:text-properties style:font-name="Verdana1" fo:font-size="6pt" style:font-size-asian="6pt" style:font-size-complex="6pt"/>
    </style:style>
    <style:style style:name="T8" style:family="text">
      <style:text-properties style:font-name="Verdana1" fo:font-weight="normal" style:font-weight-asian="normal" style:font-weight-complex="normal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style:text-underline-style="none" style:font-size-asian="12pt" style:font-size-complex="12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style:font-name="ArialNarrow" fo:font-size="8pt" style:font-name-asian="ArialNarrow" style:font-size-asian="8pt" style:font-name-complex="ArialNarrow" style:font-size-complex="8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4pt" fo:font-weight="normal" style:font-size-asian="24pt" style:font-weight-asian="normal" style:font-size-complex="24pt" style:font-weight-complex="normal"/>
    </style:style>
    <style:style style:name="T21" style:family="text">
      <style:text-properties style:font-name="Times New Roman" fo:font-size="18pt" style:font-size-asian="18pt" style:font-size-complex="18pt"/>
    </style:style>
    <style:style style:name="T22" style:family="text">
      <style:text-properties style:font-name="Verdana2" style:font-name-asian="Verdana2" style:font-name-complex="Verdana2"/>
    </style:style>
    <style:style style:name="T23" style:family="text">
      <style:text-properties style:font-name="Trebuchet MS" fo:font-size="18pt" style:font-size-asian="18pt" style:font-size-complex="18pt"/>
    </style:style>
    <style:style style:name="T24" style:family="text">
      <style:text-properties style:font-name="Trebuchet MS" fo:font-size="16pt" style:font-size-asian="16pt" style:font-size-complex="16pt"/>
    </style:style>
    <style:style style:name="T25" style:family="text">
      <style:text-properties style:font-name="Trebuchet MS" fo:font-size="15pt" style:font-size-asian="15pt" style:font-size-complex="15pt"/>
    </style:style>
    <style:style style:name="T26" style:family="text">
      <style:text-properties style:font-name="Trebuchet MS" fo:font-size="14pt" style:font-size-asian="14pt" style:font-size-complex="14pt"/>
    </style:style>
    <style:style style:name="T27" style:family="text">
      <style:text-properties style:font-name="Trebuchet MS" fo:font-size="12pt" style:font-size-asian="12pt" style:font-size-complex="12pt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799cm" svg:y="4.542cm" svg:width="8.52cm" draw:z-index="0">
        <draw:text-box fo:min-height="3.692cm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row table:style-name="Table1.1">
              <table:table-cell table:style-name="Table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 he Halifax Seaport Farmer's Market Pier 20</text:p>
              </table:table-cell>
              <table:covered-table-cell/>
              <table:covered-table-cell/>
            </table:table-row>
            <table:table-row table:style-name="Table1.2">
              <table:table-cell table:style-name="Table1.A2" table:number-columns-spanned="3" office:value-type="string">
                <text:p text:style-name="P6"><text:s text:c="3"/></text:p>
                <text:p text:style-name="P15">Updated from Speerville price list, Fery 19th, 2009 </text:p>
                <text:p text:style-name="P9"/>
              </table:table-cell>
              <table:covered-table-cell/>
              <table:covered-table-cell/>
            </table:table-row>
            <table:table-row table:style-name="Table1.3">
              <table:table-cell table:style-name="Table1.A1" office:value-type="string">
                <text:p text:style-name="P3">g</text:p>
              </table:table-cell>
              <table:table-cell table:style-name="Table1.A1" office:value-type="string">
                <text:p text:style-name="P24">(members ) </text:p>
                <text:p text:style-name="P25">http://thegrainery.ca</text:p>
              </table:table-cell>
              <table:table-cell table:style-name="Table1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2" text:anchor-type="page" text:anchor-page-number="3" svg:x="0.799cm" svg:y="4.542cm" svg:width="8.52cm" draw:z-index="1">
        <draw:text-box fo:min-height="3.692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row table:style-name="Table2.1">
              <table:table-cell table:style-name="Table2.A1" table:number-columns-spanned="3" office:value-type="string">
                <text:p text:style-name="P4">Http://thegrainery.ca/preorders</text:p>
              </table:table-cell>
              <table:covered-table-cell/>
              <table:covered-table-cell/>
            </table:table-row>
            <table:table-row table:style-name="Table2.2">
              <table:table-cell table:style-name="Table2.A2" table:number-columns-spanned="3" office:value-type="string">
                <text:p text:style-name="P22">Grainery Food Co-op</text:p>
                <text:p text:style-name="P19">Organic Macadamia Nuts<text:line-break/><text:span text:style-name="T2"> </text:span></text:p>
              </table:table-cell>
              <table:covered-table-cell/>
              <table:covered-table-cell/>
            </table:table-row>
            <table:table-row table:style-name="Table2.3">
              <table:table-cell table:style-name="Table2.A1" office:value-type="string">
                <text:p text:style-name="P3">200g</text:p>
              </table:table-cell>
              <table:table-cell table:style-name="Table2.A1" office:value-type="string">
                <text:p text:style-name="P25"/>
              </table:table-cell>
              <table:table-cell table:style-name="Table2.C3" office:value-type="currency" office:currency="CAD" office:value="6">
                <text:p text:style-name="P14">$6.00</text:p>
              </table:table-cell>
            </table:table-row>
          </table:table>
          <text:p text:style-name="P1"/>
        </draw:text-box>
      </draw:frame>
      <draw:frame draw:style-name="fr1" draw:name="Frame3" text:anchor-type="page" text:anchor-page-number="5" svg:x="0.799cm" svg:y="4.542cm" svg:width="8.52cm" draw:z-index="2">
        <draw:text-box fo:min-height="3.457cm"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row table:style-name="Table3.1">
              <table:table-cell table:style-name="Table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.2">
              <table:table-cell table:style-name="Table3.A2" table:number-columns-spanned="3" office:value-type="string">
                <text:p text:style-name="P6"><text:s text:c="3"/></text:p>
                <text:p text:style-name="P15">White Pea Beans</text:p>
                <text:p text:style-name="P9">This small white bean is traditionally the main bean of the east coast of North America, great for “boston baked beans”</text:p>
              </table:table-cell>
              <table:covered-table-cell/>
              <table:covered-table-cell/>
            </table:table-row>
            <table:table-row table:style-name="Table3.3">
              <table:table-cell table:style-name="Table3.A1" office:value-type="string">
                <text:p text:style-name="P3">454g</text:p>
              </table:table-cell>
              <table:table-cell table:style-name="Table3.A1" office:value-type="string">
                <text:p text:style-name="P27">http://thegrainery.ca</text:p>
              </table:table-cell>
              <table:table-cell table:style-name="Table3.C3" office:value-type="string">
                <text:p text:style-name="P14">$3.50 </text:p>
              </table:table-cell>
            </table:table-row>
          </table:table>
          <text:p text:style-name="P1"/>
        </draw:text-box>
      </draw:frame>
      <draw:frame draw:style-name="fr1" draw:name="Frame4" text:anchor-type="page" text:anchor-page-number="7" svg:x="0.799cm" svg:y="4.542cm" svg:width="8.52cm" draw:z-index="3">
        <draw:text-box fo:min-height="3.692cm"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row table:style-name="Table4.1">
              <table:table-cell table:style-name="Table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.2">
              <table:table-cell table:style-name="Table4.A2" table:number-columns-spanned="3" office:value-type="string">
                <text:p text:style-name="P6">Prana Biovegetaliens <text:s text:c="2"/></text:p>
                <text:p text:style-name="P15">Organic Cranberries <text:line-break/>sweetened with apple juice </text:p>
                <text:p text:style-name="P9"/>
              </table:table-cell>
              <table:covered-table-cell/>
              <table:covered-table-cell/>
            </table:table-row>
            <table:table-row table:style-name="Table4.3">
              <table:table-cell table:style-name="Table4.A1" office:value-type="string">
                <text:p text:style-name="P3">150g</text:p>
              </table:table-cell>
              <table:table-cell table:style-name="Table4.A1" office:value-type="string">
                <text:p text:style-name="P24"/>
                <text:p text:style-name="P25">http://thegrainery.ca</text:p>
              </table:table-cell>
              <table:table-cell table:style-name="Table4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5" text:anchor-type="page" text:anchor-page-number="9" svg:x="0.799cm" svg:y="4.542cm" svg:width="8.52cm" draw:z-index="4">
        <draw:text-box fo:min-height="3.692cm"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row table:style-name="Table5.1">
              <table:table-cell table:style-name="Table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.2">
              <table:table-cell table:style-name="Table5.A2" table:number-columns-spanned="3" office:value-type="string">
                <text:p text:style-name="P6"><text:s/>Imported Organic </text:p>
                <text:p text:style-name="P15">Adzuki Beans </text:p>
                <text:p text:style-name="P9">These small, quick-cooking, sweet flavoured beans are popular in Japanese cooking.</text:p>
              </table:table-cell>
              <table:covered-table-cell/>
              <table:covered-table-cell/>
            </table:table-row>
            <table:table-row table:style-name="Table5.3">
              <table:table-cell table:style-name="Table5.A1" office:value-type="string">
                <text:p text:style-name="P3">454g</text:p>
              </table:table-cell>
              <table:table-cell table:style-name="Table5.A1" office:value-type="string">
                <text:p text:style-name="P24"/>
                <text:p text:style-name="P25">http://thegrainery.ca</text:p>
              </table:table-cell>
              <table:table-cell table:style-name="Table5.C3" office:value-type="currency" office:currency="USD" office:value="4.25">
                <text:p text:style-name="P14">$4.25</text:p>
              </table:table-cell>
            </table:table-row>
          </table:table>
          <text:p text:style-name="P1"/>
        </draw:text-box>
      </draw:frame>
      <draw:frame draw:style-name="fr1" draw:name="Frame6" text:anchor-type="page" text:anchor-page-number="11" svg:x="0.799cm" svg:y="4.542cm" svg:width="8.52cm" draw:z-index="5">
        <draw:text-box fo:min-height="3.692cm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row table:style-name="Table6.1">
              <table:table-cell table:style-name="Table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.2">
              <table:table-cell table:style-name="Table6.A2" table:number-columns-spanned="3" office:value-type="string">
                <text:p text:style-name="P6"><text:s/>Locally grown! Organic </text:p>
                <text:p text:style-name="P15">Black Turtle Beans </text:p>
                <text:p text:style-name="P9">Relatively quick cooking and is most common in refried beans. <text:s/>Great for bean burgers too!</text:p>
              </table:table-cell>
              <table:covered-table-cell/>
              <table:covered-table-cell/>
            </table:table-row>
            <table:table-row table:style-name="Table6.3">
              <table:table-cell table:style-name="Table6.A1" office:value-type="string">
                <text:p text:style-name="P3">454g</text:p>
              </table:table-cell>
              <table:table-cell table:style-name="Table6.A1" office:value-type="string">
                <text:p text:style-name="P24"><text:s/></text:p>
                <text:p text:style-name="P25">http://thegrainery.ca</text:p>
              </table:table-cell>
              <table:table-cell table:style-name="Table6.C3" office:value-type="string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7" text:anchor-type="page" text:anchor-page-number="13" svg:x="0.799cm" svg:y="4.542cm" svg:width="8.52cm" draw:z-index="6">
        <draw:text-box fo:min-height="3.692cm">
          <table:table table:name="Table7" table:style-name="Table7">
            <table:table-column table:style-name="Table7.A"/>
            <table:table-column table:style-name="Table7.B"/>
            <table:table-column table:style-name="Table7.C"/>
            <table:table-row table:style-name="Table7.1">
              <table:table-cell table:style-name="Table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.2">
              <table:table-cell table:style-name="Table7.A2" table:number-columns-spanned="3" office:value-type="string">
                <text:p text:style-name="P6"><text:s/>Imported Organic </text:p>
                <text:p text:style-name="P15">Chick Peas </text:p>
                <text:p text:style-name="P9">Also called Garbanzo beans. <text:s/>Slower cooking bean, wonderful in hummus and falafel.</text:p>
              </table:table-cell>
              <table:covered-table-cell/>
              <table:covered-table-cell/>
            </table:table-row>
            <table:table-row table:style-name="Table7.3">
              <table:table-cell table:style-name="Table7.A1" office:value-type="string">
                <text:p text:style-name="P3">454g</text:p>
              </table:table-cell>
              <table:table-cell table:style-name="Table7.A1" office:value-type="string">
                <text:p text:style-name="P24"/>
                <text:p text:style-name="P25">http://thegrainery.ca</text:p>
              </table:table-cell>
              <table:table-cell table:style-name="Table7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8" text:anchor-type="page" text:anchor-page-number="15" svg:x="0.799cm" svg:y="4.542cm" svg:width="8.52cm" draw:z-index="7">
        <draw:text-box fo:min-height="3.692cm">
          <table:table table:name="Table8" table:style-name="Table8">
            <table:table-column table:style-name="Table8.A"/>
            <table:table-column table:style-name="Table8.B"/>
            <table:table-column table:style-name="Table8.C"/>
            <table:table-row table:style-name="Table8.1">
              <table:table-cell table:style-name="Table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.2">
              <table:table-cell table:style-name="Table8.A2" table:number-columns-spanned="3" office:value-type="string">
                <text:p text:style-name="P6"><text:s/></text:p>
                <text:p text:style-name="P6"><text:span text:style-name="T18">Imported Organic<text:line-break/></text:span><text:span text:style-name="T20">Sunflower Seeds</text:span></text:p>
                <text:p text:style-name="P11"/>
              </table:table-cell>
              <table:covered-table-cell/>
              <table:covered-table-cell/>
            </table:table-row>
            <table:table-row table:style-name="Table8.3">
              <table:table-cell table:style-name="Table8.A1" office:value-type="string">
                <text:p text:style-name="P3">300g</text:p>
              </table:table-cell>
              <table:table-cell table:style-name="Table8.A1" office:value-type="string">
                <text:p text:style-name="P24"><text:s/></text:p>
                <text:p text:style-name="P25">http://thegrainery.ca</text:p>
              </table:table-cell>
              <table:table-cell table:style-name="Table8.C3" office:value-type="currency" office:currency="USD" office:value="2.5">
                <text:p text:style-name="P14">$2.50</text:p>
              </table:table-cell>
            </table:table-row>
          </table:table>
          <text:p text:style-name="P1"/>
        </draw:text-box>
      </draw:frame>
      <draw:frame draw:style-name="fr1" draw:name="Frame9" text:anchor-type="page" text:anchor-page-number="17" svg:x="0.799cm" svg:y="4.542cm" svg:width="8.52cm" draw:z-index="8">
        <draw:text-box fo:min-height="3.692cm">
          <table:table table:name="Table9" table:style-name="Table9">
            <table:table-column table:style-name="Table9.A"/>
            <table:table-column table:style-name="Table9.B"/>
            <table:table-column table:style-name="Table9.C"/>
            <table:table-row table:style-name="Table9.1">
              <table:table-cell table:style-name="Table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.2">
              <table:table-cell table:style-name="Table9.A2" table:number-columns-spanned="3" office:value-type="string">
                <text:p text:style-name="P6"><text:s/>Imported Organic </text:p>
                <text:p text:style-name="P15">Green Split Peas </text:p>
                <text:p text:style-name="P9">Traditionally used in pea soup.</text:p>
              </table:table-cell>
              <table:covered-table-cell/>
              <table:covered-table-cell/>
            </table:table-row>
            <table:table-row table:style-name="Table9.3">
              <table:table-cell table:style-name="Table9.A1" office:value-type="string">
                <text:p text:style-name="P3">454g</text:p>
              </table:table-cell>
              <table:table-cell table:style-name="Table9.A1" office:value-type="string">
                <text:p text:style-name="P24">(members $2.15) </text:p>
                <text:p text:style-name="P25">http://thegrainery.ca</text:p>
              </table:table-cell>
              <table:table-cell table:style-name="Table9.C3" office:value-type="string">
                <text:p text:style-name="P14">$2.75 </text:p>
              </table:table-cell>
            </table:table-row>
          </table:table>
          <text:p text:style-name="P1"/>
        </draw:text-box>
      </draw:frame>
      <draw:frame draw:style-name="fr1" draw:name="Frame10" text:anchor-type="page" text:anchor-page-number="19" svg:x="0.799cm" svg:y="4.542cm" svg:width="8.52cm" draw:z-index="9">
        <draw:text-box fo:min-height="3.692cm">
          <table:table table:name="Table10" table:style-name="Table10">
            <table:table-column table:style-name="Table10.A"/>
            <table:table-column table:style-name="Table10.B"/>
            <table:table-column table:style-name="Table10.C"/>
            <table:table-row table:style-name="Table10.1">
              <table:table-cell table:style-name="Table1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.2">
              <table:table-cell table:style-name="Table10.A2" table:number-columns-spanned="3" office:value-type="string">
                <text:p text:style-name="P6"><text:s/>Imported </text:p>
                <text:p text:style-name="P6">Supplier: Prana Biovegetalien,<text:line-break/><text:span text:style-name="T19">Organic Pecans </text:span></text:p>
                <text:p text:style-name="P9"/>
              </table:table-cell>
              <table:covered-table-cell/>
              <table:covered-table-cell/>
            </table:table-row>
            <table:table-row table:style-name="Table10.3">
              <table:table-cell table:style-name="Table10.A1" office:value-type="string">
                <text:p text:style-name="P3">200g</text:p>
              </table:table-cell>
              <table:table-cell table:style-name="Table10.A1" office:value-type="string">
                <text:p text:style-name="P24"><text:s/></text:p>
                <text:p text:style-name="P25">http://thegrainery.ca</text:p>
              </table:table-cell>
              <table:table-cell table:style-name="Table10.C3" office:value-type="currency" office:currency="CAD" office:value="7">
                <text:p text:style-name="P14">$7.00</text:p>
              </table:table-cell>
            </table:table-row>
          </table:table>
          <text:p text:style-name="P1"/>
        </draw:text-box>
      </draw:frame>
      <draw:frame draw:style-name="fr1" draw:name="Frame11" text:anchor-type="page" text:anchor-page-number="21" svg:x="0.799cm" svg:y="4.542cm" svg:width="8.52cm" draw:z-index="10">
        <draw:text-box fo:min-height="3.692cm">
          <table:table table:name="Table11" table:style-name="Table11">
            <table:table-column table:style-name="Table11.A"/>
            <table:table-column table:style-name="Table11.B"/>
            <table:table-column table:style-name="Table11.C"/>
            <table:table-row table:style-name="Table11.1">
              <table:table-cell table:style-name="Table1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.2">
              <table:table-cell table:style-name="Table11.A2" table:number-columns-spanned="3" office:value-type="string">
                <text:p text:style-name="P6"><text:s/>Imported Organic </text:p>
                <text:p text:style-name="P15">Pinto Beans </text:p>
                <text:p text:style-name="P9">Cowboys call these “Mexican Strawberries.”Commonly used in Mexican cooking.</text:p>
              </table:table-cell>
              <table:covered-table-cell/>
              <table:covered-table-cell/>
            </table:table-row>
            <table:table-row table:style-name="Table11.3">
              <table:table-cell table:style-name="Table11.A1" office:value-type="string">
                <text:p text:style-name="P3">454g</text:p>
              </table:table-cell>
              <table:table-cell table:style-name="Table11.A1" office:value-type="string">
                <text:p text:style-name="P24"><text:s/></text:p>
                <text:p text:style-name="P25">http://thegrainery.ca</text:p>
              </table:table-cell>
              <table:table-cell table:style-name="Table11.C3" office:value-type="currency" office:currency="CA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12" text:anchor-type="page" text:anchor-page-number="23" svg:x="0.799cm" svg:y="4.542cm" svg:width="8.52cm" draw:z-index="11">
        <draw:text-box fo:min-height="3.692cm">
          <table:table table:name="Table12" table:style-name="Table12">
            <table:table-column table:style-name="Table12.A"/>
            <table:table-column table:style-name="Table12.B"/>
            <table:table-column table:style-name="Table12.C"/>
            <table:table-row table:style-name="Table12.1">
              <table:table-cell table:style-name="Table12.A1" table:number-columns-spanned="3" office:value-type="string">
                <text:p text:style-name="P4">2385 Agricola St., Halifax, Nova Scotia <text:s text:c="11"/></text:p>
                <text:p text:style-name="P4"><text:s text:c="21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.2">
              <table:table-cell table:style-name="Table12.A2" table:number-columns-spanned="3" office:value-type="string">
                <text:p text:style-name="P6"><text:s/>Imported Organic </text:p>
                <text:p text:style-name="P15">Red Kidney Beans </text:p>
                <text:p text:style-name="P9">These are great for hot chili!!</text:p>
              </table:table-cell>
              <table:covered-table-cell/>
              <table:covered-table-cell/>
            </table:table-row>
            <table:table-row table:style-name="Table12.3">
              <table:table-cell table:style-name="Table12.A1" office:value-type="string">
                <text:p text:style-name="P3">454g</text:p>
              </table:table-cell>
              <table:table-cell table:style-name="Table12.A1" office:value-type="string">
                <text:p text:style-name="P24"><text:s/></text:p>
                <text:p text:style-name="P25">http://thegrainery.ca</text:p>
              </table:table-cell>
              <table:table-cell table:style-name="Table12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3" text:anchor-type="page" text:anchor-page-number="25" svg:x="0.799cm" svg:y="4.542cm" svg:width="8.52cm" draw:z-index="12">
        <draw:text-box fo:min-height="3.692cm">
          <table:table table:name="Table13" table:style-name="Table13">
            <table:table-column table:style-name="Table13.A"/>
            <table:table-column table:style-name="Table13.B"/>
            <table:table-column table:style-name="Table13.C"/>
            <table:table-row table:style-name="Table13.1">
              <table:table-cell table:style-name="Table1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.2">
              <table:table-cell table:style-name="Table13.A2" table:number-columns-spanned="3" office:value-type="string">
                <text:p text:style-name="P6"><text:s/>Imported Organic </text:p>
                <text:p text:style-name="P15">Green Lentils </text:p>
                <text:p text:style-name="P9">Used as an East Indian Puree(dal), dissolves in soup.</text:p>
              </table:table-cell>
              <table:covered-table-cell/>
              <table:covered-table-cell/>
            </table:table-row>
            <table:table-row table:style-name="Table13.3">
              <table:table-cell table:style-name="Table13.A1" office:value-type="string">
                <text:p text:style-name="P3">454g</text:p>
              </table:table-cell>
              <table:table-cell table:style-name="Table13.A1" office:value-type="string">
                <text:p text:style-name="P24"/>
                <text:p text:style-name="P25">http://thegrainery.ca</text:p>
              </table:table-cell>
              <table:table-cell table:style-name="Table13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4" text:anchor-type="page" text:anchor-page-number="27" svg:x="0.799cm" svg:y="4.542cm" svg:width="8.52cm" draw:z-index="13">
        <draw:text-box fo:min-height="3.692cm">
          <table:table table:name="Table14" table:style-name="Table14">
            <table:table-column table:style-name="Table14.A"/>
            <table:table-column table:style-name="Table14.B"/>
            <table:table-column table:style-name="Table14.C"/>
            <table:table-row table:style-name="Table14.1">
              <table:table-cell table:style-name="Table1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.2">
              <table:table-cell table:style-name="Table14.A2" table:number-columns-spanned="3" office:value-type="string">
                <text:p text:style-name="P6"><text:s/>Imported Organic </text:p>
                <text:p text:style-name="P15">Soy Beans </text:p>
                <text:p text:style-name="P9">Soak 1 cup dried beans for 12 hrs, changing H2O every couple hours. <text:s/>Cook for 3 hours in 4 cups of fresh H2O. </text:p>
              </table:table-cell>
              <table:covered-table-cell/>
              <table:covered-table-cell/>
            </table:table-row>
            <table:table-row table:style-name="Table14.3">
              <table:table-cell table:style-name="Table14.A1" office:value-type="string">
                <text:p text:style-name="P3">454g</text:p>
              </table:table-cell>
              <table:table-cell table:style-name="Table14.A1" office:value-type="string">
                <text:p text:style-name="P24"/>
                <text:p text:style-name="P25">http://thegrainery.ca</text:p>
              </table:table-cell>
              <table:table-cell table:style-name="Table14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15" text:anchor-type="page" text:anchor-page-number="29" svg:x="0.799cm" svg:y="4.542cm" svg:width="8.52cm" draw:z-index="14">
        <draw:text-box fo:min-height="3.692cm">
          <table:table table:name="Table15" table:style-name="Table15">
            <table:table-column table:style-name="Table15.A"/>
            <table:table-column table:style-name="Table15.B"/>
            <table:table-column table:style-name="Table15.C"/>
            <table:table-row table:style-name="Table15.1">
              <table:table-cell table:style-name="Table1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.2">
              <table:table-cell table:style-name="Table15.A2" table:number-columns-spanned="3" office:value-type="string">
                <text:p text:style-name="P6"><text:s/>Imported Organic </text:p>
                <text:p text:style-name="P15">Yellow Split Peas </text:p>
                <text:p text:style-name="P9">Used in yellow pea soup and Indian Dal.</text:p>
              </table:table-cell>
              <table:covered-table-cell/>
              <table:covered-table-cell/>
            </table:table-row>
            <table:table-row table:style-name="Table15.3">
              <table:table-cell table:style-name="Table15.A1" office:value-type="string">
                <text:p text:style-name="P3">454g</text:p>
              </table:table-cell>
              <table:table-cell table:style-name="Table15.A1" office:value-type="string">
                <text:p text:style-name="P24"/>
                <text:p text:style-name="P25">http://thegrainery.ca</text:p>
              </table:table-cell>
              <table:table-cell table:style-name="Table15.C3" office:value-type="string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16" text:anchor-type="page" text:anchor-page-number="31" svg:x="0.799cm" svg:y="4.542cm" svg:width="8.52cm" draw:z-index="15">
        <draw:text-box fo:min-height="3.692cm">
          <table:table table:name="Table16" table:style-name="Table16">
            <table:table-column table:style-name="Table16.A"/>
            <table:table-column table:style-name="Table16.B"/>
            <table:table-column table:style-name="Table16.C"/>
            <table:table-row table:style-name="Table16.1">
              <table:table-cell table:style-name="Table1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.2">
              <table:table-cell table:style-name="Table16.A2" table:number-columns-spanned="3" office:value-type="string">
                <text:p text:style-name="P6"><text:s/>Locally grown! Conventional </text:p>
                <text:p text:style-name="P15">Jacob's Cattle Beans </text:p>
                <text:p text:style-name="P9">Favoured by Maritimers for their unique appearance and very quick cooking qualities. Can be used in soups and salads.</text:p>
              </table:table-cell>
              <table:covered-table-cell/>
              <table:covered-table-cell/>
            </table:table-row>
            <table:table-row table:style-name="Table16.3">
              <table:table-cell table:style-name="Table16.A1" office:value-type="string">
                <text:p text:style-name="P3">454g</text:p>
              </table:table-cell>
              <table:table-cell table:style-name="Table16.A1" office:value-type="string">
                <text:p text:style-name="P24"/>
                <text:p text:style-name="P25">http://thegrainery.ca</text:p>
              </table:table-cell>
              <table:table-cell table:style-name="Table16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17" text:anchor-type="page" text:anchor-page-number="33" svg:x="0.799cm" svg:y="4.542cm" svg:width="8.52cm" draw:z-index="16">
        <draw:text-box fo:min-height="3.692cm">
          <table:table table:name="Table17" table:style-name="Table17">
            <table:table-column table:style-name="Table17.A"/>
            <table:table-column table:style-name="Table17.B"/>
            <table:table-column table:style-name="Table17.C"/>
            <table:table-row table:style-name="Table17.1">
              <table:table-cell table:style-name="Table1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.2">
              <table:table-cell table:style-name="Table17.A2" table:number-columns-spanned="3" office:value-type="string">
                <text:p text:style-name="P6"><text:s/>Locally grown!</text:p>
                <text:p text:style-name="P15">Yellow Eyed Beans </text:p>
                <text:p text:style-name="P9">This bean holds its shape well and can be used for baked beans, soups and salads.</text:p>
              </table:table-cell>
              <table:covered-table-cell/>
              <table:covered-table-cell/>
            </table:table-row>
            <table:table-row table:style-name="Table17.3">
              <table:table-cell table:style-name="Table17.A1" office:value-type="string">
                <text:p text:style-name="P3"><text:s text:c="3"/>454g</text:p>
              </table:table-cell>
              <table:table-cell table:style-name="Table17.A1" office:value-type="string">
                <text:p text:style-name="P24"><text:s/></text:p>
                <text:p text:style-name="P25">http://thegrainery.ca</text:p>
              </table:table-cell>
              <table:table-cell table:style-name="Table17.C3" office:value-type="currency" office:currency="CA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8" text:anchor-type="page" text:anchor-page-number="35" svg:x="0.799cm" svg:y="4.542cm" svg:width="8.52cm" draw:z-index="17">
        <draw:text-box fo:min-height="3.692cm">
          <table:table table:name="Table18" table:style-name="Table18">
            <table:table-column table:style-name="Table18.A"/>
            <table:table-column table:style-name="Table18.B"/>
            <table:table-column table:style-name="Table18.C"/>
            <table:table-row table:style-name="Table18.1">
              <table:table-cell table:style-name="Table1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8.2">
              <table:table-cell table:style-name="Table18.A2" table:number-columns-spanned="3" office:value-type="string">
                <text:p text:style-name="P6"><text:s/>Locally grown! Conventional </text:p>
                <text:p text:style-name="P15">White Pea Beans </text:p>
                <text:p text:style-name="P9">This small white bean is traditionally the main bean of the east coast of North America. <text:s/>Great for Boston baked beans.</text:p>
              </table:table-cell>
              <table:covered-table-cell/>
              <table:covered-table-cell/>
            </table:table-row>
            <table:table-row table:style-name="Table18.3">
              <table:table-cell table:style-name="Table18.A1" office:value-type="string">
                <text:p text:style-name="P3">454g</text:p>
              </table:table-cell>
              <table:table-cell table:style-name="Table18.A1" office:value-type="string">
                <text:p text:style-name="P24"/>
                <text:p text:style-name="P25">http://thegrainery.ca</text:p>
              </table:table-cell>
              <table:table-cell table:style-name="Table18.C3" office:value-type="string">
                <text:p text:style-name="P14">$3.50 </text:p>
              </table:table-cell>
            </table:table-row>
          </table:table>
          <text:p text:style-name="P1"/>
        </draw:text-box>
      </draw:frame>
      <draw:frame draw:style-name="fr1" draw:name="Frame19" text:anchor-type="page" text:anchor-page-number="37" svg:x="0.799cm" svg:y="4.542cm" svg:width="8.52cm" draw:z-index="18">
        <draw:text-box fo:min-height="3.692cm">
          <table:table table:name="Table19" table:style-name="Table19">
            <table:table-column table:style-name="Table19.A"/>
            <table:table-column table:style-name="Table19.B"/>
            <table:table-column table:style-name="Table19.C"/>
            <table:table-row table:style-name="Table19.1">
              <table:table-cell table:style-name="Table1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9.2">
              <table:table-cell table:style-name="Table19.A2" table:number-columns-spanned="3" office:value-type="string">
                <text:p text:style-name="P6"><text:s text:c="3"/></text:p>
                <text:p text:style-name="P15">Organic Mung Beans</text:p>
                <text:p text:style-name="P2">Mung beans are commonly used in Chinese cuisine. Excellent for sprouts.</text:p>
              </table:table-cell>
              <table:covered-table-cell/>
              <table:covered-table-cell/>
            </table:table-row>
            <table:table-row table:style-name="Table19.3">
              <table:table-cell table:style-name="Table19.A1" office:value-type="string">
                <text:p text:style-name="P3">454g</text:p>
              </table:table-cell>
              <table:table-cell table:style-name="Table19.A1" office:value-type="string">
                <text:p text:style-name="P24"><text:s/></text:p>
                <text:p text:style-name="P25">http://thegrainery.ca</text:p>
              </table:table-cell>
              <table:table-cell table:style-name="Table19.C3" office:value-type="currency" office:currency="CAD" office:value="2.75">
                <text:p text:style-name="P14">$2.75</text:p>
              </table:table-cell>
            </table:table-row>
          </table:table>
          <text:p text:style-name="P1"/>
        </draw:text-box>
      </draw:frame>
      <draw:frame draw:style-name="fr1" draw:name="Frame20" text:anchor-type="page" text:anchor-page-number="39" svg:x="0.799cm" svg:y="4.542cm" svg:width="8.52cm" draw:z-index="19">
        <draw:text-box fo:min-height="3.692cm">
          <table:table table:name="Table20" table:style-name="Table20">
            <table:table-column table:style-name="Table20.A"/>
            <table:table-column table:style-name="Table20.B"/>
            <table:table-column table:style-name="Table20.C"/>
            <table:table-row table:style-name="Table20.1">
              <table:table-cell table:style-name="Table2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0.2">
              <table:table-cell table:style-name="Table20.A2" table:number-columns-spanned="3" office:value-type="string">
                <text:p text:style-name="P6">Speerville Maritimes Organic </text:p>
                <text:p text:style-name="P15">Barley Flour </text:p>
                <text:p text:style-name="P9">Rich in potassium and contains small amounts of gluten. Use equal amounts to replace white or w. w. Flour. <text:s/>Great for oatcakes, muffins and breads!</text:p>
              </table:table-cell>
              <table:covered-table-cell/>
              <table:covered-table-cell/>
            </table:table-row>
            <table:table-row table:style-name="Table20.3">
              <table:table-cell table:style-name="Table20.A1" office:value-type="string">
                <text:p text:style-name="P3">1000g</text:p>
              </table:table-cell>
              <table:table-cell table:style-name="Table20.A1" office:value-type="string">
                <text:p text:style-name="P24"/>
                <text:p text:style-name="P25">http://thegrainery.ca</text:p>
              </table:table-cell>
              <table:table-cell table:style-name="Table20.C3" office:value-type="string">
                <text:p text:style-name="P14">$4.75 </text:p>
              </table:table-cell>
            </table:table-row>
          </table:table>
          <text:p text:style-name="P1"/>
        </draw:text-box>
      </draw:frame>
      <draw:frame draw:style-name="fr1" draw:name="Frame21" text:anchor-type="page" text:anchor-page-number="41" svg:x="0.799cm" svg:y="4.542cm" svg:width="8.52cm" draw:z-index="20">
        <draw:text-box fo:min-height="3.692cm">
          <table:table table:name="Table21" table:style-name="Table21">
            <table:table-column table:style-name="Table21.A"/>
            <table:table-column table:style-name="Table21.B"/>
            <table:table-column table:style-name="Table21.C"/>
            <table:table-row table:style-name="Table21.1">
              <table:table-cell table:style-name="Table2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1.2">
              <table:table-cell table:style-name="Table21.A2" table:number-columns-spanned="3" office:value-type="string">
                <text:p text:style-name="P6">Speerville Imported Organic </text:p>
                <text:p text:style-name="P15">Brown Rice Flour </text:p>
                <text:p text:style-name="P9">Gluten free. <text:s/>Great as a thickener in sauces, has a smooth creamy texture. <text:s text:c="2"/></text:p>
              </table:table-cell>
              <table:covered-table-cell/>
              <table:covered-table-cell/>
            </table:table-row>
            <table:table-row table:style-name="Table21.3">
              <table:table-cell table:style-name="Table21.A1" office:value-type="string">
                <text:p text:style-name="P3">1000g</text:p>
              </table:table-cell>
              <table:table-cell table:style-name="Table21.A1" office:value-type="string">
                <text:p text:style-name="P24"/>
                <text:p text:style-name="P25">http://thegrainery.ca</text:p>
              </table:table-cell>
              <table:table-cell table:style-name="Table21.C3" office:value-type="string">
                <text:p text:style-name="P14">$5.50 </text:p>
              </table:table-cell>
            </table:table-row>
          </table:table>
          <text:p text:style-name="P1"/>
        </draw:text-box>
      </draw:frame>
      <draw:frame draw:style-name="fr1" draw:name="Frame22" text:anchor-type="page" text:anchor-page-number="43" svg:x="0.799cm" svg:y="4.542cm" svg:width="8.52cm" draw:z-index="21">
        <draw:text-box fo:min-height="3.692cm">
          <table:table table:name="Table22" table:style-name="Table22">
            <table:table-column table:style-name="Table22.A"/>
            <table:table-column table:style-name="Table22.B"/>
            <table:table-column table:style-name="Table22.C"/>
            <table:table-row table:style-name="Table22.1">
              <table:table-cell table:style-name="Table2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2.2">
              <table:table-cell table:style-name="Table22.A2" table:number-columns-spanned="3" office:value-type="string">
                <text:p text:style-name="P6">Speerville Imported Organic </text:p>
                <text:p text:style-name="P15">Buckwheat Flour </text:p>
                <text:p text:style-name="P9">Low in Gluten. <text:s/>Made from a Japanese variety of buckwheat. Great for baking and in pancakes!</text:p>
              </table:table-cell>
              <table:covered-table-cell/>
              <table:covered-table-cell/>
            </table:table-row>
            <table:table-row table:style-name="Table22.3">
              <table:table-cell table:style-name="Table22.A1" office:value-type="string">
                <text:p text:style-name="P3">1000g</text:p>
              </table:table-cell>
              <table:table-cell table:style-name="Table22.A1" office:value-type="string">
                <text:p text:style-name="P24"><text:s/></text:p>
                <text:p text:style-name="P25">http://thegrainery.ca</text:p>
              </table:table-cell>
              <table:table-cell table:style-name="Table22.C3" office:value-type="currency" office:currency="USD" office:value="5.5">
                <text:p text:style-name="P14">$5.50</text:p>
              </table:table-cell>
            </table:table-row>
          </table:table>
          <text:p text:style-name="P1"/>
        </draw:text-box>
      </draw:frame>
      <draw:frame draw:style-name="fr1" draw:name="Frame23" text:anchor-type="page" text:anchor-page-number="45" svg:x="0.799cm" svg:y="4.542cm" svg:width="8.52cm" draw:z-index="22">
        <draw:text-box fo:min-height="3.692cm">
          <table:table table:name="Table23" table:style-name="Table23">
            <table:table-column table:style-name="Table23.A"/>
            <table:table-column table:style-name="Table23.B"/>
            <table:table-column table:style-name="Table23.C"/>
            <table:table-row table:style-name="Table23.1">
              <table:table-cell table:style-name="Table2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3.2">
              <table:table-cell table:style-name="Table23.A2" table:number-columns-spanned="3" office:value-type="string">
                <text:p text:style-name="P6">Speerville Maritimes Organic </text:p>
                <text:p text:style-name="P15">Corn Flour </text:p>
                <text:p text:style-name="P9">Gluten free. A very fine flour adds yummy corn taste to pancakes, muffins and other baking.</text:p>
              </table:table-cell>
              <table:covered-table-cell/>
              <table:covered-table-cell/>
            </table:table-row>
            <table:table-row table:style-name="Table23.3">
              <table:table-cell table:style-name="Table23.A1" office:value-type="string">
                <text:p text:style-name="P3">1000g</text:p>
              </table:table-cell>
              <table:table-cell table:style-name="Table23.A1" office:value-type="string">
                <text:p text:style-name="P24"/>
                <text:p text:style-name="P25">http://thegrainery.ca</text:p>
              </table:table-cell>
              <table:table-cell table:style-name="Table23.C3" office:value-type="currency" office:currency="US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24" text:anchor-type="page" text:anchor-page-number="47" svg:x="0.799cm" svg:y="4.542cm" svg:width="8.52cm" draw:z-index="23">
        <draw:text-box fo:min-height="3.692cm">
          <table:table table:name="Table24" table:style-name="Table24">
            <table:table-column table:style-name="Table24.A"/>
            <table:table-column table:style-name="Table24.B"/>
            <table:table-column table:style-name="Table24.C"/>
            <table:table-row table:style-name="Table24.1">
              <table:table-cell table:style-name="Table2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4.2">
              <table:table-cell table:style-name="Table24.A2" table:number-columns-spanned="3" office:value-type="string">
                <text:p text:style-name="P6">Speerville Imported Organic </text:p>
                <text:p text:style-name="P15">Kamut Flour </text:p>
                <text:p text:style-name="P9">Known as the “Sweet Wheat”, Kamut is an older Egyptian variety of Durum Wheat that many wheat intolerant people can enjoy. <text:s/>Use in any recipe instead of regular cake or pastry flour.</text:p>
              </table:table-cell>
              <table:covered-table-cell/>
              <table:covered-table-cell/>
            </table:table-row>
            <table:table-row table:style-name="Table24.3">
              <table:table-cell table:style-name="Table24.A1" office:value-type="string">
                <text:p text:style-name="P3">1000g</text:p>
              </table:table-cell>
              <table:table-cell table:style-name="Table24.A1" office:value-type="string">
                <text:p text:style-name="P24"/>
                <text:p text:style-name="P25">http://thegrainery.ca</text:p>
              </table:table-cell>
              <table:table-cell table:style-name="Table24.C3" office:value-type="string">
                <text:p text:style-name="P14">$5.00 </text:p>
              </table:table-cell>
            </table:table-row>
          </table:table>
          <text:p text:style-name="P1"/>
        </draw:text-box>
      </draw:frame>
      <draw:frame draw:style-name="fr1" draw:name="Frame25" text:anchor-type="page" text:anchor-page-number="49" svg:x="0.799cm" svg:y="4.542cm" svg:width="8.52cm" draw:z-index="24">
        <draw:text-box fo:min-height="3.692cm">
          <table:table table:name="Table25" table:style-name="Table25">
            <table:table-column table:style-name="Table25.A"/>
            <table:table-column table:style-name="Table25.B"/>
            <table:table-column table:style-name="Table25.C"/>
            <table:table-row table:style-name="Table25.1">
              <table:table-cell table:style-name="Table2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5.2">
              <table:table-cell table:style-name="Table25.A2" table:number-columns-spanned="3" office:value-type="string">
                <text:p text:style-name="P6">Speerville Maritimes Organic </text:p>
                <text:p text:style-name="P15">Rye Flour </text:p>
                <text:p text:style-name="P9">Lower in gluten than wheat.When used alone, creates a very dense, moist, flavourful product.</text:p>
              </table:table-cell>
              <table:covered-table-cell/>
              <table:covered-table-cell/>
            </table:table-row>
            <table:table-row table:style-name="Table25.3">
              <table:table-cell table:style-name="Table25.A1" office:value-type="string">
                <text:p text:style-name="P3">1000g</text:p>
              </table:table-cell>
              <table:table-cell table:style-name="Table25.A1" office:value-type="string">
                <text:p text:style-name="P24"><text:s/></text:p>
                <text:p text:style-name="P25">http://thegrainery.ca</text:p>
              </table:table-cell>
              <table:table-cell table:style-name="Table25.C3" office:value-type="currency" office:currency="US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26" text:anchor-type="page" text:anchor-page-number="51" svg:x="0.799cm" svg:y="4.542cm" svg:width="8.52cm" draw:z-index="25">
        <draw:text-box fo:min-height="3.692cm">
          <table:table table:name="Table26" table:style-name="Table26">
            <table:table-column table:style-name="Table26.A"/>
            <table:table-column table:style-name="Table26.B"/>
            <table:table-column table:style-name="Table26.C"/>
            <table:table-row table:style-name="Table26.1">
              <table:table-cell table:style-name="Table2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6.2">
              <table:table-cell table:style-name="Table26.A2" table:number-columns-spanned="3" office:value-type="string">
                <text:p text:style-name="P6"><text:s text:c="3"/></text:p>
                <text:p text:style-name="P15">Light Rye Flour </text:p>
                <text:p text:style-name="P9">[no label]</text:p>
              </table:table-cell>
              <table:covered-table-cell/>
              <table:covered-table-cell/>
            </table:table-row>
            <table:table-row table:style-name="Table26.3">
              <table:table-cell table:style-name="Table26.A1" office:value-type="string">
                <text:p text:style-name="P3">1000g</text:p>
              </table:table-cell>
              <table:table-cell table:style-name="Table26.A1" office:value-type="string">
                <text:p text:style-name="P24">(members $0.00) </text:p>
                <text:p text:style-name="P25">http://thegrainery.ca</text:p>
              </table:table-cell>
              <table:table-cell table:style-name="Table26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27" text:anchor-type="page" text:anchor-page-number="53" svg:x="0.799cm" svg:y="4.542cm" svg:width="8.52cm" draw:z-index="26">
        <draw:text-box fo:min-height="3.692cm">
          <table:table table:name="Table27" table:style-name="Table27">
            <table:table-column table:style-name="Table27.A"/>
            <table:table-column table:style-name="Table27.B"/>
            <table:table-column table:style-name="Table27.C"/>
            <table:table-row table:style-name="Table27.1">
              <table:table-cell table:style-name="Table2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7.2">
              <table:table-cell table:style-name="Table27.A2" table:number-columns-spanned="3" office:value-type="string">
                <text:p text:style-name="P6">Speerville Imported Organic </text:p>
                <text:p text:style-name="P15">Soy Flour </text:p>
                <text:p text:style-name="P9">For bread baking, replace up to ½ cup reg flour with soy to boost the protein content.</text:p>
              </table:table-cell>
              <table:covered-table-cell/>
              <table:covered-table-cell/>
            </table:table-row>
            <table:table-row table:style-name="Table27.3">
              <table:table-cell table:style-name="Table27.A1" office:value-type="string">
                <text:p text:style-name="P3">1000g</text:p>
              </table:table-cell>
              <table:table-cell table:style-name="Table27.A1" office:value-type="string">
                <text:p text:style-name="P24"><text:s/></text:p>
                <text:p text:style-name="P34">http://thegrainery.ca</text:p>
              </table:table-cell>
              <table:table-cell table:style-name="Table27.C3" office:value-type="string">
                <text:p text:style-name="P14">$7.75 </text:p>
              </table:table-cell>
            </table:table-row>
          </table:table>
          <text:p text:style-name="P1"/>
        </draw:text-box>
      </draw:frame>
      <draw:frame draw:style-name="fr1" draw:name="Frame28" text:anchor-type="page" text:anchor-page-number="55" svg:x="0.799cm" svg:y="4.542cm" svg:width="8.52cm" draw:z-index="27">
        <draw:text-box fo:min-height="3.692cm">
          <table:table table:name="Table28" table:style-name="Table28">
            <table:table-column table:style-name="Table28.A"/>
            <table:table-column table:style-name="Table28.B"/>
            <table:table-column table:style-name="Table28.C"/>
            <table:table-row table:style-name="Table28.1">
              <table:table-cell table:style-name="Table2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8.2">
              <table:table-cell table:style-name="Table28.A2" table:number-columns-spanned="3" office:value-type="string">
                <text:p text:style-name="P6">Speerville Maritimes Organic </text:p>
                <text:p text:style-name="P15">Light Spelt Flour </text:p>
                <text:p text:style-name="P9">Wonderful light flour for any baking with good gluten content. <text:s/>This is a more sifted version of our Whole Spelt Flour, so does not contain all the bran and germ.</text:p>
              </table:table-cell>
              <table:covered-table-cell/>
              <table:covered-table-cell/>
            </table:table-row>
            <table:table-row table:style-name="Table28.3">
              <table:table-cell table:style-name="Table28.A1" office:value-type="string">
                <text:p text:style-name="P3">1000g</text:p>
              </table:table-cell>
              <table:table-cell table:style-name="Table28.A1" office:value-type="string">
                <text:p text:style-name="P24"><text:s/></text:p>
                <text:p text:style-name="P25">http://thegrainery.ca</text:p>
              </table:table-cell>
              <table:table-cell table:style-name="Table28.C3" office:value-type="string">
                <text:p text:style-name="P14">$5.75 </text:p>
              </table:table-cell>
            </table:table-row>
          </table:table>
          <text:p text:style-name="P1"/>
        </draw:text-box>
      </draw:frame>
      <draw:frame draw:style-name="fr1" draw:name="Frame29" text:anchor-type="page" text:anchor-page-number="57" svg:x="0.799cm" svg:y="4.542cm" svg:width="8.52cm" draw:z-index="28">
        <draw:text-box fo:min-height="3.692cm">
          <table:table table:name="Table29" table:style-name="Table29">
            <table:table-column table:style-name="Table29.A"/>
            <table:table-column table:style-name="Table29.B"/>
            <table:table-column table:style-name="Table29.C"/>
            <table:table-row table:style-name="Table29.1">
              <table:table-cell table:style-name="Table2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9.2">
              <table:table-cell table:style-name="Table29.A2" table:number-columns-spanned="3" office:value-type="string">
                <text:p text:style-name="P6">Speerville Maritimes Organic </text:p>
                <text:p text:style-name="P15">Whole Spelt Flour </text:p>
                <text:p text:style-name="P9">Use in any recipe instead of whole wheat flour. <text:s/>For yeast breads make sure not to knead too much extra flour to keep a nice moist, nutty flavoured end product. <text:s/></text:p>
              </table:table-cell>
              <table:covered-table-cell/>
              <table:covered-table-cell/>
            </table:table-row>
            <table:table-row table:style-name="Table29.3">
              <table:table-cell table:style-name="Table29.A1" office:value-type="string">
                <text:p text:style-name="P3">1000g</text:p>
              </table:table-cell>
              <table:table-cell table:style-name="Table29.A1" office:value-type="string">
                <text:p text:style-name="P24"/>
                <text:p text:style-name="P25">http://thegrainery.ca</text:p>
              </table:table-cell>
              <table:table-cell table:style-name="Table29.C3" office:value-type="currency" office:currency="US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30" text:anchor-type="page" text:anchor-page-number="59" svg:x="0.799cm" svg:y="4.542cm" svg:width="8.52cm" draw:z-index="29">
        <draw:text-box fo:min-height="3.692cm">
          <table:table table:name="Table30" table:style-name="Table30">
            <table:table-column table:style-name="Table30.A"/>
            <table:table-column table:style-name="Table30.B"/>
            <table:table-column table:style-name="Table30.C"/>
            <table:table-row table:style-name="Table30.1">
              <table:table-cell table:style-name="Table3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0.2">
              <table:table-cell table:style-name="Table30.A2" table:number-columns-spanned="3" office:value-type="string">
                <text:p text:style-name="P6">Speerville <text:s/>Organic </text:p>
                <text:p text:style-name="P15">Unbleached White Flour </text:p>
                <text:p text:style-name="P9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0.3">
              <table:table-cell table:style-name="Table30.A1" office:value-type="string">
                <text:p text:style-name="P3">1000g</text:p>
              </table:table-cell>
              <table:table-cell table:style-name="Table30.A1" office:value-type="string">
                <text:p text:style-name="P24"/>
                <text:p text:style-name="P25">http://thegrainery.ca</text:p>
              </table:table-cell>
              <table:table-cell table:style-name="Table30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31" text:anchor-type="page" text:anchor-page-number="61" svg:x="0.799cm" svg:y="4.542cm" svg:width="8.52cm" draw:z-index="30">
        <draw:text-box fo:min-height="3.692cm">
          <table:table table:name="Table31" table:style-name="Table31">
            <table:table-column table:style-name="Table31.A"/>
            <table:table-column table:style-name="Table31.B"/>
            <table:table-column table:style-name="Table31.C"/>
            <table:table-row table:style-name="Table31.1">
              <table:table-cell table:style-name="Table3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1.2">
              <table:table-cell table:style-name="Table31.A2" table:number-columns-spanned="3" office:value-type="string">
                <text:p text:style-name="P6">Speerville <text:s/>Organic </text:p>
                <text:p text:style-name="P15">Unbleached White Flour </text:p>
                <text:p text:style-name="P9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1.3">
              <table:table-cell table:style-name="Table31.A1" office:value-type="string">
                <text:p text:style-name="P3">2000g</text:p>
              </table:table-cell>
              <table:table-cell table:style-name="Table31.A1" office:value-type="string">
                <text:p text:style-name="P24"/>
                <text:p text:style-name="P25">http://thegrainery.ca</text:p>
              </table:table-cell>
              <table:table-cell table:style-name="Table31.C3" office:value-type="string">
                <text:p text:style-name="P14">$6.50</text:p>
              </table:table-cell>
            </table:table-row>
          </table:table>
          <text:p text:style-name="P1"/>
        </draw:text-box>
      </draw:frame>
      <draw:frame draw:style-name="fr1" draw:name="Frame32" text:anchor-type="page" text:anchor-page-number="63" svg:x="0.799cm" svg:y="4.542cm" svg:width="8.52cm" draw:z-index="31">
        <draw:text-box fo:min-height="3.692cm">
          <table:table table:name="Table32" table:style-name="Table32">
            <table:table-column table:style-name="Table32.A"/>
            <table:table-column table:style-name="Table32.B"/>
            <table:table-column table:style-name="Table32.C"/>
            <table:table-row table:style-name="Table32.1">
              <table:table-cell table:style-name="Table3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2.2">
              <table:table-cell table:style-name="Table32.A2" table:number-columns-spanned="3" office:value-type="string">
                <text:p text:style-name="P6">Speerville <text:s text:c="2"/></text:p>
                <text:p text:style-name="P15">Whole White </text:p>
                <text:p text:style-name="P9">[no label]</text:p>
              </table:table-cell>
              <table:covered-table-cell/>
              <table:covered-table-cell/>
            </table:table-row>
            <table:table-row table:style-name="Table32.3">
              <table:table-cell table:style-name="Table32.A1" office:value-type="string">
                <text:p text:style-name="P3">g</text:p>
              </table:table-cell>
              <table:table-cell table:style-name="Table32.A1" office:value-type="string">
                <text:p text:style-name="P24"><text:s/><text:span text:style-name="T3">hegrainery.wikispaces.com</text:span></text:p>
              </table:table-cell>
              <table:table-cell table:style-name="Table32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33" text:anchor-type="page" text:anchor-page-number="65" svg:x="0.799cm" svg:y="4.542cm" svg:width="8.52cm" draw:z-index="32">
        <draw:text-box fo:min-height="3.692cm">
          <table:table table:name="Table33" table:style-name="Table33">
            <table:table-column table:style-name="Table33.A"/>
            <table:table-column table:style-name="Table33.B"/>
            <table:table-column table:style-name="Table33.C"/>
            <table:table-row table:style-name="Table33.1">
              <table:table-cell table:style-name="Table3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3.2">
              <table:table-cell table:style-name="Table33.A2" table:number-columns-spanned="3" office:value-type="string">
                <text:p text:style-name="P6">Speerville Maritimes Organic Stone Ground</text:p>
                <text:p text:style-name="P15">Whole Wheat Flour </text:p>
                <text:p text:style-name="P9">Made from locally grown, Hard 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3.3">
              <table:table-cell table:style-name="Table33.A1" office:value-type="string">
                <text:p text:style-name="P3">1000g</text:p>
              </table:table-cell>
              <table:table-cell table:style-name="Table33.A1" office:value-type="string">
                <text:p text:style-name="P24"><text:s/></text:p>
                <text:p text:style-name="P25">http://thegrainery.ca</text:p>
              </table:table-cell>
              <table:table-cell table:style-name="Table33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34" text:anchor-type="page" text:anchor-page-number="67" svg:x="0.799cm" svg:y="4.542cm" svg:width="8.52cm" draw:z-index="33">
        <draw:text-box fo:min-height="3.692cm">
          <table:table table:name="Table34" table:style-name="Table34">
            <table:table-column table:style-name="Table34.A"/>
            <table:table-column table:style-name="Table34.B"/>
            <table:table-column table:style-name="Table34.C"/>
            <table:table-row table:style-name="Table34.1">
              <table:table-cell table:style-name="Table3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4.2">
              <table:table-cell table:style-name="Table34.A2" table:number-columns-spanned="3" office:value-type="string">
                <text:p text:style-name="P6">Speerville Maritimes Organic Stone Ground</text:p>
                <text:p text:style-name="P15">Whole Wheat Flour</text:p>
                <text:p text:style-name="P9">Made from locally grown, </text:p>
                <text:p text:style-name="P9"><text:s/>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4.3">
              <table:table-cell table:style-name="Table34.A1" office:value-type="string">
                <text:p text:style-name="P3">2000g</text:p>
              </table:table-cell>
              <table:table-cell table:style-name="Table34.A1" office:value-type="string">
                <text:p text:style-name="P24"><text:s/></text:p>
                <text:p text:style-name="P25">thegrainery.wikispaces.co</text:p>
              </table:table-cell>
              <table:table-cell table:style-name="Table34.C3" office:value-type="currency" office:currency="USD" office:value="6">
                <text:p text:style-name="P14">$6.00</text:p>
              </table:table-cell>
            </table:table-row>
          </table:table>
          <text:p text:style-name="P1"/>
        </draw:text-box>
      </draw:frame>
      <draw:frame draw:style-name="fr1" draw:name="Frame35" text:anchor-type="page" text:anchor-page-number="69" svg:x="0.799cm" svg:y="4.542cm" svg:width="8.52cm" draw:z-index="34">
        <draw:text-box fo:min-height="3.692cm">
          <table:table table:name="Table35" table:style-name="Table35">
            <table:table-column table:style-name="Table35.A"/>
            <table:table-column table:style-name="Table35.B"/>
            <table:table-column table:style-name="Table35.C"/>
            <table:table-row table:style-name="Table35.1">
              <table:table-cell table:style-name="Table3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5.2">
              <table:table-cell table:style-name="Table35.A2" table:number-columns-spanned="3" office:value-type="string">
                <text:p text:style-name="P6">Speerville Maritimes Organic Whole Wheat</text:p>
                <text:p text:style-name="P15">Pastry Flour </text:p>
                <text:p text:style-name="P9">PASTRY FLOUR is made from soft wheat berries. 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5.3">
              <table:table-cell table:style-name="Table35.A1" office:value-type="string">
                <text:p text:style-name="P3">1000g</text:p>
              </table:table-cell>
              <table:table-cell table:style-name="Table35.A1" office:value-type="string">
                <text:p text:style-name="P24"/>
                <text:p text:style-name="P25">http://thegrainery.ca</text:p>
              </table:table-cell>
              <table:table-cell table:style-name="Table35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36" text:anchor-type="page" text:anchor-page-number="71" svg:x="0.799cm" svg:y="4.542cm" svg:width="8.52cm" draw:z-index="35">
        <draw:text-box fo:min-height="3.692cm">
          <table:table table:name="Table36" table:style-name="Table36">
            <table:table-column table:style-name="Table36.A"/>
            <table:table-column table:style-name="Table36.B"/>
            <table:table-column table:style-name="Table36.C"/>
            <table:table-row table:style-name="Table36.1">
              <table:table-cell table:style-name="Table3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6.2">
              <table:table-cell table:style-name="Table36.A2" table:number-columns-spanned="3" office:value-type="string">
                <text:p text:style-name="P6">Speerville Maritimes Organic Whole Wheat</text:p>
                <text:p text:style-name="P15">Pastry Flour </text:p>
                <text:p text:style-name="P9">PASTRY FLOUR is made from soft wheat berries. <text:s/>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6.3">
              <table:table-cell table:style-name="Table36.A1" office:value-type="string">
                <text:p text:style-name="P3">2000g</text:p>
              </table:table-cell>
              <table:table-cell table:style-name="Table36.A1" office:value-type="string">
                <text:p text:style-name="P24"/>
                <text:p text:style-name="P25">http://thegrainery.ca</text:p>
              </table:table-cell>
              <table:table-cell table:style-name="Table36.C3" office:value-type="currency" office:currency="CAD" office:value="7.75">
                <text:p text:style-name="P14">$7.75</text:p>
              </table:table-cell>
            </table:table-row>
          </table:table>
          <text:p text:style-name="P1"/>
        </draw:text-box>
      </draw:frame>
      <draw:frame draw:style-name="fr1" draw:name="Frame37" text:anchor-type="page" text:anchor-page-number="73" svg:x="0.799cm" svg:y="4.542cm" svg:width="8.52cm" draw:z-index="36">
        <draw:text-box fo:min-height="3.692cm">
          <table:table table:name="Table37" table:style-name="Table37">
            <table:table-column table:style-name="Table37.A"/>
            <table:table-column table:style-name="Table37.B"/>
            <table:table-column table:style-name="Table37.C"/>
            <table:table-row table:style-name="Table37.1">
              <table:table-cell table:style-name="Table3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7.2">
              <table:table-cell table:style-name="Table37.A2" table:number-columns-spanned="3" office:value-type="string">
                <text:p text:style-name="P6">Speerville Maritimes Organic <text:s/>Heritage </text:p>
                <text:p text:style-name="P15">Red Fife Wheat Flour </text:p>
                <text:p text:style-name="P9">Locally Grown! This is the parent variety of all modern wheat varieties grown in Canada today and was nearly extinct. <text:s/>Many who are wheat intolerant can enjoy this variety. <text:s/></text:p>
              </table:table-cell>
              <table:covered-table-cell/>
              <table:covered-table-cell/>
            </table:table-row>
            <table:table-row table:style-name="Table37.3">
              <table:table-cell table:style-name="Table37.A1" office:value-type="string">
                <text:p text:style-name="P3">2.27kg</text:p>
              </table:table-cell>
              <table:table-cell table:style-name="Table37.A1" office:value-type="string">
                <text:p text:style-name="P24"><text:s/></text:p>
                <text:p text:style-name="P25">http://thegrainery.ca</text:p>
              </table:table-cell>
              <table:table-cell table:style-name="Table37.C3" office:value-type="currency" office:currency="USD" office:value="7.25">
                <text:p text:style-name="P14">$7.25</text:p>
              </table:table-cell>
            </table:table-row>
          </table:table>
          <text:p text:style-name="P1"/>
        </draw:text-box>
      </draw:frame>
      <draw:frame draw:style-name="fr1" draw:name="Frame38" text:anchor-type="page" text:anchor-page-number="75" svg:x="0.799cm" svg:y="4.542cm" svg:width="8.52cm" draw:z-index="37">
        <draw:text-box fo:min-height="3.692cm">
          <table:table table:name="Table38" table:style-name="Table38">
            <table:table-column table:style-name="Table38.A"/>
            <table:table-column table:style-name="Table38.B"/>
            <table:table-column table:style-name="Table38.C"/>
            <table:table-row table:style-name="Table38.1">
              <table:table-cell table:style-name="Table3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8.2">
              <table:table-cell table:style-name="Table38.A2" table:number-columns-spanned="3" office:value-type="string">
                <text:p text:style-name="P6"><text:s/>Heppy's Free Range <text:s/></text:p>
                <text:p text:style-name="P15">Chicken Pot Pie </text:p>
                <text:p text:style-name="P9">ing's: Free range chicken, carrots, peas, potatoes, gravy, sugar, eggs, flour, shortening, modified milk ingredients, salt, pepper.</text:p>
                <text:p text:style-name="P9">Place on cookie sheet. Bake @ 400'F for 35-45 minutes or until golden brown. <text:s text:c="3"/>No MSG</text:p>
              </table:table-cell>
              <table:covered-table-cell/>
              <table:covered-table-cell/>
            </table:table-row>
            <table:table-row table:style-name="Table38.3">
              <table:table-cell table:style-name="Table38.A1" office:value-type="string">
                <text:p text:style-name="P3"/>
              </table:table-cell>
              <table:table-cell table:style-name="Table38.A1" office:value-type="string">
                <text:p text:style-name="P32">http://thegrainery.ca</text:p>
              </table:table-cell>
              <table:table-cell table:style-name="Table38.C3" office:value-type="string">
                <text:p text:style-name="P14">$4.50 </text:p>
              </table:table-cell>
            </table:table-row>
          </table:table>
          <text:p text:style-name="P1"/>
        </draw:text-box>
      </draw:frame>
      <draw:frame draw:style-name="fr1" draw:name="Frame39" text:anchor-type="page" text:anchor-page-number="77" svg:x="0.799cm" svg:y="4.542cm" svg:width="8.52cm" draw:z-index="38">
        <draw:text-box fo:min-height="3.692cm">
          <table:table table:name="Table39" table:style-name="Table39">
            <table:table-column table:style-name="Table39.A"/>
            <table:table-column table:style-name="Table39.B"/>
            <table:table-column table:style-name="Table39.C"/>
            <table:table-row table:style-name="Table39.1">
              <table:table-cell table:style-name="Table3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9.2">
              <table:table-cell table:style-name="Table39.A2" table:number-columns-spanned="3" office:value-type="string">
                <text:p text:style-name="P6">Heppy's Free Range</text:p>
                <text:p text:style-name="P6"><text:s/><text:span text:style-name="T1">Turkey Pot Pie</text:span></text:p>
                <text:p text:style-name="P9">Ing's: Free range turkey, gravy, potatoes, summer savory, bread crumbs, onions, sugar, eggs, flour, shortening, salt, pepper. </text:p>
                <text:p text:style-name="P6"><text:s/>Place on cookie sheet. Bake @ 400”F for 20-30 minutes or until golden brown. <text:s text:c="3"/>No MSG</text:p>
              </table:table-cell>
              <table:covered-table-cell/>
              <table:covered-table-cell/>
            </table:table-row>
            <table:table-row table:style-name="Table39.3">
              <table:table-cell table:style-name="Table39.A1" office:value-type="string">
                <text:p text:style-name="P3"/>
              </table:table-cell>
              <table:table-cell table:style-name="Table39.A1" office:value-type="string">
                <text:p text:style-name="P24"><text:s/></text:p>
                <text:p text:style-name="P33">http://thegrainery.ca</text:p>
              </table:table-cell>
              <table:table-cell table:style-name="Table39.C3" office:value-type="string">
                <text:p text:style-name="P14">$4.50 </text:p>
              </table:table-cell>
            </table:table-row>
          </table:table>
          <text:p text:style-name="P1"/>
        </draw:text-box>
      </draw:frame>
      <draw:frame draw:style-name="fr1" draw:name="Frame40" text:anchor-type="page" text:anchor-page-number="79" svg:x="0.799cm" svg:y="4.542cm" svg:width="8.52cm" draw:z-index="39">
        <draw:text-box fo:min-height="3.692cm">
          <table:table table:name="Table40" table:style-name="Table40">
            <table:table-column table:style-name="Table40.A"/>
            <table:table-column table:style-name="Table40.B"/>
            <table:table-column table:style-name="Table40.C"/>
            <table:table-row table:style-name="Table40.1">
              <table:table-cell table:style-name="Table4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0.2">
              <table:table-cell table:style-name="Table40.A2" table:number-columns-spanned="3" office:value-type="string">
                <text:p text:style-name="P6">Speerville Maritimes Organic </text:p>
                <text:p text:style-name="P15">Hulled Barley </text:p>
                <text:p text:style-name="P9">Minimally processed. <text:s/>Delicious in soups instead of pot or pearl barley.</text:p>
              </table:table-cell>
              <table:covered-table-cell/>
              <table:covered-table-cell/>
            </table:table-row>
            <table:table-row table:style-name="Table40.3">
              <table:table-cell table:style-name="Table40.A1" office:value-type="string">
                <text:p text:style-name="P3">500g</text:p>
              </table:table-cell>
              <table:table-cell table:style-name="Table40.A1" office:value-type="string">
                <text:p text:style-name="P24"/>
                <text:p text:style-name="P25">http://thegrainery.ca</text:p>
              </table:table-cell>
              <table:table-cell table:style-name="Table40.C3" office:value-type="currency" office:currency="USD" office:value="2.25">
                <text:p text:style-name="P14">$2.25</text:p>
              </table:table-cell>
            </table:table-row>
          </table:table>
          <text:p text:style-name="P1"/>
        </draw:text-box>
      </draw:frame>
      <draw:frame draw:style-name="fr1" draw:name="Frame41" text:anchor-type="page" text:anchor-page-number="81" svg:x="0.799cm" svg:y="4.542cm" svg:width="8.52cm" draw:z-index="40">
        <draw:text-box fo:min-height="3.692cm">
          <table:table table:name="Table41" table:style-name="Table41">
            <table:table-column table:style-name="Table41.A"/>
            <table:table-column table:style-name="Table41.B"/>
            <table:table-column table:style-name="Table41.C"/>
            <table:table-row table:style-name="Table41.1">
              <table:table-cell table:style-name="Table4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1.2">
              <table:table-cell table:style-name="Table41.A2" table:number-columns-spanned="3" office:value-type="string">
                <text:p text:style-name="P6">Speerville Imported Organic </text:p>
                <text:p text:style-name="P15">Buckwheat Groats </text:p>
                <text:p text:style-name="P9"><text:s/>Low in gluten. Cook and use as a base for any casserole, stew or salad. <text:s/>Can also be sprouted!</text:p>
              </table:table-cell>
              <table:covered-table-cell/>
              <table:covered-table-cell/>
            </table:table-row>
            <table:table-row table:style-name="Table41.3">
              <table:table-cell table:style-name="Table41.A1" office:value-type="string">
                <text:p text:style-name="P3">454g</text:p>
              </table:table-cell>
              <table:table-cell table:style-name="Table41.A1" office:value-type="string">
                <text:p text:style-name="P24"/>
                <text:p text:style-name="P25">http://thegrainery.ca</text:p>
              </table:table-cell>
              <table:table-cell table:style-name="Table41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42" text:anchor-type="page" text:anchor-page-number="83" svg:x="0.799cm" svg:y="4.542cm" svg:width="8.52cm" draw:z-index="41">
        <draw:text-box fo:min-height="3.692cm">
          <table:table table:name="Table42" table:style-name="Table42">
            <table:table-column table:style-name="Table42.A"/>
            <table:table-column table:style-name="Table42.B"/>
            <table:table-column table:style-name="Table42.C"/>
            <table:table-row table:style-name="Table42.1">
              <table:table-cell table:style-name="Table4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2.2">
              <table:table-cell table:style-name="Table42.A2" table:number-columns-spanned="3" office:value-type="string">
                <text:p text:style-name="P6">Speerville Maritimes Organic </text:p>
                <text:p text:style-name="P15">Bulgur</text:p>
                <text:p text:style-name="P9">Parboiled, dried and cracked wheat is very quick cooking. Can be used as a cereal, side dish or in Tabouli. Roast before cooking for a more nutty flavour. </text:p>
              </table:table-cell>
              <table:covered-table-cell/>
              <table:covered-table-cell/>
            </table:table-row>
            <table:table-row table:style-name="Table42.3">
              <table:table-cell table:style-name="Table42.A1" office:value-type="string">
                <text:p text:style-name="P3">454g</text:p>
              </table:table-cell>
              <table:table-cell table:style-name="Table42.A1" office:value-type="string">
                <text:p text:style-name="P24"/>
                <text:p text:style-name="P25">http://thegrainery.ca</text:p>
              </table:table-cell>
              <table:table-cell table:style-name="Table42.C3" office:value-type="currency" office:currency="US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43" text:anchor-type="page" text:anchor-page-number="85" svg:x="0.799cm" svg:y="4.542cm" svg:width="8.52cm" draw:z-index="42">
        <draw:text-box fo:min-height="3.692cm">
          <table:table table:name="Table43" table:style-name="Table43">
            <table:table-column table:style-name="Table43.A"/>
            <table:table-column table:style-name="Table43.B"/>
            <table:table-column table:style-name="Table43.C"/>
            <table:table-row table:style-name="Table43.1">
              <table:table-cell table:style-name="Table4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3.2">
              <table:table-cell table:style-name="Table43.A2" table:number-columns-spanned="3" office:value-type="string">
                <text:p text:style-name="P6">Speerville Maritimes Organic </text:p>
                <text:p text:style-name="P15">12-Grain Cereal </text:p>
                <text:p text:style-name="P9">Contains hard wheat, rye, barley, soft wheat, oats, rice, millet, buckwheat, corn, sunflower seeds, sesame seeds and flax. <text:s/>Recipe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3.3">
              <table:table-cell table:style-name="Table43.A1" office:value-type="string">
                <text:p text:style-name="P3">750g</text:p>
              </table:table-cell>
              <table:table-cell table:style-name="Table43.A1" office:value-type="string">
                <text:p text:style-name="P24"/>
                <text:p text:style-name="P25">http://thegrainery.ca</text:p>
              </table:table-cell>
              <table:table-cell table:style-name="Table43.C3" office:value-type="string">
                <text:p text:style-name="P14">$4.75 </text:p>
              </table:table-cell>
            </table:table-row>
          </table:table>
          <text:p text:style-name="P1"/>
        </draw:text-box>
      </draw:frame>
      <draw:frame draw:style-name="fr1" draw:name="Frame44" text:anchor-type="page" text:anchor-page-number="87" svg:x="0.799cm" svg:y="4.542cm" svg:width="8.52cm" draw:z-index="43">
        <draw:text-box fo:min-height="3.692cm">
          <table:table table:name="Table44" table:style-name="Table44">
            <table:table-column table:style-name="Table44.A"/>
            <table:table-column table:style-name="Table44.B"/>
            <table:table-column table:style-name="Table44.C"/>
            <table:table-row table:style-name="Table44.1">
              <table:table-cell table:style-name="Table4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4.2">
              <table:table-cell table:style-name="Table44.A2" table:number-columns-spanned="3" office:value-type="string">
                <text:p text:style-name="P6">Speerville Imported Organic </text:p>
                <text:p text:style-name="P15">Amaranth</text:p>
                <text:p text:style-name="P9">Try it popped!! <text:s/>Heat dry skillet until very, very hot. <text:s/>Add 1 tbsp amaranth, quickly cover, remove from heat and shake until grains are popped. <text:s/>Add to salads &amp; stirfries! </text:p>
              </table:table-cell>
              <table:covered-table-cell/>
              <table:covered-table-cell/>
            </table:table-row>
            <table:table-row table:style-name="Table44.3">
              <table:table-cell table:style-name="Table44.A1" office:value-type="string">
                <text:p text:style-name="P3">454g</text:p>
              </table:table-cell>
              <table:table-cell table:style-name="Table44.A1" office:value-type="string">
                <text:p text:style-name="P24"/>
                <text:p text:style-name="P25">http://thegrainery.ca</text:p>
              </table:table-cell>
              <table:table-cell table:style-name="Table44.C3" office:value-type="currency" office:currency="CA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45" text:anchor-type="page" text:anchor-page-number="89" svg:x="0.799cm" svg:y="4.542cm" svg:width="8.52cm" draw:z-index="44">
        <draw:text-box fo:min-height="3.692cm">
          <table:table table:name="Table45" table:style-name="Table45">
            <table:table-column table:style-name="Table45.A"/>
            <table:table-column table:style-name="Table45.B"/>
            <table:table-column table:style-name="Table45.C"/>
            <table:table-row table:style-name="Table45.1">
              <table:table-cell table:style-name="Table4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5.2">
              <table:table-cell table:style-name="Table45.A2" table:number-columns-spanned="3" office:value-type="string">
                <text:p text:style-name="P6">Speerville Maritimes Organic </text:p>
                <text:p text:style-name="P15">7-Grain Cereal </text:p>
                <text:p text:style-name="P9">A coarse mixture of cracked wheat, cracked rye, corn meal, barley meal, millet meal, buckwheat flour and whole flax seed. <text:s/>Hot Cereal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5.3">
              <table:table-cell table:style-name="Table45.A1" office:value-type="string">
                <text:p text:style-name="P3">750g</text:p>
              </table:table-cell>
              <table:table-cell table:style-name="Table45.A1" office:value-type="string">
                <text:p text:style-name="P24"/>
                <text:p text:style-name="P25">http://thegrainery.ca</text:p>
              </table:table-cell>
              <table:table-cell table:style-name="Table45.C3" office:value-type="string">
                <text:p text:style-name="P14">$3.75 </text:p>
              </table:table-cell>
            </table:table-row>
          </table:table>
          <text:p text:style-name="P1"/>
        </draw:text-box>
      </draw:frame>
      <draw:frame draw:style-name="fr1" draw:name="Frame46" text:anchor-type="page" text:anchor-page-number="91" svg:x="0.799cm" svg:y="4.542cm" svg:width="8.52cm" draw:z-index="45">
        <draw:text-box fo:min-height="3.692cm">
          <table:table table:name="Table46" table:style-name="Table46">
            <table:table-column table:style-name="Table46.A"/>
            <table:table-column table:style-name="Table46.B"/>
            <table:table-column table:style-name="Table46.C"/>
            <table:table-row table:style-name="Table46.1">
              <table:table-cell table:style-name="Table4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6.2">
              <table:table-cell table:style-name="Table46.A2" table:number-columns-spanned="3" office:value-type="string">
                <text:p text:style-name="P6">Speerville Maritimes Organic </text:p>
                <text:p text:style-name="P7"><text:span text:style-name="T1">Heart of the Wheat </text:span><text:span text:style-name="T2">Cereal</text:span></text:p>
                <text:p text:style-name="P9">[no label]</text:p>
              </table:table-cell>
              <table:covered-table-cell/>
              <table:covered-table-cell/>
            </table:table-row>
            <table:table-row table:style-name="Table46.3">
              <table:table-cell table:style-name="Table46.A1" office:value-type="string">
                <text:p text:style-name="P3">750g</text:p>
              </table:table-cell>
              <table:table-cell table:style-name="Table46.A1" office:value-type="string">
                <text:p text:style-name="P24">(members $0.00) </text:p>
                <text:p text:style-name="P25">http://thegrainery.ca</text:p>
              </table:table-cell>
              <table:table-cell table:style-name="Table46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47" text:anchor-type="page" text:anchor-page-number="93" svg:x="0.799cm" svg:y="4.542cm" svg:width="8.52cm" draw:z-index="46">
        <draw:text-box fo:min-height="3.692cm">
          <table:table table:name="Table47" table:style-name="Table47">
            <table:table-column table:style-name="Table47.A"/>
            <table:table-column table:style-name="Table47.B"/>
            <table:table-column table:style-name="Table47.C"/>
            <table:table-row table:style-name="Table47.1">
              <table:table-cell table:style-name="Table4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7.2">
              <table:table-cell table:style-name="Table47.A2" table:number-columns-spanned="3" office:value-type="string">
                <text:p text:style-name="P6">Speerville Maritimes Organic </text:p>
                <text:p text:style-name="P15">St. John Valley Cereal</text:p>
                <text:p text:style-name="P9">Contains cracked wheat, cracked rye and flax seed.<text:line-break/>Recipe: Use 2 parts water to 1 part cereal. <text:s/>Bring to a boil stirring frequently. <text:s/>Reduce heat and simmer for 5 minutes, or until desired consistency.</text:p>
              </table:table-cell>
              <table:covered-table-cell/>
              <table:covered-table-cell/>
            </table:table-row>
            <table:table-row table:style-name="Table47.3">
              <table:table-cell table:style-name="Table47.A1" office:value-type="string">
                <text:p text:style-name="P3">750g</text:p>
              </table:table-cell>
              <table:table-cell table:style-name="Table47.A1" office:value-type="string">
                <text:p text:style-name="P24"/>
                <text:p text:style-name="P25">http://thegrainery.ca</text:p>
              </table:table-cell>
              <table:table-cell table:style-name="Table47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48" text:anchor-type="page" text:anchor-page-number="95" svg:x="0.799cm" svg:y="4.542cm" svg:width="8.52cm" draw:z-index="47">
        <draw:text-box fo:min-height="3.692cm">
          <table:table table:name="Table48" table:style-name="Table48">
            <table:table-column table:style-name="Table48.A"/>
            <table:table-column table:style-name="Table48.B"/>
            <table:table-column table:style-name="Table48.C"/>
            <table:table-row table:style-name="Table48.1">
              <table:table-cell table:style-name="Table4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8.2">
              <table:table-cell table:style-name="Table48.A2" table:number-columns-spanned="3" office:value-type="string">
                <text:p text:style-name="P6">Speerville Maritimes Organic </text:p>
                <text:p text:style-name="P15">Corn Meal </text:p>
                <text:p text:style-name="P9">Gluten free. A coarse ground corn, great for corn bread, tortillas and polenta!</text:p>
              </table:table-cell>
              <table:covered-table-cell/>
              <table:covered-table-cell/>
            </table:table-row>
            <table:table-row table:style-name="Table48.3">
              <table:table-cell table:style-name="Table48.A1" office:value-type="string">
                <text:p text:style-name="P3">750g</text:p>
              </table:table-cell>
              <table:table-cell table:style-name="Table48.A1" office:value-type="string">
                <text:p text:style-name="P24"/>
                <text:p text:style-name="P25">http://thegrainery.ca</text:p>
              </table:table-cell>
              <table:table-cell table:style-name="Table48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49" text:anchor-type="page" text:anchor-page-number="97" svg:x="0.799cm" svg:y="4.542cm" svg:width="8.52cm" draw:z-index="48">
        <draw:text-box fo:min-height="3.692cm">
          <table:table table:name="Table49" table:style-name="Table49">
            <table:table-column table:style-name="Table49.A"/>
            <table:table-column table:style-name="Table49.B"/>
            <table:table-column table:style-name="Table49.C"/>
            <table:table-row table:style-name="Table49.1">
              <table:table-cell table:style-name="Table4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9.2">
              <table:table-cell table:style-name="Table49.A2" table:number-columns-spanned="3" office:value-type="string">
                <text:p text:style-name="P6">Speerville Imported Organic </text:p>
                <text:p text:style-name="P15">Popping Corn </text:p>
                <text:p text:style-name="P9">Every kernel pops! <text:s/>Pop GMO free corn in a hot air popper or on the stove. <text:s/></text:p>
              </table:table-cell>
              <table:covered-table-cell/>
              <table:covered-table-cell/>
            </table:table-row>
            <table:table-row table:style-name="Table49.3">
              <table:table-cell table:style-name="Table49.A1" office:value-type="string">
                <text:p text:style-name="P3">454g</text:p>
              </table:table-cell>
              <table:table-cell table:style-name="Table49.A1" office:value-type="string">
                <text:p text:style-name="P24"/>
                <text:p text:style-name="P25">http://thegrainery.ca</text:p>
              </table:table-cell>
              <table:table-cell table:style-name="Table49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50" text:anchor-type="page" text:anchor-page-number="99" svg:x="0.799cm" svg:y="4.542cm" svg:width="8.52cm" draw:z-index="49">
        <draw:text-box fo:min-height="3.692cm">
          <table:table table:name="Table50" table:style-name="Table50">
            <table:table-column table:style-name="Table50.A"/>
            <table:table-column table:style-name="Table50.B"/>
            <table:table-column table:style-name="Table50.C"/>
            <table:table-row table:style-name="Table50.1">
              <table:table-cell table:style-name="Table5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0.2">
              <table:table-cell table:style-name="Table50.A2" table:number-columns-spanned="3" office:value-type="string">
                <text:p text:style-name="P6">Speerville Imported Organic </text:p>
                <text:p text:style-name="P15"><text:span text:style-name="T5">Couscou</text:span><text:span text:style-name="T5">s </text:span></text:p>
                <text:p text:style-name="P9">Made from semolina, is best cooked steamed and fluffed with a fork. <text:s/>Used like you would rice.</text:p>
              </table:table-cell>
              <table:covered-table-cell/>
              <table:covered-table-cell/>
            </table:table-row>
            <table:table-row table:style-name="Table50.3">
              <table:table-cell table:style-name="Table50.A1" office:value-type="string">
                <text:p text:style-name="P3">454g</text:p>
              </table:table-cell>
              <table:table-cell table:style-name="Table50.A1" office:value-type="string">
                <text:p text:style-name="P24"><text:s/></text:p>
                <text:p text:style-name="P25">http://thegrainery.ca</text:p>
              </table:table-cell>
              <table:table-cell table:style-name="Table50.C3" office:value-type="currency" office:currency="US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51" text:anchor-type="page" text:anchor-page-number="101" svg:x="0.799cm" svg:y="4.542cm" svg:width="8.52cm" draw:z-index="50">
        <draw:text-box fo:min-height="3.692cm">
          <table:table table:name="Table51" table:style-name="Table51">
            <table:table-column table:style-name="Table51.A"/>
            <table:table-column table:style-name="Table51.B"/>
            <table:table-column table:style-name="Table51.C"/>
            <table:table-row table:style-name="Table51.1">
              <table:table-cell table:style-name="Table5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1.2">
              <table:table-cell table:style-name="Table51.A2" table:number-columns-spanned="3" office:value-type="string">
                <text:p text:style-name="P6">Speerville Canada Organic </text:p>
                <text:p text:style-name="P15">Brown Flax Seeds </text:p>
                <text:p text:style-name="P9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1.3">
              <table:table-cell table:style-name="Table51.A1" office:value-type="string">
                <text:p text:style-name="P3">400g</text:p>
              </table:table-cell>
              <table:table-cell table:style-name="Table51.A1" office:value-type="string">
                <text:p text:style-name="P24"/>
                <text:p text:style-name="P25">http://thegrainery.ca</text:p>
              </table:table-cell>
              <table:table-cell table:style-name="Table51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52" text:anchor-type="page" text:anchor-page-number="103" svg:x="0.799cm" svg:y="4.542cm" svg:width="8.52cm" draw:z-index="51">
        <draw:text-box fo:min-height="3.692cm">
          <table:table table:name="Table52" table:style-name="Table52">
            <table:table-column table:style-name="Table52.A"/>
            <table:table-column table:style-name="Table52.B"/>
            <table:table-column table:style-name="Table52.C"/>
            <table:table-row table:style-name="Table52.1">
              <table:table-cell table:style-name="Table5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2.2">
              <table:table-cell table:style-name="Table52.A2" table:number-columns-spanned="3" office:value-type="string">
                <text:p text:style-name="P6">Speerville Canada Organic </text:p>
                <text:p text:style-name="P15">Yellow Flax Seeds </text:p>
                <text:p text:style-name="P9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2.3">
              <table:table-cell table:style-name="Table52.A1" office:value-type="string">
                <text:p text:style-name="P3">400g</text:p>
              </table:table-cell>
              <table:table-cell table:style-name="Table52.A1" office:value-type="string">
                <text:p text:style-name="P24"><text:s/></text:p>
                <text:p text:style-name="P25">http://thegrainery.ca</text:p>
              </table:table-cell>
              <table:table-cell table:style-name="Table52.C3" office:value-type="string">
                <text:p text:style-name="P14">$3.10 </text:p>
              </table:table-cell>
            </table:table-row>
          </table:table>
          <text:p text:style-name="P1"/>
        </draw:text-box>
      </draw:frame>
      <draw:frame draw:style-name="fr1" draw:name="Frame53" text:anchor-type="page" text:anchor-page-number="105" svg:x="0.799cm" svg:y="4.542cm" svg:width="8.52cm" draw:z-index="52">
        <draw:text-box fo:min-height="3.692cm">
          <table:table table:name="Table53" table:style-name="Table53">
            <table:table-column table:style-name="Table53.A"/>
            <table:table-column table:style-name="Table53.B"/>
            <table:table-column table:style-name="Table53.C"/>
            <table:table-row table:style-name="Table53.1">
              <table:table-cell table:style-name="Table5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3.2">
              <table:table-cell table:style-name="Table53.A2" table:number-columns-spanned="3" office:value-type="string">
                <text:p text:style-name="P6">Yum Bakery</text:p>
                <text:p text:style-name="P15">Regular Granola </text:p>
                <text:p text:style-name="P9">INGREDIENTS: Rolled Oats, Honey, Coconut, Peanuts, Wheat Germ, Sunflower Seeds, Canola Oil, Wheat Bran, <text:s/>Salt <text:s/></text:p>
              </table:table-cell>
              <table:covered-table-cell/>
              <table:covered-table-cell/>
            </table:table-row>
            <table:table-row table:style-name="Table53.3">
              <table:table-cell table:style-name="Table53.A1" office:value-type="string">
                <text:p text:style-name="P3"><text:s/>454g</text:p>
              </table:table-cell>
              <table:table-cell table:style-name="Table53.A1" office:value-type="string">
                <text:p text:style-name="P24"/>
                <text:p text:style-name="P25">http://thegrainery.ca</text:p>
              </table:table-cell>
              <table:table-cell table:style-name="Table53.C3" office:value-type="currency" office:currency="CAD" office:value="4.5">
                <text:p text:style-name="P14">$4.50</text:p>
              </table:table-cell>
            </table:table-row>
          </table:table>
          <text:p text:style-name="P1"/>
        </draw:text-box>
      </draw:frame>
      <draw:frame draw:style-name="fr1" draw:name="Frame54" text:anchor-type="page" text:anchor-page-number="107" svg:x="0.799cm" svg:y="4.542cm" svg:width="8.52cm" draw:z-index="53">
        <draw:text-box fo:min-height="3.692cm">
          <table:table table:name="Table54" table:style-name="Table54">
            <table:table-column table:style-name="Table54.A"/>
            <table:table-column table:style-name="Table54.B"/>
            <table:table-column table:style-name="Table54.C"/>
            <table:table-row table:style-name="Table54.1">
              <table:table-cell table:style-name="Table5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4.2">
              <table:table-cell table:style-name="Table54.A2" table:number-columns-spanned="3" office:value-type="string">
                <text:p text:style-name="P6">Yum Bakery Nova Scotia Organic </text:p>
                <text:p text:style-name="P15">Maple Flax Granola </text:p>
                <text:p text:style-name="P9">ALL ORGANIC INGREDIENTS: New Found Oatmeal, Thompson , Maple Syrup, Sunflower Oil, Sunflower Seeds, Flax Seeds, and Sea Salt.</text:p>
              </table:table-cell>
              <table:covered-table-cell/>
              <table:covered-table-cell/>
            </table:table-row>
            <table:table-row table:style-name="Table54.3">
              <table:table-cell table:style-name="Table54.A1" office:value-type="string">
                <text:p text:style-name="P3">454g</text:p>
              </table:table-cell>
              <table:table-cell table:style-name="Table54.A1" office:value-type="string">
                <text:p text:style-name="P24"/>
                <text:p text:style-name="P25">http://thegrainery.ca</text:p>
              </table:table-cell>
              <table:table-cell table:style-name="Table54.C3" office:value-type="currency" office:currency="CAD" office:value="5">
                <text:p text:style-name="P14">$5.00</text:p>
              </table:table-cell>
            </table:table-row>
          </table:table>
          <text:p text:style-name="P1"/>
        </draw:text-box>
      </draw:frame>
      <draw:frame draw:style-name="fr1" draw:name="Frame55" text:anchor-type="page" text:anchor-page-number="109" svg:x="0.799cm" svg:y="4.542cm" svg:width="8.52cm" draw:z-index="54">
        <draw:text-box fo:min-height="3.692cm">
          <table:table table:name="Table55" table:style-name="Table55">
            <table:table-column table:style-name="Table55.A"/>
            <table:table-column table:style-name="Table55.B"/>
            <table:table-column table:style-name="Table55.C"/>
            <table:table-row table:style-name="Table55.1">
              <table:table-cell table:style-name="Table5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5.2">
              <table:table-cell table:style-name="Table55.A2" table:number-columns-spanned="3" office:value-type="string">
                <text:p text:style-name="P6">Speerville Imported Organic </text:p>
                <text:p text:style-name="P15">Kamut Kernels </text:p>
                <text:p text:style-name="P9">Kamut <text:s/>“Soul of the Earth” is an older Egyptian variety of durum wheat which many wheat sensitive people can tolerate. <text:s/></text:p>
              </table:table-cell>
              <table:covered-table-cell/>
              <table:covered-table-cell/>
            </table:table-row>
            <table:table-row table:style-name="Table55.3">
              <table:table-cell table:style-name="Table55.A1" office:value-type="string">
                <text:p text:style-name="P3">750g</text:p>
              </table:table-cell>
              <table:table-cell table:style-name="Table55.A1" office:value-type="string">
                <text:p text:style-name="P24"/>
                <text:p text:style-name="P25">http://thegrainery.ca</text:p>
              </table:table-cell>
              <table:table-cell table:style-name="Table55.C3" office:value-type="currency" office:currency="CA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56" text:anchor-type="page" text:anchor-page-number="111" svg:x="0.803cm" svg:y="4.542cm" svg:width="8.597cm" draw:z-index="55">
        <draw:text-box fo:min-height="3.84cm">
          <table:table table:name="Table56" table:style-name="Table56">
            <table:table-column table:style-name="Table56.A"/>
            <table:table-column table:style-name="Table56.B"/>
            <table:table-column table:style-name="Table56.C"/>
            <table:table-column table:style-name="Table56.D"/>
            <table:table-row table:style-name="Table56.1">
              <table:table-cell table:style-name="Table5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  <table:table-cell table:style-name="Table56.A1" office:value-type="string">
                <text:p text:style-name="P4"/>
              </table:table-cell>
            </table:table-row>
            <table:table-row table:style-name="Table56.2">
              <table:table-cell table:style-name="Table56.A2" table:number-columns-spanned="3" office:value-type="string">
                <text:p text:style-name="P6">Speerville Imported Organic Hulled</text:p>
                <text:p text:style-name="P15">Millet </text:p>
                <text:p text:style-name="P9">Recipe: Cooks similar to rice. Use 2 parts water to 1part Millet. Bring water to a boil. Stir in Millet, reduce heat, cover and simmer 20 minutes. Remove from heat and let stand 10 minutes. Fluff with fork &amp; serve.</text:p>
              </table:table-cell>
              <table:covered-table-cell/>
              <table:covered-table-cell/>
              <table:table-cell table:style-name="Table56.A2" office:value-type="string">
                <text:p text:style-name="P6"/>
              </table:table-cell>
            </table:table-row>
            <table:table-row table:style-name="Table56.3">
              <table:table-cell table:style-name="Table56.A1" office:value-type="string">
                <text:p text:style-name="P3">750g</text:p>
              </table:table-cell>
              <table:table-cell table:style-name="Table56.A1" office:value-type="string">
                <text:p text:style-name="P24"><text:s/></text:p>
                <text:p text:style-name="P25">http://thegrainery.ca</text:p>
              </table:table-cell>
              <table:table-cell table:style-name="Table56.C3" office:value-type="currency" office:currency="USD" office:value="4.75">
                <text:p text:style-name="P14">$4.75</text:p>
              </table:table-cell>
              <table:table-cell table:style-name="Table56.C3">
                <text:p text:style-name="P14"/>
              </table:table-cell>
            </table:table-row>
          </table:table>
          <text:p text:style-name="P1"/>
        </draw:text-box>
      </draw:frame>
      <draw:frame draw:style-name="fr1" draw:name="Frame57" text:anchor-type="page" text:anchor-page-number="113" svg:x="0.799cm" svg:y="4.542cm" svg:width="8.52cm" draw:z-index="56">
        <draw:text-box fo:min-height="3.692cm">
          <table:table table:name="Table57" table:style-name="Table57">
            <table:table-column table:style-name="Table57.A"/>
            <table:table-column table:style-name="Table57.B"/>
            <table:table-column table:style-name="Table57.C"/>
            <table:table-row table:style-name="Table57.1">
              <table:table-cell table:style-name="Table5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7.2">
              <table:table-cell table:style-name="Table57.A2" table:number-columns-spanned="3" office:value-type="string">
                <text:p text:style-name="P6">Speerville Maritimes Organic </text:p>
                <text:p text:style-name="P15">Oat Groats </text:p>
                <text:p text:style-name="P9">Recipe: Use 2 parts water to 1 part cereal. <text:s/>Bring to a boil stirring frequently. <text:s/>Reduce heat and simmer for 15 minutes, or until desired consistency.</text:p>
              </table:table-cell>
              <table:covered-table-cell/>
              <table:covered-table-cell/>
            </table:table-row>
            <table:table-row table:style-name="Table57.3">
              <table:table-cell table:style-name="Table57.A1" office:value-type="string">
                <text:p text:style-name="P3">750g</text:p>
              </table:table-cell>
              <table:table-cell table:style-name="Table57.A1" office:value-type="string">
                <text:p text:style-name="P24"><text:s/></text:p>
                <text:p text:style-name="P25">http://thegrainery.ca</text:p>
              </table:table-cell>
              <table:table-cell table:style-name="Table57.C3" office:value-type="currency" office:currency="USD" office:value="2.75">
                <text:p text:style-name="P14">$2.75</text:p>
              </table:table-cell>
            </table:table-row>
          </table:table>
          <text:p text:style-name="P1"/>
        </draw:text-box>
      </draw:frame>
      <draw:frame draw:style-name="fr1" draw:name="Frame58" text:anchor-type="page" text:anchor-page-number="115" svg:x="0.799cm" svg:y="4.542cm" svg:width="8.52cm" draw:z-index="57">
        <draw:text-box fo:min-height="3.692cm">
          <table:table table:name="Table58" table:style-name="Table58">
            <table:table-column table:style-name="Table58.A"/>
            <table:table-column table:style-name="Table58.B"/>
            <table:table-column table:style-name="Table58.C"/>
            <table:table-row table:style-name="Table58.1">
              <table:table-cell table:style-name="Table5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8.2">
              <table:table-cell table:style-name="Table58.A2" table:number-columns-spanned="3" office:value-type="string">
                <text:p text:style-name="P6">Speerville Maritimes Organic <text:s/>Steel-Cut</text:p>
                <text:p text:style-name="P15">Scottish Oatmeal </text:p>
                <text:p text:style-name="P9">ABOUT SCOTTISH OATMEAL: Groats are stoneground to give a fine textured meal. Eaten as a breakfast cereal, use 1/2 cup cereal to 1 cup water, bring to a boil and simmer until desired consistency. <text:s/>Also used in many traditional Scottish baked goods. </text:p>
              </table:table-cell>
              <table:covered-table-cell/>
              <table:covered-table-cell/>
            </table:table-row>
            <table:table-row table:style-name="Table58.3">
              <table:table-cell table:style-name="Table58.A1" office:value-type="string">
                <text:p text:style-name="P3">750g</text:p>
              </table:table-cell>
              <table:table-cell table:style-name="Table58.A1" office:value-type="string">
                <text:p text:style-name="P24"><text:s/></text:p>
                <text:p text:style-name="P25">http://thegrainery.ca</text:p>
              </table:table-cell>
              <table:table-cell table:style-name="Table58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59" text:anchor-type="page" text:anchor-page-number="117" svg:x="0.799cm" svg:y="4.542cm" svg:width="8.52cm" draw:z-index="58">
        <draw:text-box fo:min-height="3.692cm">
          <table:table table:name="Table59" table:style-name="Table59">
            <table:table-column table:style-name="Table59.A"/>
            <table:table-column table:style-name="Table59.B"/>
            <table:table-column table:style-name="Table59.C"/>
            <table:table-row table:style-name="Table59.1">
              <table:table-cell table:style-name="Table5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9.2">
              <table:table-cell table:style-name="Table59.A2" table:number-columns-spanned="3" office:value-type="string">
                <text:p text:style-name="P6">Speerville Maritimes Organic </text:p>
                <text:p text:style-name="P15">New Found Oatmeal </text:p>
                <text:p text:style-name="P9">TO COOK: For each serving use 1/2 cup cereal with 1 cup water. <text:s/>Bring to a boil and simmer 5 mins or until desired consistency. <text:s/>Or just have it with milk!</text:p>
              </table:table-cell>
              <table:covered-table-cell/>
              <table:covered-table-cell/>
            </table:table-row>
            <table:table-row table:style-name="Table59.3">
              <table:table-cell table:style-name="Table59.A1" office:value-type="string">
                <text:p text:style-name="P3">1000g</text:p>
              </table:table-cell>
              <table:table-cell table:style-name="Table59.A1" office:value-type="string">
                <text:p text:style-name="P24"/>
                <text:p text:style-name="P25">http://thegrainery.ca</text:p>
              </table:table-cell>
              <table:table-cell table:style-name="Table59.C3" office:value-type="currency" office:currency="CA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60" text:anchor-type="page" text:anchor-page-number="119" svg:x="0.799cm" svg:y="4.542cm" svg:width="8.52cm" draw:z-index="59">
        <draw:text-box fo:min-height="3.692cm">
          <table:table table:name="Table60" table:style-name="Table60">
            <table:table-column table:style-name="Table60.A"/>
            <table:table-column table:style-name="Table60.B"/>
            <table:table-column table:style-name="Table60.C"/>
            <table:table-row table:style-name="Table60.1">
              <table:table-cell table:style-name="Table6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barleyalso open Saturdays at the Halifax Seaport Farmer's Market Pier 20</text:p>
              </table:table-cell>
              <table:covered-table-cell/>
              <table:covered-table-cell/>
            </table:table-row>
            <table:table-row table:style-name="Table60.2">
              <table:table-cell table:style-name="Table60.A2" table:number-columns-spanned="3" office:value-type="string">
                <text:p text:style-name="P6">Speerville Imported Organic </text:p>
                <text:p text:style-name="P15">Quinoa </text:p>
                <text:p text:style-name="P9">Rinse thoroughly, then cook like rice, two parts water to one part quinoa, for 15 minutes. <text:s/>Can also be toasted before cooking. <text:s/>Quinoa is gluten-free, high in protein and a source of fibre and essential minerals.</text:p>
              </table:table-cell>
              <table:covered-table-cell/>
              <table:covered-table-cell/>
            </table:table-row>
            <table:table-row table:style-name="Table60.3">
              <table:table-cell table:style-name="Table60.A1" office:value-type="string">
                <text:p text:style-name="P3">454g</text:p>
              </table:table-cell>
              <table:table-cell table:style-name="Table60.A1" office:value-type="string">
                <text:p text:style-name="P25">http://thegrainery.ca</text:p>
              </table:table-cell>
              <table:table-cell table:style-name="Table60.C3" office:value-type="currency" office:currency="CAD" office:value="5.5">
                <text:p text:style-name="P14">$5.50</text:p>
              </table:table-cell>
            </table:table-row>
          </table:table>
          <text:p text:style-name="P1"/>
        </draw:text-box>
      </draw:frame>
      <draw:frame draw:style-name="fr1" draw:name="Frame61" text:anchor-type="page" text:anchor-page-number="121" svg:x="0.799cm" svg:y="4.542cm" svg:width="8.52cm" draw:z-index="60">
        <draw:text-box fo:min-height="3.692cm">
          <table:table table:name="Table61" table:style-name="Table61">
            <table:table-column table:style-name="Table61.A"/>
            <table:table-column table:style-name="Table61.B"/>
            <table:table-column table:style-name="Table61.C"/>
            <table:table-row table:style-name="Table61.1">
              <table:table-cell table:style-name="Table6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1.2">
              <table:table-cell table:style-name="Table61.A2" table:number-columns-spanned="3" office:value-type="string">
                <text:p text:style-name="P6">Speerville Maritimes Organic</text:p>
                <text:p text:style-name="P15"><text:s/>Buckwheat Pancake Mix </text:p>
                <text:p text:style-name="P9">RECIPE: 1 cup milk, 1 tbsp oil, 1 egg, 1 cup pancake mix. Ingredients: Organic Buckwheat Flour, Organic Stone Ground Whole Wheat Flour, GMO free baking powder, sea salt</text:p>
              </table:table-cell>
              <table:covered-table-cell/>
              <table:covered-table-cell/>
            </table:table-row>
            <table:table-row table:style-name="Table61.3">
              <table:table-cell table:style-name="Table61.A1" office:value-type="string">
                <text:p text:style-name="P3">1000g</text:p>
              </table:table-cell>
              <table:table-cell table:style-name="Table61.A1" office:value-type="string">
                <text:p text:style-name="P24"><text:s/></text:p>
                <text:p text:style-name="P25">http://thegrainery.ca</text:p>
              </table:table-cell>
              <table:table-cell table:style-name="Table61.C3" office:value-type="currency" office:currency="USD" office:value="5.25">
                <text:p text:style-name="P14">$5.25</text:p>
              </table:table-cell>
            </table:table-row>
          </table:table>
          <text:p text:style-name="P1"/>
        </draw:text-box>
      </draw:frame>
      <draw:frame draw:style-name="fr1" draw:name="Frame62" text:anchor-type="page" text:anchor-page-number="123" svg:x="0.799cm" svg:y="4.542cm" svg:width="8.52cm" draw:z-index="61">
        <draw:text-box fo:min-height="3.692cm">
          <table:table table:name="Table62" table:style-name="Table62">
            <table:table-column table:style-name="Table62.A"/>
            <table:table-column table:style-name="Table62.B"/>
            <table:table-column table:style-name="Table62.C"/>
            <table:table-row table:style-name="Table62.1">
              <table:table-cell table:style-name="Table6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2.2">
              <table:table-cell table:style-name="Table62.A2" table:number-columns-spanned="3" office:value-type="string">
                <text:p text:style-name="P6">Speerville Maritimes Organic </text:p>
                <text:p text:style-name="P16">Maritime Sunshine Pancake Mix </text:p>
                <text:p text:style-name="P9">RECIPE: 1 cup milk, 1 tbsp. oil, 1 egg, 1 cup pancake mix.<text:line-break/>INGREDIENTS: organic corn flour, organic buckwheat flour, organix rye flour, baking powder, sea salt</text:p>
              </table:table-cell>
              <table:covered-table-cell/>
              <table:covered-table-cell/>
            </table:table-row>
            <table:table-row table:style-name="Table62.3">
              <table:table-cell table:style-name="Table62.A1" office:value-type="string">
                <text:p text:style-name="P3">1000g</text:p>
              </table:table-cell>
              <table:table-cell table:style-name="Table62.A1" office:value-type="string">
                <text:p text:style-name="P24"/>
                <text:p text:style-name="P25">http://thegrainery.ca</text:p>
              </table:table-cell>
              <table:table-cell table:style-name="Table62.C3" office:value-type="currency" office:currency="CA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63" text:anchor-type="page" text:anchor-page-number="125" svg:x="0.799cm" svg:y="4.542cm" svg:width="8.52cm" draw:z-index="62">
        <draw:text-box fo:min-height="3.692cm">
          <table:table table:name="Table63" table:style-name="Table63">
            <table:table-column table:style-name="Table63.A"/>
            <table:table-column table:style-name="Table63.B"/>
            <table:table-column table:style-name="Table63.C"/>
            <table:table-row table:style-name="Table63.1">
              <table:table-cell table:style-name="Table6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3.2">
              <table:table-cell table:style-name="Table63.A2" table:number-columns-spanned="3" office:value-type="string">
                <text:p text:style-name="P6">Prana Biovegetaliens Imported Organic </text:p>
                <text:p text:style-name="P15">Pumpkin Seeds </text:p>
                <text:p text:style-name="P9"/>
              </table:table-cell>
              <table:covered-table-cell/>
              <table:covered-table-cell/>
            </table:table-row>
            <table:table-row table:style-name="Table63.3">
              <table:table-cell table:style-name="Table63.A1" office:value-type="string">
                <text:p text:style-name="P3">200g</text:p>
              </table:table-cell>
              <table:table-cell table:style-name="Table63.A1" office:value-type="string">
                <text:p text:style-name="P24"/>
                <text:p text:style-name="P25">http://thegrainery.ca</text:p>
              </table:table-cell>
              <table:table-cell table:style-name="Table63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64" text:anchor-type="page" text:anchor-page-number="127" svg:x="0.799cm" svg:y="4.542cm" svg:width="8.52cm" draw:z-index="63">
        <draw:text-box fo:min-height="3.692cm">
          <table:table table:name="Table64" table:style-name="Table64">
            <table:table-column table:style-name="Table64.A"/>
            <table:table-column table:style-name="Table64.B"/>
            <table:table-column table:style-name="Table64.C"/>
            <table:table-row table:style-name="Table64.1">
              <table:table-cell table:style-name="Table6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4.2">
              <table:table-cell table:style-name="Table64.A2" table:number-columns-spanned="3" office:value-type="string">
                <text:p text:style-name="P6">Yum Bakery</text:p>
                <text:p text:style-name="P15">Peanut Sesame Munchies</text:p>
                <text:p text:style-name="P9">Tasty little bundles of energy!</text:p>
                <text:p text:style-name="P9">Locally made! </text:p>
              </table:table-cell>
              <table:covered-table-cell/>
              <table:covered-table-cell/>
            </table:table-row>
            <table:table-row table:style-name="Table64.3">
              <table:table-cell table:style-name="Table64.A1" office:value-type="string">
                <text:p text:style-name="P3">60g</text:p>
              </table:table-cell>
              <table:table-cell table:style-name="Table64.A1" office:value-type="string">
                <text:p text:style-name="P25">http://thegrainery.ca</text:p>
              </table:table-cell>
              <table:table-cell table:style-name="Table64.C3" office:value-type="currency" office:currency="USD" office:value="1.5">
                <text:p text:style-name="P14">$1.50</text:p>
              </table:table-cell>
            </table:table-row>
          </table:table>
          <text:p text:style-name="P1"/>
        </draw:text-box>
      </draw:frame>
      <draw:frame draw:style-name="fr1" draw:name="Frame65" text:anchor-type="page" text:anchor-page-number="129" svg:x="0.799cm" svg:y="4.542cm" svg:width="8.52cm" draw:z-index="64">
        <draw:text-box fo:min-height="3.692cm">
          <table:table table:name="Table65" table:style-name="Table65">
            <table:table-column table:style-name="Table65.A"/>
            <table:table-column table:style-name="Table65.B"/>
            <table:table-column table:style-name="Table65.C"/>
            <table:table-row table:style-name="Table65.1">
              <table:table-cell table:style-name="Table6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5.2">
              <table:table-cell table:style-name="Table65.A2" table:number-columns-spanned="3" office:value-type="string">
                <text:p text:style-name="P6"/>
                <text:p text:style-name="P6">Speerville Imported Organic </text:p>
                <text:p text:style-name="P15">Brown Basmati Rice </text:p>
                <text:p text:style-name="P9">Aromatic long, narrow grain stays firm and separate when cooked. <text:s/></text:p>
              </table:table-cell>
              <table:covered-table-cell/>
              <table:covered-table-cell/>
            </table:table-row>
            <table:table-row table:style-name="Table65.3">
              <table:table-cell table:style-name="Table65.A1" office:value-type="string">
                <text:p text:style-name="P3">750g</text:p>
              </table:table-cell>
              <table:table-cell table:style-name="Table65.A1" office:value-type="string">
                <text:p text:style-name="P24"><text:s/></text:p>
                <text:p text:style-name="P25">http://thegrainery.ca</text:p>
              </table:table-cell>
              <table:table-cell table:style-name="Table65.C3" office:value-type="currency" office:currency="CAD" office:value="7.5">
                <text:p text:style-name="P14">$7.50</text:p>
              </table:table-cell>
            </table:table-row>
          </table:table>
          <text:p text:style-name="P1"/>
        </draw:text-box>
      </draw:frame>
      <draw:frame draw:style-name="fr1" draw:name="Frame66" text:anchor-type="page" text:anchor-page-number="131" svg:x="0.799cm" svg:y="4.542cm" svg:width="8.52cm" draw:z-index="65">
        <draw:text-box fo:min-height="3.692cm">
          <table:table table:name="Table66" table:style-name="Table66">
            <table:table-column table:style-name="Table66.A"/>
            <table:table-column table:style-name="Table66.B"/>
            <table:table-column table:style-name="Table66.C"/>
            <table:table-row table:style-name="Table66.1">
              <table:table-cell table:style-name="Table6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23"><text:span text:style-name="T6">also open Saturdays at the Halifax Seaport Market </text:span><text:span text:style-name="T7">1209, Marginal Road</text:span> </text:p>
              </table:table-cell>
              <table:covered-table-cell/>
              <table:covered-table-cell/>
            </table:table-row>
            <table:table-row table:style-name="Table66.2">
              <table:table-cell table:style-name="Table66.A2" table:number-columns-spanned="3" office:value-type="string">
                <text:p text:style-name="P6">Speerville Imported Organic Brown</text:p>
                <text:p text:style-name="P15">Long Grain Brown Rice</text:p>
                <text:p text:style-name="P9">Long and narrow brown rice. Cooks up light and fluffy!</text:p>
              </table:table-cell>
              <table:covered-table-cell/>
              <table:covered-table-cell/>
            </table:table-row>
            <table:table-row table:style-name="Table66.3">
              <table:table-cell table:style-name="Table66.A1" office:value-type="string">
                <text:p text:style-name="P3">750g</text:p>
              </table:table-cell>
              <table:table-cell table:style-name="Table66.A1" office:value-type="string">
                <text:p text:style-name="P24"/>
                <text:p text:style-name="P25">http://thegrainery.ca</text:p>
              </table:table-cell>
              <table:table-cell table:style-name="Table66.C3" office:value-type="currency" office:currency="CAD" office:value="4.5">
                <text:p text:style-name="P14">$4.50</text:p>
              </table:table-cell>
            </table:table-row>
          </table:table>
          <text:p text:style-name="P1"/>
        </draw:text-box>
      </draw:frame>
      <draw:frame draw:style-name="fr1" draw:name="Frame67" text:anchor-type="page" text:anchor-page-number="133" svg:x="0.799cm" svg:y="4.542cm" svg:width="8.52cm" draw:z-index="66">
        <draw:text-box fo:min-height="3.692cm">
          <table:table table:name="Table67" table:style-name="Table67">
            <table:table-column table:style-name="Table67.A"/>
            <table:table-column table:style-name="Table67.B"/>
            <table:table-column table:style-name="Table67.C"/>
            <table:table-row table:style-name="Table67.1">
              <table:table-cell table:style-name="Table6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7.2">
              <table:table-cell table:style-name="Table67.A2" table:number-columns-spanned="3" office:value-type="string">
                <text:p text:style-name="P6">Country of Origin: USA; Organic</text:p>
                <text:p text:style-name="P15">Short Grain Brown Rice </text:p>
                <text:p text:style-name="P9">Short and rounder brown rice, sticks together when cooked.</text:p>
              </table:table-cell>
              <table:covered-table-cell/>
              <table:covered-table-cell/>
            </table:table-row>
            <table:table-row table:style-name="Table67.3">
              <table:table-cell table:style-name="Table67.A1" office:value-type="string">
                <text:p text:style-name="P3">750g</text:p>
              </table:table-cell>
              <table:table-cell table:style-name="Table67.A1" office:value-type="string">
                <text:p text:style-name="P24"/>
                <text:p text:style-name="P25">http://thegrainery.ca</text:p>
              </table:table-cell>
              <table:table-cell table:style-name="Table67.C3" office:value-type="currency" office:currency="CAD" office:value="4.5">
                <text:p text:style-name="P14">$4.50</text:p>
              </table:table-cell>
            </table:table-row>
          </table:table>
          <text:p text:style-name="P1"/>
        </draw:text-box>
      </draw:frame>
      <draw:frame draw:style-name="fr1" draw:name="Frame68" text:anchor-type="page" text:anchor-page-number="135" svg:x="0.799cm" svg:y="4.542cm" svg:width="8.52cm" draw:z-index="67">
        <draw:text-box fo:min-height="3.692cm">
          <table:table table:name="Table68" table:style-name="Table68">
            <table:table-column table:style-name="Table68.A"/>
            <table:table-column table:style-name="Table68.B"/>
            <table:table-column table:style-name="Table68.C"/>
            <table:table-row table:style-name="Table68.1">
              <table:table-cell table:style-name="Table6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8.2">
              <table:table-cell table:style-name="Table68.A2" table:number-columns-spanned="3" office:value-type="string">
                <text:p text:style-name="P6">Speerville Maritimes Organic </text:p>
                <text:p text:style-name="P15">Rye Flakes </text:p>
                <text:p text:style-name="P9">Flattened rye kernels. <text:s/>Can be used in baked goods.</text:p>
              </table:table-cell>
              <table:covered-table-cell/>
              <table:covered-table-cell/>
            </table:table-row>
            <table:table-row table:style-name="Table68.3">
              <table:table-cell table:style-name="Table68.A1" office:value-type="string">
                <text:p text:style-name="P3">1000g</text:p>
              </table:table-cell>
              <table:table-cell table:style-name="Table68.A1" office:value-type="string">
                <text:p text:style-name="P24">(members $2.75) </text:p>
                <text:p text:style-name="P25">http://thegrainery.ca</text:p>
              </table:table-cell>
              <table:table-cell table:style-name="Table68.C3" office:value-type="string">
                <text:p text:style-name="P14">$3.50 </text:p>
              </table:table-cell>
            </table:table-row>
          </table:table>
          <text:p text:style-name="P1"/>
        </draw:text-box>
      </draw:frame>
      <draw:frame draw:style-name="fr1" draw:name="Frame69" text:anchor-type="page" text:anchor-page-number="137" svg:x="0.799cm" svg:y="4.542cm" svg:width="8.52cm" draw:z-index="68">
        <draw:text-box fo:min-height="3.692cm">
          <table:table table:name="Table69" table:style-name="Table69">
            <table:table-column table:style-name="Table69.A"/>
            <table:table-column table:style-name="Table69.B"/>
            <table:table-column table:style-name="Table69.C"/>
            <table:table-row table:style-name="Table69.1">
              <table:table-cell table:style-name="Table6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9.2">
              <table:table-cell table:style-name="Table69.A2" table:number-columns-spanned="3" office:value-type="string">
                <text:p text:style-name="P6">Speerville Maritimes Organic </text:p>
                <text:p text:style-name="P15">Rye Kernels </text:p>
                <text:p text:style-name="P9">Whole grains are sproutable and cookable as a cereal. <text:s/>Used in traditional pumpernickel bread.</text:p>
              </table:table-cell>
              <table:covered-table-cell/>
              <table:covered-table-cell/>
            </table:table-row>
            <table:table-row table:style-name="Table69.3">
              <table:table-cell table:style-name="Table69.A1" office:value-type="string">
                <text:p text:style-name="P3">1000g</text:p>
              </table:table-cell>
              <table:table-cell table:style-name="Table69.A1" office:value-type="string">
                <text:p text:style-name="P24"><text:s/></text:p>
                <text:p text:style-name="P25">http://thegrainery.ca</text:p>
              </table:table-cell>
              <table:table-cell table:style-name="Table69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70" text:anchor-type="page" text:anchor-page-number="139" svg:x="0.799cm" svg:y="4.542cm" svg:width="8.52cm" draw:z-index="69">
        <draw:text-box fo:min-height="3.692cm">
          <table:table table:name="Table70" table:style-name="Table70">
            <table:table-column table:style-name="Table70.A"/>
            <table:table-column table:style-name="Table70.B"/>
            <table:table-column table:style-name="Table70.C"/>
            <table:table-row table:style-name="Table70.1">
              <table:table-cell table:style-name="Table7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0.2">
              <table:table-cell table:style-name="Table70.A2" table:number-columns-spanned="3" office:value-type="string">
                <text:p text:style-name="P6">Speerville Maritimes Organic </text:p>
                <text:p text:style-name="P15">Cracked Rye </text:p>
                <text:p text:style-name="P9">Made from the cracked and cleaned whole rye kernel. <text:s/>Essential to add the distinctive rye taste to pumpernickel bread.</text:p>
              </table:table-cell>
              <table:covered-table-cell/>
              <table:covered-table-cell/>
            </table:table-row>
            <table:table-row table:style-name="Table70.3">
              <table:table-cell table:style-name="Table70.A1" office:value-type="string">
                <text:p text:style-name="P3">750g</text:p>
              </table:table-cell>
              <table:table-cell table:style-name="Table70.A1" office:value-type="string">
                <text:p text:style-name="P24">(members $1.80) </text:p>
                <text:p text:style-name="P25">http://thegrainery.ca</text:p>
              </table:table-cell>
              <table:table-cell table:style-name="Table70.C3" office:value-type="string">
                <text:p text:style-name="P14">$2.25 </text:p>
              </table:table-cell>
            </table:table-row>
          </table:table>
          <text:p text:style-name="P1"/>
        </draw:text-box>
      </draw:frame>
      <draw:frame draw:style-name="fr1" draw:name="Frame71" text:anchor-type="page" text:anchor-page-number="141" svg:x="0.799cm" svg:y="4.542cm" svg:width="8.52cm" draw:z-index="70">
        <draw:text-box fo:min-height="3.692cm">
          <table:table table:name="Table71" table:style-name="Table71">
            <table:table-column table:style-name="Table71.A"/>
            <table:table-column table:style-name="Table71.B"/>
            <table:table-column table:style-name="Table71.C"/>
            <table:table-row table:style-name="Table71.1">
              <table:table-cell table:style-name="Table7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1.2">
              <table:table-cell table:style-name="Table71.A2" table:number-columns-spanned="3" office:value-type="string">
                <text:p text:style-name="P6">Speerville Imported Organic </text:p>
                <text:p text:style-name="P15">Sesame Seeds </text:p>
                <text:p text:style-name="P9"/>
              </table:table-cell>
              <table:covered-table-cell/>
              <table:covered-table-cell/>
            </table:table-row>
            <table:table-row table:style-name="Table71.3">
              <table:table-cell table:style-name="Table71.A1" office:value-type="string">
                <text:p text:style-name="P3">200g</text:p>
              </table:table-cell>
              <table:table-cell table:style-name="Table71.A1" office:value-type="string">
                <text:p text:style-name="P24"><text:s/></text:p>
                <text:p text:style-name="P25">http://thegrainery.ca</text:p>
              </table:table-cell>
              <table:table-cell table:style-name="Table71.C3" office:value-type="currency" office:currency="USD" office:value="2.75">
                <text:p text:style-name="P14">$2.75</text:p>
              </table:table-cell>
            </table:table-row>
          </table:table>
          <text:p text:style-name="P1"/>
        </draw:text-box>
      </draw:frame>
      <draw:frame draw:style-name="fr1" draw:name="Frame72" text:anchor-type="page" text:anchor-page-number="143" svg:x="0.799cm" svg:y="4.542cm" svg:width="8.52cm" draw:z-index="71">
        <draw:text-box fo:min-height="3.692cm">
          <table:table table:name="Table72" table:style-name="Table72">
            <table:table-column table:style-name="Table72.A"/>
            <table:table-column table:style-name="Table72.B"/>
            <table:table-column table:style-name="Table72.C"/>
            <table:table-row table:style-name="Table72.1">
              <table:table-cell table:style-name="Table7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2.2">
              <table:table-cell table:style-name="Table72.A2" table:number-columns-spanned="3" office:value-type="string">
                <text:p text:style-name="P6">Speerville Maritimes Organic </text:p>
                <text:p text:style-name="P15">Spelt Bran </text:p>
                <text:p text:style-name="P9">The outer skin of the spelt kernel. <text:s/>Great in muffin recipes or sprinkled on cereal!</text:p>
              </table:table-cell>
              <table:covered-table-cell/>
              <table:covered-table-cell/>
            </table:table-row>
            <table:table-row table:style-name="Table72.3">
              <table:table-cell table:style-name="Table72.A1" office:value-type="string">
                <text:p text:style-name="P3">750g</text:p>
              </table:table-cell>
              <table:table-cell table:style-name="Table72.A1" office:value-type="string">
                <text:p text:style-name="P24"><text:s/></text:p>
                <text:p text:style-name="P25">http://thegrainery.ca</text:p>
              </table:table-cell>
              <table:table-cell table:style-name="Table72.C3" office:value-type="currency" office:currency="USD" office:value="2">
                <text:p text:style-name="P14">$2.00</text:p>
              </table:table-cell>
            </table:table-row>
          </table:table>
          <text:p text:style-name="P1"/>
        </draw:text-box>
      </draw:frame>
      <draw:frame draw:style-name="fr1" draw:name="Frame73" text:anchor-type="page" text:anchor-page-number="145" svg:x="0.799cm" svg:y="4.542cm" svg:width="8.52cm" draw:z-index="72">
        <draw:text-box fo:min-height="3.692cm">
          <table:table table:name="Table73" table:style-name="Table73">
            <table:table-column table:style-name="Table73.A"/>
            <table:table-column table:style-name="Table73.B"/>
            <table:table-column table:style-name="Table73.C"/>
            <table:table-row table:style-name="Table73.1">
              <table:table-cell table:style-name="Table7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3.2">
              <table:table-cell table:style-name="Table73.A2" table:number-columns-spanned="3" office:value-type="string">
                <text:p text:style-name="P6">Speerville Maritimes Organic </text:p>
                <text:p text:style-name="P15">Spelt Flakes </text:p>
                <text:p text:style-name="P9">TO PREPARE AS HOT CEREAL: For each serving use 1/2 cup cereal with 1 cup water. <text:s/>Bring to a boil and simmer until desired consistency. <text:s/>AS COLD CEREAL: Just let milk soak in, top with yogurt, fruit, nuts, seeds and additional milk. <text:s text:c="2"/></text:p>
              </table:table-cell>
              <table:covered-table-cell/>
              <table:covered-table-cell/>
            </table:table-row>
            <table:table-row table:style-name="Table73.3">
              <table:table-cell table:style-name="Table73.A1" office:value-type="string">
                <text:p text:style-name="P3">1000g</text:p>
              </table:table-cell>
              <table:table-cell table:style-name="Table73.A1" office:value-type="string">
                <text:p text:style-name="P24"><text:s/></text:p>
                <text:p text:style-name="P25">http://thegrainery.ca</text:p>
              </table:table-cell>
              <table:table-cell table:style-name="Table73.C3" office:value-type="string">
                <text:p text:style-name="P14">$5.00 </text:p>
              </table:table-cell>
            </table:table-row>
          </table:table>
          <text:p text:style-name="P1"/>
        </draw:text-box>
      </draw:frame>
      <draw:frame draw:style-name="fr1" draw:name="Frame74" text:anchor-type="page" text:anchor-page-number="147" svg:x="0.799cm" svg:y="4.542cm" svg:width="8.52cm" draw:z-index="73">
        <draw:text-box fo:min-height="3.692cm">
          <table:table table:name="Table74" table:style-name="Table74">
            <table:table-column table:style-name="Table74.A"/>
            <table:table-column table:style-name="Table74.B"/>
            <table:table-column table:style-name="Table74.C"/>
            <table:table-row table:style-name="Table74.1">
              <table:table-cell table:style-name="Table7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4.2">
              <table:table-cell table:style-name="Table74.A2" table:number-columns-spanned="3" office:value-type="string">
                <text:p text:style-name="P6">Speerville Maritimes Organic </text:p>
                <text:p text:style-name="P15">Spelt Kernels </text:p>
                <text:p text:style-name="P9">De-hulled spelt may not sprout as well as wheat, but can be soaked and used in bread. <text:s/>Great for home grinding.</text:p>
              </table:table-cell>
              <table:covered-table-cell/>
              <table:covered-table-cell/>
            </table:table-row>
            <table:table-row table:style-name="Table74.3">
              <table:table-cell table:style-name="Table74.A1" office:value-type="string">
                <text:p text:style-name="P3">750g</text:p>
              </table:table-cell>
              <table:table-cell table:style-name="Table74.A1" office:value-type="string">
                <text:p text:style-name="P24"/>
                <text:p text:style-name="P25">http://thegrainery.ca</text:p>
              </table:table-cell>
              <table:table-cell table:style-name="Table74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75" text:anchor-type="page" text:anchor-page-number="149" svg:x="0.799cm" svg:y="4.542cm" svg:width="8.52cm" draw:z-index="74">
        <draw:text-box fo:min-height="3.692cm">
          <table:table table:name="Table75" table:style-name="Table75">
            <table:table-column table:style-name="Table75.A"/>
            <table:table-column table:style-name="Table75.B"/>
            <table:table-column table:style-name="Table75.C"/>
            <table:table-row table:style-name="Table75.1">
              <table:table-cell table:style-name="Table7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5.2">
              <table:table-cell table:style-name="Table75.A2" table:number-columns-spanned="3" office:value-type="string">
                <text:p text:style-name="P6">Prana Biovegetaliens Organic Unroasted</text:p>
                <text:p text:style-name="P15">Sunflower Seeds</text:p>
                <text:p text:style-name="P47">Great raw or roasted</text:p>
              </table:table-cell>
              <table:covered-table-cell/>
              <table:covered-table-cell/>
            </table:table-row>
            <table:table-row table:style-name="Table75.3">
              <table:table-cell table:style-name="Table75.A1" office:value-type="string">
                <text:p text:style-name="P3">300g</text:p>
              </table:table-cell>
              <table:table-cell table:style-name="Table75.A1" office:value-type="string">
                <text:p text:style-name="P24"/>
                <text:p text:style-name="P25">http://thegrainery.ca</text:p>
              </table:table-cell>
              <table:table-cell table:style-name="Table75.C3" office:value-type="currency" office:currency="USD" office:value="2.5">
                <text:p text:style-name="P14">$2.50</text:p>
              </table:table-cell>
            </table:table-row>
          </table:table>
          <text:p text:style-name="P1"/>
        </draw:text-box>
      </draw:frame>
      <draw:frame draw:style-name="fr1" draw:name="Frame76" text:anchor-type="page" text:anchor-page-number="151" svg:x="0.799cm" svg:y="4.542cm" svg:width="8.52cm" draw:z-index="75">
        <draw:text-box fo:min-height="3.692cm">
          <table:table table:name="Table76" table:style-name="Table76">
            <table:table-column table:style-name="Table76.A"/>
            <table:table-column table:style-name="Table76.B"/>
            <table:table-column table:style-name="Table76.C"/>
            <table:table-row table:style-name="Table76.1">
              <table:table-cell table:style-name="Table7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6.2">
              <table:table-cell table:style-name="Table76.A2" table:number-columns-spanned="3" office:value-type="string">
                <text:p text:style-name="P6">Speerville Maritimes Organic </text:p>
                <text:p text:style-name="P15">Wheat Bran </text:p>
                <text:p text:style-name="P9">The outer skin of the wheat kernel. High in fibre. <text:s/>Great in muffins and sprinkled on cereal!</text:p>
              </table:table-cell>
              <table:covered-table-cell/>
              <table:covered-table-cell/>
            </table:table-row>
            <table:table-row table:style-name="Table76.3">
              <table:table-cell table:style-name="Table76.A1" office:value-type="string">
                <text:p text:style-name="P3">750g</text:p>
              </table:table-cell>
              <table:table-cell table:style-name="Table76.A1" office:value-type="string">
                <text:p text:style-name="P24">(members $0.85) </text:p>
                <text:p text:style-name="P25">http://thegrainery.ca</text:p>
              </table:table-cell>
              <table:table-cell table:style-name="Table76.C3" office:value-type="string">
                <text:p text:style-name="P14">$1.05 </text:p>
              </table:table-cell>
            </table:table-row>
          </table:table>
          <text:p text:style-name="P1"/>
        </draw:text-box>
      </draw:frame>
      <draw:frame draw:style-name="fr1" draw:name="Frame77" text:anchor-type="page" text:anchor-page-number="153" svg:x="0.799cm" svg:y="4.542cm" svg:width="8.52cm" draw:z-index="76">
        <draw:text-box fo:min-height="3.692cm">
          <table:table table:name="Table77" table:style-name="Table77">
            <table:table-column table:style-name="Table77.A"/>
            <table:table-column table:style-name="Table77.B"/>
            <table:table-column table:style-name="Table77.C"/>
            <table:table-row table:style-name="Table77.1">
              <table:table-cell table:style-name="Table7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7.2">
              <table:table-cell table:style-name="Table77.A2" table:number-columns-spanned="3" office:value-type="string">
                <text:p text:style-name="P6">Speerville Maritimes Organic </text:p>
                <text:p text:style-name="P15">Wheat Flakes </text:p>
                <text:p text:style-name="P9">Flattened whole wheat kernels. <text:s/>Can be used to replace rolled oats in your favourite recipes.</text:p>
              </table:table-cell>
              <table:covered-table-cell/>
              <table:covered-table-cell/>
            </table:table-row>
            <table:table-row table:style-name="Table77.3">
              <table:table-cell table:style-name="Table77.A1" office:value-type="string">
                <text:p text:style-name="P3">1000g</text:p>
              </table:table-cell>
              <table:table-cell table:style-name="Table77.A1" office:value-type="string">
                <text:p text:style-name="P24">(members $2.80) </text:p>
                <text:p text:style-name="P25">http://thegrainery.ca</text:p>
              </table:table-cell>
              <table:table-cell table:style-name="Table77.C3" office:value-type="string">
                <text:p text:style-name="P14">$3.55 </text:p>
              </table:table-cell>
            </table:table-row>
          </table:table>
          <text:p text:style-name="P1"/>
        </draw:text-box>
      </draw:frame>
      <draw:frame draw:style-name="fr1" draw:name="Frame78" text:anchor-type="page" text:anchor-page-number="155" svg:x="0.799cm" svg:y="4.542cm" svg:width="8.52cm" draw:z-index="77">
        <draw:text-box fo:min-height="3.692cm">
          <table:table table:name="Table78" table:style-name="Table78">
            <table:table-column table:style-name="Table78.A"/>
            <table:table-column table:style-name="Table78.B"/>
            <table:table-column table:style-name="Table78.C"/>
            <table:table-row table:style-name="Table78.1">
              <table:table-cell table:style-name="Table7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8.2">
              <table:table-cell table:style-name="Table78.A2" table:number-columns-spanned="3" office:value-type="string">
                <text:p text:style-name="P6">Speerville Maritimes Organic </text:p>
                <text:p text:style-name="P15">Hard Wheat Kernels </text:p>
                <text:p text:style-name="P9">Also called wheat berries, used for sprouting or cooked for cereal.</text:p>
              </table:table-cell>
              <table:covered-table-cell/>
              <table:covered-table-cell/>
            </table:table-row>
            <table:table-row table:style-name="Table78.3">
              <table:table-cell table:style-name="Table78.A1" office:value-type="string">
                <text:p text:style-name="P3">750g</text:p>
              </table:table-cell>
              <table:table-cell table:style-name="Table78.A1" office:value-type="string">
                <text:p text:style-name="P24"/>
                <text:p text:style-name="P25">http://thegrainery.ca</text:p>
              </table:table-cell>
              <table:table-cell table:style-name="Table78.C3" office:value-type="currency" office:currency="CAD" office:value="2.5">
                <text:p text:style-name="P14">$2.50</text:p>
              </table:table-cell>
            </table:table-row>
          </table:table>
          <text:p text:style-name="P1"/>
        </draw:text-box>
      </draw:frame>
      <draw:frame draw:style-name="fr1" draw:name="Frame79" text:anchor-type="page" text:anchor-page-number="157" svg:x="0.799cm" svg:y="4.542cm" svg:width="8.52cm" draw:z-index="78">
        <draw:text-box fo:min-height="3.692cm">
          <table:table table:name="Table79" table:style-name="Table79">
            <table:table-column table:style-name="Table79.A"/>
            <table:table-column table:style-name="Table79.B"/>
            <table:table-column table:style-name="Table79.C"/>
            <table:table-row table:style-name="Table79.1">
              <table:table-cell table:style-name="Table7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9.2">
              <table:table-cell table:style-name="Table79.A2" table:number-columns-spanned="3" office:value-type="string">
                <text:p text:style-name="P6">Speerville Maritimes Organic </text:p>
                <text:p text:style-name="P15">Soft Wheat Kernels </text:p>
                <text:p text:style-name="P9">Another variety of wheat berries, used for sprouting and as a cereal.</text:p>
              </table:table-cell>
              <table:covered-table-cell/>
              <table:covered-table-cell/>
            </table:table-row>
            <table:table-row table:style-name="Table79.3">
              <table:table-cell table:style-name="Table79.A1" office:value-type="string">
                <text:p text:style-name="P3">1000g</text:p>
              </table:table-cell>
              <table:table-cell table:style-name="Table79.A1" office:value-type="string">
                <text:p text:style-name="P24"/>
                <text:p text:style-name="P25">http://thegrainery.ca</text:p>
              </table:table-cell>
              <table:table-cell table:style-name="Table79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80" text:anchor-type="page" text:anchor-page-number="159" svg:x="0.799cm" svg:y="4.542cm" svg:width="8.52cm" draw:z-index="79">
        <draw:text-box fo:min-height="3.692cm">
          <table:table table:name="Table80" table:style-name="Table80">
            <table:table-column table:style-name="Table80.A"/>
            <table:table-column table:style-name="Table80.B"/>
            <table:table-column table:style-name="Table80.C"/>
            <table:table-row table:style-name="Table80.1">
              <table:table-cell table:style-name="Table8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0.2">
              <table:table-cell table:style-name="Table80.A2" table:number-columns-spanned="3" office:value-type="string">
                <text:p text:style-name="P6">Speerville Maritimes Organic </text:p>
                <text:p text:style-name="P15">Cracked Wheat </text:p>
                <text:p text:style-name="P9">Made from the cracked and cleaned whole wheat kernel. <text:s/>Soak in equal am't of H2O and use in bread or cook as cereal or instead of bulgar in Tabouli.</text:p>
              </table:table-cell>
              <table:covered-table-cell/>
              <table:covered-table-cell/>
            </table:table-row>
            <table:table-row table:style-name="Table80.3">
              <table:table-cell table:style-name="Table80.A1" office:value-type="string">
                <text:p text:style-name="P3">750g</text:p>
              </table:table-cell>
              <table:table-cell table:style-name="Table80.A1" office:value-type="string">
                <text:p text:style-name="P24">(members $2.50) </text:p>
                <text:p text:style-name="P25">http://thegrainery.ca</text:p>
              </table:table-cell>
              <table:table-cell table:style-name="Table80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81" text:anchor-type="page" text:anchor-page-number="161" svg:x="0.799cm" svg:y="4.542cm" svg:width="8.52cm" draw:z-index="80">
        <draw:text-box fo:min-height="3.692cm">
          <table:table table:name="Table81" table:style-name="Table81">
            <table:table-column table:style-name="Table81.A"/>
            <table:table-column table:style-name="Table81.B"/>
            <table:table-column table:style-name="Table81.C"/>
            <table:table-row table:style-name="Table81.1">
              <table:table-cell table:style-name="Table8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1.2">
              <table:table-cell table:style-name="Table81.A2" table:number-columns-spanned="3" office:value-type="string">
                <text:p text:style-name="P6">Speerville Maritimes Organic </text:p>
                <text:p text:style-name="P15">Red Fife Heritage Wheat kernels </text:p>
                <text:p text:style-name="P9">Used for sprouting and as a cereal. Soak overnight in milk and add to your favourite bread recipe. </text:p>
              </table:table-cell>
              <table:covered-table-cell/>
              <table:covered-table-cell/>
            </table:table-row>
            <table:table-row table:style-name="Table81.3">
              <table:table-cell table:style-name="Table81.A1" office:value-type="string">
                <text:p text:style-name="P3">750g</text:p>
              </table:table-cell>
              <table:table-cell table:style-name="Table81.A1" office:value-type="string">
                <text:p text:style-name="P24"><text:s/></text:p>
                <text:p text:style-name="P25">http://thegrainery.ca</text:p>
              </table:table-cell>
              <table:table-cell table:style-name="Table81.C3" office:value-type="string">
                <text:p text:style-name="P14">$3.50 </text:p>
              </table:table-cell>
            </table:table-row>
          </table:table>
          <text:p text:style-name="P1"/>
        </draw:text-box>
      </draw:frame>
      <draw:frame draw:style-name="fr1" draw:name="Frame82" text:anchor-type="page" text:anchor-page-number="163" svg:x="0.88cm" svg:y="4.542cm" svg:width="8.52cm" draw:z-index="81">
        <draw:text-box fo:min-height="3.692cm">
          <table:table table:name="Table82" table:style-name="Table82">
            <table:table-column table:style-name="Table82.A"/>
            <table:table-column table:style-name="Table82.B"/>
            <table:table-column table:style-name="Table82.C"/>
            <table:table-row table:style-name="Table82.1">
              <table:table-cell table:style-name="Table8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2.2">
              <table:table-cell table:style-name="Table82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82.3">
              <table:table-cell table:style-name="Table82.A1" office:value-type="string">
                <text:p text:style-name="P3">g</text:p>
              </table:table-cell>
              <table:table-cell table:style-name="Table82.A1" office:value-type="string">
                <text:p text:style-name="P24">(members $0.00) </text:p>
                <text:p text:style-name="P25">http://thegrainery.ca</text:p>
              </table:table-cell>
              <table:table-cell table:style-name="Table82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83" text:anchor-type="page" text:anchor-page-number="165" svg:x="0.799cm" svg:y="4.542cm" svg:width="8.52cm" draw:z-index="82">
        <draw:text-box fo:min-height="3.692cm">
          <table:table table:name="Table83" table:style-name="Table83">
            <table:table-column table:style-name="Table83.A"/>
            <table:table-column table:style-name="Table83.B"/>
            <table:table-column table:style-name="Table83.C"/>
            <table:table-row table:style-name="Table83.1">
              <table:table-cell table:style-name="Table8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3.2">
              <table:table-cell table:style-name="Table83.A2" table:number-columns-spanned="3" office:value-type="string">
                <text:p text:style-name="P6">Speerville Imported Organic Dried</text:p>
                <text:p text:style-name="P7"><text:span text:style-name="T1">Apples </text:span><text:span text:style-name="T2">(unsulphured)</text:span></text:p>
                <text:p text:style-name="P9">Great for snacking or added to hot cereal.</text:p>
              </table:table-cell>
              <table:covered-table-cell/>
              <table:covered-table-cell/>
            </table:table-row>
            <table:table-row table:style-name="Table83.3">
              <table:table-cell table:style-name="Table83.A1" office:value-type="string">
                <text:p text:style-name="P3">125g</text:p>
              </table:table-cell>
              <table:table-cell table:style-name="Table83.A1" office:value-type="string">
                <text:p text:style-name="P24">(members $3.05) </text:p>
                <text:p text:style-name="P25">http://thegrainery.ca</text:p>
              </table:table-cell>
              <table:table-cell table:style-name="Table83.C3" office:value-type="string">
                <text:p text:style-name="P14">$3.90 </text:p>
              </table:table-cell>
            </table:table-row>
          </table:table>
          <text:p text:style-name="P1"/>
        </draw:text-box>
      </draw:frame>
      <draw:frame draw:style-name="fr1" draw:name="Frame84" text:anchor-type="page" text:anchor-page-number="167" svg:x="0.799cm" svg:y="4.542cm" svg:width="8.52cm" draw:z-index="83">
        <draw:text-box fo:min-height="3.692cm">
          <table:table table:name="Table84" table:style-name="Table84">
            <table:table-column table:style-name="Table84.A"/>
            <table:table-column table:style-name="Table84.B"/>
            <table:table-column table:style-name="Table84.C"/>
            <table:table-row table:style-name="Table84.1">
              <table:table-cell table:style-name="Table8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4.2">
              <table:table-cell table:style-name="Table84.A2" table:number-columns-spanned="3" office:value-type="string">
                <text:p text:style-name="P6">Speerville Imported Organic Dried</text:p>
                <text:p text:style-name="P7"><text:span text:style-name="T1">Apples </text:span><text:span text:style-name="T2">(unsulphured)</text:span></text:p>
                <text:p text:style-name="P9">Great for snacking or added to hot cereal.</text:p>
              </table:table-cell>
              <table:covered-table-cell/>
              <table:covered-table-cell/>
            </table:table-row>
            <table:table-row table:style-name="Table84.3">
              <table:table-cell table:style-name="Table84.A1" office:value-type="string">
                <text:p text:style-name="P3">230g</text:p>
              </table:table-cell>
              <table:table-cell table:style-name="Table84.A1" office:value-type="string">
                <text:p text:style-name="P24">(members $6.10) </text:p>
                <text:p text:style-name="P25">http://thegrainery.ca</text:p>
              </table:table-cell>
              <table:table-cell table:style-name="Table84.C3" office:value-type="string">
                <text:p text:style-name="P14">$7.75 </text:p>
              </table:table-cell>
            </table:table-row>
          </table:table>
          <text:p text:style-name="P1"/>
        </draw:text-box>
      </draw:frame>
      <draw:frame draw:style-name="fr1" draw:name="Frame85" text:anchor-type="page" text:anchor-page-number="169" svg:x="0.799cm" svg:y="4.542cm" svg:width="8.52cm" draw:z-index="84">
        <draw:text-box fo:min-height="3.692cm">
          <table:table table:name="Table85" table:style-name="Table85">
            <table:table-column table:style-name="Table85.A"/>
            <table:table-column table:style-name="Table85.B"/>
            <table:table-column table:style-name="Table85.C"/>
            <table:table-row table:style-name="Table85.1">
              <table:table-cell table:style-name="Table8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5.2">
              <table:table-cell table:style-name="Table85.A2" table:number-columns-spanned="3" office:value-type="string">
                <text:p text:style-name="P6"><text:s/>Prana Biovegetaliens Imported Organic </text:p>
                <text:p text:style-name="P8"><text:span text:style-name="T1">Apricots </text:span><text:span text:style-name="T2">(unsulphured)</text:span></text:p>
                <text:p text:style-name="P9">These whole pitted apricots make delicious snacks. Their dark colour comes from being unsulphured.</text:p>
              </table:table-cell>
              <table:covered-table-cell/>
              <table:covered-table-cell/>
            </table:table-row>
            <table:table-row table:style-name="Table85.3">
              <table:table-cell table:style-name="Table85.A1" office:value-type="string">
                <text:p text:style-name="P3">250g</text:p>
              </table:table-cell>
              <table:table-cell table:style-name="Table85.A1" office:value-type="string">
                <text:p text:style-name="P24"/>
                <text:p text:style-name="P25">http://thegrainery.ca</text:p>
              </table:table-cell>
              <table:table-cell table:style-name="Table85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86" text:anchor-type="page" text:anchor-page-number="171" svg:x="0.799cm" svg:y="4.542cm" svg:width="8.52cm" draw:z-index="85">
        <draw:text-box fo:min-height="3.692cm">
          <text:p text:style-name="Text_20_body"/>
          <table:table table:name="Table86" table:style-name="Table86">
            <table:table-column table:style-name="Table86.A"/>
            <table:table-column table:style-name="Table86.B"/>
            <table:table-column table:style-name="Table86.C"/>
            <table:table-row table:style-name="Table86.1">
              <table:table-cell table:style-name="Table8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6.2">
              <table:table-cell table:style-name="Table86.A2" table:number-columns-spanned="3" office:value-type="string">
                <text:p text:style-name="P6"><text:s/>Prana Biovegetaliens Imported Organic </text:p>
                <text:p text:style-name="P6"><text:span text:style-name="T14">Medjool</text:span> <text:span text:style-name="T12">Dates</text:span><text:span text:style-name="T1"> </text:span>(unsulphured)</text:p>
                <text:p text:style-name="P9">Great in cereals, granola and for baking. <text:s/>Also deliciously sweet eaten on their own!</text:p>
              </table:table-cell>
              <table:covered-table-cell/>
              <table:covered-table-cell/>
            </table:table-row>
            <table:table-row table:style-name="Table86.3">
              <table:table-cell table:style-name="Table86.A1" office:value-type="string">
                <text:p text:style-name="P3">250g</text:p>
              </table:table-cell>
              <table:table-cell table:style-name="Table86.A1" office:value-type="string">
                <text:p text:style-name="P24"/>
                <text:p text:style-name="P25">http://thegrainery.ca</text:p>
              </table:table-cell>
              <table:table-cell table:style-name="Table86.C3" office:value-type="currency" office:currency="CAD" office:value="6">
                <text:p text:style-name="P14">$6.00</text:p>
              </table:table-cell>
            </table:table-row>
          </table:table>
          <text:p text:style-name="P1"/>
        </draw:text-box>
      </draw:frame>
      <draw:frame draw:style-name="fr1" draw:name="Frame87" text:anchor-type="page" text:anchor-page-number="173" svg:x="0.799cm" svg:y="4.542cm" svg:width="8.52cm" draw:z-index="86">
        <draw:text-box fo:min-height="3.692cm">
          <table:table table:name="Table87" table:style-name="Table87">
            <table:table-column table:style-name="Table87.A"/>
            <table:table-column table:style-name="Table87.B"/>
            <table:table-column table:style-name="Table87.C"/>
            <table:table-row table:style-name="Table87.1">
              <table:table-cell table:style-name="Table8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7.2">
              <table:table-cell table:style-name="Table87.A2" table:number-columns-spanned="3" office:value-type="string">
                <text:p text:style-name="P6">Prana Biovegetalien Imported Organic </text:p>
                <text:p text:style-name="P7"><text:span text:style-name="T1">Pitted Prunes </text:span><text:span text:style-name="T2">(unsulphured)</text:span></text:p>
                <text:p text:style-name="P9">After cool storage, sugar from the prune may crystallize on the surface of the fruit as a white powder. Try them stewed on oatmeal! <text:s text:c="43"/></text:p>
              </table:table-cell>
              <table:covered-table-cell/>
              <table:covered-table-cell/>
            </table:table-row>
            <table:table-row table:style-name="Table87.3">
              <table:table-cell table:style-name="Table87.A1" office:value-type="string">
                <text:p text:style-name="P3">230g</text:p>
              </table:table-cell>
              <table:table-cell table:style-name="Table87.A1" office:value-type="string">
                <text:p text:style-name="P24"/>
                <text:p text:style-name="P25">http://thegrainery.ca</text:p>
              </table:table-cell>
              <table:table-cell table:style-name="Table87.C3" office:value-type="currency" office:currency="CAD" office:value="5.75">
                <text:p text:style-name="P14">$5.75</text:p>
              </table:table-cell>
            </table:table-row>
          </table:table>
          <text:p text:style-name="P1"/>
        </draw:text-box>
      </draw:frame>
      <draw:frame draw:style-name="fr1" draw:name="Frame88" text:anchor-type="page" text:anchor-page-number="175" svg:x="0.799cm" svg:y="4.542cm" svg:width="8.52cm" draw:z-index="87">
        <draw:text-box fo:min-height="3.692cm">
          <table:table table:name="Table88" table:style-name="Table88">
            <table:table-column table:style-name="Table88.A"/>
            <table:table-column table:style-name="Table88.B"/>
            <table:table-column table:style-name="Table88.C"/>
            <table:table-row table:style-name="Table88.1">
              <table:table-cell table:style-name="Table8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8.2">
              <table:table-cell table:style-name="Table88.A2" table:number-columns-spanned="3" office:value-type="string">
                <text:p text:style-name="P6">Prana Biovegetaliens Imported Organic </text:p>
                <text:p text:style-name="P7"><text:span text:style-name="T1">Thompson Raisins </text:span><text:span text:style-name="T2">(unsulphured)</text:span></text:p>
                <text:p text:style-name="P9">Plump, sweet and juicy! Eat them as is or add to cereal or baking.</text:p>
              </table:table-cell>
              <table:covered-table-cell/>
              <table:covered-table-cell/>
            </table:table-row>
            <table:table-row table:style-name="Table88.3">
              <table:table-cell table:style-name="Table88.A1" office:value-type="string">
                <text:p text:style-name="P3">300g</text:p>
              </table:table-cell>
              <table:table-cell table:style-name="Table88.A1" office:value-type="string">
                <text:p text:style-name="P24"/>
                <text:p text:style-name="P25">http://thegrainery.ca</text:p>
              </table:table-cell>
              <table:table-cell table:style-name="Table88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89" text:anchor-type="page" text:anchor-page-number="177" svg:x="0.799cm" svg:y="4.542cm" svg:width="8.52cm" draw:z-index="88">
        <draw:text-box fo:min-height="3.692cm">
          <table:table table:name="Table89" table:style-name="Table89">
            <table:table-column table:style-name="Table89.A"/>
            <table:table-column table:style-name="Table89.B"/>
            <table:table-column table:style-name="Table89.C"/>
            <table:table-row table:style-name="Table89.1">
              <table:table-cell table:style-name="Table8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9.2">
              <table:table-cell table:style-name="Table89.A2" table:number-columns-spanned="3" office:value-type="string">
                <text:p text:style-name="P6">Speerville Imported Organic </text:p>
                <text:p text:style-name="P15">Goji Berries </text:p>
                <text:p text:style-name="P9">These tiny, tart berries are extremely high in antioxidants. </text:p>
              </table:table-cell>
              <table:covered-table-cell/>
              <table:covered-table-cell/>
            </table:table-row>
            <table:table-row table:style-name="Table89.3">
              <table:table-cell table:style-name="Table89.A1" office:value-type="string">
                <text:p text:style-name="P3">100g</text:p>
              </table:table-cell>
              <table:table-cell table:style-name="Table89.A1" office:value-type="string">
                <text:p text:style-name="P24">(members $5.20) </text:p>
                <text:p text:style-name="P25">http://thegrainery.ca</text:p>
              </table:table-cell>
              <table:table-cell table:style-name="Table89.C3" office:value-type="string">
                <text:p text:style-name="P14">$6.60 </text:p>
              </table:table-cell>
            </table:table-row>
          </table:table>
          <text:p text:style-name="P1"/>
        </draw:text-box>
      </draw:frame>
      <draw:frame draw:style-name="fr1" draw:name="Frame90" text:anchor-type="page" text:anchor-page-number="179" svg:x="0.799cm" svg:y="4.542cm" svg:width="8.52cm" draw:z-index="89">
        <draw:text-box fo:min-height="3.692cm">
          <table:table table:name="Table90" table:style-name="Table90">
            <table:table-column table:style-name="Table90.A"/>
            <table:table-column table:style-name="Table90.B"/>
            <table:table-column table:style-name="Table90.C"/>
            <table:table-row table:style-name="Table90.1">
              <table:table-cell table:style-name="Table9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0.2">
              <table:table-cell table:style-name="Table90.A2" table:number-columns-spanned="3" office:value-type="string">
                <text:p text:style-name="P6"><text:s/></text:p>
                <text:p text:style-name="P15"><text:s/>Macadamia Nuts</text:p>
                <text:p text:style-name="P9"/>
              </table:table-cell>
              <table:covered-table-cell/>
              <table:covered-table-cell/>
            </table:table-row>
            <table:table-row table:style-name="Table90.3">
              <table:table-cell table:style-name="Table90.A1" office:value-type="string">
                <text:p text:style-name="P3">200 g</text:p>
              </table:table-cell>
              <table:table-cell table:style-name="Table90.A1" office:value-type="string">
                <text:p text:style-name="P24"/>
                <text:p text:style-name="P25">http://thegrainery.ca</text:p>
              </table:table-cell>
              <table:table-cell table:style-name="Table90.C3" office:value-type="currency" office:currency="CAD" office:value="6">
                <text:p text:style-name="P14">$6.00</text:p>
              </table:table-cell>
            </table:table-row>
          </table:table>
          <text:p text:style-name="P1"/>
        </draw:text-box>
      </draw:frame>
      <draw:frame draw:style-name="fr1" draw:name="Frame91" text:anchor-type="page" text:anchor-page-number="181" svg:x="0.799cm" svg:y="4.542cm" svg:width="8.52cm" draw:z-index="90">
        <draw:text-box fo:min-height="3.692cm">
          <table:table table:name="Table91" table:style-name="Table91">
            <table:table-column table:style-name="Table91.A"/>
            <table:table-column table:style-name="Table91.B"/>
            <table:table-column table:style-name="Table91.C"/>
            <table:table-row table:style-name="Table91.1">
              <table:table-cell table:style-name="Table9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1.2">
              <table:table-cell table:style-name="Table91.A2" table:number-columns-spanned="3" office:value-type="string">
                <text:p text:style-name="P6">Speerville <text:s text:c="2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91.3">
              <table:table-cell table:style-name="Table91.A1" office:value-type="string">
                <text:p text:style-name="P3">g</text:p>
              </table:table-cell>
              <table:table-cell table:style-name="Table91.A1" office:value-type="string">
                <text:p text:style-name="P24">(members $0.00) </text:p>
                <text:p text:style-name="P25">http://thegrainery.ca</text:p>
              </table:table-cell>
              <table:table-cell table:style-name="Table91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92" text:anchor-type="page" text:anchor-page-number="183" svg:x="0.799cm" svg:y="4.542cm" svg:width="8.52cm" draw:z-index="91">
        <draw:text-box fo:min-height="3.692cm"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 table:style-name="Table92.1">
              <table:table-cell table:style-name="Table9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2.2">
              <table:table-cell table:style-name="Table92.A2" table:number-columns-spanned="3" office:value-type="string">
                <text:p text:style-name="P6">Speerville Imported Organic </text:p>
                <text:p text:style-name="P15">Alfalfa Seeds </text:p>
                <text:p text:style-name="P9">Great for Sprouting! <text:s/>Add to salads and sandwiches.</text:p>
              </table:table-cell>
              <table:covered-table-cell/>
              <table:covered-table-cell/>
            </table:table-row>
            <table:table-row table:style-name="Table92.3">
              <table:table-cell table:style-name="Table92.A1" office:value-type="string">
                <text:p text:style-name="P3">150g</text:p>
              </table:table-cell>
              <table:table-cell table:style-name="Table92.A1" office:value-type="string">
                <text:p text:style-name="P24"><text:s/></text:p>
                <text:p text:style-name="P25">http://thegrainery.ca</text:p>
              </table:table-cell>
              <table:table-cell table:style-name="Table92.C3" office:value-type="string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93" text:anchor-type="page" text:anchor-page-number="185" svg:x="0.799cm" svg:y="4.542cm" svg:width="8.52cm" draw:z-index="92">
        <draw:text-box fo:min-height="3.692cm">
          <table:table table:name="Table93" table:style-name="Table93">
            <table:table-column table:style-name="Table93.A"/>
            <table:table-column table:style-name="Table93.B"/>
            <table:table-column table:style-name="Table93.C"/>
            <table:table-row table:style-name="Table93.1">
              <table:table-cell table:style-name="Table9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3.2">
              <table:table-cell table:style-name="Table93.A2" table:number-columns-spanned="3" office:value-type="string">
                <text:p text:style-name="P6">Speerville Imported Organic </text:p>
                <text:p text:style-name="P15">Daikon Radish Seeds </text:p>
                <text:p text:style-name="P9">Great for Sprouting! <text:s/>Add to salads and sandwiches.</text:p>
              </table:table-cell>
              <table:covered-table-cell/>
              <table:covered-table-cell/>
            </table:table-row>
            <table:table-row table:style-name="Table93.3">
              <table:table-cell table:style-name="Table93.A1" office:value-type="string">
                <text:p text:style-name="P3">150g</text:p>
              </table:table-cell>
              <table:table-cell table:style-name="Table93.A1" office:value-type="string">
                <text:p text:style-name="P24"><text:s/></text:p>
                <text:p text:style-name="P25">http://thegrainery.ca</text:p>
              </table:table-cell>
              <table:table-cell table:style-name="Table93.C3" office:value-type="string">
                <text:p text:style-name="P14">$1.85 </text:p>
              </table:table-cell>
            </table:table-row>
          </table:table>
          <text:p text:style-name="P1"/>
        </draw:text-box>
      </draw:frame>
      <draw:frame draw:style-name="fr1" draw:name="Frame94" text:anchor-type="page" text:anchor-page-number="187" svg:x="0.799cm" svg:y="4.542cm" svg:width="8.52cm" draw:z-index="93">
        <draw:text-box fo:min-height="3.692cm">
          <table:table table:name="Table94" table:style-name="Table94">
            <table:table-column table:style-name="Table94.A"/>
            <table:table-column table:style-name="Table94.B"/>
            <table:table-column table:style-name="Table94.C"/>
            <table:table-row table:style-name="Table94.1">
              <table:table-cell table:style-name="Table9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4.2">
              <table:table-cell table:style-name="Table94.A2" table:number-columns-spanned="3" office:value-type="string">
                <text:p text:style-name="P6">Speerville Imported Organic </text:p>
                <text:p text:style-name="P15">Crimson Clover Seeds </text:p>
                <text:p text:style-name="P9">Great for Sprouting! <text:s/>Add to salads and sandwiches.</text:p>
              </table:table-cell>
              <table:covered-table-cell/>
              <table:covered-table-cell/>
            </table:table-row>
            <table:table-row table:style-name="Table94.3">
              <table:table-cell table:style-name="Table94.A1" office:value-type="string">
                <text:p text:style-name="P3">100g</text:p>
              </table:table-cell>
              <table:table-cell table:style-name="Table94.A1" office:value-type="string">
                <text:p text:style-name="P24"/>
                <text:p text:style-name="P25">http://thegrainery.ca</text:p>
              </table:table-cell>
              <table:table-cell table:style-name="Table94.C3" office:value-type="string">
                <text:p text:style-name="P14">$3.60 </text:p>
              </table:table-cell>
            </table:table-row>
          </table:table>
          <text:p text:style-name="P1"/>
        </draw:text-box>
      </draw:frame>
      <draw:frame draw:style-name="fr1" draw:name="Frame95" text:anchor-type="page" text:anchor-page-number="189" svg:x="0.799cm" svg:y="4.542cm" svg:width="8.52cm" draw:z-index="94">
        <draw:text-box fo:min-height="3.692cm">
          <table:table table:name="Table95" table:style-name="Table95">
            <table:table-column table:style-name="Table95.A"/>
            <table:table-column table:style-name="Table95.B"/>
            <table:table-column table:style-name="Table95.C"/>
            <table:table-row table:style-name="Table95.1">
              <table:table-cell table:style-name="Table9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5.2">
              <table:table-cell table:style-name="Table95.A2" table:number-columns-spanned="3" office:value-type="string">
                <text:p text:style-name="P6">Speerville Imported Organic </text:p>
                <text:p text:style-name="Frame_20_contents"><text:span text:style-name="T1">Mumm's Broccoli Brassica Blend </text:span><text:span text:style-name="T2">Sprout Mix</text:span></text:p>
                <text:p text:style-name="P9">Contains: broccoli, broccoli raab, canola, radish, mustard and arugula seeds </text:p>
              </table:table-cell>
              <table:covered-table-cell/>
              <table:covered-table-cell/>
            </table:table-row>
            <table:table-row table:style-name="Table95.3">
              <table:table-cell table:style-name="Table95.A1" office:value-type="string">
                <text:p text:style-name="P3">150g</text:p>
              </table:table-cell>
              <table:table-cell table:style-name="Table95.A1" office:value-type="string">
                <text:p text:style-name="P24">(members $2.90) </text:p>
                <text:p text:style-name="P25">http://thegrainery.ca</text:p>
              </table:table-cell>
              <table:table-cell table:style-name="Table95.C3" office:value-type="currency" office:currency="USD" office:value="3.55">
                <text:p text:style-name="P14">$3.55</text:p>
              </table:table-cell>
            </table:table-row>
          </table:table>
          <text:p text:style-name="P1"/>
        </draw:text-box>
      </draw:frame>
      <draw:frame draw:style-name="fr1" draw:name="Frame96" text:anchor-type="page" text:anchor-page-number="191" svg:x="0.799cm" svg:y="4.542cm" svg:width="8.52cm" draw:z-index="95">
        <draw:text-box fo:min-height="3.692cm">
          <table:table table:name="Table96" table:style-name="Table96">
            <table:table-column table:style-name="Table96.A"/>
            <table:table-column table:style-name="Table96.B"/>
            <table:table-column table:style-name="Table96.C"/>
            <table:table-row table:style-name="Table96.1">
              <table:table-cell table:style-name="Table9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6.2">
              <table:table-cell table:style-name="Table96.A2" table:number-columns-spanned="3" office:value-type="string">
                <text:p text:style-name="P6">Speerville Imported Organic </text:p>
                <text:p text:style-name="P7"><text:span text:style-name="T1">Mumm's Sandwich Booster </text:span><text:span text:style-name="T2">Sprout Mix</text:span></text:p>
                <text:p text:style-name="P9">Contains: red clover, alfalfa, radish, and canola seeds </text:p>
              </table:table-cell>
              <table:covered-table-cell/>
              <table:covered-table-cell/>
            </table:table-row>
            <table:table-row table:style-name="Table96.3">
              <table:table-cell table:style-name="Table96.A1" office:value-type="string">
                <text:p text:style-name="P3">150g</text:p>
              </table:table-cell>
              <table:table-cell table:style-name="Table96.A1" office:value-type="string">
                <text:p text:style-name="P24">(members $1.70) </text:p>
                <text:p text:style-name="P25">http://thegrainery.ca</text:p>
              </table:table-cell>
              <table:table-cell table:style-name="Table96.C3" office:value-type="currency" office:currency="USD" office:value="2.2">
                <text:p text:style-name="P14">$2.20</text:p>
              </table:table-cell>
            </table:table-row>
          </table:table>
          <text:p text:style-name="P1"/>
        </draw:text-box>
      </draw:frame>
      <draw:frame draw:style-name="fr1" draw:name="Frame97" text:anchor-type="page" text:anchor-page-number="193" svg:x="0.799cm" svg:y="4.542cm" svg:width="8.52cm" draw:z-index="96">
        <draw:text-box fo:min-height="3.692cm">
          <table:table table:name="Table97" table:style-name="Table97">
            <table:table-column table:style-name="Table97.A"/>
            <table:table-column table:style-name="Table97.B"/>
            <table:table-column table:style-name="Table97.C"/>
            <table:table-row table:style-name="Table97.1">
              <table:table-cell table:style-name="Table9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7.2">
              <table:table-cell table:style-name="Table97.A2" table:number-columns-spanned="3" office:value-type="string">
                <text:p text:style-name="P6">Speerville Imported Organic </text:p>
                <text:p text:style-name="P7"><text:span text:style-name="T1">Mumm's Ancient Eastern </text:span><text:span text:style-name="T2">Spout Mix</text:span></text:p>
                <text:p text:style-name="P9">Contains: fenugreek, lentils, kamut and adzuki beans. </text:p>
              </table:table-cell>
              <table:covered-table-cell/>
              <table:covered-table-cell/>
            </table:table-row>
            <table:table-row table:style-name="Table97.3">
              <table:table-cell table:style-name="Table97.A1" office:value-type="string">
                <text:p text:style-name="P3">150g</text:p>
              </table:table-cell>
              <table:table-cell table:style-name="Table97.A1" office:value-type="string">
                <text:p text:style-name="P24">(members $1.15) </text:p>
                <text:p text:style-name="P25">http://thegrainery.ca</text:p>
              </table:table-cell>
              <table:table-cell table:style-name="Table97.C3" office:value-type="currency" office:currency="USD" office:value="1.4">
                <text:p text:style-name="P14">$1.40</text:p>
              </table:table-cell>
            </table:table-row>
          </table:table>
          <text:p text:style-name="P1"/>
        </draw:text-box>
      </draw:frame>
      <draw:frame draw:style-name="fr1" draw:name="Frame98" text:anchor-type="page" text:anchor-page-number="195" svg:x="0.799cm" svg:y="4.542cm" svg:width="8.52cm" draw:z-index="97">
        <draw:text-box fo:min-height="3.692cm">
          <table:table table:name="Table98" table:style-name="Table98">
            <table:table-column table:style-name="Table98.A"/>
            <table:table-column table:style-name="Table98.B"/>
            <table:table-column table:style-name="Table98.C"/>
            <table:table-row table:style-name="Table98.1">
              <table:table-cell table:style-name="Table9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Farmer s Market 1496 Lower Water Street</text:p>
              </table:table-cell>
              <table:covered-table-cell/>
              <table:covered-table-cell/>
            </table:table-row>
            <table:table-row table:style-name="Table98.2">
              <table:table-cell table:style-name="Table98.A2" table:number-columns-spanned="3" office:value-type="string">
                <text:p text:style-name="P6">Speerville Imported Organic </text:p>
                <text:p text:style-name="P7"><text:span text:style-name="T1">Mumm's Spicy Lentil Crunch </text:span><text:span text:style-name="T2">Sprout Mix</text:span></text:p>
                <text:p text:style-name="P9">Contains: mixed lentils, radish, alfalfa, red clover, canola, and black mustard seeds. <text:s/></text:p>
              </table:table-cell>
              <table:covered-table-cell/>
              <table:covered-table-cell/>
            </table:table-row>
            <table:table-row table:style-name="Table98.3">
              <table:table-cell table:style-name="Table98.A1" office:value-type="string">
                <text:p text:style-name="P3">150g</text:p>
              </table:table-cell>
              <table:table-cell table:style-name="Table98.A1" office:value-type="string">
                <text:p text:style-name="P24">(members $2.95) </text:p>
                <text:p text:style-name="P25">http://thegrainery.ca</text:p>
              </table:table-cell>
              <table:table-cell table:style-name="Table98.C3" office:value-type="string">
                <text:p text:style-name="P14">$3.75 </text:p>
              </table:table-cell>
            </table:table-row>
          </table:table>
          <text:p text:style-name="P1"/>
        </draw:text-box>
      </draw:frame>
      <draw:frame draw:style-name="fr1" draw:name="Frame99" text:anchor-type="page" text:anchor-page-number="197" svg:x="0.799cm" svg:y="4.542cm" svg:width="8.52cm" draw:z-index="98">
        <draw:text-box fo:min-height="3.692cm">
          <table:table table:name="Table99" table:style-name="Table99">
            <table:table-column table:style-name="Table99.A"/>
            <table:table-column table:style-name="Table99.B"/>
            <table:table-column table:style-name="Table99.C"/>
            <table:table-row table:style-name="Table99.1">
              <table:table-cell table:style-name="Table9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9.2">
              <table:table-cell table:style-name="Table99.A2" table:number-columns-spanned="3" office:value-type="string">
                <text:p text:style-name="P6">Speerville Imported Organic </text:p>
                <text:p text:style-name="P7"><text:span text:style-name="T1">Mumm's Crunchy Bean Mix </text:span><text:span text:style-name="T2">Sprout Mix</text:span></text:p>
                <text:p text:style-name="P9">Contains: Garbanzo beans and mixed lentils. </text:p>
              </table:table-cell>
              <table:covered-table-cell/>
              <table:covered-table-cell/>
            </table:table-row>
            <table:table-row table:style-name="Table99.3">
              <table:table-cell table:style-name="Table99.A1" office:value-type="string">
                <text:p text:style-name="P3">150g</text:p>
              </table:table-cell>
              <table:table-cell table:style-name="Table99.A1" office:value-type="string">
                <text:p text:style-name="P24">(members $1.95) </text:p>
                <text:p text:style-name="P25">http://thegrainery.ca</text:p>
              </table:table-cell>
              <table:table-cell table:style-name="Table99.C3" office:value-type="string">
                <text:p text:style-name="P14">$2.50 </text:p>
              </table:table-cell>
            </table:table-row>
          </table:table>
          <text:p text:style-name="P1"/>
        </draw:text-box>
      </draw:frame>
      <draw:frame draw:style-name="fr1" draw:name="Frame100" text:anchor-type="page" text:anchor-page-number="199" svg:x="0.799cm" svg:y="4.542cm" svg:width="8.52cm" draw:z-index="99">
        <draw:text-box fo:min-height="3.692cm">
          <table:table table:name="Table100" table:style-name="Table100">
            <table:table-column table:style-name="Table100.A"/>
            <table:table-column table:style-name="Table100.B"/>
            <table:table-column table:style-name="Table100.C"/>
            <table:table-row table:style-name="Table100.1">
              <table:table-cell table:style-name="Table10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0.2">
              <table:table-cell table:style-name="Table100.A2" table:number-columns-spanned="3" office:value-type="string">
                <text:p text:style-name="P6">ORGANIC SPROUTING SEEDS <text:s text:c="2"/></text:p>
                <text:p text:style-name="P15">Spring Salad Mix </text:p>
                <text:p text:style-name="P9">(Broccoli, Radish, red clover, alfalfa)</text:p>
              </table:table-cell>
              <table:covered-table-cell/>
              <table:covered-table-cell/>
            </table:table-row>
            <table:table-row table:style-name="Table100.3">
              <table:table-cell table:style-name="Table100.A1" office:value-type="string">
                <text:p text:style-name="P3">150g</text:p>
              </table:table-cell>
              <table:table-cell table:style-name="Table100.A1" office:value-type="string">
                <text:p text:style-name="P32">http://thegrainery.ca</text:p>
              </table:table-cell>
              <table:table-cell table:style-name="Table100.C3" office:value-type="string">
                <text:p text:style-name="P14">$4.95 </text:p>
              </table:table-cell>
            </table:table-row>
          </table:table>
          <text:p text:style-name="P1"/>
        </draw:text-box>
      </draw:frame>
      <draw:frame draw:style-name="fr1" draw:name="Frame101" text:anchor-type="page" text:anchor-page-number="201" svg:x="0.799cm" svg:y="4.542cm" svg:width="8.52cm" draw:z-index="100">
        <draw:text-box fo:min-height="3.54cm">
          <table:table table:name="Table101" table:style-name="Table101">
            <table:table-column table:style-name="Table101.A"/>
            <table:table-column table:style-name="Table101.B"/>
            <table:table-column table:style-name="Table101.C"/>
            <table:table-row table:style-name="Table101.1">
              <table:table-cell table:style-name="Table10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1.2">
              <table:table-cell table:style-name="Table101.A2" table:number-columns-spanned="3" office:value-type="string">
                <text:p text:style-name="P6"><text:s text:c="3"/></text:p>
                <text:p text:style-name="P15">Black Sunflower Seeds</text:p>
                <text:p text:style-name="P9">(for growing tasty sunflower shoots!)</text:p>
              </table:table-cell>
              <table:covered-table-cell/>
              <table:covered-table-cell/>
            </table:table-row>
            <table:table-row table:style-name="Table101.3">
              <table:table-cell table:style-name="Table101.A1" office:value-type="string">
                <text:p text:style-name="P3">300g</text:p>
              </table:table-cell>
              <table:table-cell table:style-name="Table101.A1" office:value-type="string">
                <text:p text:style-name="P26">http://thegrainery.ca</text:p>
              </table:table-cell>
              <table:table-cell table:style-name="Table101.C3" office:value-type="string">
                <text:p text:style-name="P14">$3.45 </text:p>
              </table:table-cell>
            </table:table-row>
          </table:table>
          <text:p text:style-name="P1"/>
        </draw:text-box>
      </draw:frame>
      <draw:frame draw:style-name="fr1" draw:name="Frame102" text:anchor-type="page" text:anchor-page-number="203" svg:x="0.799cm" svg:y="4.542cm" svg:width="8.52cm" draw:z-index="101">
        <draw:text-box fo:min-height="3.692cm">
          <table:table table:name="Table102" table:style-name="Table102">
            <table:table-column table:style-name="Table102.A"/>
            <table:table-column table:style-name="Table102.B"/>
            <table:table-column table:style-name="Table102.C"/>
            <table:table-row table:style-name="Table102.1">
              <table:table-cell table:style-name="Table10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2.2">
              <table:table-cell table:style-name="Table102.A2" table:number-columns-spanned="3" office:value-type="string">
                <text:p text:style-name="P6"/>
                <text:p text:style-name="P6"/>
                <text:p text:style-name="P15">Dwarf Grey Sugar Peas</text:p>
                <text:p text:style-name="P6">(growing pea shoots)</text:p>
              </table:table-cell>
              <table:covered-table-cell/>
              <table:covered-table-cell/>
            </table:table-row>
            <table:table-row table:style-name="Table102.3">
              <table:table-cell table:style-name="Table102.A1" office:value-type="string">
                <text:p text:style-name="P3">300g</text:p>
              </table:table-cell>
              <table:table-cell table:style-name="Table102.A1" office:value-type="string">
                <text:p text:style-name="P25">http://thegrainery.ca</text:p>
              </table:table-cell>
              <table:table-cell table:style-name="Table102.C3" office:value-type="string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103" text:anchor-type="page" text:anchor-page-number="205" svg:x="0.799cm" svg:y="4.542cm" svg:width="8.52cm" draw:z-index="102">
        <draw:text-box fo:min-height="3.692cm">
          <table:table table:name="Table103" table:style-name="Table103">
            <table:table-column table:style-name="Table103.A"/>
            <table:table-column table:style-name="Table103.B"/>
            <table:table-column table:style-name="Table103.C"/>
            <table:table-row table:style-name="Table103.1">
              <table:table-cell table:style-name="Table10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3.2">
              <table:table-cell table:style-name="Table103.A2" table:number-columns-spanned="3" office:value-type="string">
                <text:p text:style-name="P6">Speerville <text:s text:c="2"/></text:p>
                <text:p text:style-name="P15">Buckwheat Linguini </text:p>
                <text:p text:style-name="P9">[no label]</text:p>
              </table:table-cell>
              <table:covered-table-cell/>
              <table:covered-table-cell/>
            </table:table-row>
            <table:table-row table:style-name="Table103.3">
              <table:table-cell table:style-name="Table103.A1" office:value-type="string">
                <text:p text:style-name="P3">500g</text:p>
              </table:table-cell>
              <table:table-cell table:style-name="Table103.A1" office:value-type="string">
                <text:p text:style-name="P24">(members $0.00) </text:p>
                <text:p text:style-name="P25">http://thegrainery.ca</text:p>
              </table:table-cell>
              <table:table-cell table:style-name="Table103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04" text:anchor-type="page" text:anchor-page-number="207" svg:x="0.799cm" svg:y="4.542cm" svg:width="8.52cm" draw:z-index="103">
        <draw:text-box fo:min-height="3.692cm">
          <table:table table:name="Table104" table:style-name="Table104">
            <table:table-column table:style-name="Table104.A"/>
            <table:table-column table:style-name="Table104.B"/>
            <table:table-column table:style-name="Table104.C"/>
            <table:table-row table:style-name="Table104.1">
              <table:table-cell table:style-name="Table10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4.2">
              <table:table-cell table:style-name="Table104.A2" table:number-columns-spanned="3" office:value-type="string">
                <text:p text:style-name="P6">Speerville <text:s text:c="2"/></text:p>
                <text:p text:style-name="P15">Kamut Elbows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4.3">
              <table:table-cell table:style-name="Table104.A1" office:value-type="string">
                <text:p text:style-name="P3">500g</text:p>
              </table:table-cell>
              <table:table-cell table:style-name="Table104.A1" office:value-type="string">
                <text:p text:style-name="P24">(members $5.65) </text:p>
                <text:p text:style-name="P25">http://thegrainery.ca</text:p>
              </table:table-cell>
              <table:table-cell table:style-name="Table104.C3" office:value-type="string">
                <text:p text:style-name="P14">$7.15 </text:p>
              </table:table-cell>
            </table:table-row>
          </table:table>
          <text:p text:style-name="P1"/>
        </draw:text-box>
      </draw:frame>
      <draw:frame draw:style-name="fr1" draw:name="Frame105" text:anchor-type="page" text:anchor-page-number="209" svg:x="0.799cm" svg:y="4.542cm" svg:width="8.52cm" draw:z-index="104">
        <draw:text-box fo:min-height="3.692cm">
          <table:table table:name="Table105" table:style-name="Table105">
            <table:table-column table:style-name="Table105.A"/>
            <table:table-column table:style-name="Table105.B"/>
            <table:table-column table:style-name="Table105.C"/>
            <table:table-row table:style-name="Table105.1">
              <table:table-cell table:style-name="Table10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5.2">
              <table:table-cell table:style-name="Table105.A2" table:number-columns-spanned="3" office:value-type="string">
                <text:p text:style-name="P6">Speerville <text:s text:c="2"/></text:p>
                <text:p text:style-name="P15">Kamut Spaghetti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5.3">
              <table:table-cell table:style-name="Table105.A1" office:value-type="string">
                <text:p text:style-name="P3">500g</text:p>
              </table:table-cell>
              <table:table-cell table:style-name="Table105.A1" office:value-type="string">
                <text:p text:style-name="P24">(members $6.00) </text:p>
                <text:p text:style-name="P25">http://thegrainery.ca</text:p>
              </table:table-cell>
              <table:table-cell table:style-name="Table105.C3" office:value-type="string">
                <text:p text:style-name="P14">$7.60 </text:p>
              </table:table-cell>
            </table:table-row>
          </table:table>
          <text:p text:style-name="P1"/>
        </draw:text-box>
      </draw:frame>
      <draw:frame draw:style-name="fr1" draw:name="Frame106" text:anchor-type="page" text:anchor-page-number="211" svg:x="0.799cm" svg:y="4.542cm" svg:width="8.52cm" draw:z-index="105">
        <draw:text-box fo:min-height="3.692cm">
          <table:table table:name="Table106" table:style-name="Table106">
            <table:table-column table:style-name="Table106.A"/>
            <table:table-column table:style-name="Table106.B"/>
            <table:table-column table:style-name="Table106.C"/>
            <table:table-row table:style-name="Table106.1">
              <table:table-cell table:style-name="Table10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6.2">
              <table:table-cell table:style-name="Table106.A2" table:number-columns-spanned="3" office:value-type="string">
                <text:p text:style-name="P6">Speerville Canada Organic </text:p>
                <text:p text:style-name="P15">Spelt Elbows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6.3">
              <table:table-cell table:style-name="Table106.A1" office:value-type="string">
                <text:p text:style-name="P3">500g</text:p>
              </table:table-cell>
              <table:table-cell table:style-name="Table106.A1" office:value-type="string">
                <text:p text:style-name="P24">(members $5.85) </text:p>
                <text:p text:style-name="P25">http://thegrainery.ca</text:p>
              </table:table-cell>
              <table:table-cell table:style-name="Table106.C3" office:value-type="string">
                <text:p text:style-name="P14">$7.45 </text:p>
              </table:table-cell>
            </table:table-row>
          </table:table>
          <text:p text:style-name="P1"/>
        </draw:text-box>
      </draw:frame>
      <draw:frame draw:style-name="fr1" draw:name="Frame107" text:anchor-type="page" text:anchor-page-number="213" svg:x="0.799cm" svg:y="4.542cm" svg:width="8.52cm" draw:z-index="106">
        <draw:text-box fo:min-height="3.692cm">
          <table:table table:name="Table107" table:style-name="Table107">
            <table:table-column table:style-name="Table107.A"/>
            <table:table-column table:style-name="Table107.B"/>
            <table:table-column table:style-name="Table107.C"/>
            <table:table-row table:style-name="Table107.1">
              <table:table-cell table:style-name="Table10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7.2">
              <table:table-cell table:style-name="Table107.A2" table:number-columns-spanned="3" office:value-type="string">
                <text:p text:style-name="P6">Speerville <text:s text:c="2"/></text:p>
                <text:p text:style-name="P15">Spelt Spaghetti </text:p>
                <text:p text:style-name="P9">To avoid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7.3">
              <table:table-cell table:style-name="Table107.A1" office:value-type="string">
                <text:p text:style-name="P3">500g</text:p>
              </table:table-cell>
              <table:table-cell table:style-name="Table107.A1" office:value-type="string">
                <text:p text:style-name="P24">(members $6.25) </text:p>
                <text:p text:style-name="P25">http://thegrainery.ca</text:p>
              </table:table-cell>
              <table:table-cell table:style-name="Table107.C3" office:value-type="string">
                <text:p text:style-name="P14">$7.95 </text:p>
              </table:table-cell>
            </table:table-row>
          </table:table>
          <text:p text:style-name="P1"/>
        </draw:text-box>
      </draw:frame>
      <draw:frame draw:style-name="fr1" draw:name="Frame108" text:anchor-type="page" text:anchor-page-number="215" svg:x="0.799cm" svg:y="4.542cm" svg:width="8.52cm" draw:z-index="107">
        <draw:text-box fo:min-height="3.692cm">
          <table:table table:name="Table108" table:style-name="Table108">
            <table:table-column table:style-name="Table108.A"/>
            <table:table-column table:style-name="Table108.B"/>
            <table:table-column table:style-name="Table108.C"/>
            <table:table-row table:style-name="Table108.1">
              <table:table-cell table:style-name="Table10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8.2">
              <table:table-cell table:style-name="Table108.A2" table:number-columns-spanned="3" office:value-type="string">
                <text:p text:style-name="P6">Speerville Canada Organic </text:p>
                <text:p text:style-name="P15">Spinach Spaghetti </text:p>
                <text:p text:style-name="P9">Ingredients: organic durum whole semolina, <text:s/>spinach powder</text:p>
              </table:table-cell>
              <table:covered-table-cell/>
              <table:covered-table-cell/>
            </table:table-row>
            <table:table-row table:style-name="Table108.3">
              <table:table-cell table:style-name="Table108.A1" office:value-type="string">
                <text:p text:style-name="P3">454g</text:p>
              </table:table-cell>
              <table:table-cell table:style-name="Table108.A1" office:value-type="string">
                <text:p text:style-name="P24">(members $4.25) </text:p>
                <text:p text:style-name="P25">http://thegrainery.ca</text:p>
              </table:table-cell>
              <table:table-cell table:style-name="Table108.C3" office:value-type="currency" office:currency="US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109" text:anchor-type="page" text:anchor-page-number="217" svg:x="0.799cm" svg:y="4.542cm" svg:width="8.52cm" draw:z-index="108">
        <draw:text-box fo:min-height="3.692cm">
          <table:table table:name="Table109" table:style-name="Table109">
            <table:table-column table:style-name="Table109.A"/>
            <table:table-column table:style-name="Table109.B"/>
            <table:table-column table:style-name="Table109.C"/>
            <table:table-row table:style-name="Table109.1">
              <table:table-cell table:style-name="Table10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9.2">
              <table:table-cell table:style-name="Table109.A2" table:number-columns-spanned="3" office:value-type="string">
                <text:p text:style-name="P6">Speerville Canada Organic </text:p>
                <text:p text:style-name="P15">Wheat Elbows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9.3">
              <table:table-cell table:style-name="Table109.A1" office:value-type="string">
                <text:p text:style-name="P3"><text:s/>500g</text:p>
              </table:table-cell>
              <table:table-cell table:style-name="Table109.A1" office:value-type="string">
                <text:p text:style-name="P24"><text:s/></text:p>
                <text:p text:style-name="P25">http://thegrainery.ca</text:p>
              </table:table-cell>
              <table:table-cell table:style-name="Table109.C3" office:value-type="currency" office:currency="CA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110" text:anchor-type="page" text:anchor-page-number="219" svg:x="0.799cm" svg:y="4.542cm" svg:width="8.52cm" draw:z-index="109">
        <draw:text-box fo:min-height="3.692cm">
          <table:table table:name="Table110" table:style-name="Table110">
            <table:table-column table:style-name="Table110.A"/>
            <table:table-column table:style-name="Table110.B"/>
            <table:table-column table:style-name="Table110.C"/>
            <table:table-row table:style-name="Table110.1">
              <table:table-cell table:style-name="Table11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0.2">
              <table:table-cell table:style-name="Table110.A2" table:number-columns-spanned="3" office:value-type="string">
                <text:p text:style-name="P6">Speerville Italian Imported Organic </text:p>
                <text:p text:style-name="P15">Wheat Rotelle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0.3">
              <table:table-cell table:style-name="Table110.A1" office:value-type="string">
                <text:p text:style-name="P3">500g</text:p>
              </table:table-cell>
              <table:table-cell table:style-name="Table110.A1" office:value-type="string">
                <text:p text:style-name="P24">(members $3.70) </text:p>
                <text:p text:style-name="P25">http://thegrainery.ca</text:p>
              </table:table-cell>
              <table:table-cell table:style-name="Table110.C3" office:value-type="string">
                <text:p text:style-name="P14">$4.70 </text:p>
              </table:table-cell>
            </table:table-row>
          </table:table>
          <text:p text:style-name="P1"/>
        </draw:text-box>
      </draw:frame>
      <draw:frame draw:style-name="fr1" draw:name="Frame111" text:anchor-type="page" text:anchor-page-number="221" svg:x="0.799cm" svg:y="4.542cm" svg:width="8.52cm" draw:z-index="110">
        <draw:text-box fo:min-height="3.692cm">
          <table:table table:name="Table111" table:style-name="Table111">
            <table:table-column table:style-name="Table111.A"/>
            <table:table-column table:style-name="Table111.B"/>
            <table:table-column table:style-name="Table111.C"/>
            <table:table-row table:style-name="Table111.1">
              <table:table-cell table:style-name="Table11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1.2">
              <table:table-cell table:style-name="Table111.A2" table:number-columns-spanned="3" office:value-type="string">
                <text:p text:style-name="P6">Speerville Canada Organic Whole Wheat</text:p>
                <text:p text:style-name="P15">Spaghetti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1.3">
              <table:table-cell table:style-name="Table111.A1" office:value-type="string">
                <text:p text:style-name="P3">500g</text:p>
              </table:table-cell>
              <table:table-cell table:style-name="Table111.A1" office:value-type="string">
                <text:p text:style-name="P24"/>
                <text:p text:style-name="P25">http://thegrainery.ca</text:p>
              </table:table-cell>
              <table:table-cell table:style-name="Table111.C3" office:value-type="currency" office:currency="USD" office:value="4.75">
                <text:p text:style-name="P14">$4.75</text:p>
              </table:table-cell>
            </table:table-row>
            <table:table-row table:style-name="Table111.3">
              <table:table-cell table:style-name="Table111.A1" office:value-type="string">
                <text:p text:style-name="P3"/>
              </table:table-cell>
              <table:table-cell table:style-name="Table111.A1" office:value-type="string">
                <text:p text:style-name="P24"/>
              </table:table-cell>
              <table:table-cell table:style-name="Table111.C3">
                <text:p text:style-name="P14"/>
              </table:table-cell>
            </table:table-row>
          </table:table>
          <text:p text:style-name="P1"/>
        </draw:text-box>
      </draw:frame>
      <draw:frame draw:style-name="fr1" draw:name="Frame112" text:anchor-type="page" text:anchor-page-number="223" svg:x="0.799cm" svg:y="4.542cm" svg:width="8.52cm" draw:z-index="111">
        <draw:text-box fo:min-height="3.692cm">
          <table:table table:name="Table112" table:style-name="Table112">
            <table:table-column table:style-name="Table112.A"/>
            <table:table-column table:style-name="Table112.B"/>
            <table:table-column table:style-name="Table112.C"/>
            <table:table-row table:style-name="Table112.1">
              <table:table-cell table:style-name="Table11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2.2">
              <table:table-cell table:style-name="Table112.A2" table:number-columns-spanned="3" office:value-type="string">
                <text:p text:style-name="P6">Speerville Canada Organic </text:p>
                <text:p text:style-name="P15">Veggie Spirals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2.3">
              <table:table-cell table:style-name="Table112.A1" office:value-type="string">
                <text:p text:style-name="P3">400g</text:p>
              </table:table-cell>
              <table:table-cell table:style-name="Table112.A1" office:value-type="string">
                <text:p text:style-name="P24"/>
                <text:p text:style-name="P25">http://thegrainery.ca</text:p>
              </table:table-cell>
              <table:table-cell table:style-name="Table112.C3" office:value-type="currency" office:currency="USD" office:value="4.25">
                <text:p text:style-name="P14">$4.25</text:p>
              </table:table-cell>
            </table:table-row>
          </table:table>
          <text:p text:style-name="P1"/>
        </draw:text-box>
      </draw:frame>
      <draw:frame draw:style-name="fr1" draw:name="Frame113" text:anchor-type="page" text:anchor-page-number="225" svg:x="0.799cm" svg:y="4.542cm" svg:width="8.52cm" draw:z-index="112">
        <draw:text-box fo:min-height="3.692cm">
          <table:table table:name="Table113" table:style-name="Table113">
            <table:table-column table:style-name="Table113.A"/>
            <table:table-column table:style-name="Table113.B"/>
            <table:table-column table:style-name="Table113.C"/>
            <table:table-row table:style-name="Table113.1">
              <table:table-cell table:style-name="Table11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3.2">
              <table:table-cell table:style-name="Table113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13.3">
              <table:table-cell table:style-name="Table113.A1" office:value-type="string">
                <text:p text:style-name="P3">g</text:p>
              </table:table-cell>
              <table:table-cell table:style-name="Table113.A1" office:value-type="string">
                <text:p text:style-name="P24">(members ) </text:p>
                <text:p text:style-name="P25">http://thegrainery.ca</text:p>
              </table:table-cell>
              <table:table-cell table:style-name="Table113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114" text:anchor-type="page" text:anchor-page-number="227" svg:x="0.799cm" svg:y="4.542cm" svg:width="8.52cm" draw:z-index="113">
        <draw:text-box fo:min-height="3.692cm">
          <table:table table:name="Table114" table:style-name="Table114">
            <table:table-column table:style-name="Table114.A"/>
            <table:table-column table:style-name="Table114.B"/>
            <table:table-column table:style-name="Table114.C"/>
            <table:table-row table:style-name="Table114.1">
              <table:table-cell table:style-name="Table11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4.2">
              <table:table-cell table:style-name="Table114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14.3">
              <table:table-cell table:style-name="Table114.A1" office:value-type="string">
                <text:p text:style-name="P3">g</text:p>
              </table:table-cell>
              <table:table-cell table:style-name="Table114.A1" office:value-type="string">
                <text:p text:style-name="P24">(members ) </text:p>
                <text:p text:style-name="P25">http://thegrainery.ca</text:p>
              </table:table-cell>
              <table:table-cell table:style-name="Table114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115" text:anchor-type="page" text:anchor-page-number="229" svg:x="0.799cm" svg:y="4.542cm" svg:width="8.52cm" draw:z-index="114">
        <draw:text-box fo:min-height="3.692cm">
          <table:table table:name="Table115" table:style-name="Table115">
            <table:table-column table:style-name="Table115.A"/>
            <table:table-column table:style-name="Table115.B"/>
            <table:table-column table:style-name="Table115.C"/>
            <table:table-row table:style-name="Table115.1">
              <table:table-cell table:style-name="Table11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5.2">
              <table:table-cell table:style-name="Table115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15.3">
              <table:table-cell table:style-name="Table115.A1" office:value-type="string">
                <text:p text:style-name="P3">g</text:p>
              </table:table-cell>
              <table:table-cell table:style-name="Table115.A1" office:value-type="string">
                <text:p text:style-name="P24">(members ) </text:p>
                <text:p text:style-name="P25">http://thegrainery.ca</text:p>
              </table:table-cell>
              <table:table-cell table:style-name="Table115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116" text:anchor-type="page" text:anchor-page-number="231" svg:x="0.799cm" svg:y="4.542cm" svg:width="8.52cm" draw:z-index="115">
        <draw:text-box fo:min-height="3.692cm">
          <table:table table:name="Table116" table:style-name="Table116">
            <table:table-column table:style-name="Table116.A"/>
            <table:table-column table:style-name="Table116.B"/>
            <table:table-column table:style-name="Table116.C"/>
            <table:table-row table:style-name="Table116.1">
              <table:table-cell table:style-name="Table11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6.2">
              <table:table-cell table:style-name="Table116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16.3">
              <table:table-cell table:style-name="Table116.A1" office:value-type="string">
                <text:p text:style-name="P3">g</text:p>
              </table:table-cell>
              <table:table-cell table:style-name="Table116.A1" office:value-type="string">
                <text:p text:style-name="P24">(members $0.00) </text:p>
                <text:p text:style-name="P25">http://thegrainery.ca</text:p>
              </table:table-cell>
              <table:table-cell table:style-name="Table116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17" text:anchor-type="page" text:anchor-page-number="233" svg:x="0.799cm" svg:y="4.542cm" svg:width="8.52cm" draw:z-index="116">
        <draw:text-box fo:min-height="3.692cm">
          <table:table table:name="Table117" table:style-name="Table117">
            <table:table-column table:style-name="Table117.A"/>
            <table:table-column table:style-name="Table117.B"/>
            <table:table-column table:style-name="Table117.C"/>
            <table:table-row table:style-name="Table117.1">
              <table:table-cell table:style-name="Table11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7.2">
              <table:table-cell table:style-name="Table117.A2" table:number-columns-spanned="3" office:value-type="string">
                <text:p text:style-name="P6"><text:s text:c="3"/></text:p>
                <text:p text:style-name="P7"><text:span text:style-name="T1">Canola Oil bottle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17.3">
              <table:table-cell table:style-name="Table117.A1" office:value-type="string">
                <text:p text:style-name="P3">1g</text:p>
              </table:table-cell>
              <table:table-cell table:style-name="Table117.A1" office:value-type="string">
                <text:p text:style-name="P24">(members $9.05) </text:p>
                <text:p text:style-name="P25">http://thegrainery.ca</text:p>
              </table:table-cell>
              <table:table-cell table:style-name="Table117.C3" office:value-type="string">
                <text:p text:style-name="P14">$10.80 </text:p>
              </table:table-cell>
            </table:table-row>
          </table:table>
          <text:p text:style-name="P1"/>
        </draw:text-box>
      </draw:frame>
      <draw:frame draw:style-name="fr1" draw:name="Frame118" text:anchor-type="page" text:anchor-page-number="235" svg:x="0.799cm" svg:y="4.542cm" svg:width="8.52cm" draw:z-index="117">
        <draw:text-box fo:min-height="3.692cm">
          <table:table table:name="Table118" table:style-name="Table118">
            <table:table-column table:style-name="Table118.A"/>
            <table:table-column table:style-name="Table118.B"/>
            <table:table-column table:style-name="Table118.C"/>
            <table:table-row table:style-name="Table118.1">
              <table:table-cell table:style-name="Table11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8.2">
              <table:table-cell table:style-name="Table118.A2" table:number-columns-spanned="3" office:value-type="string">
                <text:p text:style-name="P6"><text:s text:c="3"/></text:p>
                <text:p text:style-name="P7"><text:span text:style-name="T1">Olive Oil bottle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18.3">
              <table:table-cell table:style-name="Table118.A1" office:value-type="string">
                <text:p text:style-name="P3">1g</text:p>
              </table:table-cell>
              <table:table-cell table:style-name="Table118.A1" office:value-type="string">
                <text:p text:style-name="P24">(members $14.00) </text:p>
                <text:p text:style-name="P25">http://thegrainery.ca</text:p>
              </table:table-cell>
              <table:table-cell table:style-name="Table118.C3" office:value-type="string">
                <text:p text:style-name="P14">$16.70 </text:p>
              </table:table-cell>
            </table:table-row>
          </table:table>
          <text:p text:style-name="P1"/>
        </draw:text-box>
      </draw:frame>
      <draw:frame draw:style-name="fr1" draw:name="Frame119" text:anchor-type="page" text:anchor-page-number="237" svg:x="0.799cm" svg:y="4.542cm" svg:width="8.52cm" draw:z-index="118">
        <draw:text-box fo:min-height="3.692cm">
          <table:table table:name="Table119" table:style-name="Table119">
            <table:table-column table:style-name="Table119.A"/>
            <table:table-column table:style-name="Table119.B"/>
            <table:table-column table:style-name="Table119.C"/>
            <table:table-row table:style-name="Table119.1">
              <table:table-cell table:style-name="Table11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9.2">
              <table:table-cell table:style-name="Table119.A2" table:number-columns-spanned="3" office:value-type="string">
                <text:p text:style-name="P6"><text:s text:c="3"/></text:p>
                <text:p text:style-name="P7"><text:span text:style-name="T1">Grapeseed Oil </text:span><text:span text:style-name="T2">1 L bottle</text:span></text:p>
                <text:p text:style-name="P9"/>
              </table:table-cell>
              <table:covered-table-cell/>
              <table:covered-table-cell/>
            </table:table-row>
            <table:table-row table:style-name="Table119.3">
              <table:table-cell table:style-name="Table119.A1" office:value-type="string">
                <text:p text:style-name="P3">1g</text:p>
              </table:table-cell>
              <table:table-cell table:style-name="Table119.A1" office:value-type="string">
                <text:p text:style-name="P24">(members $13.85) </text:p>
                <text:p text:style-name="P25">http://thegrainery.ca</text:p>
              </table:table-cell>
              <table:table-cell table:style-name="Table119.C3" office:value-type="string">
                <text:p text:style-name="P14">$16.50 </text:p>
              </table:table-cell>
            </table:table-row>
          </table:table>
          <text:p text:style-name="P1"/>
        </draw:text-box>
      </draw:frame>
      <draw:frame draw:style-name="fr1" draw:name="Frame120" text:anchor-type="page" text:anchor-page-number="239" svg:x="0.799cm" svg:y="4.542cm" svg:width="8.52cm" draw:z-index="119">
        <draw:text-box fo:min-height="3.692cm">
          <table:table table:name="Table120" table:style-name="Table120">
            <table:table-column table:style-name="Table120.A"/>
            <table:table-column table:style-name="Table120.B"/>
            <table:table-column table:style-name="Table120.C"/>
            <table:table-row table:style-name="Table120.1">
              <table:table-cell table:style-name="Table12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0.2">
              <table:table-cell table:style-name="Table120.A2" table:number-columns-spanned="3" office:value-type="string">
                <text:p text:style-name="P6"><text:s text:c="3"/></text:p>
                <text:p text:style-name="P7"><text:span text:style-name="T1">Safflower Oil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20.3">
              <table:table-cell table:style-name="Table120.A1" office:value-type="string">
                <text:p text:style-name="P3">1g</text:p>
              </table:table-cell>
              <table:table-cell table:style-name="Table120.A1" office:value-type="string">
                <text:p text:style-name="P24">(members $11.65) </text:p>
                <text:p text:style-name="P25">http://thegrainery.ca</text:p>
              </table:table-cell>
              <table:table-cell table:style-name="Table120.C3" office:value-type="string">
                <text:p text:style-name="P14">$13.90 </text:p>
              </table:table-cell>
            </table:table-row>
          </table:table>
          <text:p text:style-name="P1"/>
        </draw:text-box>
      </draw:frame>
      <draw:frame draw:style-name="fr1" draw:name="Frame121" text:anchor-type="page" text:anchor-page-number="241" svg:x="0.799cm" svg:y="4.542cm" svg:width="8.52cm" draw:z-index="120">
        <draw:text-box fo:min-height="3.692cm">
          <table:table table:name="Table121" table:style-name="Table121">
            <table:table-column table:style-name="Table121.A"/>
            <table:table-column table:style-name="Table121.B"/>
            <table:table-column table:style-name="Table121.C"/>
            <table:table-row table:style-name="Table121.1">
              <table:table-cell table:style-name="Table12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1.2">
              <table:table-cell table:style-name="Table121.A2" table:number-columns-spanned="3" office:value-type="string">
                <text:p text:style-name="P6"><text:s text:c="3"/></text:p>
                <text:p text:style-name="P7"><text:span text:style-name="T1">Sesame Oil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21.3">
              <table:table-cell table:style-name="Table121.A1" office:value-type="string">
                <text:p text:style-name="P3">1g</text:p>
              </table:table-cell>
              <table:table-cell table:style-name="Table121.A1" office:value-type="string">
                <text:p text:style-name="P24">(members $11.65) </text:p>
                <text:p text:style-name="P25">http://thegrainery.ca</text:p>
              </table:table-cell>
              <table:table-cell table:style-name="Table121.C3" office:value-type="string">
                <text:p text:style-name="P14">$13.90 </text:p>
              </table:table-cell>
            </table:table-row>
          </table:table>
          <text:p text:style-name="P1"/>
        </draw:text-box>
      </draw:frame>
      <draw:frame draw:style-name="fr1" draw:name="Frame122" text:anchor-type="page" text:anchor-page-number="243" svg:x="0.799cm" svg:y="4.542cm" svg:width="8.52cm" draw:z-index="121">
        <draw:text-box fo:min-height="3.692cm">
          <table:table table:name="Table122" table:style-name="Table122">
            <table:table-column table:style-name="Table122.A"/>
            <table:table-column table:style-name="Table122.B"/>
            <table:table-column table:style-name="Table122.C"/>
            <table:table-row table:style-name="Table122.1">
              <table:table-cell table:style-name="Table12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2.2">
              <table:table-cell table:style-name="Table122.A2" table:number-columns-spanned="3" office:value-type="string">
                <text:p text:style-name="P6"><text:s text:c="3"/></text:p>
                <text:p text:style-name="P7"><text:span text:style-name="T1">Sunflower Oil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22.3">
              <table:table-cell table:style-name="Table122.A1" office:value-type="string">
                <text:p text:style-name="P3">1g</text:p>
              </table:table-cell>
              <table:table-cell table:style-name="Table122.A1" office:value-type="string">
                <text:p text:style-name="P24">(members $7.95) </text:p>
                <text:p text:style-name="P25">http://thegrainery.ca</text:p>
              </table:table-cell>
              <table:table-cell table:style-name="Table122.C3" office:value-type="string">
                <text:p text:style-name="P14">$9.50 </text:p>
              </table:table-cell>
            </table:table-row>
          </table:table>
          <text:p text:style-name="P1"/>
        </draw:text-box>
      </draw:frame>
      <draw:frame draw:style-name="fr1" draw:name="Frame123" text:anchor-type="page" text:anchor-page-number="245" svg:x="0.799cm" svg:y="4.542cm" svg:width="8.52cm" draw:z-index="122">
        <draw:text-box fo:min-height="3.692cm">
          <table:table table:name="Table123" table:style-name="Table123">
            <table:table-column table:style-name="Table123.A"/>
            <table:table-column table:style-name="Table123.B"/>
            <table:table-column table:style-name="Table123.C"/>
            <table:table-row table:style-name="Table123.1">
              <table:table-cell table:style-name="Table12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3.2">
              <table:table-cell table:style-name="Table123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23.3">
              <table:table-cell table:style-name="Table123.A1" office:value-type="string">
                <text:p text:style-name="P3">g</text:p>
              </table:table-cell>
              <table:table-cell table:style-name="Table123.A1" office:value-type="string">
                <text:p text:style-name="P24">(members $0.00) </text:p>
                <text:p text:style-name="P25">http://thegrainery.ca</text:p>
              </table:table-cell>
              <table:table-cell table:style-name="Table123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24" text:anchor-type="page" text:anchor-page-number="247" svg:x="0.799cm" svg:y="4.542cm" svg:width="8.52cm" draw:z-index="123">
        <draw:text-box fo:min-height="3.692cm">
          <table:table table:name="Table124" table:style-name="Table124">
            <table:table-column table:style-name="Table124.A"/>
            <table:table-column table:style-name="Table124.B"/>
            <table:table-column table:style-name="Table124.C"/>
            <table:table-row table:style-name="Table124.1">
              <table:table-cell table:style-name="Table12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4.2">
              <table:table-cell table:style-name="Table124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24.3">
              <table:table-cell table:style-name="Table124.A1" office:value-type="string">
                <text:p text:style-name="P3">g</text:p>
              </table:table-cell>
              <table:table-cell table:style-name="Table124.A1" office:value-type="string">
                <text:p text:style-name="P24">(members $0.00) </text:p>
                <text:p text:style-name="P25">http://thegrainery.ca</text:p>
              </table:table-cell>
              <table:table-cell table:style-name="Table124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25" text:anchor-type="page" text:anchor-page-number="249" svg:x="0.799cm" svg:y="4.542cm" svg:width="8.52cm" draw:z-index="124">
        <draw:text-box fo:min-height="3.692cm">
          <table:table table:name="Table125" table:style-name="Table125">
            <table:table-column table:style-name="Table125.A"/>
            <table:table-column table:style-name="Table125.B"/>
            <table:table-column table:style-name="Table125.C"/>
            <table:table-row table:style-name="Table125.1">
              <table:table-cell table:style-name="Table12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5.2">
              <table:table-cell table:style-name="Table125.A2" table:number-columns-spanned="3" office:value-type="string">
                <text:p text:style-name="P6"><text:s text:c="3"/></text:p>
                <text:p text:style-name="P15">Fine Grey Sea Salt </text:p>
                <text:p text:style-name="P9">[no label]</text:p>
              </table:table-cell>
              <table:covered-table-cell/>
              <table:covered-table-cell/>
            </table:table-row>
            <table:table-row table:style-name="Table125.3">
              <table:table-cell table:style-name="Table125.A1" office:value-type="string">
                <text:p text:style-name="P3">500g</text:p>
              </table:table-cell>
              <table:table-cell table:style-name="Table125.A1" office:value-type="string">
                <text:p text:style-name="P24">(members $3.95) </text:p>
                <text:p text:style-name="P25">http://thegrainery.ca</text:p>
              </table:table-cell>
              <table:table-cell table:style-name="Table125.C3" office:value-type="string">
                <text:p text:style-name="P14">$5.05 </text:p>
              </table:table-cell>
            </table:table-row>
          </table:table>
          <text:p text:style-name="P1"/>
        </draw:text-box>
      </draw:frame>
      <draw:frame draw:style-name="fr1" draw:name="Frame126" text:anchor-type="page" text:anchor-page-number="251" svg:x="0.799cm" svg:y="4.542cm" svg:width="8.52cm" draw:z-index="125">
        <draw:text-box fo:min-height="3.692cm">
          <table:table table:name="Table126" table:style-name="Table126">
            <table:table-column table:style-name="Table126.A"/>
            <table:table-column table:style-name="Table126.B"/>
            <table:table-column table:style-name="Table126.C"/>
            <table:table-row table:style-name="Table126.1">
              <table:table-cell table:style-name="Table12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6.2">
              <table:table-cell table:style-name="Table126.A2" table:number-columns-spanned="3" office:value-type="string">
                <text:p text:style-name="P6">Speerville <text:s text:c="2"/></text:p>
                <text:p text:style-name="P15">Baking Powder </text:p>
                <text:p text:style-name="P9">Now using cornstarch instead of GMO-free wheat starch. <text:s/>Even with this change we still feel this is the best option we can offer of a North American double-acting baking powder at this time.</text:p>
              </table:table-cell>
              <table:covered-table-cell/>
              <table:covered-table-cell/>
            </table:table-row>
            <table:table-row table:style-name="Table126.3">
              <table:table-cell table:style-name="Table126.A1" office:value-type="string">
                <text:p text:style-name="P3">200g</text:p>
              </table:table-cell>
              <table:table-cell table:style-name="Table126.A1" office:value-type="string">
                <text:p text:style-name="P24"/>
                <text:p text:style-name="P25">http://thegrainery.ca</text:p>
              </table:table-cell>
              <table:table-cell table:style-name="Table126.C3" office:value-type="currency" office:currency="CAD" office:value="2">
                <text:p text:style-name="P14">$2.00</text:p>
              </table:table-cell>
            </table:table-row>
          </table:table>
          <text:p text:style-name="P1"/>
        </draw:text-box>
      </draw:frame>
      <draw:frame draw:style-name="fr1" draw:name="Frame127" text:anchor-type="page" text:anchor-page-number="253" svg:x="0.799cm" svg:y="4.542cm" svg:width="8.52cm" draw:z-index="126">
        <draw:text-box fo:min-height="3.692cm">
          <table:table table:name="Table127" table:style-name="Table127">
            <table:table-column table:style-name="Table127.A"/>
            <table:table-column table:style-name="Table127.B"/>
            <table:table-column table:style-name="Table127.C"/>
            <table:table-row table:style-name="Table127.1">
              <table:table-cell table:style-name="Table12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7.2">
              <table:table-cell table:style-name="Table127.A2" table:number-columns-spanned="3" office:value-type="string">
                <text:p text:style-name="P6">Speerville Imported <text:s/></text:p>
                <text:p text:style-name="P15">White Sea Salt </text:p>
                <text:p text:style-name="P9">Produced in Israel and collected from the Red Sea.</text:p>
              </table:table-cell>
              <table:covered-table-cell/>
              <table:covered-table-cell/>
            </table:table-row>
            <table:table-row table:style-name="Table127.3">
              <table:table-cell table:style-name="Table127.A1" office:value-type="string">
                <text:p text:style-name="P3">500g</text:p>
              </table:table-cell>
              <table:table-cell table:style-name="Table127.A1" office:value-type="string">
                <text:p text:style-name="P24">(members $1.20) </text:p>
                <text:p text:style-name="P25">http://thegrainery.ca</text:p>
              </table:table-cell>
              <table:table-cell table:style-name="Table127.C3" office:value-type="string">
                <text:p text:style-name="P14">$1.55 </text:p>
              </table:table-cell>
            </table:table-row>
          </table:table>
          <text:p text:style-name="P1"/>
        </draw:text-box>
      </draw:frame>
      <draw:frame draw:style-name="fr1" draw:name="Frame128" text:anchor-type="page" text:anchor-page-number="255" svg:x="0.799cm" svg:y="4.542cm" svg:width="8.52cm" draw:z-index="127">
        <draw:text-box fo:min-height="3.692cm">
          <table:table table:name="Table128" table:style-name="Table128">
            <table:table-column table:style-name="Table128.A"/>
            <table:table-column table:style-name="Table128.B"/>
            <table:table-column table:style-name="Table128.C"/>
            <table:table-row table:style-name="Table128.1">
              <table:table-cell table:style-name="Table12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8.2">
              <table:table-cell table:style-name="Table128.A2" table:number-columns-spanned="3" office:value-type="string">
                <text:p text:style-name="P6">Speerville <text:s text:c="2"/></text:p>
                <text:p text:style-name="P15">Fine Grey Sea Salt </text:p>
                <text:p text:style-name="P9">Can be used as an everyday table and cooking salt. <text:s/>It will tend pick up moisture, so it should be stored in an airtight container.</text:p>
              </table:table-cell>
              <table:covered-table-cell/>
              <table:covered-table-cell/>
            </table:table-row>
            <table:table-row table:style-name="Table128.3">
              <table:table-cell table:style-name="Table128.A1" office:value-type="string">
                <text:p text:style-name="P3">500g</text:p>
              </table:table-cell>
              <table:table-cell table:style-name="Table128.A1" office:value-type="string">
                <text:p text:style-name="P24">(members $6.00) </text:p>
                <text:p text:style-name="P25">http://thegrainery.ca</text:p>
              </table:table-cell>
              <table:table-cell table:style-name="Table128.C3" office:value-type="string">
                <text:p text:style-name="P14">$7.65 </text:p>
              </table:table-cell>
            </table:table-row>
          </table:table>
          <text:p text:style-name="P1"/>
        </draw:text-box>
      </draw:frame>
      <draw:frame draw:style-name="fr1" draw:name="Frame129" text:anchor-type="page" text:anchor-page-number="257" svg:x="0.799cm" svg:y="4.542cm" svg:width="8.52cm" draw:z-index="128">
        <draw:text-box fo:min-height="3.692cm">
          <table:table table:name="Table129" table:style-name="Table129">
            <table:table-column table:style-name="Table129.A"/>
            <table:table-column table:style-name="Table129.B"/>
            <table:table-column table:style-name="Table129.C"/>
            <table:table-row table:style-name="Table129.1">
              <table:table-cell table:style-name="Table12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9.2">
              <table:table-cell table:style-name="Table129.A2" table:number-columns-spanned="3" office:value-type="string">
                <text:p text:style-name="P6">Just Us Imported Fair Trade </text:p>
                <text:p text:style-name="P16">Organic Raw Cane Sugar </text:p>
                <text:p text:style-name="P9">Distributed by Just Us! <text:s/>This sugar will tend to clump, so it should be stored at room temperature in a sealed container.</text:p>
              </table:table-cell>
              <table:covered-table-cell/>
              <table:covered-table-cell/>
            </table:table-row>
            <table:table-row table:style-name="Table129.3">
              <table:table-cell table:style-name="Table129.A1" office:value-type="string">
                <text:p text:style-name="P3">1000g</text:p>
              </table:table-cell>
              <table:table-cell table:style-name="Table129.A1" office:value-type="string">
                <text:p text:style-name="P24"/>
                <text:p text:style-name="P25">http://thegrainery.ca</text:p>
              </table:table-cell>
              <table:table-cell table:style-name="Table129.C3" office:value-type="currency" office:currency="CA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30" text:anchor-type="page" text:anchor-page-number="259" svg:x="0.799cm" svg:y="4.542cm" svg:width="8.52cm" draw:z-index="129">
        <draw:text-box fo:min-height="3.692cm">
          <table:table table:name="Table130" table:style-name="Table130">
            <table:table-column table:style-name="Table130.A"/>
            <table:table-column table:style-name="Table130.B"/>
            <table:table-column table:style-name="Table130.C"/>
            <table:table-row table:style-name="Table130.1">
              <table:table-cell table:style-name="Table13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0.2">
              <table:table-cell table:style-name="Table130.A2" table:number-columns-spanned="3" office:value-type="string">
                <text:p text:style-name="P6">Speerville Imported <text:s/></text:p>
                <text:p text:style-name="P15">Coarse Grey Sea Salt </text:p>
                <text:p text:style-name="P9">From Brittany, France. <text:s/>Commonly used as a topping for pretzels or bread. <text:s/>Can also be used in the bath.</text:p>
              </table:table-cell>
              <table:covered-table-cell/>
              <table:covered-table-cell/>
            </table:table-row>
            <table:table-row table:style-name="Table130.3">
              <table:table-cell table:style-name="Table130.A1" office:value-type="string">
                <text:p text:style-name="P3">500g</text:p>
              </table:table-cell>
              <table:table-cell table:style-name="Table130.A1" office:value-type="string">
                <text:p text:style-name="P24">(members $2.40) </text:p>
                <text:p text:style-name="P25">http://thegrainery.ca</text:p>
              </table:table-cell>
              <table:table-cell table:style-name="Table130.C3" office:value-type="string">
                <text:p text:style-name="P14">$3.00 </text:p>
              </table:table-cell>
            </table:table-row>
          </table:table>
          <text:p text:style-name="P1"/>
        </draw:text-box>
      </draw:frame>
      <draw:frame draw:style-name="fr1" draw:name="Frame131" text:anchor-type="page" text:anchor-page-number="261" svg:x="0.799cm" svg:y="4.542cm" svg:width="8.52cm" draw:z-index="130">
        <draw:text-box fo:min-height="3.692cm">
          <table:table table:name="Table131" table:style-name="Table131">
            <table:table-column table:style-name="Table131.A"/>
            <table:table-column table:style-name="Table131.B"/>
            <table:table-column table:style-name="Table131.C"/>
            <table:table-row table:style-name="Table131.1">
              <table:table-cell table:style-name="Table13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1.2">
              <table:table-cell table:style-name="Table131.A2" table:number-columns-spanned="3" office:value-type="string">
                <text:p text:style-name="P6"/>
                <text:p text:style-name="P6">Prana Biovegetaliens Imported <text:s/></text:p>
                <text:p text:style-name="P15"><text:s/><text:span text:style-name="T10">Raw Organic Almonds</text:span></text:p>
                <text:p text:style-name="P9"/>
              </table:table-cell>
              <table:covered-table-cell/>
              <table:covered-table-cell/>
            </table:table-row>
            <table:table-row table:style-name="Table131.3">
              <table:table-cell table:style-name="Table131.A1" office:value-type="string">
                <text:p text:style-name="P13">454g</text:p>
              </table:table-cell>
              <table:table-cell table:style-name="Table131.A1" office:value-type="string">
                <text:p text:style-name="P25">http://thegrainery.ca</text:p>
              </table:table-cell>
              <table:table-cell table:style-name="Table131.C3" office:value-type="string">
                <text:p text:style-name="P14"><text:span text:style-name="T10">$9.50</text:span> </text:p>
              </table:table-cell>
            </table:table-row>
          </table:table>
          <text:p text:style-name="P1"/>
        </draw:text-box>
      </draw:frame>
      <draw:frame draw:style-name="fr1" draw:name="Frame132" text:anchor-type="page" text:anchor-page-number="263" svg:x="0.799cm" svg:y="4.542cm" svg:width="8.52cm" draw:z-index="131">
        <draw:text-box fo:min-height="3.692cm">
          <table:table table:name="Table132" table:style-name="Table132">
            <table:table-column table:style-name="Table132.A"/>
            <table:table-column table:style-name="Table132.B"/>
            <table:table-column table:style-name="Table132.C"/>
            <table:table-row table:style-name="Table132.1">
              <table:table-cell table:style-name="Table13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2.2">
              <table:table-cell table:style-name="Table132.A2" table:number-columns-spanned="3" office:value-type="string">
                <text:p text:style-name="P6"><text:s text:c="3"/></text:p>
                <text:p text:style-name="P7"><text:span text:style-name="T1">Tom's toothpaste </text:span><text:span text:style-name="T2">75 mL tube</text:span></text:p>
                <text:p text:style-name="P9"/>
              </table:table-cell>
              <table:covered-table-cell/>
              <table:covered-table-cell/>
            </table:table-row>
            <table:table-row table:style-name="Table132.3">
              <table:table-cell table:style-name="Table132.A1" office:value-type="string">
                <text:p text:style-name="P3">g</text:p>
              </table:table-cell>
              <table:table-cell table:style-name="Table132.A1" office:value-type="string">
                <text:p text:style-name="P24">(members #DIV/0!) </text:p>
                <text:p text:style-name="P25">http://thegrainery.ca</text:p>
              </table:table-cell>
              <table:table-cell table:style-name="Table132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133" text:anchor-type="page" text:anchor-page-number="265" svg:x="0.799cm" svg:y="4.542cm" svg:width="8.52cm" draw:z-index="132">
        <draw:text-box fo:min-height="3.692cm">
          <table:table table:name="Table133" table:style-name="Table133">
            <table:table-column table:style-name="Table133.A"/>
            <table:table-column table:style-name="Table133.B"/>
            <table:table-column table:style-name="Table133.C"/>
            <table:table-row table:style-name="Table133.1">
              <table:table-cell table:style-name="Table13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3.2">
              <table:table-cell table:style-name="Table133.A2" table:number-columns-spanned="3" office:value-type="string">
                <text:p text:style-name="P6"><text:s text:c="3"/></text:p>
                <text:p text:style-name="P7"><text:span text:style-name="T1">GB toothpaste </text:span><text:span text:style-name="T2">75 mL tube</text:span></text:p>
                <text:p text:style-name="P9"/>
              </table:table-cell>
              <table:covered-table-cell/>
              <table:covered-table-cell/>
            </table:table-row>
            <table:table-row table:style-name="Table133.3">
              <table:table-cell table:style-name="Table133.A1" office:value-type="string">
                <text:p text:style-name="P3">1g</text:p>
              </table:table-cell>
              <table:table-cell table:style-name="Table133.A1" office:value-type="string">
                <text:p text:style-name="P24">(members $5.20) </text:p>
                <text:p text:style-name="P25">http://thegrainery.ca</text:p>
              </table:table-cell>
              <table:table-cell table:style-name="Table133.C3" office:value-type="string">
                <text:p text:style-name="P14">$6.20 </text:p>
              </table:table-cell>
            </table:table-row>
          </table:table>
          <text:p text:style-name="P1"/>
        </draw:text-box>
      </draw:frame>
      <draw:frame draw:style-name="fr1" draw:name="Frame134" text:anchor-type="page" text:anchor-page-number="267" svg:x="0.799cm" svg:y="4.542cm" svg:width="8.52cm" draw:z-index="133">
        <draw:text-box fo:min-height="3.692cm">
          <table:table table:name="Table134" table:style-name="Table134">
            <table:table-column table:style-name="Table134.A"/>
            <table:table-column table:style-name="Table134.B"/>
            <table:table-column table:style-name="Table134.C"/>
            <table:table-row table:style-name="Table134.1">
              <table:table-cell table:style-name="Table13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4.2">
              <table:table-cell table:style-name="Table134.A2" table:number-columns-spanned="3" office:value-type="string">
                <text:p text:style-name="P6"><text:s text:c="3"/></text:p>
                <text:p text:style-name="P7"><text:span text:style-name="T1">GB toothpaste </text:span><text:span text:style-name="T2">75 mL tube</text:span></text:p>
                <text:p text:style-name="P9"/>
              </table:table-cell>
              <table:covered-table-cell/>
              <table:covered-table-cell/>
            </table:table-row>
            <table:table-row table:style-name="Table134.3">
              <table:table-cell table:style-name="Table134.A1" office:value-type="string">
                <text:p text:style-name="P3">g</text:p>
              </table:table-cell>
              <table:table-cell table:style-name="Table134.A1" office:value-type="string">
                <text:p text:style-name="P24">(members #DIV/0!) </text:p>
                <text:p text:style-name="P25">http://thegrainery.ca</text:p>
              </table:table-cell>
              <table:table-cell table:style-name="Table134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135" text:anchor-type="page" text:anchor-page-number="269" svg:x="0.799cm" svg:y="4.542cm" svg:width="8.52cm" draw:z-index="134">
        <draw:text-box fo:min-height="3.692cm">
          <table:table table:name="Table135" table:style-name="Table135">
            <table:table-column table:style-name="Table135.A"/>
            <table:table-column table:style-name="Table135.B"/>
            <table:table-column table:style-name="Table135.C"/>
            <table:table-row table:style-name="Table135.1">
              <table:table-cell table:style-name="Table13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5.2">
              <table:table-cell table:style-name="Table135.A2" table:number-columns-spanned="3" office:value-type="string">
                <text:p text:style-name="P6"><text:s/></text:p>
                <text:p text:style-name="P6">Imported <text:s/></text:p>
                <text:p text:style-name="P15"><text:s/><text:span text:style-name="T12">Organic Hemp Seed</text:span><text:span text:style-name="T10"> </text:span></text:p>
                <text:p text:style-name="P9"/>
              </table:table-cell>
              <table:covered-table-cell/>
              <table:covered-table-cell/>
            </table:table-row>
            <table:table-row table:style-name="Table135.3">
              <table:table-cell table:style-name="Table135.A1" office:value-type="string">
                <text:p text:style-name="P13">500g</text:p>
              </table:table-cell>
              <table:table-cell table:style-name="Table135.A1" office:value-type="string">
                <text:p text:style-name="P24"/>
                <text:p text:style-name="P25">http://thegrainery.ca</text:p>
              </table:table-cell>
              <table:table-cell table:style-name="Table135.C3" office:value-type="string">
                <text:p text:style-name="P14"><text:span text:style-name="T10">$14.00</text:span> </text:p>
              </table:table-cell>
            </table:table-row>
          </table:table>
          <text:p text:style-name="P1"/>
        </draw:text-box>
      </draw:frame>
      <draw:frame draw:style-name="fr1" draw:name="Frame136" text:anchor-type="page" text:anchor-page-number="271" svg:x="0.799cm" svg:y="4.542cm" svg:width="8.52cm" draw:z-index="135">
        <draw:text-box fo:min-height="3.692cm">
          <table:table table:name="Table136" table:style-name="Table136">
            <table:table-column table:style-name="Table136.A"/>
            <table:table-column table:style-name="Table136.B"/>
            <table:table-column table:style-name="Table136.C"/>
            <table:table-row table:style-name="Table136.1">
              <table:table-cell table:style-name="Table13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6.2">
              <table:table-cell table:style-name="Table136.A2" table:number-columns-spanned="3" office:value-type="string">
                <text:p text:style-name="P6">Country of Origin: Philippines</text:p>
                <text:p text:style-name="P7"><text:s/>Prana Biovegetaliens Unsweetened, Shredded</text:p>
                <text:p text:style-name="P19">Organic Coconut</text:p>
                <text:p text:style-name="P10"/>
              </table:table-cell>
              <table:covered-table-cell/>
              <table:covered-table-cell/>
            </table:table-row>
            <table:table-row table:style-name="Table136.3">
              <table:table-cell table:style-name="Table136.A1" office:value-type="string">
                <text:p text:style-name="P13">454g</text:p>
              </table:table-cell>
              <table:table-cell table:style-name="Table136.A1" office:value-type="string">
                <text:p text:style-name="P24"><text:s/></text:p>
                <text:p text:style-name="P25">http://thegrainery.ca</text:p>
              </table:table-cell>
              <table:table-cell table:style-name="Table136.C3" office:value-type="string">
                <text:p text:style-name="P14"><text:span text:style-name="T12">$4.50</text:span> </text:p>
              </table:table-cell>
            </table:table-row>
          </table:table>
          <text:p text:style-name="P1"/>
        </draw:text-box>
      </draw:frame>
      <draw:frame draw:style-name="fr1" draw:name="Frame137" text:anchor-type="page" text:anchor-page-number="273" svg:x="0.799cm" svg:y="4.542cm" svg:width="8.52cm" draw:z-index="136">
        <draw:text-box fo:min-height="3.692cm">
          <table:table table:name="Table137" table:style-name="Table137">
            <table:table-column table:style-name="Table137.A"/>
            <table:table-column table:style-name="Table137.B"/>
            <table:table-column table:style-name="Table137.C"/>
            <table:table-row table:style-name="Table137.1">
              <table:table-cell table:style-name="Table13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7.2">
              <table:table-cell table:style-name="Table137.A2" table:number-columns-spanned="3" office:value-type="string">
                <text:p text:style-name="P6"><text:s/></text:p>
                <text:p text:style-name="P6">Imported <text:s/></text:p>
                <text:p text:style-name="P15"><text:s/><text:span text:style-name="T12">Organic Hemp Seed</text:span></text:p>
              </table:table-cell>
              <table:covered-table-cell/>
              <table:covered-table-cell/>
            </table:table-row>
            <table:table-row table:style-name="Table137.3">
              <table:table-cell table:style-name="Table137.A1" office:value-type="string">
                <text:p text:style-name="P13">250g</text:p>
              </table:table-cell>
              <table:table-cell table:style-name="Table137.A1" office:value-type="string">
                <text:p text:style-name="P24"><text:s/></text:p>
                <text:p text:style-name="P25">http://thegrainery.ca</text:p>
              </table:table-cell>
              <table:table-cell table:style-name="Table137.C3" office:value-type="string">
                <text:p text:style-name="P14"><text:span text:style-name="T10">$7.25</text:span> </text:p>
              </table:table-cell>
            </table:table-row>
          </table:table>
          <text:p text:style-name="P1"/>
        </draw:text-box>
      </draw:frame>
      <draw:frame draw:style-name="fr1" draw:name="Frame138" text:anchor-type="page" text:anchor-page-number="275" svg:x="0.799cm" svg:y="4.542cm" svg:width="8.52cm" draw:z-index="137">
        <draw:text-box fo:min-height="3.692cm">
          <table:table table:name="Table138" table:style-name="Table138">
            <table:table-column table:style-name="Table138.A"/>
            <table:table-column table:style-name="Table138.B"/>
            <table:table-column table:style-name="Table138.C"/>
            <table:table-row table:style-name="Table138.1">
              <table:table-cell table:style-name="Table13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8.2">
              <table:table-cell table:style-name="Table138.A2" table:number-columns-spanned="3" office:value-type="string">
                <text:p text:style-name="P6"><text:s text:c="3"/></text:p>
                <text:p text:style-name="P15">Tom's deodorant stick </text:p>
                <text:p text:style-name="P9"/>
              </table:table-cell>
              <table:covered-table-cell/>
              <table:covered-table-cell/>
            </table:table-row>
            <table:table-row table:style-name="Table138.3">
              <table:table-cell table:style-name="Table138.A1" office:value-type="string">
                <text:p text:style-name="P3">g</text:p>
              </table:table-cell>
              <table:table-cell table:style-name="Table138.A1" office:value-type="string">
                <text:p text:style-name="P25">http://thegrainery.ca</text:p>
              </table:table-cell>
              <table:table-cell table:style-name="Table138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139" text:anchor-type="page" text:anchor-page-number="277" svg:x="0.799cm" svg:y="4.542cm" svg:width="8.52cm" draw:z-index="138">
        <draw:text-box fo:min-height="3.692cm">
          <table:table table:name="Table139" table:style-name="Table139">
            <table:table-column table:style-name="Table139.A"/>
            <table:table-column table:style-name="Table139.B"/>
            <table:table-column table:style-name="Table139.C"/>
            <table:table-row table:style-name="Table139.1">
              <table:table-cell table:style-name="Table13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9.2">
              <table:table-cell table:style-name="Table139.A2" table:number-columns-spanned="3" office:value-type="string">
                <text:p text:style-name="P6"><text:s/></text:p>
                <text:p text:style-name="P6"><text:span text:style-name="T15">Prana Biovegetaliens Imported Organic</text:span><text:span text:style-name="T13"> </text:span><text:s/></text:p>
                <text:p text:style-name="P15"><text:s/><text:span text:style-name="T10">Calymirna Figs</text:span></text:p>
                <text:p text:style-name="P9"/>
              </table:table-cell>
              <table:covered-table-cell/>
              <table:covered-table-cell/>
            </table:table-row>
            <table:table-row table:style-name="Table139.3">
              <table:table-cell table:style-name="Table139.A1" office:value-type="string">
                <text:p text:style-name="P13">250g</text:p>
              </table:table-cell>
              <table:table-cell table:style-name="Table139.A1" office:value-type="string">
                <text:p text:style-name="P24"><text:s/></text:p>
                <text:p text:style-name="P25">http://thegrainery.ca</text:p>
              </table:table-cell>
              <table:table-cell table:style-name="Table139.C3" office:value-type="string">
                <text:p text:style-name="P14"><text:span text:style-name="T10">$3.90</text:span> </text:p>
              </table:table-cell>
            </table:table-row>
          </table:table>
          <text:p text:style-name="P1"/>
        </draw:text-box>
      </draw:frame>
      <draw:frame draw:style-name="fr1" draw:name="Frame140" text:anchor-type="page" text:anchor-page-number="279" svg:x="0.799cm" svg:y="4.542cm" svg:width="8.52cm" draw:z-index="139">
        <draw:text-box fo:min-height="3.692cm">
          <table:table table:name="Table140" table:style-name="Table140">
            <table:table-column table:style-name="Table140.A"/>
            <table:table-column table:style-name="Table140.B"/>
            <table:table-column table:style-name="Table140.C"/>
            <table:table-row table:style-name="Table140.1">
              <table:table-cell table:style-name="Table14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0.2">
              <table:table-cell table:style-name="Table140.A2" table:number-columns-spanned="3" office:value-type="string">
                <text:p text:style-name="P6"><text:s text:c="3"/></text:p>
                <text:p text:style-name="P7"><text:span text:style-name="T1">Boate's Vinegar </text:span><text:span text:style-name="T2">95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40.3">
              <table:table-cell table:style-name="Table140.A1" office:value-type="string">
                <text:p text:style-name="P3">g</text:p>
              </table:table-cell>
              <table:table-cell table:style-name="Table140.A1" office:value-type="string">
                <text:p text:style-name="P25">http://thegrainery.ca</text:p>
              </table:table-cell>
              <table:table-cell table:style-name="Table140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141" text:anchor-type="page" text:anchor-page-number="281" svg:x="0.799cm" svg:y="4.542cm" svg:width="8.52cm" draw:z-index="140">
        <draw:text-box fo:min-height="3.692cm">
          <table:table table:name="Table141" table:style-name="Table141">
            <table:table-column table:style-name="Table141.A"/>
            <table:table-column table:style-name="Table141.B"/>
            <table:table-column table:style-name="Table141.C"/>
            <table:table-row table:style-name="Table141.1">
              <table:table-cell table:style-name="Table14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1.2">
              <table:table-cell table:style-name="Table141.A2" table:number-columns-spanned="3" office:value-type="string">
                <text:p text:style-name="P6"/>
                <text:p text:style-name="P6">Imported / Product of Indonesia</text:p>
                <text:p text:style-name="P17">Organic Raw Whole</text:p>
                <text:p text:style-name="P19">Vanilla Beans</text:p>
              </table:table-cell>
              <table:covered-table-cell/>
              <table:covered-table-cell/>
            </table:table-row>
            <table:table-row table:style-name="Table141.3">
              <table:table-cell table:style-name="Table141.A1" office:value-type="string">
                <text:p text:style-name="P13">10 beans</text:p>
              </table:table-cell>
              <table:table-cell table:style-name="Table141.A1" office:value-type="string">
                <text:p text:style-name="P24"><text:s/></text:p>
                <text:p text:style-name="P25">http://thegrainery.ca</text:p>
              </table:table-cell>
              <table:table-cell table:style-name="Table141.C3" office:value-type="string">
                <text:p text:style-name="P14"><text:span text:style-name="T10">$7.50</text:span> </text:p>
              </table:table-cell>
            </table:table-row>
          </table:table>
          <text:p text:style-name="P1"/>
        </draw:text-box>
      </draw:frame>
      <draw:frame draw:style-name="fr1" draw:name="Frame142" text:anchor-type="page" text:anchor-page-number="283" svg:x="0.799cm" svg:y="4.542cm" svg:width="8.52cm" draw:z-index="141">
        <draw:text-box fo:min-height="3.692cm">
          <table:table table:name="Table142" table:style-name="Table142">
            <table:table-column table:style-name="Table142.A"/>
            <table:table-column table:style-name="Table142.B"/>
            <table:table-column table:style-name="Table142.C"/>
            <table:table-row table:style-name="Table142.1">
              <table:table-cell table:style-name="Table14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2.2">
              <table:table-cell table:style-name="Table142.A2" table:number-columns-spanned="3" office:value-type="string">
                <text:p text:style-name="P6"/>
                <text:p text:style-name="P6">Imported / Product of Indonesia</text:p>
                <text:p text:style-name="P17">Organic Raw Whole</text:p>
                <text:p text:style-name="P19">Vanilla Beans</text:p>
              </table:table-cell>
              <table:covered-table-cell/>
              <table:covered-table-cell/>
            </table:table-row>
            <table:table-row table:style-name="Table142.3">
              <table:table-cell table:style-name="Table142.A1" office:value-type="string">
                <text:p text:style-name="P13">3 beans</text:p>
              </table:table-cell>
              <table:table-cell table:style-name="Table142.A1" office:value-type="string">
                <text:p text:style-name="P24"><text:s/></text:p>
                <text:p text:style-name="P25">http://thegrainery.ca</text:p>
              </table:table-cell>
              <table:table-cell table:style-name="Table142.C3" office:value-type="string">
                <text:p text:style-name="P14"><text:span text:style-name="T10">$3.50</text:span> </text:p>
              </table:table-cell>
            </table:table-row>
          </table:table>
          <text:p text:style-name="P1"/>
        </draw:text-box>
      </draw:frame>
      <draw:frame draw:style-name="fr1" draw:name="Frame143" text:anchor-type="page" text:anchor-page-number="285" svg:x="0.799cm" svg:y="4.542cm" svg:width="8.52cm" draw:z-index="142">
        <draw:text-box fo:min-height="3.692cm">
          <table:table table:name="Table143" table:style-name="Table143">
            <table:table-column table:style-name="Table143.A"/>
            <table:table-column table:style-name="Table143.B"/>
            <table:table-column table:style-name="Table143.C"/>
            <table:table-row table:style-name="Table143.1">
              <table:table-cell table:style-name="Table14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3.2">
              <table:table-cell table:style-name="Table143.A2" table:number-columns-spanned="3" office:value-type="string">
                <text:p text:style-name="P6">Country of Origin: Cote D'Ivoire</text:p>
                <text:p text:style-name="P6">Prana Biovegetaliens Imported</text:p>
                <text:p text:style-name="P19">Organic Cashews</text:p>
                <text:p text:style-name="P9">(Blanched)</text:p>
              </table:table-cell>
              <table:covered-table-cell/>
              <table:covered-table-cell/>
            </table:table-row>
            <table:table-row table:style-name="Table143.3">
              <table:table-cell table:style-name="Table143.A1" office:value-type="string">
                <text:p text:style-name="P13">454 g</text:p>
              </table:table-cell>
              <table:table-cell table:style-name="Table143.A1" office:value-type="string">
                <text:p text:style-name="P25">http://thegrainery.ca</text:p>
              </table:table-cell>
              <table:table-cell table:style-name="Table143.C3" office:value-type="string">
                <text:p text:style-name="P14"><text:span text:style-name="T10">$9.50</text:span> </text:p>
              </table:table-cell>
            </table:table-row>
          </table:table>
          <text:p text:style-name="P1"/>
        </draw:text-box>
      </draw:frame>
      <draw:frame draw:style-name="fr1" draw:name="Frame144" text:anchor-type="page" text:anchor-page-number="287" svg:x="0.799cm" svg:y="4.542cm" svg:width="8.52cm" draw:z-index="143">
        <draw:text-box fo:min-height="3.692cm">
          <table:table table:name="Table144" table:style-name="Table144">
            <table:table-column table:style-name="Table144.A"/>
            <table:table-column table:style-name="Table144.B"/>
            <table:table-column table:style-name="Table144.C"/>
            <table:table-row table:style-name="Table144.1">
              <table:table-cell table:style-name="Table14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4.2">
              <table:table-cell table:style-name="Table144.A2" table:number-columns-spanned="3" office:value-type="string">
                <text:p text:style-name="P6"><text:s/>Country of Origin: Cote D'Ivoire</text:p>
                <text:p text:style-name="P6">Prana Biovegetaliens Imported</text:p>
                <text:p text:style-name="P19">Organic Cashews</text:p>
                <text:p text:style-name="P9">(Blanched) <text:s text:c="3"/></text:p>
                <text:p text:style-name="P9"/>
              </table:table-cell>
              <table:covered-table-cell/>
              <table:covered-table-cell/>
            </table:table-row>
            <table:table-row table:style-name="Table144.3">
              <table:table-cell table:style-name="Table144.A1" office:value-type="string">
                <text:p text:style-name="P13">454g</text:p>
              </table:table-cell>
              <table:table-cell table:style-name="Table144.A1" office:value-type="string">
                <text:p text:style-name="P25"/>
                <text:p text:style-name="P25">http://thegrainery.ca</text:p>
              </table:table-cell>
              <table:table-cell table:style-name="Table144.C3" office:value-type="currency" office:currency="CAD" office:value="9.5">
                <text:p text:style-name="P14">$9.50</text:p>
              </table:table-cell>
            </table:table-row>
          </table:table>
          <text:p text:style-name="P1"/>
        </draw:text-box>
      </draw:frame>
      <draw:frame draw:style-name="fr1" draw:name="Frame145" text:anchor-type="page" text:anchor-page-number="289" svg:x="0.799cm" svg:y="4.542cm" svg:width="8.52cm" draw:z-index="144">
        <draw:text-box fo:min-height="3.692cm">
          <table:table table:name="Table145" table:style-name="Table145">
            <table:table-column table:style-name="Table145.A"/>
            <table:table-column table:style-name="Table145.B"/>
            <table:table-column table:style-name="Table145.C"/>
            <table:table-row table:style-name="Table145.1">
              <table:table-cell table:style-name="Table14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5.2">
              <table:table-cell table:style-name="Table145.A2" table:number-columns-spanned="3" office:value-type="string">
                <text:p text:style-name="P6">Boulangerie La Vendeenne Mahone Bay, NS Organic </text:p>
                <text:p text:style-name="P7"><text:span text:style-name="T1">Sourdough Rye </text:span><text:span text:style-name="T2">Bread</text:span></text:p>
                <text:p text:style-name="P9">Ingredients: 60% organic wheat flour, 40% organic rye flour, <text:s/>sea salt.</text:p>
              </table:table-cell>
              <table:covered-table-cell/>
              <table:covered-table-cell/>
            </table:table-row>
            <table:table-row table:style-name="Table145.3">
              <table:table-cell table:style-name="Table145.A1" office:value-type="string">
                <text:p text:style-name="P3"/>
              </table:table-cell>
              <table:table-cell table:style-name="Table145.A1" office:value-type="string">
                <text:p text:style-name="P25">http://thegrainery.ca</text:p>
              </table:table-cell>
              <table:table-cell table:style-name="Table145.C3" office:value-type="currency" office:currency="CAD" office:value="4.25">
                <text:p text:style-name="P14">$4.25</text:p>
              </table:table-cell>
            </table:table-row>
          </table:table>
          <text:p text:style-name="P1"/>
        </draw:text-box>
      </draw:frame>
      <draw:frame draw:style-name="fr1" draw:name="Frame146" text:anchor-type="page" text:anchor-page-number="291" svg:x="0.799cm" svg:y="4.542cm" svg:width="8.52cm" draw:z-index="145">
        <draw:text-box fo:min-height="3.692cm">
          <table:table table:name="Table146" table:style-name="Table146">
            <table:table-column table:style-name="Table146.A"/>
            <table:table-column table:style-name="Table146.B"/>
            <table:table-column table:style-name="Table146.C"/>
            <table:table-row table:style-name="Table146.1">
              <table:table-cell table:style-name="Table14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6.2">
              <table:table-cell table:style-name="Table146.A2" table:number-columns-spanned="3" office:value-type="string">
                <text:p text:style-name="P6">Boulangerie La Vendeenne Mahone Bay, NS Organic </text:p>
                <text:p text:style-name="P7"><text:span text:style-name="T1">Sourdough Froment </text:span><text:span text:style-name="T2">Bread</text:span></text:p>
                <text:p text:style-name="P9">Organic wheat flour, sea salt.</text:p>
              </table:table-cell>
              <table:covered-table-cell/>
              <table:covered-table-cell/>
            </table:table-row>
            <table:table-row table:style-name="Table146.3">
              <table:table-cell table:style-name="Table146.A1" office:value-type="string">
                <text:p text:style-name="P3"/>
              </table:table-cell>
              <table:table-cell table:style-name="Table146.A1" office:value-type="string">
                <text:p text:style-name="P24"><text:s/><text:span text:style-name="T3">http://thegrainery.ca</text:span></text:p>
              </table:table-cell>
              <table:table-cell table:style-name="Table146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47" text:anchor-type="page" text:anchor-page-number="293" svg:x="0.799cm" svg:y="4.542cm" svg:width="8.52cm" draw:z-index="146">
        <draw:text-box fo:min-height="3.692cm">
          <table:table table:name="Table147" table:style-name="Table147">
            <table:table-column table:style-name="Table147.A"/>
            <table:table-column table:style-name="Table147.B"/>
            <table:table-column table:style-name="Table147.C"/>
            <table:table-row table:style-name="Table147.1">
              <table:table-cell table:style-name="Table14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7.2">
              <table:table-cell table:style-name="Table147.A2" table:number-columns-spanned="3" office:value-type="string">
                <text:p text:style-name="P6">Boulangerie La Vendeenne Mahone Bay, NS Organic </text:p>
                <text:p text:style-name="P15">7 Grain Bread</text:p>
                <text:p text:style-name="P9">Organic wheat flour, fresh yeast, sea salt, organic grains(corn meal, buckwheat, flax, barley, millet, rye, wheat), organic rye flour.</text:p>
              </table:table-cell>
              <table:covered-table-cell/>
              <table:covered-table-cell/>
            </table:table-row>
            <table:table-row table:style-name="Table147.3">
              <table:table-cell table:style-name="Table147.A1" office:value-type="string">
                <text:p text:style-name="P3"><text:s/></text:p>
              </table:table-cell>
              <table:table-cell table:style-name="Table147.A1" office:value-type="string">
                <text:p text:style-name="P24"><text:s/></text:p>
                <text:p text:style-name="P25">http://thegrainery.ca</text:p>
              </table:table-cell>
              <table:table-cell table:style-name="Table147.C3" office:value-type="currency" office:currency="CAD" office:value="4.25">
                <text:p text:style-name="P14">$4.25</text:p>
              </table:table-cell>
            </table:table-row>
          </table:table>
          <text:p text:style-name="P1"/>
        </draw:text-box>
      </draw:frame>
      <draw:frame draw:style-name="fr1" draw:name="Frame148" text:anchor-type="page" text:anchor-page-number="295" svg:x="0.799cm" svg:y="4.542cm" svg:width="8.52cm" draw:z-index="147">
        <draw:text-box fo:min-height="3.692cm">
          <table:table table:name="Table148" table:style-name="Table148">
            <table:table-column table:style-name="Table148.A"/>
            <table:table-column table:style-name="Table148.B"/>
            <table:table-column table:style-name="Table148.C"/>
            <table:table-row table:style-name="Table148.1">
              <table:table-cell table:style-name="Table14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8.2">
              <table:table-cell table:style-name="Table148.A2" table:number-columns-spanned="3" office:value-type="string">
                <text:p text:style-name="P6">Boulangerie La Vendeenne Mahone Bay, NS Organic </text:p>
                <text:p text:style-name="P7"><text:span text:style-name="T1">Campagne(Country) <text:s/></text:span><text:span text:style-name="T2">Bread</text:span></text:p>
                <text:p text:style-name="P9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48.3">
              <table:table-cell table:style-name="Table148.A1" office:value-type="string">
                <text:p text:style-name="P3"/>
              </table:table-cell>
              <table:table-cell table:style-name="Table148.A1" office:value-type="string">
                <text:p text:style-name="P24"><text:s/></text:p>
                <text:p text:style-name="P25">http://thegrainery.ca</text:p>
              </table:table-cell>
              <table:table-cell table:style-name="Table148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149" text:anchor-type="page" text:anchor-page-number="297" svg:x="0.799cm" svg:y="4.542cm" svg:width="8.52cm" draw:z-index="148">
        <draw:text-box fo:min-height="3.692cm">
          <table:table table:name="Table149" table:style-name="Table149">
            <table:table-column table:style-name="Table149.A"/>
            <table:table-column table:style-name="Table149.B"/>
            <table:table-column table:style-name="Table149.C"/>
            <table:table-row table:style-name="Table149.1">
              <table:table-cell table:style-name="Table14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9.2">
              <table:table-cell table:style-name="Table149.A2" table:number-columns-spanned="3" office:value-type="string">
                <text:p text:style-name="P6">Boulangerie La Vendeenne Mahone Bay, NS Organic </text:p>
                <text:p text:style-name="P15">Spelt Bran Bread</text:p>
                <text:p text:style-name="P9">60% organic wheat flour, 40% stone ground organic spelt flour, sea salt.</text:p>
              </table:table-cell>
              <table:covered-table-cell/>
              <table:covered-table-cell/>
            </table:table-row>
            <table:table-row table:style-name="Table149.3">
              <table:table-cell table:style-name="Table149.A1" office:value-type="string">
                <text:p text:style-name="P3">750g</text:p>
              </table:table-cell>
              <table:table-cell table:style-name="Table149.A1" office:value-type="string">
                <text:p text:style-name="P24">(members $3.65) </text:p>
                <text:p text:style-name="P25">http://thegrainery.ca</text:p>
              </table:table-cell>
              <table:table-cell table:style-name="Table149.C3" office:value-type="string">
                <text:p text:style-name="P14">$4.35 </text:p>
              </table:table-cell>
            </table:table-row>
          </table:table>
          <text:p text:style-name="P1"/>
        </draw:text-box>
      </draw:frame>
      <draw:frame draw:style-name="fr1" draw:name="Frame150" text:anchor-type="page" text:anchor-page-number="299" svg:x="0.799cm" svg:y="4.542cm" svg:width="8.52cm" draw:z-index="149">
        <draw:text-box fo:min-height="3.692cm">
          <table:table table:name="Table150" table:style-name="Table150">
            <table:table-column table:style-name="Table150.A"/>
            <table:table-column table:style-name="Table150.B"/>
            <table:table-column table:style-name="Table150.C"/>
            <table:table-row table:style-name="Table150.1">
              <table:table-cell table:style-name="Table15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0.2">
              <table:table-cell table:style-name="Table150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50.3">
              <table:table-cell table:style-name="Table150.A1" office:value-type="string">
                <text:p text:style-name="P3">g</text:p>
              </table:table-cell>
              <table:table-cell table:style-name="Table150.A1" office:value-type="string">
                <text:p text:style-name="P24">(members $0.00) </text:p>
                <text:p text:style-name="P25">http://thegrainery.ca</text:p>
              </table:table-cell>
              <table:table-cell table:style-name="Table150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51" text:anchor-type="page" text:anchor-page-number="301" svg:x="0.799cm" svg:y="4.542cm" svg:width="8.52cm" draw:z-index="150">
        <draw:text-box fo:min-height="3.692cm">
          <table:table table:name="Table151" table:style-name="Table151">
            <table:table-column table:style-name="Table151.A"/>
            <table:table-column table:style-name="Table151.B"/>
            <table:table-column table:style-name="Table151.C"/>
            <table:table-row table:style-name="Table151.1">
              <table:table-cell table:style-name="Table15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1.2">
              <table:table-cell table:style-name="Table151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51.3">
              <table:table-cell table:style-name="Table151.A1" office:value-type="string">
                <text:p text:style-name="P3">g</text:p>
              </table:table-cell>
              <table:table-cell table:style-name="Table151.A1" office:value-type="string">
                <text:p text:style-name="P24">(members $0.00) </text:p>
                <text:p text:style-name="P25">http://thegrainery.ca</text:p>
              </table:table-cell>
              <table:table-cell table:style-name="Table151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52" text:anchor-type="page" text:anchor-page-number="303" svg:x="0.799cm" svg:y="4.542cm" svg:width="8.52cm" draw:z-index="151">
        <draw:text-box fo:min-height="3.692cm">
          <table:table table:name="Table152" table:style-name="Table152">
            <table:table-column table:style-name="Table152.A"/>
            <table:table-column table:style-name="Table152.B"/>
            <table:table-column table:style-name="Table152.C"/>
            <table:table-row table:style-name="Table152.1">
              <table:table-cell table:style-name="Table15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2.2">
              <table:table-cell table:style-name="Table152.A2" table:number-columns-spanned="3" office:value-type="string">
                <text:p text:style-name="P6">Sealife Seaplants Lower Sackville, NS <text:s/>Dark Harbour</text:p>
                <text:p text:style-name="P15">Dark Harbour Dulse </text:p>
                <text:p text:style-name="P9">A tasty treat full of trace minerals, vitamins and amino acids. <text:s/>Enjoy alone, or in soups and salads. <text:s/>Visit SEABOOST.CA for more info!</text:p>
              </table:table-cell>
              <table:covered-table-cell/>
              <table:covered-table-cell/>
            </table:table-row>
            <table:table-row table:style-name="Table152.3">
              <table:table-cell table:style-name="Table152.A1" office:value-type="string">
                <text:p text:style-name="P3">40g</text:p>
              </table:table-cell>
              <table:table-cell table:style-name="Table152.A1" office:value-type="string">
                <text:p text:style-name="P24"/>
                <text:p text:style-name="P25">http://thegrainery.ca</text:p>
              </table:table-cell>
              <table:table-cell table:style-name="Table152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153" text:anchor-type="page" text:anchor-page-number="305" svg:x="0.799cm" svg:y="4.542cm" svg:width="8.52cm" draw:z-index="152">
        <draw:text-box fo:min-height="3.692cm">
          <table:table table:name="Table153" table:style-name="Table153">
            <table:table-column table:style-name="Table153.A"/>
            <table:table-column table:style-name="Table153.B"/>
            <table:table-column table:style-name="Table153.C"/>
            <table:table-row table:style-name="Table153.1">
              <table:table-cell table:style-name="Table15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3.2">
              <table:table-cell table:style-name="Table153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53.3">
              <table:table-cell table:style-name="Table153.A1" office:value-type="string">
                <text:p text:style-name="P3">g</text:p>
              </table:table-cell>
              <table:table-cell table:style-name="Table153.A1" office:value-type="string">
                <text:p text:style-name="P24">(members $0.00) </text:p>
                <text:p text:style-name="P25">http://thegrainery.ca</text:p>
              </table:table-cell>
              <table:table-cell table:style-name="Table153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54" text:anchor-type="page" text:anchor-page-number="307" svg:x="0.799cm" svg:y="4.542cm" svg:width="8.52cm" draw:z-index="153">
        <draw:text-box fo:min-height="3.692cm">
          <table:table table:name="Table154" table:style-name="Table154">
            <table:table-column table:style-name="Table154.A"/>
            <table:table-column table:style-name="Table154.B"/>
            <table:table-column table:style-name="Table154.C"/>
            <table:table-row table:style-name="Table154.1">
              <table:table-cell table:style-name="Table15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4.2">
              <table:table-cell table:style-name="Table154.A2" table:number-columns-spanned="3" office:value-type="string">
                <text:p text:style-name="P6"/>
                <text:p text:style-name="P6">Prana Biovegetalien Imported Organic Raw</text:p>
                <text:p text:style-name="P6"/>
                <text:p text:style-name="P20">Hazelnuts</text:p>
              </table:table-cell>
              <table:covered-table-cell/>
              <table:covered-table-cell/>
            </table:table-row>
            <table:table-row table:style-name="Table154.3">
              <table:table-cell table:style-name="Table154.A1" office:value-type="string">
                <text:p text:style-name="P3">230g</text:p>
              </table:table-cell>
              <table:table-cell table:style-name="Table154.A1" office:value-type="string">
                <text:p text:style-name="P26">http://thegrainery.ca</text:p>
              </table:table-cell>
              <table:table-cell table:style-name="Table154.C3" office:value-type="currency" office:currency="CAD" office:value="5">
                <text:p text:style-name="P14">$5.00</text:p>
              </table:table-cell>
            </table:table-row>
          </table:table>
          <text:p text:style-name="P1"/>
        </draw:text-box>
      </draw:frame>
      <draw:frame draw:style-name="fr1" draw:name="Frame155" text:anchor-type="page" text:anchor-page-number="309" svg:x="0.799cm" svg:y="4.542cm" svg:width="8.52cm" draw:z-index="154">
        <draw:text-box fo:min-height="3.692cm">
          <table:table table:name="Table155" table:style-name="Table155">
            <table:table-column table:style-name="Table155.A"/>
            <table:table-column table:style-name="Table155.B"/>
            <table:table-column table:style-name="Table155.C"/>
            <table:table-row table:style-name="Table155.1">
              <table:table-cell table:style-name="Table15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5.2">
              <table:table-cell table:style-name="Table155.A2" table:number-columns-spanned="3" office:value-type="string">
                <text:p text:style-name="P6">ONFC Imported Organic </text:p>
                <text:p text:style-name="P15">Pecan Halves </text:p>
                <text:p text:style-name="P9"/>
              </table:table-cell>
              <table:covered-table-cell/>
              <table:covered-table-cell/>
            </table:table-row>
            <table:table-row table:style-name="Table155.3">
              <table:table-cell table:style-name="Table155.A1" office:value-type="string">
                <text:p text:style-name="P3">200g</text:p>
              </table:table-cell>
              <table:table-cell table:style-name="Table155.A1" office:value-type="string">
                <text:p text:style-name="P24"/>
                <text:p text:style-name="P25">http://thegrainery.ca</text:p>
              </table:table-cell>
              <table:table-cell table:style-name="Table155.C3" office:value-type="currency" office:currency="CAD" office:value="7">
                <text:p text:style-name="P14">$7.00</text:p>
              </table:table-cell>
            </table:table-row>
          </table:table>
          <text:p text:style-name="P1"/>
        </draw:text-box>
      </draw:frame>
      <draw:frame draw:style-name="fr1" draw:name="Frame156" text:anchor-type="page" text:anchor-page-number="311" svg:x="0.799cm" svg:y="4.542cm" svg:width="8.52cm" draw:z-index="155">
        <draw:text-box fo:min-height="3.692cm">
          <table:table table:name="Table156" table:style-name="Table156">
            <table:table-column table:style-name="Table156.A"/>
            <table:table-column table:style-name="Table156.B"/>
            <table:table-column table:style-name="Table156.C"/>
            <table:table-row table:style-name="Table156.1">
              <table:table-cell table:style-name="Table15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6.2">
              <table:table-cell table:style-name="Table156.A2" table:number-columns-spanned="3" office:value-type="string">
                <text:p text:style-name="P6">ONFC Imported Organic </text:p>
                <text:p text:style-name="P15">Pistachios </text:p>
                <text:p text:style-name="P9"/>
              </table:table-cell>
              <table:covered-table-cell/>
              <table:covered-table-cell/>
            </table:table-row>
            <table:table-row table:style-name="Table156.3">
              <table:table-cell table:style-name="Table156.A1" office:value-type="string">
                <text:p text:style-name="P3">200g</text:p>
              </table:table-cell>
              <table:table-cell table:style-name="Table156.A1" office:value-type="string">
                <text:p text:style-name="P24">(members $3.50) </text:p>
                <text:p text:style-name="P25">http://thegrainery.ca</text:p>
              </table:table-cell>
              <table:table-cell table:style-name="Table156.C3" office:value-type="string">
                <text:p text:style-name="P14">$4.15 </text:p>
              </table:table-cell>
            </table:table-row>
          </table:table>
          <text:p text:style-name="P1"/>
        </draw:text-box>
      </draw:frame>
      <draw:frame draw:style-name="fr1" draw:name="Frame157" text:anchor-type="page" text:anchor-page-number="313" svg:x="0.799cm" svg:y="4.542cm" svg:width="8.52cm" draw:z-index="156">
        <draw:text-box fo:min-height="3.692cm">
          <table:table table:name="Table157" table:style-name="Table157">
            <table:table-column table:style-name="Table157.A"/>
            <table:table-column table:style-name="Table157.B"/>
            <table:table-column table:style-name="Table157.C"/>
            <table:table-row table:style-name="Table157.1">
              <table:table-cell table:style-name="Table15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7.2">
              <table:table-cell table:style-name="Table157.A2" table:number-columns-spanned="3" office:value-type="string">
                <text:p text:style-name="P6">ONFC Imported Organic </text:p>
                <text:p text:style-name="P15">Walnuts </text:p>
                <text:p text:style-name="P9"/>
              </table:table-cell>
              <table:covered-table-cell/>
              <table:covered-table-cell/>
            </table:table-row>
            <table:table-row table:style-name="Table157.3">
              <table:table-cell table:style-name="Table157.A1" office:value-type="string">
                <text:p text:style-name="P3">200g</text:p>
              </table:table-cell>
              <table:table-cell table:style-name="Table157.A1" office:value-type="string">
                <text:p text:style-name="P24">(members $3.60) </text:p>
                <text:p text:style-name="P25">http://thegrainery.ca</text:p>
              </table:table-cell>
              <table:table-cell table:style-name="Table157.C3" office:value-type="string">
                <text:p text:style-name="P14">$4.25 </text:p>
              </table:table-cell>
            </table:table-row>
          </table:table>
          <text:p text:style-name="P1"/>
        </draw:text-box>
      </draw:frame>
      <draw:frame draw:style-name="fr1" draw:name="Frame158" text:anchor-type="page" text:anchor-page-number="315" svg:x="0.799cm" svg:y="4.542cm" svg:width="8.52cm" draw:z-index="157">
        <draw:text-box fo:min-height="3.692cm">
          <table:table table:name="Table158" table:style-name="Table158">
            <table:table-column table:style-name="Table158.A"/>
            <table:table-column table:style-name="Table158.B"/>
            <table:table-column table:style-name="Table158.C"/>
            <table:table-row table:style-name="Table158.1">
              <table:table-cell table:style-name="Table15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8.2">
              <table:table-cell table:style-name="Table158.A2" table:number-columns-spanned="3" office:value-type="string">
                <text:p text:style-name="P6"><text:s text:c="3"/></text:p>
                <text:p text:style-name="P15">Organic</text:p>
                <text:p text:style-name="P15">Calimyrna Figs </text:p>
                <text:p text:style-name="P9"/>
              </table:table-cell>
              <table:covered-table-cell/>
              <table:covered-table-cell/>
            </table:table-row>
            <table:table-row table:style-name="Table158.3">
              <table:table-cell table:style-name="Table158.A1" office:value-type="string">
                <text:p text:style-name="P3">250g</text:p>
              </table:table-cell>
              <table:table-cell table:style-name="Table158.A1" office:value-type="string">
                <text:p text:style-name="P24"><text:s/></text:p>
                <text:p text:style-name="P25">http://thegrainery.ca</text:p>
              </table:table-cell>
              <table:table-cell table:style-name="Table158.C3" office:value-type="currency" office:currency="CA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159" text:anchor-type="page" text:anchor-page-number="317" svg:x="0.799cm" svg:y="4.542cm" svg:width="8.52cm" draw:z-index="158">
        <draw:text-box fo:min-height="3.692cm">
          <table:table table:name="Table159" table:style-name="Table159">
            <table:table-column table:style-name="Table159.A"/>
            <table:table-column table:style-name="Table159.B"/>
            <table:table-column table:style-name="Table159.C"/>
            <table:table-row table:style-name="Table159.1">
              <table:table-cell table:style-name="Table15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9.2">
              <table:table-cell table:style-name="Table159.A2" table:number-columns-spanned="3" office:value-type="string">
                <text:p text:style-name="P6">Imported <text:s/></text:p>
                <text:p text:style-name="P15"><text:s/>Nutritional yeast </text:p>
                <text:p text:style-name="P9">Imparts a cheese-like flavour. <text:s/>Can be sprinkled on pizza, salads and popcorn and is used in many vegetarian recipes. </text:p>
                <text:p text:style-name="P9"/>
              </table:table-cell>
              <table:covered-table-cell/>
              <table:covered-table-cell/>
            </table:table-row>
            <table:table-row table:style-name="Table159.3">
              <table:table-cell table:style-name="Table159.A1" office:value-type="string">
                <text:p text:style-name="P3">100g</text:p>
              </table:table-cell>
              <table:table-cell table:style-name="Table159.A1" office:value-type="string">
                <text:p text:style-name="P24"/>
                <text:p text:style-name="P25">http://thegrainery.ca</text:p>
              </table:table-cell>
              <table:table-cell table:style-name="Table159.C3" office:value-type="currency" office:currency="CAD" office:value="2.5">
                <text:p text:style-name="P14">$2.50</text:p>
              </table:table-cell>
            </table:table-row>
          </table:table>
          <text:p text:style-name="P1"/>
        </draw:text-box>
      </draw:frame>
      <draw:frame draw:style-name="fr1" draw:name="Frame160" text:anchor-type="page" text:anchor-page-number="319" svg:x="0.799cm" svg:y="4.542cm" svg:width="8.52cm" draw:z-index="159">
        <draw:text-box fo:min-height="3.692cm">
          <table:table table:name="Table160" table:style-name="Table160">
            <table:table-column table:style-name="Table160.A"/>
            <table:table-column table:style-name="Table160.B"/>
            <table:table-column table:style-name="Table160.C"/>
            <table:table-row table:style-name="Table160.1">
              <table:table-cell table:style-name="Table16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0.2">
              <table:table-cell table:style-name="Table160.A2" table:number-columns-spanned="3" office:value-type="string">
                <text:p text:style-name="P6">Imported <text:s/>* Red Star <text:s/></text:p>
                <text:p text:style-name="P15">Nutritional Yeast </text:p>
                <text:p text:style-name="P9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0.3">
              <table:table-cell table:style-name="Table160.A1" office:value-type="string">
                <text:p text:style-name="P3">150g</text:p>
              </table:table-cell>
              <table:table-cell table:style-name="Table160.A1" office:value-type="string">
                <text:p text:style-name="P24"/>
                <text:p text:style-name="P25">http://thegrainery.ca</text:p>
              </table:table-cell>
              <table:table-cell table:style-name="Table160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161" text:anchor-type="page" text:anchor-page-number="321" svg:x="0.799cm" svg:y="4.542cm" svg:width="8.52cm" draw:z-index="160">
        <draw:text-box fo:min-height="3.692cm">
          <table:table table:name="Table161" table:style-name="Table161">
            <table:table-column table:style-name="Table161.A"/>
            <table:table-column table:style-name="Table161.B"/>
            <table:table-column table:style-name="Table161.C"/>
            <table:table-row table:style-name="Table161.1">
              <table:table-cell table:style-name="Table16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  <text:p text:style-name="P4"/>
              </table:table-cell>
              <table:covered-table-cell/>
              <table:covered-table-cell/>
            </table:table-row>
            <table:table-row table:style-name="Table161.2">
              <table:table-cell table:style-name="Table161.A2" table:number-columns-spanned="3" office:value-type="string">
                <text:p text:style-name="P6">Imported <text:s/></text:p>
                <text:p text:style-name="P15">Nutritional Yeast </text:p>
                <text:p text:style-name="P9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1.3">
              <table:table-cell table:style-name="Table161.A1" office:value-type="string">
                <text:p text:style-name="P3">500g</text:p>
              </table:table-cell>
              <table:table-cell table:style-name="Table161.A1" office:value-type="string">
                <text:p text:style-name="P26">http://thegrainery.ca</text:p>
              </table:table-cell>
              <table:table-cell table:style-name="Table161.C3" office:value-type="string">
                <text:p text:style-name="P14">$9.00 </text:p>
              </table:table-cell>
            </table:table-row>
          </table:table>
          <text:p text:style-name="P1"/>
        </draw:text-box>
      </draw:frame>
      <draw:frame draw:style-name="fr1" draw:name="Frame162" text:anchor-type="page" text:anchor-page-number="323" svg:x="0.799cm" svg:y="4.542cm" svg:width="8.52cm" draw:z-index="161">
        <draw:text-box fo:min-height="3.692cm">
          <table:table table:name="Table162" table:style-name="Table162">
            <table:table-column table:style-name="Table162.A"/>
            <table:table-column table:style-name="Table162.B"/>
            <table:table-column table:style-name="Table162.C"/>
            <table:table-row table:style-name="Table162.1">
              <table:table-cell table:style-name="Table16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2.2">
              <table:table-cell table:style-name="Table162.A2" table:number-columns-spanned="3" office:value-type="string">
                <text:p text:style-name="P6">Imported <text:s text:c="2"/></text:p>
                <text:p text:style-name="P15"><text:s/><text:span text:style-name="T9">Lima Beans</text:span></text:p>
                <text:p text:style-name="P6">Awesome in soups!</text:p>
                <text:p text:style-name="P9"/>
              </table:table-cell>
              <table:covered-table-cell/>
              <table:covered-table-cell/>
            </table:table-row>
            <table:table-row table:style-name="Table162.3">
              <table:table-cell table:style-name="Table162.A1" office:value-type="string">
                <text:p text:style-name="P3">454g</text:p>
              </table:table-cell>
              <table:table-cell table:style-name="Table162.A1" office:value-type="string">
                <text:p text:style-name="P24"/>
                <text:p text:style-name="P25">http://thegrainery.ca</text:p>
              </table:table-cell>
              <table:table-cell table:style-name="Table162.C3" office:value-type="string">
                <text:p text:style-name="P14">$4.50 </text:p>
              </table:table-cell>
            </table:table-row>
          </table:table>
          <text:p text:style-name="P1"/>
        </draw:text-box>
      </draw:frame>
      <draw:frame draw:style-name="fr1" draw:name="Frame163" text:anchor-type="page" text:anchor-page-number="325" svg:x="0.799cm" svg:y="4.542cm" svg:width="8.52cm" draw:z-index="162">
        <draw:text-box fo:min-height="3.692cm">
          <table:table table:name="Table163" table:style-name="Table163">
            <table:table-column table:style-name="Table163.A"/>
            <table:table-column table:style-name="Table163.B"/>
            <table:table-column table:style-name="Table163.C"/>
            <table:table-column table:style-name="Table163.D"/>
            <table:table-row table:style-name="Table163.1">
              <table:table-cell table:style-name="Table163.A1" table:number-columns-spanned="4" office:value-type="string">
                <text:p text:style-name="P4"/>
              </table:table-cell>
              <table:covered-table-cell/>
              <table:covered-table-cell/>
              <table:covered-table-cell/>
            </table:table-row>
            <table:table-row table:style-name="Table163.2">
              <table:table-cell table:style-name="Table163.A2" table:number-columns-spanned="2" office:value-type="string">
                <text:p text:style-name="P18"/>
                <text:p text:style-name="P15">Holy Jalapeno </text:p>
                <text:p text:style-name="P15">Hot Sauce</text:p>
                <text:p text:style-name="P15"><text:s/><text:span text:style-name="T15">made with fresh </text:span></text:p>
                <text:p text:style-name="P7">jalapeno, onion, green pepper, garlic</text:p>
                <text:p text:style-name="P15"><text:span text:style-name="T15"><text:s text:c="18"/></text:span>$2.50</text:p>
              </table:table-cell>
              <table:covered-table-cell/>
              <table:table-cell table:style-name="Table163.A2" table:number-columns-spanned="2" office:value-type="string">
                <text:p text:style-name="P18"/>
                <text:p text:style-name="P15">Holy Jalapeno </text:p>
                <text:p text:style-name="P15">Hot Sauce</text:p>
                <text:p text:style-name="P15"><text:s/><text:span text:style-name="T15">made with fresh </text:span></text:p>
                <text:p text:style-name="P7">jalapeno, onion, green pepper, garlic</text:p>
                <text:p text:style-name="P15"><text:span text:style-name="T15"><text:s text:c="20"/></text:span>$2.50</text:p>
              </table:table-cell>
              <table:covered-table-cell/>
            </table:table-row>
            <table:table-row table:style-name="Table163.3">
              <table:table-cell table:style-name="Table163.A1" office:value-type="string">
                <text:p text:style-name="P3"/>
              </table:table-cell>
              <table:table-cell table:style-name="Table163.A1" table:number-columns-spanned="2" office:value-type="string">
                <text:p text:style-name="P24"/>
              </table:table-cell>
              <table:covered-table-cell/>
              <table:table-cell table:style-name="Table163.D3">
                <text:p text:style-name="P14"/>
              </table:table-cell>
            </table:table-row>
          </table:table>
          <text:p text:style-name="P1"/>
        </draw:text-box>
      </draw:frame>
      <draw:frame draw:style-name="fr1" draw:name="Frame164" text:anchor-type="page" text:anchor-page-number="327" svg:x="0.799cm" svg:y="4.542cm" svg:width="8.52cm" draw:z-index="163">
        <draw:text-box fo:min-height="3.692cm">
          <table:table table:name="Table164" table:style-name="Table164">
            <table:table-column table:style-name="Table164.A"/>
            <table:table-column table:style-name="Table164.B"/>
            <table:table-column table:style-name="Table164.C"/>
            <table:table-row table:style-name="Table164.1">
              <table:table-cell table:style-name="Table16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4.2">
              <table:table-cell table:style-name="Table164.A2" table:number-columns-spanned="3" office:value-type="string">
                <text:p text:style-name="P6">Organic <text:s text:c="2"/></text:p>
                <text:p text:style-name="P15">Whole Green Peas </text:p>
                <text:p text:style-name="P9">Awesome, awesome!</text:p>
              </table:table-cell>
              <table:covered-table-cell/>
              <table:covered-table-cell/>
            </table:table-row>
            <table:table-row table:style-name="Table164.3">
              <table:table-cell table:style-name="Table164.A1" office:value-type="string">
                <text:p text:style-name="P3">454g</text:p>
              </table:table-cell>
              <table:table-cell table:style-name="Table164.A1" office:value-type="string">
                <text:p text:style-name="P24"/>
                <text:p text:style-name="P25">http://thegrainery.ca</text:p>
              </table:table-cell>
              <table:table-cell table:style-name="Table164.C3" office:value-type="string">
                <text:p text:style-name="P14">$2.75 </text:p>
              </table:table-cell>
            </table:table-row>
          </table:table>
          <text:p text:style-name="P1"/>
        </draw:text-box>
      </draw:frame>
      <draw:frame draw:style-name="fr1" draw:name="Frame165" text:anchor-type="page" text:anchor-page-number="329" svg:x="0.799cm" svg:y="4.542cm" svg:width="8.52cm" draw:z-index="164">
        <draw:text-box fo:min-height="3.692cm">
          <table:table table:name="Table165" table:style-name="Table165">
            <table:table-column table:style-name="Table165.A"/>
            <table:table-column table:style-name="Table165.B"/>
            <table:table-column table:style-name="Table165.C"/>
            <table:table-row table:style-name="Table165.1">
              <table:table-cell table:style-name="Table16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5.2">
              <table:table-cell table:style-name="Table165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65.3">
              <table:table-cell table:style-name="Table165.A1" office:value-type="string">
                <text:p text:style-name="P3">g</text:p>
              </table:table-cell>
              <table:table-cell table:style-name="Table165.A1" office:value-type="string">
                <text:p text:style-name="P24">(members $0.00) </text:p>
                <text:p text:style-name="P25">http://thegrainery.ca</text:p>
              </table:table-cell>
              <table:table-cell table:style-name="Table165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66" text:anchor-type="page" text:anchor-page-number="331" svg:x="0.799cm" svg:y="4.542cm" svg:width="8.52cm" draw:z-index="165">
        <draw:text-box fo:min-height="3.692cm">
          <table:table table:name="Table166" table:style-name="Table166">
            <table:table-column table:style-name="Table166.A"/>
            <table:table-column table:style-name="Table166.B"/>
            <table:table-column table:style-name="Table166.C"/>
            <table:table-row table:style-name="Table166.1">
              <table:table-cell table:style-name="Table16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6.2">
              <table:table-cell table:style-name="Table166.A2" table:number-columns-spanned="3" office:value-type="string">
                <text:p text:style-name="P6"><text:s text:c="3"/></text:p>
                <text:p text:style-name="P6">Prana Biovegetaliens Organic</text:p>
                <text:p text:style-name="P15">Dark Chocolate Chips</text:p>
                <text:p text:style-name="P7">Certified Organic <text:span text:style-name="T22">• 70% Dark Chocolate</text:span></text:p>
                <text:p text:style-name="P9"/>
              </table:table-cell>
              <table:covered-table-cell/>
              <table:covered-table-cell/>
            </table:table-row>
            <table:table-row table:style-name="Table166.3">
              <table:table-cell table:style-name="Table166.A1" office:value-type="string">
                <text:p text:style-name="P3">300g</text:p>
              </table:table-cell>
              <table:table-cell table:style-name="Table166.A1" office:value-type="string">
                <text:p text:style-name="P24"><text:s/></text:p>
                <text:p text:style-name="P25">http://thegrainery.ca</text:p>
              </table:table-cell>
              <table:table-cell table:style-name="Table166.C3" office:value-type="currency" office:currency="CAD" office:value="7.5">
                <text:p text:style-name="P14">$7.50</text:p>
              </table:table-cell>
            </table:table-row>
          </table:table>
          <text:p text:style-name="P1"/>
        </draw:text-box>
      </draw:frame>
      <draw:frame draw:style-name="fr1" draw:name="Frame167" text:anchor-type="page" text:anchor-page-number="333" svg:x="0.799cm" svg:y="4.542cm" svg:width="8.52cm" draw:z-index="166">
        <draw:text-box fo:min-height="3.692cm">
          <table:table table:name="Table167" table:style-name="Table167">
            <table:table-column table:style-name="Table167.A"/>
            <table:table-column table:style-name="Table167.B"/>
            <table:table-column table:style-name="Table167.C"/>
            <table:table-row table:style-name="Table167.1">
              <table:table-cell table:style-name="Table16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7.2">
              <table:table-cell table:style-name="Table167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67.3">
              <table:table-cell table:style-name="Table167.A1" office:value-type="string">
                <text:p text:style-name="P3">g</text:p>
              </table:table-cell>
              <table:table-cell table:style-name="Table167.A1" office:value-type="string">
                <text:p text:style-name="P24">(members $0.00) </text:p>
                <text:p text:style-name="P25">http://thegrainery.ca</text:p>
              </table:table-cell>
              <table:table-cell table:style-name="Table167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68" text:anchor-type="page" text:anchor-page-number="335" svg:x="0.799cm" svg:y="4.542cm" svg:width="8.52cm" draw:z-index="167">
        <draw:text-box fo:min-height="3.692cm">
          <table:table table:name="Table168" table:style-name="Table168">
            <table:table-column table:style-name="Table168.A"/>
            <table:table-column table:style-name="Table168.B"/>
            <table:table-column table:style-name="Table168.C"/>
            <table:table-row table:style-name="Table168.1">
              <table:table-cell table:style-name="Table16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8.2">
              <table:table-cell table:style-name="Table168.A2" table:number-columns-spanned="3" office:value-type="string">
                <text:p text:style-name="P6">Prana Biovegetaliens Organic</text:p>
                <text:p text:style-name="P6"><text:span text:style-name="T1">Dried Cherries</text:span> </text:p>
                <text:p text:style-name="P7">sweetened with apple juice</text:p>
                <text:p text:style-name="P9"/>
              </table:table-cell>
              <table:covered-table-cell/>
              <table:covered-table-cell/>
            </table:table-row>
            <table:table-row table:style-name="Table168.3">
              <table:table-cell table:style-name="Table168.A1" office:value-type="string">
                <text:p text:style-name="P3">150g</text:p>
              </table:table-cell>
              <table:table-cell table:style-name="Table168.A1" office:value-type="string">
                <text:p text:style-name="P24"/>
                <text:p text:style-name="P25">http://thegrainery.ca</text:p>
              </table:table-cell>
              <table:table-cell table:style-name="Table168.C3" office:value-type="currency" office:currency="CAD" office:value="5.5">
                <text:p text:style-name="P14">$5.50</text:p>
              </table:table-cell>
            </table:table-row>
          </table:table>
          <text:p text:style-name="P1"/>
        </draw:text-box>
      </draw:frame>
      <draw:frame draw:style-name="fr1" draw:name="Frame169" text:anchor-type="page" text:anchor-page-number="334" svg:x="0.799cm" svg:y="4.542cm" svg:width="8.52cm" draw:z-index="168">
        <draw:text-box fo:min-height="3.692cm">
          <table:table table:name="Table171" table:style-name="Table171">
            <table:table-column table:style-name="Table171.A"/>
            <table:table-column table:style-name="Table171.B"/>
            <table:table-column table:style-name="Table171.C"/>
            <table:table-row table:style-name="Table171.1">
              <table:table-cell table:style-name="Table17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1.2">
              <table:table-cell table:style-name="Table171.A2" table:number-columns-spanned="3" office:value-type="string">
                <text:p text:style-name="P6">Boulangerie La Vendeenne Mahone Bay, NS Organic </text:p>
                <text:p text:style-name="P6"/>
                <text:p text:style-name="P9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71.3">
              <table:table-cell table:style-name="Table171.A1" office:value-type="string">
                <text:p text:style-name="P3"/>
              </table:table-cell>
              <table:table-cell table:style-name="Table171.A1" office:value-type="string">
                <text:p text:style-name="P24"><text:s/></text:p>
                <text:p text:style-name="P25">http://thegrainery.ca</text:p>
              </table:table-cell>
              <table:table-cell table:style-name="Table171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170" text:anchor-type="page" text:anchor-page-number="260" svg:x="0.799cm" svg:y="4.542cm" svg:width="8.52cm" draw:z-index="169">
        <draw:text-box fo:min-height="3.692cm">
          <table:table table:name="Table191" table:style-name="Table191">
            <table:table-column table:style-name="Table191.A"/>
            <table:table-column table:style-name="Table191.B"/>
            <table:table-column table:style-name="Table191.C"/>
            <table:table-row table:style-name="Table191.1">
              <table:table-cell table:style-name="Table19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91.2">
              <table:table-cell table:style-name="Table191.A2" table:number-columns-spanned="3" office:value-type="string">
                <text:p text:style-name="P6"/>
                <text:p text:style-name="P6">Prana Biovegetaliens Imported <text:s/></text:p>
                <text:p text:style-name="P15"><text:s/><text:span text:style-name="T10">Raw Organic Almonds</text:span></text:p>
                <text:p text:style-name="P9"/>
              </table:table-cell>
              <table:covered-table-cell/>
              <table:covered-table-cell/>
            </table:table-row>
            <table:table-row table:style-name="Table191.3">
              <table:table-cell table:style-name="Table191.A1" office:value-type="string">
                <text:p text:style-name="P13">454g</text:p>
              </table:table-cell>
              <table:table-cell table:style-name="Table191.A1" office:value-type="string">
                <text:p text:style-name="P25">http://thegrainery.ca</text:p>
              </table:table-cell>
              <table:table-cell table:style-name="Table191.C3" office:value-type="string">
                <text:p text:style-name="P14"><text:span text:style-name="T10">$9.50</text:span> </text:p>
              </table:table-cell>
            </table:table-row>
          </table:table>
          <text:p text:style-name="P1"/>
        </draw:text-box>
      </draw:frame>
      <text:p text:style-name="P50"/>
      <table:table table:name="Table186" table:style-name="Table186">
        <table:table-column table:style-name="Table186.A"/>
        <table:table-column table:style-name="Table186.B"/>
        <table:table-column table:style-name="Table186.C"/>
        <text:soft-page-break/>
        <table:table-row table:style-name="Table186.1">
          <table:table-cell table:style-name="Table186.A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86.2">
          <table:table-cell table:style-name="Table186.A2" table:number-columns-spanned="3" office:value-type="string">
            <text:list xml:id="list37447790" text:style-name="L1">
              <text:list-header>
                <text:p text:style-name="P57"><text:span text:style-name="T8">2.5kg S-Ville <text:line-break/>Rye Flour</text:span><text:span text:style-name="T8"> </text:span></text:p>
              </text:list-header>
            </text:list>
            <text:p text:style-name="P9"/>
          </table:table-cell>
          <table:covered-table-cell/>
          <table:covered-table-cell/>
        </table:table-row>
        <table:table-row table:style-name="Table186.3">
          <table:table-cell table:style-name="Table186.A1" office:value-type="string">
            <text:p text:style-name="P3"><text:s text:c="2"/></text:p>
          </table:table-cell>
          <table:table-cell table:style-name="Table186.A1" office:value-type="string">
            <text:p text:style-name="P24"/>
            <text:p text:style-name="P25">http://thegrainery.ca</text:p>
          </table:table-cell>
          <table:table-cell table:style-name="Table186.C3">
            <text:p text:style-name="P14"/>
          </table:table-cell>
        </table:table-row>
      </table:table>
      <text:p text:style-name="P46"><text:soft-page-break/></text:p>
      <text:p text:style-name="P46"><text:soft-page-break/></text:p>
      <table:table table:name="Table193" table:style-name="Table193">
        <table:table-column table:style-name="Table193.A"/>
        <table:table-column table:style-name="Table193.B"/>
        <table:table-column table:style-name="Table193.C"/>
        <table:table-row table:style-name="Table193.1">
          <table:table-cell table:style-name="Table193.A1" table:number-columns-spanned="3" office:value-type="string">
            <text:p text:style-name="P4"><text:soft-page-break/>Http://thegrainery.ca/preorders</text:p>
          </table:table-cell>
          <table:covered-table-cell/>
          <table:covered-table-cell/>
        </table:table-row>
        <table:table-row table:style-name="Table193.2">
          <table:table-cell table:style-name="Table193.A2" table:number-columns-spanned="3" office:value-type="string">
            <text:p text:style-name="P22">Grainery Food Co-op</text:p>
            <text:p text:style-name="P19">Organic Navy Beans<text:line-break/><text:span text:style-name="T2"> </text:span></text:p>
          </table:table-cell>
          <table:covered-table-cell/>
          <table:covered-table-cell/>
        </table:table-row>
        <table:table-row table:style-name="Table193.3">
          <table:table-cell table:style-name="Table193.A1" office:value-type="string">
            <text:p text:style-name="P3">454g</text:p>
          </table:table-cell>
          <table:table-cell table:style-name="Table193.A1" office:value-type="string">
            <text:p text:style-name="P25"/>
          </table:table-cell>
          <table:table-cell table:style-name="Table193.C3" office:value-type="currency" office:currency="CAD" office:value="3.5">
            <text:p text:style-name="P14">$3.50</text:p>
          </table:table-cell>
        </table:table-row>
      </table:table>
      <text:p text:style-name="Standard"><text:soft-page-break/></text:p>
      <table:table table:name="Table183" table:style-name="Table183">
        <table:table-column table:style-name="Table183.A"/>
        <table:table-column table:style-name="Table183.B"/>
        <table:table-column table:style-name="Table183.C"/>
        <text:soft-page-break/>
        <table:table-row table:style-name="Table183.1">
          <table:table-cell table:style-name="Table183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Market, 1209 Marginal Road</text:p>
          </table:table-cell>
          <table:covered-table-cell/>
          <table:covered-table-cell/>
        </table:table-row>
        <table:table-row table:style-name="Table183.2">
          <table:table-cell table:style-name="Table183.A2" table:number-columns-spanned="3" office:value-type="string">
            <text:p text:style-name="P6"><text:s/>Imported Organic </text:p>
            <text:p text:style-name="P15">Sun-Dried Tomatoes</text:p>
            <text:p text:style-name="P9"/>
          </table:table-cell>
          <table:covered-table-cell/>
          <table:covered-table-cell/>
        </table:table-row>
        <table:table-row table:style-name="Table183.3">
          <table:table-cell table:style-name="Table183.A1" office:value-type="string">
            <text:p text:style-name="P3"><text:s text:c="5"/>227g</text:p>
          </table:table-cell>
          <table:table-cell table:style-name="Table183.A1" office:value-type="string">
            <text:p text:style-name="P24"/>
            <text:p text:style-name="P25">http://thegrainery.ca</text:p>
          </table:table-cell>
          <table:table-cell table:style-name="Table183.C3" office:value-type="currency" office:currency="USD" office:value="4.5">
            <text:p text:style-name="P14">$4.50</text:p>
          </table:table-cell>
        </table:table-row>
      </table:table>
      <text:p text:style-name="Standard"><text:soft-page-break/></text:p>
      <table:table table:name="Table184" table:style-name="Table184">
        <table:table-column table:style-name="Table184.A"/>
        <table:table-column table:style-name="Table184.B"/>
        <table:table-column table:style-name="Table184.C"/>
        <text:soft-page-break/>
        <table:table-row table:style-name="Table184.1">
          <table:table-cell table:style-name="Table184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Market, 1209 Marginal Road</text:p>
          </table:table-cell>
          <table:covered-table-cell/>
          <table:covered-table-cell/>
        </table:table-row>
        <table:table-row table:style-name="Table184.2">
          <table:table-cell table:style-name="Table184.A2" table:number-columns-spanned="3" office:value-type="string">
            <text:p text:style-name="P6"><text:s/>Imported Organic </text:p>
            <text:p text:style-name="P15">Sun-Dried Tomatoes</text:p>
            <text:p text:style-name="P9"/>
          </table:table-cell>
          <table:covered-table-cell/>
          <table:covered-table-cell/>
        </table:table-row>
        <table:table-row table:style-name="Table184.3">
          <table:table-cell table:style-name="Table184.A1" office:value-type="string">
            <text:p text:style-name="P3"><text:s text:c="5"/>227g</text:p>
          </table:table-cell>
          <table:table-cell table:style-name="Table184.A1" office:value-type="string">
            <text:p text:style-name="P24"/>
            <text:p text:style-name="P25">http://thegrainery.ca</text:p>
          </table:table-cell>
          <table:table-cell table:style-name="Table184.C3" office:value-type="currency" office:currency="USD" office:value="4.5">
            <text:p text:style-name="P14">$4.50</text:p>
          </table:table-cell>
        </table:table-row>
      </table:table>
      <text:p text:style-name="Standard"><text:soft-page-break/></text:p>
      <table:table table:name="Table182" table:style-name="Table182">
        <table:table-column table:style-name="Table182.A"/>
        <table:table-column table:style-name="Table182.B"/>
        <table:table-column table:style-name="Table182.C"/>
        <text:soft-page-break/>
        <table:table-row table:style-name="Table182.1">
          <table:table-cell table:style-name="Table182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23"><text:span text:style-name="T6">also open Saturdays at the Halifax Seaport Market </text:span><text:span text:style-name="T7">1209, Marginal Road</text:span> </text:p>
          </table:table-cell>
          <table:covered-table-cell/>
          <table:covered-table-cell/>
        </table:table-row>
        <table:table-row table:style-name="Table182.2">
          <table:table-cell table:style-name="Table182.A2" table:number-columns-spanned="3" office:value-type="string">
            <text:p text:style-name="P6">Speerville Imported Organic Brown</text:p>
            <text:p text:style-name="P15">Long Grain Brown Rice</text:p>
            <text:p text:style-name="P9">Long and narrow brown rice. Cooks up light and fluffy!</text:p>
          </table:table-cell>
          <table:covered-table-cell/>
          <table:covered-table-cell/>
        </table:table-row>
        <table:table-row table:style-name="Table182.3">
          <table:table-cell table:style-name="Table182.A1" office:value-type="string">
            <text:p text:style-name="P3">750g</text:p>
          </table:table-cell>
          <table:table-cell table:style-name="Table182.A1" office:value-type="string">
            <text:p text:style-name="P24"/>
            <text:p text:style-name="P25">http://thegrainery.ca</text:p>
          </table:table-cell>
          <table:table-cell table:style-name="Table182.C3" office:value-type="string">
            <text:p text:style-name="P14">$4.50 </text:p>
          </table:table-cell>
        </table:table-row>
      </table:table>
      <text:p text:style-name="P53"><text:soft-page-break/><text:s text:c="4"/>Yum Bakery – Wolfville</text:p>
      <text:p text:style-name="Standard"><text:span text:style-name="T11"><text:s text:c="3"/>REGULAR GRANOLA</text:span><text:line-break/> <text:s text:c="3"/>Ingredients: rolled oats, honey, coconut, <text:line-break/> <text:s text:c="3"/>peanuts, raisins, wheat germ, sunflower <text:line-break/> <text:s text:c="3"/>seeds, canola oil, wheat bran, salt</text:p>
      <text:p text:style-name="P38"><text:span text:style-name="T10"><text:s text:c="3"/>454g</text:span> <text:s text:c="54"/><text:span text:style-name="T10">$4.50</text:span></text:p>
      <text:p text:style-name="P36"/>
      <text:p text:style-name="P53"/>
      <text:p text:style-name="P41"><text:soft-page-break/><text:a xlink:type="simple" xlink:href="http://thegrainery.ca/preorders">http:thegrainery.ca/preorders</text:a></text:p>
      <text:p text:style-name="P41"/>
      <text:p text:style-name="P35"><text:span text:style-name="T1"><text:s text:c="5"/></text:span><text:span text:style-name="T21">Daniel Morrison</text:span><text:span text:style-name="T17"> <text:s text:c="3"/></text:span></text:p>
      <text:p text:style-name="P42"><text:s text:c="23"/></text:p>
      <text:p text:style-name="P35"><text:span text:style-name="T1"><text:s text:c="4"/></text:span><text:span text:style-name="T17"><text:s/>8</text:span><text:span text:style-name="T10"> kg </text:span><text:span text:style-name="T13">Organic</text:span><text:span text:style-name="T10"> New Found Oatmeal</text:span><text:span text:style-name="T17"> </text:span><text:span text:style-name="T10"><text:s text:c="72"/><text:tab/><text:tab/> <text:s text:c="12"/>$23.93</text:span></text:p>
      <text:p text:style-name="P54"><text:soft-page-break/>Yum Bakery – Wolfville</text:p>
      <text:p text:style-name="P35"><text:span text:style-name="T11">REGULAR GRANOLA</text:span><text:line-break/>Ingredients: rolled oats, honey, coconut, peanuts, raisins, wheat germ, sunflower seeds, canola oil, wheat bran, salt</text:p>
      <text:p text:style-name="P35"><text:span text:style-name="T10">454g</text:span> <text:s text:c="54"/><text:span text:style-name="T10">$4.50</text:span></text:p>
      <table:table table:name="Table175" table:style-name="Table175">
        <table:table-column table:style-name="Table175.A"/>
        <table:table-column table:style-name="Table175.B"/>
        <table:table-column table:style-name="Table175.C"/>
        <table:table-row table:style-name="Table175.1">
          <table:table-cell table:style-name="Table175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Market, 1209 Marginal Road</text:p>
          </table:table-cell>
          <table:covered-table-cell/>
          <table:covered-table-cell/>
        </table:table-row>
        <table:table-row table:style-name="Table175.2">
          <table:table-cell table:style-name="Table175.A2" table:number-columns-spanned="3" office:value-type="string">
            <text:p text:style-name="P6"><text:s/>Imported Organic </text:p>
            <text:p text:style-name="P15">Sun-Dried Tomatoes</text:p>
            <text:p text:style-name="P9"/>
          </table:table-cell>
          <table:covered-table-cell/>
          <table:covered-table-cell/>
        </table:table-row>
        <table:table-row table:style-name="Table175.3">
          <table:table-cell table:style-name="Table175.A1" office:value-type="string">
            <text:p text:style-name="P3"><text:s text:c="5"/>227g</text:p>
          </table:table-cell>
          <table:table-cell table:style-name="Table175.A1" office:value-type="string">
            <text:p text:style-name="P24"/>
            <text:p text:style-name="P25">http://thegrainery.ca</text:p>
          </table:table-cell>
          <table:table-cell table:style-name="Table175.C3" office:value-type="currency" office:currency="USD" office:value="4.5">
            <text:p text:style-name="P14">$4.50</text:p>
          </table:table-cell>
        </table:table-row>
      </table:table>
      <text:p text:style-name="P53"/>
      <text:p text:style-name="Standard"><text:soft-page-break/></text:p>
      <text:p text:style-name="Standard"><text:s text:c="10"/><text:span text:style-name="T19"><text:s/>Andrew Quon's <text:line-break/> <text:s text:c="15"/>Pre-orders</text:span></text:p>
      <text:p text:style-name="P53"/>
      <text:p text:style-name="P4"><text:soft-page-break/>2385 Agricola St., Halifax, Nova Scotia <text:s text:c="11"/></text:p>
      <text:p text:style-name="P4"><text:s text:c="21"/>(902) 446-3301</text:p>
      <text:p text:style-name="P5">The Grainery Food Co-op</text:p>
      <text:p text:style-name="P4">also open Saturdays at the Halifax Seaport Farmer's Market Pier 20<text:span text:style-name="T2"> Imported Organic </text:span></text:p>
      <text:p text:style-name="P15">Black Chia Seed</text:p>
      <text:p text:style-name="P12">from Mexico </text:p>
      <text:p text:style-name="P12"/>
      <table:table table:name="Table187" table:style-name="Table187">
        <table:table-column table:style-name="Table187.A"/>
        <table:table-column table:style-name="Table187.B"/>
        <table:table-column table:style-name="Table187.C"/>
        <table:table-row table:style-name="Table187.1">
          <table:table-cell table:style-name="Table187.A1" office:value-type="string">
            <text:p text:style-name="P3"><text:s text:c="3"/>300g</text:p>
          </table:table-cell>
          <table:table-cell table:style-name="Table187.A1" office:value-type="string">
            <text:p text:style-name="P24"><text:s/></text:p>
            <text:p text:style-name="P25">http://thegrainery.ca</text:p>
          </table:table-cell>
          <table:table-cell table:style-name="Table187.C1" office:value-type="currency" office:currency="CAD" office:value="4.3">
            <text:p text:style-name="P14">$4.30</text:p>
          </table:table-cell>
        </table:table-row>
      </table:table>
      <text:p text:style-name="Standard"/>
      <table:table table:name="Table185" table:style-name="Table185">
        <table:table-column table:style-name="Table185.A"/>
        <table:table-column table:style-name="Table185.B"/>
        <table:table-column table:style-name="Table185.C"/>
        <table:table-row table:style-name="Table185.1">
          <table:table-cell table:style-name="Table185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Market, 1209 Marginal Road</text:p>
          </table:table-cell>
          <table:covered-table-cell/>
          <table:covered-table-cell/>
        </table:table-row>
        <table:table-row table:style-name="Table185.2">
          <table:table-cell table:style-name="Table185.A2" table:number-columns-spanned="3" office:value-type="string">
            <text:p text:style-name="P6"><text:s/>Imported Organic </text:p>
            <text:p text:style-name="P15">Sun-Dried Tomatoes</text:p>
            <text:p text:style-name="P9"/>
          </table:table-cell>
          <table:covered-table-cell/>
          <table:covered-table-cell/>
        </table:table-row>
        <table:table-row table:style-name="Table185.3">
          <table:table-cell table:style-name="Table185.A1" office:value-type="string">
            <text:p text:style-name="P3"><text:s text:c="5"/>227g</text:p>
          </table:table-cell>
          <table:table-cell table:style-name="Table185.A1" office:value-type="string">
            <text:p text:style-name="P24"/>
            <text:p text:style-name="P25">http://thegrainery.ca</text:p>
          </table:table-cell>
          <table:table-cell table:style-name="Table185.C3" office:value-type="currency" office:currency="USD" office:value="4.5">
            <text:p text:style-name="P14">$4.50</text:p>
          </table:table-cell>
        </table:table-row>
      </table:table>
      <text:p text:style-name="Standard"><text:soft-page-break/></text:p>
      <table:table table:name="Table181" table:style-name="Table181">
        <table:table-column table:style-name="Table181.A"/>
        <table:table-column table:style-name="Table181.B"/>
        <table:table-column table:style-name="Table181.C"/>
        <text:soft-page-break/>
        <table:table-row table:style-name="Table181.1">
          <table:table-cell table:style-name="Table181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  <text:p text:style-name="P4"/>
          </table:table-cell>
          <table:covered-table-cell/>
          <table:covered-table-cell/>
        </table:table-row>
        <table:table-row table:style-name="Table181.2">
          <table:table-cell table:style-name="Table181.A2" table:number-columns-spanned="3" office:value-type="string">
            <text:p text:style-name="P16"/>
            <text:p text:style-name="P9"><text:span text:style-name="T19">Soldier Beans<text:line-break/></text:span><text:span text:style-name="T2">Grown in Nova Scotia</text:span></text:p>
          </table:table-cell>
          <table:covered-table-cell/>
          <table:covered-table-cell/>
        </table:table-row>
        <table:table-row table:style-name="Table181.3">
          <table:table-cell table:style-name="Table181.A1" office:value-type="string">
            <text:p text:style-name="P3">454g</text:p>
          </table:table-cell>
          <table:table-cell table:style-name="Table181.A1" office:value-type="string">
            <text:p text:style-name="P25">http://thegrainery.ca</text:p>
          </table:table-cell>
          <table:table-cell table:style-name="Table181.C3" office:value-type="currency" office:currency="CAD" office:value="3.5">
            <text:p text:style-name="P14">$3.50</text:p>
          </table:table-cell>
        </table:table-row>
      </table:table>
      <text:p text:style-name="P53"/>
      <text:p text:style-name="P43"><text:soft-page-break/>MKT</text:p>
      <table:table table:name="Table190" table:style-name="Table190">
        <table:table-column table:style-name="Table190.A"/>
        <table:table-column table:style-name="Table190.B"/>
        <table:table-column table:style-name="Table190.C"/>
        <table:table-row table:style-name="Table190.1">
          <table:table-cell table:style-name="Table190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90.2">
          <table:table-cell table:style-name="Table190.A2" table:number-columns-spanned="3" office:value-type="string">
            <text:p text:style-name="P6"><text:s/>Imported Organic </text:p>
            <text:p text:style-name="P15">Green Lentils </text:p>
            <text:p text:style-name="P9">Good for sprouting, soups, lentil loaf and burgers!</text:p>
          </table:table-cell>
          <table:covered-table-cell/>
          <table:covered-table-cell/>
        </table:table-row>
        <table:table-row table:style-name="Table190.3">
          <table:table-cell table:style-name="Table190.A1" office:value-type="string">
            <text:p text:style-name="P3">454g</text:p>
          </table:table-cell>
          <table:table-cell table:style-name="Table190.A1" office:value-type="string">
            <text:p text:style-name="P24"/>
            <text:p text:style-name="P25">http://thegrainery.ca</text:p>
          </table:table-cell>
          <table:table-cell table:style-name="Table190.C3" office:value-type="currency" office:currency="USD" office:value="3.5">
            <text:p text:style-name="P14">$3.50</text:p>
          </table:table-cell>
        </table:table-row>
      </table:table>
      <text:p text:style-name="P53"/>
      <text:p text:style-name="Standard"><text:soft-page-break/></text:p>
      <text:p text:style-name="P53"/>
      <text:p text:style-name="Standard"><text:soft-page-break/></text:p>
      <table:table table:name="Table194" table:style-name="Table194">
        <table:table-column table:style-name="Table194.A"/>
        <table:table-column table:style-name="Table194.B"/>
        <table:table-column table:style-name="Table194.C"/>
        <table:table-row table:style-name="Table194.1">
          <table:table-cell table:style-name="Table194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94.2">
          <table:table-cell table:style-name="Table194.A2" table:number-columns-spanned="3" office:value-type="string">
            <text:p text:style-name="P6"><text:s/>Imported Organic </text:p>
            <text:p text:style-name="P15">Red Lentils </text:p>
            <text:p text:style-name="P9"/>
          </table:table-cell>
          <table:covered-table-cell/>
          <table:covered-table-cell/>
        </table:table-row>
        <table:table-row table:style-name="Table194.3">
          <table:table-cell table:style-name="Table194.A1" office:value-type="string">
            <text:p text:style-name="P3">454g</text:p>
          </table:table-cell>
          <table:table-cell table:style-name="Table194.A1" office:value-type="string">
            <text:p text:style-name="P24"/>
            <text:p text:style-name="P25">http://thegrainery.ca</text:p>
          </table:table-cell>
          <table:table-cell table:style-name="Table194.C3" office:value-type="currency" office:currency="USD" office:value="4.75">
            <text:p text:style-name="P14">$4.75</text:p>
          </table:table-cell>
        </table:table-row>
      </table:table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able:table table:name="Table172" table:style-name="Table172">
        <table:table-column table:style-name="Table172.A"/>
        <table:table-column table:style-name="Table172.B"/>
        <table:table-column table:style-name="Table172.C"/>
        <table:table-row table:style-name="Table172.1">
          <table:table-cell table:style-name="Table172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2.2">
          <table:table-cell table:style-name="Table172.A2" table:number-columns-spanned="3" office:value-type="string">
            <text:p text:style-name="P6"><text:s/>Locally grown!</text:p>
            <text:p text:style-name="P15">Soldier Beans <text:line-break/><text:span text:style-name="T16">This delicious large kidney-shaped heritage bean with its soft skin is</text:span></text:p>
            <text:p text:style-name="P37">a traditional baking bean flavoured with molasses or maple syrup<text:line-break/> and cooks within 3-4 hours.</text:p>
          </table:table-cell>
          <table:covered-table-cell/>
          <table:covered-table-cell/>
        </table:table-row>
        <table:table-row table:style-name="Table172.3">
          <table:table-cell table:style-name="Table172.A1" office:value-type="string">
            <text:p text:style-name="P3"><text:s text:c="3"/>454g</text:p>
          </table:table-cell>
          <table:table-cell table:style-name="Table172.A1" office:value-type="string">
            <text:p text:style-name="P24"/>
            <text:p text:style-name="P25">http://thegrainery.ca</text:p>
          </table:table-cell>
          <table:table-cell table:style-name="Table172.C3" office:value-type="currency" office:currency="USD" office:value="3.5">
            <text:p text:style-name="P14">$3.50</text:p>
          </table:table-cell>
        </table:table-row>
      </table:table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able:table table:name="Table189" table:style-name="Table189">
        <table:table-column table:style-name="Table189.A"/>
        <table:table-column table:style-name="Table189.B"/>
        <table:table-column table:style-name="Table189.C"/>
        <table:table-row table:style-name="Table189.1">
          <table:table-cell table:style-name="Table189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89.2">
          <table:table-cell table:style-name="Table189.A2" table:number-columns-spanned="3" office:value-type="string">
            <text:p text:style-name="P6">Longspell Point Farm Organic Local</text:p>
            <text:p text:style-name="P15">All-Purpose Flour</text:p>
            <text:p text:style-name="P9">550 grade flour</text:p>
          </table:table-cell>
          <table:covered-table-cell/>
          <table:covered-table-cell/>
        </table:table-row>
        <table:table-row table:style-name="Table189.3">
          <table:table-cell table:style-name="Table189.A1" office:value-type="string">
            <text:p text:style-name="P3">2500g</text:p>
          </table:table-cell>
          <table:table-cell table:style-name="Table189.A1" office:value-type="string">
            <text:p text:style-name="P24"><text:s/></text:p>
            <text:p text:style-name="P25">http://thegrainery.ca</text:p>
          </table:table-cell>
          <table:table-cell table:style-name="Table189.C3" office:value-type="currency" office:currency="USD" office:value="5.45">
            <text:p text:style-name="P14">$5.45</text:p>
          </table:table-cell>
        </table:table-row>
      </table:table>
      <text:p text:style-name="Standard"><text:soft-page-break/></text:p>
      <table:table table:name="Table188" table:style-name="Table188">
        <table:table-column table:style-name="Table188.A"/>
        <table:table-column table:style-name="Table188.B"/>
        <table:table-column table:style-name="Table188.C"/>
        <text:soft-page-break/>
        <table:table-row table:style-name="Table188.1">
          <table:table-cell table:style-name="Table188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88.2">
          <table:table-cell table:style-name="Table188.A2" table:number-columns-spanned="3" office:value-type="string">
            <text:p text:style-name="P6">Longspell Point Farm Organic Local</text:p>
            <text:p text:style-name="P15">White Whole Wheat Flour </text:p>
            <text:p text:style-name="P9">1700 grade flour.</text:p>
          </table:table-cell>
          <table:covered-table-cell/>
          <table:covered-table-cell/>
        </table:table-row>
        <table:table-row table:style-name="Table188.3">
          <table:table-cell table:style-name="Table188.A1" office:value-type="string">
            <text:p text:style-name="P3">2500g</text:p>
          </table:table-cell>
          <table:table-cell table:style-name="Table188.A1" office:value-type="string">
            <text:p text:style-name="P24"><text:s/></text:p>
            <text:p text:style-name="P25">http://thegrainery.ca</text:p>
          </table:table-cell>
          <table:table-cell table:style-name="Table188.C3" office:value-type="currency" office:currency="USD" office:value="4.9">
            <text:p text:style-name="P14">$4.90</text:p>
          </table:table-cell>
        </table:table-row>
      </table:table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able:table table:name="Table170" table:style-name="Table170">
        <table:table-column table:style-name="Table170.A"/>
        <table:table-column table:style-name="Table170.B"/>
        <table:table-column table:style-name="Table170.C"/>
        <table:table-row table:style-name="Table170.1">
          <table:table-cell table:style-name="Table170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0.2">
          <table:table-cell table:style-name="Table170.A2" table:number-columns-spanned="3" office:value-type="string">
            <text:p text:style-name="P6">Speerville Maritimes Organic <text:s/>Heritage </text:p>
            <text:p text:style-name="P15">Red Fife Wheat Flour </text:p>
            <text:p text:style-name="P9"><text:s text:c="4"/>Locally Grown! This is the parent variety of all modern wheat varieties <text:s text:c="4"/></text:p>
            <text:p text:style-name="P9"><text:s text:c="4"/>grown in Canada today and was nearly extinct. <text:s/>Many who are wheat intolerant can enjoy this variety. <text:s/></text:p>
          </table:table-cell>
          <table:covered-table-cell/>
          <table:covered-table-cell/>
        </table:table-row>
        <table:table-row table:style-name="Table170.3">
          <table:table-cell table:style-name="Table170.A1" office:value-type="string">
            <text:p text:style-name="P3"><text:s text:c="4"/>2000g</text:p>
          </table:table-cell>
          <table:table-cell table:style-name="Table170.A1" office:value-type="string">
            <text:p text:style-name="P24"><text:s/></text:p>
            <text:p text:style-name="P25">http://thegrainery.ca</text:p>
          </table:table-cell>
          <table:table-cell table:style-name="Table170.C3" office:value-type="currency" office:currency="USD" office:value="6.25">
            <text:p text:style-name="P14">$6.25</text:p>
          </table:table-cell>
        </table:table-row>
      </table:table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Flakes</text:p>
      <text:p text:style-name="Standard"/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able:table table:name="Table197" table:style-name="Table197">
        <table:table-column table:style-name="Table197.A"/>
        <table:table-column table:style-name="Table197.B"/>
        <table:table-column table:style-name="Table197.C"/>
        <text:soft-page-break/>
        <table:table-row table:style-name="Table197.1">
          <table:table-cell table:style-name="Table197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97.2">
          <table:table-cell table:style-name="Table197.A2" table:number-columns-spanned="3" office:value-type="string">
            <text:p text:style-name="P9">Locally made! </text:p>
            <text:p text:style-name="P15">Rawthentic Chocolate</text:p>
            <text:p text:style-name="P6">Fudge <text:s text:c="10"/>$ 4.25</text:p>
            <text:p text:style-name="P6">Small Bars <text:s text:c="3"/>$ 3.00</text:p>
            <text:p text:style-name="P6">Large Bars <text:s text:c="3"/>$ 5.00</text:p>
          </table:table-cell>
          <table:covered-table-cell/>
          <table:covered-table-cell/>
        </table:table-row>
        <table:table-row table:style-name="Table197.3">
          <table:table-cell table:style-name="Table197.A1" office:value-type="string">
            <text:p text:style-name="P3"/>
          </table:table-cell>
          <table:table-cell table:style-name="Table197.A1" office:value-type="string">
            <text:p text:style-name="P25">http://thegrainery.ca</text:p>
          </table:table-cell>
          <table:table-cell table:style-name="Table197.C3">
            <text:p text:style-name="P14"/>
          </table:table-cell>
        </table:table-row>
      </table:table>
      <text:p text:style-name="Standard"><text:soft-page-break/></text:p>
      <table:table table:name="Table196" table:style-name="Table196">
        <table:table-column table:style-name="Table196.A"/>
        <table:table-column table:style-name="Table196.B"/>
        <table:table-column table:style-name="Table196.C"/>
        <table:table-row table:style-name="Table196.1">
          <table:table-cell table:style-name="Table196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96.2">
          <table:table-cell table:style-name="Table196.A2" table:number-columns-spanned="3" office:value-type="string">
            <text:p text:style-name="P9">Crowbar Real Foods</text:p>
            <text:p text:style-name="P15">Crowbars</text:p>
            <text:p text:style-name="P6">Delicious! Vegan! Real Food!</text:p>
            <text:p text:style-name="P6">Energy Bar</text:p>
          </table:table-cell>
          <table:covered-table-cell/>
          <table:covered-table-cell/>
        </table:table-row>
        <table:table-row table:style-name="Table196.3">
          <table:table-cell table:style-name="Table196.A1" office:value-type="string">
            <text:p text:style-name="P3">125g</text:p>
          </table:table-cell>
          <table:table-cell table:style-name="Table196.A1" office:value-type="string">
            <text:p text:style-name="P25">http://thegrainery.ca</text:p>
          </table:table-cell>
          <table:table-cell table:style-name="Table196.C3" office:value-type="currency" office:currency="USD" office:value="4">
            <text:p text:style-name="P14">$4.00</text:p>
          </table:table-cell>
        </table:table-row>
      </table:table>
      <text:p text:style-name="P53"/>
      <text:p text:style-name="P9"><text:soft-page-break/></text:p>
      <table:table table:name="Table195" table:style-name="Table195">
        <table:table-column table:style-name="Table195.A"/>
        <table:table-column table:style-name="Table195.B"/>
        <table:table-column table:style-name="Table195.C"/>
        <table:table-row table:style-name="Table195.1">
          <table:table-cell table:style-name="Table195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95.2">
          <table:table-cell table:style-name="Table195.A2" table:number-columns-spanned="3" office:value-type="string">
            <text:p text:style-name="P9">Just Us! Coffee Roasters</text:p>
            <text:p text:style-name="P15">Dark, Milk, or White Chocolate</text:p>
            <text:p text:style-name="P9">Fair Trade</text:p>
            <text:p text:style-name="P9">Organic</text:p>
            <text:p text:style-name="P6"/>
          </table:table-cell>
          <table:covered-table-cell/>
          <table:covered-table-cell/>
        </table:table-row>
        <table:table-row table:style-name="Table195.3">
          <table:table-cell table:style-name="Table195.A1" office:value-type="string">
            <text:p text:style-name="P3">100g</text:p>
          </table:table-cell>
          <table:table-cell table:style-name="Table195.A1" office:value-type="string">
            <text:p text:style-name="P25">http://thegrainery.ca</text:p>
          </table:table-cell>
          <table:table-cell table:style-name="Table195.C3" office:value-type="currency" office:currency="USD" office:value="4">
            <text:p text:style-name="P14">$4.00</text:p>
          </table:table-cell>
        </table:table-row>
      </table:table>
      <text:p text:style-name="P53"/>
      <text:p text:style-name="Standard"/>
      <table:table table:name="Table202" table:style-name="Table202">
        <table:table-column table:style-name="Table202.A"/>
        <table:table-column table:style-name="Table202.B"/>
        <table:table-column table:style-name="Table202.C"/>
        <text:soft-page-break/>
        <table:table-row table:style-name="Table202.1">
          <table:table-cell table:style-name="Table202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202.2">
          <table:table-cell table:style-name="Table202.A2" table:number-columns-spanned="3" office:value-type="string">
            <text:p text:style-name="P9">Just Us! Coffee Roasters</text:p>
            <text:p text:style-name="P15">Dark Chocolate Couverture</text:p>
            <text:p text:style-name="P9">70% Dark Chocolate - Fair Trade - Organic</text:p>
            <text:p text:style-name="P9">Awesome for baking!!</text:p>
            <text:p text:style-name="P9">(Assorted Weights - $ 2.10/100g)</text:p>
            <text:p text:style-name="P6"/>
          </table:table-cell>
          <table:covered-table-cell/>
          <table:covered-table-cell/>
        </table:table-row>
        <table:table-row table:style-name="Table202.3">
          <table:table-cell table:style-name="Table202.A1" office:value-type="string">
            <text:p text:style-name="P3"><text:span text:style-name="T29"><text:s text:c="6"/></text:span>g</text:p>
          </table:table-cell>
          <table:table-cell table:style-name="Table202.A1" office:value-type="string">
            <text:p text:style-name="P25">http://thegrainery.ca</text:p>
          </table:table-cell>
          <table:table-cell table:style-name="Table202.C3" office:value-type="string">
            <text:p text:style-name="P63">$ <text:span text:style-name="T29"><text:s text:c="10"/></text:span></text:p>
          </table:table-cell>
        </table:table-row>
      </table:table>
      <text:p text:style-name="Standard"><text:soft-page-break/></text:p>
      <table:table table:name="Table198" table:style-name="Table198">
        <table:table-column table:style-name="Table198.A"/>
        <table:table-column table:style-name="Table198.B"/>
        <table:table-column table:style-name="Table198.C"/>
        <text:soft-page-break/>
        <table:table-row table:style-name="Table198.1">
          <table:table-cell table:style-name="Table198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98.2">
          <table:table-cell table:style-name="Table198.A2" table:number-columns-spanned="3" office:value-type="string">
            <text:p text:style-name="P9">Just Us! Coffee Roasters</text:p>
            <text:p text:style-name="P15">Milk Hazelnut Bark</text:p>
            <text:p text:style-name="P9">Fair Trade</text:p>
            <text:p text:style-name="P9">Organic</text:p>
            <text:p text:style-name="P6">Handmade Locally!</text:p>
          </table:table-cell>
          <table:covered-table-cell/>
          <table:covered-table-cell/>
        </table:table-row>
        <table:table-row table:style-name="Table198.3">
          <table:table-cell table:style-name="Table198.A1" office:value-type="string">
            <text:p text:style-name="P3">55g</text:p>
          </table:table-cell>
          <table:table-cell table:style-name="Table198.A1" office:value-type="string">
            <text:p text:style-name="P25">http://thegrainery.ca</text:p>
          </table:table-cell>
          <table:table-cell table:style-name="Table198.C3" office:value-type="currency" office:currency="USD" office:value="2.55">
            <text:p text:style-name="P14">$2.55</text:p>
          </table:table-cell>
        </table:table-row>
      </table:table>
      <text:p text:style-name="P53"/>
      <text:p text:style-name="Standard"><text:soft-page-break/></text:p>
      <table:table table:name="Table200" table:style-name="Table200">
        <table:table-column table:style-name="Table200.A"/>
        <table:table-column table:style-name="Table200.B"/>
        <table:table-column table:style-name="Table200.C"/>
        <table:table-row table:style-name="Table200.1">
          <table:table-cell table:style-name="Table200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200.2">
          <table:table-cell table:style-name="Table200.A2" table:number-columns-spanned="3" office:value-type="string">
            <text:p text:style-name="P15"><text:s/></text:p>
            <text:p text:style-name="P15"><text:span text:style-name="T11">Propeller Soda</text:span></text:p>
            <text:p text:style-name="P6"><text:span text:style-name="T18">Root Beer, Cream Soda, or Ginger Beer</text:span></text:p>
            <text:p text:style-name="P9"/>
          </table:table-cell>
          <table:covered-table-cell/>
          <table:covered-table-cell/>
        </table:table-row>
        <table:table-row table:style-name="Table200.3">
          <table:table-cell table:style-name="Table200.A1" office:value-type="string">
            <text:p text:style-name="P3">341ml</text:p>
          </table:table-cell>
          <table:table-cell table:style-name="Table200.A1" office:value-type="string">
            <text:p text:style-name="P24"><text:s/></text:p>
            <text:p text:style-name="P25">http://thegrainery.ca</text:p>
          </table:table-cell>
          <table:table-cell table:style-name="Table200.C3" office:value-type="currency" office:currency="USD" office:value="2.2">
            <text:p text:style-name="P14">$2.20</text:p>
          </table:table-cell>
        </table:table-row>
      </table:table>
      <text:p text:style-name="Standard"><text:soft-page-break/></text:p>
      <table:table table:name="Table201" table:style-name="Table201">
        <table:table-column table:style-name="Table201.A"/>
        <table:table-column table:style-name="Table201.B"/>
        <table:table-column table:style-name="Table201.C"/>
        <text:soft-page-break/>
        <table:table-row table:style-name="Table201.1">
          <table:table-cell table:style-name="Table201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201.2">
          <table:table-cell table:style-name="Table201.A2" table:number-columns-spanned="3" office:value-type="string">
            <text:p text:style-name="P6">Speerville Imported Organic </text:p>
            <text:p text:style-name="P15">Sesame Seeds </text:p>
            <text:p text:style-name="P9"/>
          </table:table-cell>
          <table:covered-table-cell/>
          <table:covered-table-cell/>
        </table:table-row>
        <table:table-row table:style-name="Table201.3">
          <table:table-cell table:style-name="Table201.A1" office:value-type="string">
            <text:p text:style-name="P3">200g</text:p>
          </table:table-cell>
          <table:table-cell table:style-name="Table201.A1" office:value-type="string">
            <text:p text:style-name="P24"><text:s/></text:p>
            <text:p text:style-name="P25">http://thegrainery.ca</text:p>
          </table:table-cell>
          <table:table-cell table:style-name="Table201.C3" office:value-type="currency" office:currency="USD" office:value="2.75">
            <text:p text:style-name="P14">$2.75</text:p>
          </table:table-cell>
        </table:table-row>
      </table:table>
      <text:p text:style-name="Standard"><text:soft-page-break/></text:p>
      <table:table table:name="Table199" table:style-name="Table199">
        <table:table-column table:style-name="Table199.A"/>
        <table:table-column table:style-name="Table199.B"/>
        <table:table-column table:style-name="Table199.C"/>
        <text:soft-page-break/>
        <table:table-row table:style-name="Table199.1">
          <table:table-cell table:style-name="Table199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99.2">
          <table:table-cell table:style-name="Table199.A2" table:number-columns-spanned="3" office:value-type="string">
            <text:p text:style-name="P9">JJust Us! Coffee Roasters</text:p>
            <text:p text:style-name="P15">Dark Spicy Ginger Bark</text:p>
            <text:p text:style-name="P9">Fair Trade</text:p>
            <text:p text:style-name="P9">Organic</text:p>
            <text:p text:style-name="P6"><text:span text:style-name="T2">Handmade Locally!</text:span></text:p>
          </table:table-cell>
          <table:covered-table-cell/>
          <table:covered-table-cell/>
        </table:table-row>
        <table:table-row table:style-name="Table199.3">
          <table:table-cell table:style-name="Table199.A1" office:value-type="string">
            <text:p text:style-name="P3">45g</text:p>
          </table:table-cell>
          <table:table-cell table:style-name="Table199.A1" office:value-type="string">
            <text:p text:style-name="P25">http://thegrainery.ca</text:p>
          </table:table-cell>
          <table:table-cell table:style-name="Table199.C3" office:value-type="currency" office:currency="USD" office:value="2.55">
            <text:p text:style-name="P14">$2.55</text:p>
          </table:table-cell>
        </table:table-row>
      </table:table>
      <text:p text:style-name="P53"/>
      <text:p text:style-name="Standard"><text:soft-page-break/></text:p>
      <table:table table:name="Table180" table:style-name="Table180">
        <table:table-column table:style-name="Table180.A"/>
        <table:table-column table:style-name="Table180.B"/>
        <table:table-column table:style-name="Table180.C"/>
        <table:table-row table:style-name="Table180.1">
          <table:table-cell table:style-name="Table180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80.2">
          <table:table-cell table:style-name="Table180.A2" table:number-columns-spanned="3" office:value-type="string">
            <text:p text:style-name="P53"><text:s text:c="20"/>Yum Bakery – Wolfville</text:p>
            <text:p text:style-name="P29"><text:span text:style-name="T11">REGULAR GRANOLA</text:span><text:line-break/>Ingredients: rolled oats, honey, coconut, peanuts, raisins, wheat germ, sunflower seeds, canola oil, wheat bran, salt</text:p>
          </table:table-cell>
          <table:covered-table-cell/>
          <table:covered-table-cell/>
        </table:table-row>
        <table:table-row table:style-name="Table180.3">
          <table:table-cell table:style-name="Table180.A1" office:value-type="string">
            <text:p text:style-name="P30">454g</text:p>
          </table:table-cell>
          <table:table-cell table:style-name="Table180.A1" office:value-type="string">
            <text:p text:style-name="P24"/>
            <text:p text:style-name="P25"/>
          </table:table-cell>
          <table:table-cell table:style-name="Table180.C3" office:value-type="currency" office:currency="USD" office:value="4.5">
            <text:p text:style-name="P31">$4.50</text:p>
          </table:table-cell>
        </table:table-row>
      </table:table>
      <text:p text:style-name="P53"/>
      <text:p text:style-name="Standard"><text:soft-page-break/></text:p>
      <text:p text:style-name="P53"/>
      <text:p text:style-name="Standard"><text:soft-page-break/></text:p>
      <table:table table:name="Table179" table:style-name="Table179">
        <table:table-column table:style-name="Table179.A"/>
        <table:table-column table:style-name="Table179.B"/>
        <table:table-column table:style-name="Table179.C"/>
        <table:table-row table:style-name="Table179.1">
          <table:table-cell table:style-name="Table179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9.2">
          <table:table-cell table:style-name="Table179.A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le179.3">
          <table:table-cell table:style-name="Table179.A1" office:value-type="string">
            <text:p text:style-name="P3"/>
          </table:table-cell>
          <table:table-cell table:style-name="Table179.A1" office:value-type="string">
            <text:p text:style-name="P25"/>
          </table:table-cell>
          <table:table-cell table:style-name="Table179.C3">
            <text:p text:style-name="P14"/>
          </table:table-cell>
        </table:table-row>
      </table:table>
      <text:p text:style-name="P53"/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able:table table:name="Table177" table:style-name="Table177">
        <table:table-column table:style-name="Table177.A"/>
        <table:table-column table:style-name="Table177.B"/>
        <table:table-column table:style-name="Table177.C"/>
        <table:table-row table:style-name="Table177.1">
          <table:table-cell table:style-name="Table177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23"><text:span text:style-name="T6">also open Saturdays at the Halifax Seaport Market </text:span><text:span text:style-name="T7">1209, Marginal Road</text:span> </text:p>
          </table:table-cell>
          <table:covered-table-cell/>
          <table:covered-table-cell/>
        </table:table-row>
        <table:table-row table:style-name="Table177.2">
          <table:table-cell table:style-name="Table177.A2" table:number-columns-spanned="3" office:value-type="string">
            <text:p text:style-name="P6">Speerville Imported Organic</text:p>
            <text:p text:style-name="P15">Brown Basmati Rice</text:p>
            <text:p text:style-name="P9">Aromatic brown rice. </text:p>
            <text:p text:style-name="P9">The grains stay firm and separated when cooked.</text:p>
          </table:table-cell>
          <table:covered-table-cell/>
          <table:covered-table-cell/>
        </table:table-row>
        <table:table-row table:style-name="Table177.3">
          <table:table-cell table:style-name="Table177.A1" office:value-type="string">
            <text:p text:style-name="P3"><text:s text:c="3"/>750g</text:p>
          </table:table-cell>
          <table:table-cell table:style-name="Table177.A1" office:value-type="string">
            <text:p text:style-name="P24"/>
            <text:p text:style-name="P25">http://thegrainery.ca</text:p>
          </table:table-cell>
          <table:table-cell table:style-name="Table177.C3" office:value-type="currency" office:currency="CAD" office:value="7.5">
            <text:p text:style-name="P14">$7.50</text:p>
          </table:table-cell>
        </table:table-row>
      </table:table>
      <text:p text:style-name="P53"/>
      <text:p text:style-name="Standard"><text:soft-page-break/></text:p>
      <table:table table:name="Table192" table:style-name="Table192">
        <table:table-column table:style-name="Table192.A"/>
        <table:table-column table:style-name="Table192.B"/>
        <table:table-column table:style-name="Table192.C"/>
        <table:table-row table:style-name="Table192.1">
          <table:table-cell table:style-name="Table192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23"><text:span text:style-name="T6">also open Saturdays at the Halifax Seaport Market </text:span><text:span text:style-name="T7">1209, Marginal Road</text:span> </text:p>
          </table:table-cell>
          <table:covered-table-cell/>
          <table:covered-table-cell/>
        </table:table-row>
        <table:table-row table:style-name="Table192.2">
          <table:table-cell table:style-name="Table192.A2" table:number-columns-spanned="3" office:value-type="string">
            <text:p text:style-name="P6">Speerville Imported Organic</text:p>
            <text:p text:style-name="P15">White Basmati Rice</text:p>
            <text:p text:style-name="P9">Aromatic white rice. </text:p>
            <text:p text:style-name="P9">The grains stay firm and separated when cooked.</text:p>
          </table:table-cell>
          <table:covered-table-cell/>
          <table:covered-table-cell/>
        </table:table-row>
        <table:table-row table:style-name="Table192.3">
          <table:table-cell table:style-name="Table192.A1" office:value-type="string">
            <text:p text:style-name="P3"><text:s text:c="3"/>750g</text:p>
          </table:table-cell>
          <table:table-cell table:style-name="Table192.A1" office:value-type="string">
            <text:p text:style-name="P24"/>
            <text:p text:style-name="P25">http://thegrainery.ca</text:p>
          </table:table-cell>
          <table:table-cell table:style-name="Table192.C3" office:value-type="currency" office:currency="CAD" office:value="6.75">
            <text:p text:style-name="P14">$6.75</text:p>
          </table:table-cell>
        </table:table-row>
      </table:table>
      <text:p text:style-name="Standard"><text:soft-page-break/></text:p>
      <table:table table:name="Table169" table:style-name="Table169">
        <table:table-column table:style-name="Table169.A"/>
        <table:table-column table:style-name="Table169.B"/>
        <table:table-column table:style-name="Table169.C"/>
        <text:soft-page-break/>
        <table:table-row table:style-name="Table169.1">
          <table:table-cell table:style-name="Table169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69.2">
          <table:table-cell table:style-name="Table169.A2" table:number-columns-spanned="3" office:value-type="string">
            <text:p text:style-name="P9">Country of Origin: Bolivia; Organic</text:p>
            <text:p text:style-name="P15">Red Quinoa</text:p>
            <text:p text:style-name="P9">Rinse thoroughly, then cook like rice, two parts water to one part quinoa, for 15 minutes. <text:s/>Can also be toasted before cooking. <text:s/>Quinoa is gluten-free, high in protein and a source of fibre and essential minerals.</text:p>
          </table:table-cell>
          <table:covered-table-cell/>
          <table:covered-table-cell/>
        </table:table-row>
        <table:table-row table:style-name="Table169.3">
          <table:table-cell table:style-name="Table169.A1" office:value-type="string">
            <text:p text:style-name="P3">454g</text:p>
          </table:table-cell>
          <table:table-cell table:style-name="Table169.A1" office:value-type="string">
            <text:p text:style-name="P24"/>
            <text:p text:style-name="P25">http://thegrainery.ca</text:p>
          </table:table-cell>
          <table:table-cell table:style-name="Table169.C3" office:value-type="currency" office:currency="CAD" office:value="8">
            <text:p text:style-name="P14">$8.00</text:p>
          </table:table-cell>
        </table:table-row>
      </table:table>
      <text:p text:style-name="P53"/>
      <text:p text:style-name="P4"><text:soft-page-break/>2385 Agricola St., Halifax, Nova Scotia <text:s text:c="32"/>(902) 446-3301</text:p>
      <text:p text:style-name="P5">The Grainery Food Co-op</text:p>
      <text:p text:style-name="P23"><text:span text:style-name="T6">also open Saturdays at the Halifax Seaport Market </text:span><text:span text:style-name="T7">1209, Marginal Road</text:span> </text:p>
      <text:p text:style-name="P6">Naosap Harvest 100% Certified Organic </text:p>
      <text:p text:style-name="P15">Northern Manitoba Wild Rice</text:p>
      <text:p text:style-name="P28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3" table:style-name="Table173">
        <table:table-column table:style-name="Table173.A"/>
        <table:table-column table:style-name="Table173.B"/>
        <table:table-column table:style-name="Table173.C"/>
        <table:table-row>
          <table:table-cell table:style-name="Table173.A1" office:value-type="string">
            <text:p text:style-name="P17">227g</text:p>
          </table:table-cell>
          <table:table-cell table:style-name="Table173.A1" office:value-type="string">
            <text:p text:style-name="P25">http://thegrainery.ca</text:p>
          </table:table-cell>
          <table:table-cell table:style-name="Table173.C1" office:value-type="currency" office:currency="CAD" office:value="5">
            <text:p text:style-name="P48">$5.00</text:p>
          </table:table-cell>
        </table:table-row>
      </table:table>
      <text:p text:style-name="P9"><text:soft-page-break/></text:p>
      <text:p text:style-name="P66"><text:soft-page-break/>2385 Agricola St., Halifax, Nova Scotia <text:s text:c="32"/>(902) 446-3301</text:p>
      <text:p text:style-name="P5">The Grainery Food Co-op</text:p>
      <text:p text:style-name="P23"><text:span text:style-name="T6">also open Saturdays at the Halifax Seaport Market </text:span><text:span text:style-name="T7">1209, Marginal Road</text:span> </text:p>
      <text:p text:style-name="P6">Naosap Harvest 100% Certified Organic </text:p>
      <text:p text:style-name="P15">Northern Manitoba Wild Rice</text:p>
      <text:p text:style-name="P28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4" table:style-name="Table174">
        <table:table-column table:style-name="Table174.A"/>
        <table:table-column table:style-name="Table174.B"/>
        <table:table-column table:style-name="Table174.C"/>
        <table:table-row>
          <table:table-cell table:style-name="Table174.A1" office:value-type="string">
            <text:p text:style-name="P17">454g</text:p>
          </table:table-cell>
          <table:table-cell table:style-name="Table174.A1" office:value-type="string">
            <text:p text:style-name="P25">http://thegrainery.ca</text:p>
          </table:table-cell>
          <table:table-cell table:style-name="Table174.C1" office:value-type="currency" office:currency="CAD" office:value="9.45">
            <text:p text:style-name="P48">$9.45</text:p>
          </table:table-cell>
        </table:table-row>
      </table:table>
      <text:p text:style-name="P9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P51"><text:s text:c="36"/>Http://thegrainery.ca/preorders/</text:p>
      <text:p text:style-name="P45">Nova Scotia grown ~ Longspell Farm</text:p>
      <text:p text:style-name="P35"><text:span text:style-name="T2"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<text:tab/> <text:s text:c="2"/></text:span><text:line-break/> <text:s text:c="8"/><text:span text:style-name="T24">Organic Whole Wheat Flour</text:span></text:p>
      <text:p text:style-name="P40"><text:s text:c="21"/><text:span text:style-name="T26">(Bread Flour)</text:span></text:p>
      <text:p text:style-name="P39"><text:s text:c="3"/><text:span text:style-name="T23"><text:s/>10 kg</text:span><text:tab/> <text:tab/><text:tab/><text:tab/> <text:s text:c="3"/><text:span text:style-name="T23">$20.85</text:span></text:p>
      <text:p text:style-name="P53"/>
      <text:p text:style-name="P52"><text:span text:style-name="T4"><text:s text:c="36"/></text:span><text:span text:style-name="T28">New Local Product!</text:span></text:p>
      <text:p text:style-name="P45">Nova Scotia grown ~ Longspell Farm</text:p>
      <text:p text:style-name="P35"><text:span text:style-name="T2"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<text:tab/> <text:s text:c="2"/></text:span><text:line-break/> <text:s/><text:span text:style-name="T17"><text:s text:c="2"/></text:span><text:span text:style-name="T25">Organic Whole Wheat Pastry Flour</text:span></text:p>
      <text:p text:style-name="P40"><text:s text:c="10"/><text:span text:style-name="T27">(for Cookies, Cakes &amp; Pie Crusts)</text:span></text:p>
      <text:p text:style-name="P39"><text:s text:c="4"/><text:span text:style-name="T23">2.5 kg</text:span><text:tab/> <text:tab/><text:tab/><text:tab/> <text:s text:c="6"/><text:span text:style-name="T23">$5.00</text:span></text:p>
      <text:p text:style-name="P53"/>
      <text:p text:style-name="P52"><text:span text:style-name="T4"><text:s text:c="36"/></text:span><text:span text:style-name="T28">New Local Product!</text:span></text:p>
      <text:p text:style-name="P45">Nova Scotia grown ~ Longspell Farm</text:p>
      <text:p text:style-name="P35"><text:span text:style-name="T2"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<text:tab/> <text:s text:c="2"/></text:span><text:line-break/> <text:s text:c="8"/><text:span text:style-name="T24">Organic Whole Wheat Flour</text:span></text:p>
      <text:p text:style-name="P40"><text:s text:c="21"/><text:span text:style-name="T26">(Bread Flour)</text:span></text:p>
      <text:p text:style-name="P39"><text:s text:c="4"/><text:span text:style-name="T23">2.5 kg</text:span><text:tab/> <text:tab/><text:tab/><text:tab/> <text:s text:c="6"/><text:span text:style-name="T23">$5.00</text:span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New Found Oatmeal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Standard"/>
      <text:p text:style-name="Standard"/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text:tab/><text:tab/><text:tab/><text:tab/><text:tab/><text:tab/><text:tab/><text:tab/><text:tab/><text:tab/><text:tab/><text:tab/><text:tab/><text:tab/><text:tab/><text:tab/><text:tab/><text:tab/><text:tab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able:table table:name="Table176" table:style-name="Table176">
        <table:table-column table:style-name="Table176.A"/>
        <table:table-column table:style-name="Table176.B"/>
        <table:table-column table:style-name="Table176.C"/>
        <table:table-row table:style-name="Table176.1">
          <table:table-cell table:style-name="Table176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6.2">
          <table:table-cell table:style-name="Table176.A2" table:number-columns-spanned="3" office:value-type="string">
            <text:p text:style-name="P6"/>
            <text:p text:style-name="P6">Prana Biovegetaliens Imported <text:s/></text:p>
            <text:p text:style-name="P15"><text:s/><text:span text:style-name="T10">Raw Organic Almonds</text:span></text:p>
            <text:p text:style-name="P9"/>
          </table:table-cell>
          <table:covered-table-cell/>
          <table:covered-table-cell/>
        </table:table-row>
        <table:table-row table:style-name="Table176.3">
          <table:table-cell table:style-name="Table176.A1" office:value-type="string">
            <text:p text:style-name="P13"><text:s text:c="2"/>454g</text:p>
          </table:table-cell>
          <table:table-cell table:style-name="Table176.A1" office:value-type="string">
            <text:p text:style-name="P25">http://thegrainery.ca</text:p>
          </table:table-cell>
          <table:table-cell table:style-name="Table176.C3" office:value-type="string">
            <text:p text:style-name="P14"><text:span text:style-name="T10">$9.50</text:span> </text:p>
          </table:table-cell>
        </table:table-row>
      </table:table>
      <text:p text:style-name="P53"/>
      <text:p text:style-name="Standard"><text:soft-page-break/></text:p>
      <text:p text:style-name="P53"/>
      <text:p text:style-name="P35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><text:soft-page-break/></text:p>
      <text:p text:style-name="P53"/>
      <text:p text:style-name="Standard"/>
      <text:p text:style-name="P53"/>
      <text:p text:style-name="Standard"/>
      <text:p text:style-name="P53"/>
      <text:p text:style-name="Standard"/>
      <text:p text:style-name="P53"/>
      <text:p text:style-name="Standard"/>
      <text:p text:style-name="P53"/>
      <text:p text:style-name="Standard"/>
      <text:p text:style-name="P53"/>
      <text:p text:style-name="Standard"/>
      <text:p text:style-name="P53"/>
      <text:p text:style-name="Standard"/>
      <text:p text:style-name="P53"/>
      <text:p text:style-name="Standard"/>
      <text:p text:style-name="P53"/>
      <text:p text:style-name="Standard"/>
      <text:p text:style-name="Standard"><text:tab/></text:p>
      <text:p text:style-name="P44"><text:tab/>Grainery Food Co-Op</text:p>
      <text:p text:style-name="P49"><text:tab/>2385 Agricola Street <text:s text:c="23"/><text:tab/>Halifax, NS <text:s text:c="2"/>B3K4B8</text:p>
      <text:p text:style-name="Standard"/>
      <text:p text:style-name="P53"/>
      <text:p text:style-name="Standard"/>
      <text:p text:style-name="P53"/>
      <text:p text:style-name="Standard"/>
      <text:p text:style-name="P53"/>
      <text:p text:style-name="Standard"/>
      <text:p text:style-name="P53"/>
      <text:p text:style-name="Standard"/>
      <text:p text:style-name="P53"/>
      <text:p text:style-name="Standard"/>
      <text:p text:style-name="P53"/>
      <text:p text:style-name="Standard"/>
      <text:p text:style-name="P53"/>
      <text:p text:style-name="Standard"/>
      <text:p text:style-name="P53"/>
      <text:p text:style-name="Standard"/>
      <text:p text:style-name="P53"/>
      <text:p text:style-name="Standard"/>
      <text:p text:style-name="P53"/>
      <text:p text:style-name="Standard"/>
      <text:p text:style-name="P53"/>
      <table:table table:name="Table178" table:style-name="Table178">
        <table:table-column table:style-name="Table178.A"/>
        <table:table-column table:style-name="Table178.B"/>
        <table:table-column table:style-name="Table178.C"/>
        <text:soft-page-break/>
        <table:table-row table:style-name="Table178.1">
          <table:table-cell table:style-name="Table178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8.2">
          <table:table-cell table:style-name="Table178.A2" table:number-columns-spanned="3" office:value-type="string">
            <text:p text:style-name="P6"/>
            <text:p text:style-name="P7">Organic Sweetened</text:p>
            <text:p text:style-name="P15"><text:s/><text:span text:style-name="T17">Banana Chips </text:span></text:p>
            <text:p text:style-name="P9"/>
            <text:p text:style-name="P9"/>
          </table:table-cell>
          <table:covered-table-cell/>
          <table:covered-table-cell/>
        </table:table-row>
        <table:table-row table:style-name="Table178.3">
          <table:table-cell table:style-name="Table178.A1" office:value-type="string">
            <text:p text:style-name="P21">200g</text:p>
          </table:table-cell>
          <table:table-cell table:style-name="Table178.A1" office:value-type="string">
            <text:p text:style-name="P24"><text:s/></text:p>
            <text:p text:style-name="P25">http://thegrainery.ca</text:p>
          </table:table-cell>
          <table:table-cell table:style-name="Table178.C3" office:value-type="currency" office:currency="USD" office:value="4">
            <text:p text:style-name="P15">$4.00</text:p>
          </table:table-cell>
        </table:table-row>
      </table:table>
      <text:p text:style-name="Standard"><text:soft-page-break/></text:p>
      <text:p text:style-name="P53"/>
      <text:p text:style-name="Standard"/>
      <text:p text:style-name="P53"/>
      <text:p text:style-name="Standard"/>
      <text:p text:style-name="P53"/>
      <text:p text:style-name="Standard"/>
      <text:p text:style-name="Standard"/>
      <text:p text:style-name="P53"/>
      <text:p text:style-name="Standard"/>
      <text:p text:style-name="P5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Verdana2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fo:line-height="80%" style:page-number="auto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4cm" fo:page-height="3.84cm" style:num-format="1" style:print-orientation="portrait" fo:margin-top="0cm" fo:margin-bottom="0cm" fo:margin-left="0.4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4cm" fo:page-height="3.8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4cm" fo:page-height="3.8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ck L. Quackers</meta:initial-creator>
    <meta:creation-date>2009-02-19T21:49:24.60</meta:creation-date>
    <dc:date>2011-12-07T18:43:41.14</dc:date>
    <dc:creator>2385 Agricola Grainery Food Coop</dc:creator>
    <meta:editing-duration>PT1136H11M07S</meta:editing-duration>
    <meta:editing-cycles>307</meta:editing-cycles>
    <meta:generator>OpenOffice.org/3.2$Win32 OpenOffice.org_project/320m12$Build-9483</meta:generator>
    <meta:printed-by>2385 Agricola Grainery Food Coop</meta:printed-by>
    <meta:print-date>2011-12-07T18:36:47.08</meta:print-date>
    <meta:document-statistic meta:table-count="202" meta:image-count="0" meta:object-count="0" meta:page-count="387" meta:paragraph-count="1894" meta:word-count="8953" meta:character-count="65898"/>
    <meta:user-defined meta:name="Info 1"/>
    <meta:user-defined meta:name="Info 2"/>
    <meta:user-defined meta:name="Info 3"/>
    <meta:user-defined meta:name="Info 4"/>
  </office:meta>
</office:document-meta>
</file>